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onsolas" svg:font-family="Consola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091in"/>
    </style:style>
    <style:style style:name="co2" style:family="table-column">
      <style:table-column-properties fo:break-before="auto" style:column-width="5.0173in"/>
    </style:style>
    <style:style style:name="co3" style:family="table-column">
      <style:table-column-properties fo:break-before="auto" style:column-width="0.889in"/>
    </style:style>
    <style:style style:name="co4" style:family="table-column">
      <style:table-column-properties fo:break-before="auto" style:column-width="2.5516in"/>
    </style:style>
    <style:style style:name="co5" style:family="table-column">
      <style:table-column-properties fo:break-before="auto" style:column-width="4.278in"/>
    </style:style>
    <style:style style:name="co6" style:family="table-column">
      <style:table-column-properties fo:break-before="auto" style:column-width="2.5083in"/>
    </style:style>
    <style:style style:name="co7" style:family="table-column">
      <style:table-column-properties fo:break-before="auto" style:column-width="9.552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a31515" style:text-outline="false" style:text-line-through-style="none" style:text-line-through-type="none" style:font-name="Consolas" fo:font-size="9.5pt" fo:font-style="normal" fo:text-shadow="none" style:text-underline-style="none" fo:font-weight="normal" style:text-underline-mode="continuous" style:text-overline-mode="continuous" style:text-line-through-mode="continuous" style:font-name-asian="Consolas" style:font-size-asian="9.5pt" style:font-style-asian="normal" style:font-weight-asian="normal" style:font-name-complex="Consolas" style:font-size-complex="9.5pt" style:font-style-complex="normal" style:font-weight-complex="normal" style:text-emphasize="none" style:font-relief="none" style:text-overline-style="none" style:text-overline-color="font-color"/>
    </style:style>
    <style:style style:name="ce3" style:family="table-cell" style:parent-style-name="Default">
      <style:text-properties fo:color="#a31515"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name-asian="Consolas" style:font-size-asian="9.5pt" style:language-asian="none" style:country-asian="none" style:font-style-asian="normal" style:font-weight-asian="normal" style:font-name-complex="Consolas" style:font-size-complex="9.5pt" style:language-complex="none" style:country-complex="none" style:font-style-complex="normal" style:font-weight-complex="normal" style:text-emphasize="none" style:font-relief="none" style:text-overline-style="none" style:text-overline-color="font-color"/>
    </style:style>
  </office:automatic-styles>
  <office:body>
    <office:spreadsheet>
      <table:table table:name="en" table:style-name="ta1" table:print="false">
        <table:table-column table:style-name="co1" table:default-cell-style-name="ce1"/>
        <table:table-column table:style-name="co2" table:default-cell-style-name="Default"/>
        <table:table-row table:style-name="ro1">
          <table:table-cell office:value-type="string" calcext:value-type="string">
            <text:p>AppName</text:p>
          </table:table-cell>
          <table:table-cell office:value-type="string" calcext:value-type="string">
            <text:p>STL Showcase</text:p>
          </table:table-cell>
        </table:table-row>
        <table:table-row table:style-name="ro1">
          <table:table-cell office:value-type="string" calcext:value-type="string">
            <text:p>LoadDirectory</text:p>
          </table:table-cell>
          <table:table-cell office:value-type="string" calcext:value-type="string">
            <text:p>Load Directory</text:p>
          </table:table-cell>
        </table:table-row>
        <table:table-row table:style-name="ro1">
          <table:table-cell table:number-columns-repeated="2" office:value-type="string" calcext:value-type="string">
            <text:p>View</text:p>
          </table:table-cell>
        </table:table-row>
        <table:table-row table:style-name="ro1">
          <table:table-cell office:value-type="string" calcext:value-type="string">
            <text:p>ShowDirectoryTree</text:p>
          </table:table-cell>
          <table:table-cell office:value-type="string" calcext:value-type="string">
            <text:p>Show Directory Tree</text:p>
          </table:table-cell>
        </table:table-row>
        <table:table-row table:style-name="ro1">
          <table:table-cell office:value-type="string" calcext:value-type="string">
            <text:p>ShowModelList</text:p>
          </table:table-cell>
          <table:table-cell office:value-type="string" calcext:value-type="string">
            <text:p>Show Model List</text:p>
          </table:table-cell>
        </table:table-row>
        <table:table-row table:style-name="ro1">
          <table:table-cell office:value-type="string" calcext:value-type="string">
            <text:p>Show3DView</text:p>
          </table:table-cell>
          <table:table-cell office:value-type="string" calcext:value-type="string">
            <text:p>Show 3D View</text:p>
          </table:table-cell>
        </table:table-row>
        <table:table-row table:style-name="ro1">
          <table:table-cell office:value-type="string" calcext:value-type="string">
            <text:p>ExpandDirectoryTree</text:p>
          </table:table-cell>
          <table:table-cell office:value-type="string" calcext:value-type="string">
            <text:p>Expand Directory Tree</text:p>
          </table:table-cell>
        </table:table-row>
        <table:table-row table:style-name="ro1">
          <table:table-cell office:value-type="string" calcext:value-type="string">
            <text:p>ExpandModelListView</text:p>
          </table:table-cell>
          <table:table-cell office:value-type="string" calcext:value-type="string">
            <text:p>Expand Model List View</text:p>
          </table:table-cell>
        </table:table-row>
        <table:table-row table:style-name="ro1">
          <table:table-cell office:value-type="string" calcext:value-type="string">
            <text:p>Expand3DView</text:p>
          </table:table-cell>
          <table:table-cell office:value-type="string" calcext:value-type="string">
            <text:p>Expand 3D View</text:p>
          </table:table-cell>
        </table:table-row>
        <table:table-row table:style-name="ro1">
          <table:table-cell office:value-type="string" calcext:value-type="string">
            <text:p>ResetVisibility</text:p>
          </table:table-cell>
          <table:table-cell office:value-type="string" calcext:value-type="string">
            <text:p>Reset Visibility</text:p>
          </table:table-cell>
        </table:table-row>
        <table:table-row table:style-name="ro1">
          <table:table-cell table:number-columns-repeated="2" office:value-type="string" calcext:value-type="string">
            <text:p>Configuration</text:p>
          </table:table-cell>
        </table:table-row>
        <table:table-row table:style-name="ro1">
          <table:table-cell table:number-columns-repeated="2" office:value-type="string" calcext:value-type="string">
            <text:p>Cache</text:p>
          </table:table-cell>
        </table:table-row>
        <table:table-row table:style-name="ro1">
          <table:table-cell office:value-type="string" calcext:value-type="string">
            <text:p>CacheWhatIsIt</text:p>
          </table:table-cell>
          <table:table-cell office:value-type="string" calcext:value-type="string">
            <text:p>What is the cache?</text:p>
          </table:table-cell>
        </table:table-row>
        <table:table-row table:style-name="ro1">
          <table:table-cell table:number-columns-repeated="2" office:value-type="string" calcext:value-type="string">
            <text:p>About</text:p>
          </table:table-cell>
        </table:table-row>
        <table:table-row table:style-name="ro1">
          <table:table-cell office:value-type="string" calcext:value-type="string">
            <text:p>UnloadAll</text:p>
          </table:table-cell>
          <table:table-cell office:value-type="string" calcext:value-type="string">
            <text:p>Unload All</text:p>
          </table:table-cell>
        </table:table-row>
        <table:table-row table:style-name="ro1">
          <table:table-cell office:value-type="string" calcext:value-type="string">
            <text:p>ExpandAll</text:p>
          </table:table-cell>
          <table:table-cell office:value-type="string" calcext:value-type="string">
            <text:p>Expand All</text:p>
          </table:table-cell>
        </table:table-row>
        <table:table-row table:style-name="ro1">
          <table:table-cell office:value-type="string" calcext:value-type="string">
            <text:p>ContractAll</text:p>
          </table:table-cell>
          <table:table-cell office:value-type="string" calcext:value-type="string">
            <text:p>Contract All</text:p>
          </table:table-cell>
        </table:table-row>
        <table:table-row table:style-name="ro1">
          <table:table-cell office:value-type="string" calcext:value-type="string">
            <text:p>FilesProcessed:</text:p>
          </table:table-cell>
          <table:table-cell office:value-type="string" calcext:value-type="string">
            <text:p>Files Processed: </text:p>
          </table:table-cell>
        </table:table-row>
        <table:table-row table:style-name="ro1">
          <table:table-cell table:number-columns-repeated="2" office:value-type="string" calcext:value-type="string">
            <text:p>Filter</text:p>
          </table:table-cell>
        </table:table-row>
        <table:table-row table:style-name="ro1">
          <table:table-cell table:number-columns-repeated="2" office:value-type="string" calcext:value-type="string">
            <text:p>Order</text:p>
          </table:table-cell>
        </table:table-row>
        <table:table-row table:style-name="ro1">
          <table:table-cell office:value-type="string" calcext:value-type="string">
            <text:p>NumberKB</text:p>
          </table:table-cell>
          <table:table-cell office:value-type="string" calcext:value-type="string">
            <text:p>{0:0} KB</text:p>
          </table:table-cell>
        </table:table-row>
        <table:table-row table:style-name="ro1">
          <table:table-cell table:number-columns-repeated="2" office:value-type="string" calcext:value-type="string">
            <text:p>Modified</text:p>
          </table:table-cell>
        </table:table-row>
        <table:table-row table:style-name="ro1">
          <table:table-cell table:number-columns-repeated="2" office:value-type="string" calcext:value-type="string">
            <text:p>Created</text:p>
          </table:table-cell>
        </table:table-row>
        <table:table-row table:style-name="ro1">
          <table:table-cell table:number-columns-repeated="2" office:value-type="string" calcext:value-type="string">
            <text:p>Size</text:p>
          </table:table-cell>
        </table:table-row>
        <table:table-row table:style-name="ro1">
          <table:table-cell office:value-type="string" calcext:value-type="string">
            <text:p>NumberFiles</text:p>
          </table:table-cell>
          <table:table-cell office:value-type="string" calcext:value-type="string">
            <text:p>{0} Files</text:p>
          </table:table-cell>
        </table:table-row>
        <table:table-row table:style-name="ro1">
          <table:table-cell office:value-type="string" calcext:value-type="string">
            <text:p>NumberDirectories</text:p>
          </table:table-cell>
          <table:table-cell office:value-type="string" calcext:value-type="string">
            <text:p>{0} Directories</text:p>
          </table:table-cell>
        </table:table-row>
        <table:table-row table:style-name="ro1">
          <table:table-cell office:value-type="string" calcext:value-type="string">
            <text:p>InformationAboutTheProgram</text:p>
          </table:table-cell>
          <table:table-cell office:value-type="string" calcext:value-type="string">
            <text:p>Information about the program...</text:p>
          </table:table-cell>
        </table:table-row>
        <table:table-row table:style-name="ro1">
          <table:table-cell table:number-columns-repeated="2" office:value-type="string" calcext:value-type="string">
            <text:p>OK</text:p>
          </table:table-cell>
        </table:table-row>
        <table:table-row table:style-name="ro1">
          <table:table-cell table:number-columns-repeated="2" office:value-type="string" calcext:value-type="string">
            <text:p>No</text:p>
          </table:table-cell>
        </table:table-row>
        <table:table-row table:style-name="ro1">
          <table:table-cell table:number-columns-repeated="2" office:value-type="string" calcext:value-type="string">
            <text:p>Yes</text:p>
          </table:table-cell>
        </table:table-row>
        <table:table-row table:style-name="ro1">
          <table:table-cell table:number-columns-repeated="2" office:value-type="string" calcext:value-type="string">
            <text:p>Accept</text:p>
          </table:table-cell>
        </table:table-row>
        <table:table-row table:style-name="ro1">
          <table:table-cell table:number-columns-repeated="2" office:value-type="string" calcext:value-type="string">
            <text:p>Cancel</text:p>
          </table:table-cell>
        </table:table-row>
        <table:table-row table:style-name="ro1">
          <table:table-cell office:value-type="string" calcext:value-type="string">
            <text:p>AboutWindowMessage</text:p>
          </table:table-cell>
          <table:table-cell office:value-type="string" calcext:value-type="string">
            <text:p>The cache folder contains the auto-generated images of your 3D models.\nThose images are generated when a new model is loaded, so the next time a image of the model is needed, it won't be necessary to read all the geometry and render it.\n\nImages will be generated in different sizes and colors depending on your settings.</text:p>
          </table:table-cell>
        </table:table-row>
        <table:table-row table:style-name="ro1">
          <table:table-cell office:value-type="string" calcext:value-type="string">
            <text:p>AboutTheCache</text:p>
          </table:table-cell>
          <table:table-cell office:value-type="string" calcext:value-type="string">
            <text:p>About the cache...</text:p>
          </table:table-cell>
        </table:table-row>
        <table:table-row table:style-name="ro1">
          <table:table-cell office:value-type="string" calcext:value-type="string">
            <text:p>DeleteCacheFiles</text:p>
          </table:table-cell>
          <table:table-cell office:value-type="string" calcext:value-type="string">
            <text:p>Delete Cache Files</text:p>
          </table:table-cell>
        </table:table-row>
        <table:table-row table:style-name="ro1">
          <table:table-cell office:value-type="string" calcext:value-type="string">
            <text:p>DeleteCacheFilesMessage</text:p>
          </table:table-cell>
          <table:table-cell office:value-type="string" calcext:value-type="string">
            <text:p>The cache folder and all its contents will be deleted.\nContinue?</text:p>
          </table:table-cell>
        </table:table-row>
        <table:table-row table:style-name="ro1">
          <table:table-cell office:value-type="string" calcext:value-type="string">
            <text:p>DeleteCacheFilesConfirmation</text:p>
          </table:table-cell>
          <table:table-cell office:value-type="string" calcext:value-type="string">
            <text:p>All cache images were successfully deleted.</text:p>
          </table:table-cell>
        </table:table-row>
        <table:table-row table:style-name="ro1">
          <table:table-cell office:value-type="string" calcext:value-type="string">
            <text:p>DeleteCacheFilesError</text:p>
          </table:table-cell>
          <table:table-cell office:value-type="string" calcext:value-type="string">
            <text:p>There was a problem when deleting cache images. Some may not have been deleted.</text:p>
          </table:table-cell>
        </table:table-row>
        <table:table-row table:style-name="ro1">
          <table:table-cell table:number-columns-repeated="2" office:value-type="string" calcext:value-type="string">
            <text:p>Confirm</text:p>
          </table:table-cell>
        </table:table-row>
        <table:table-row table:style-name="ro1">
          <table:table-cell office:value-type="string" calcext:value-type="string">
            <text:p>LookingForFilesAtDir</text:p>
          </table:table-cell>
          <table:table-cell office:value-type="string" calcext:value-type="string">
            <text:p>Looking for files at "{0}"...</text:p>
          </table:table-cell>
        </table:table-row>
        <table:table-row table:style-name="ro1">
          <table:table-cell office:value-type="string" calcext:value-type="string">
            <text:p>LoadDirectoryUnable</text:p>
          </table:table-cell>
          <table:table-cell office:value-type="string" calcext:value-type="string">
            <text:p>Unable to load the directory.</text:p>
          </table:table-cell>
        </table:table-row>
        <table:table-row table:style-name="ro1">
          <table:table-cell office:value-type="string" calcext:value-type="string">
            <text:p>LoadingError</text:p>
          </table:table-cell>
          <table:table-cell office:value-type="string" calcext:value-type="string">
            <text:p>Loading Error</text:p>
          </table:table-cell>
        </table:table-row>
        <table:table-row table:style-name="ro1">
          <table:table-cell office:value-type="string" calcext:value-type="string">
            <text:p>LoadDirectoryNoFilesAtDir</text:p>
          </table:table-cell>
          <table:table-cell office:value-type="string" calcext:value-type="string">
            <text:p>No files found at "{0}".</text:p>
          </table:table-cell>
        </table:table-row>
        <table:table-row table:style-name="ro1">
          <table:table-cell office:value-type="string" calcext:value-type="string">
            <text:p>NothingFound!</text:p>
          </table:table-cell>
          <table:table-cell office:value-type="string" calcext:value-type="string">
            <text:p>Nothing found!</text:p>
          </table:table-cell>
        </table:table-row>
        <table:table-row table:style-name="ro1">
          <table:table-cell office:value-type="string" calcext:value-type="string">
            <text:p>OpenParam</text:p>
          </table:table-cell>
          <table:table-cell office:value-type="string" calcext:value-type="string">
            <text:p>Open "{0}"</text:p>
          </table:table-cell>
        </table:table-row>
        <table:table-row table:style-name="ro1">
          <table:table-cell office:value-type="string" calcext:value-type="string">
            <text:p>ClearCacheSize</text:p>
          </table:table-cell>
          <table:table-cell office:value-type="string" calcext:value-type="string">
            <text:p>Clear Cache ({0})</text:p>
          </table:table-cell>
        </table:table-row>
        <table:table-row table:style-name="ro1">
          <table:table-cell office:value-type="string" calcext:value-type="string">
            <text:p>ReloadAll</text:p>
          </table:table-cell>
          <table:table-cell office:value-type="string" calcext:value-type="string">
            <text:p>Reload All</text:p>
          </table:table-cell>
        </table:table-row>
        <table:table-row table:style-name="ro1">
          <table:table-cell office:value-type="string" calcext:value-type="string">
            <text:p>DirectoryAlreadyLoaded</text:p>
          </table:table-cell>
          <table:table-cell office:value-type="string" calcext:value-type="string">
            <text:p>The selected directory is already loaded.</text:p>
          </table:table-cell>
        </table:table-row>
        <table:table-row table:style-name="ro1">
          <table:table-cell office:value-type="string" calcext:value-type="string">
            <text:p>OnlyFolders</text:p>
          </table:table-cell>
          <table:table-cell office:value-type="string" calcext:value-type="string">
            <text:p>Only Folders</text:p>
          </table:table-cell>
        </table:table-row>
        <table:table-row table:style-name="ro1">
          <table:table-cell office:value-type="string" calcext:value-type="string">
            <text:p>GeneralSettingsName</text:p>
          </table:table-cell>
          <table:table-cell office:value-type="string" calcext:value-type="string">
            <text:p>General Settings</text:p>
          </table:table-cell>
        </table:table-row>
        <table:table-row table:style-name="ro1">
          <table:table-cell office:value-type="string" calcext:value-type="string">
            <text:p>ProgramsSettingsName</text:p>
          </table:table-cell>
          <table:table-cell office:value-type="string" calcext:value-type="string">
            <text:p>Programs</text:p>
          </table:table-cell>
        </table:table-row>
        <table:table-row table:style-name="ro1">
          <table:table-cell office:value-type="string" calcext:value-type="string">
            <text:p>AdvancedSettingsName</text:p>
          </table:table-cell>
          <table:table-cell office:value-type="string" calcext:value-type="string">
            <text:p>Advanced Settings</text:p>
          </table:table-cell>
        </table:table-row>
        <table:table-row table:style-name="ro1">
          <table:table-cell office:value-type="string" calcext:value-type="string">
            <text:p>ProgramsSettingsDescription</text:p>
          </table:table-cell>
          <table:table-cell office:value-type="string" calcext:value-type="string">
            <text:p>This configuration allows to define a list of programs to open your 3D models via the context menu.\nConfigure the program path, the display name and the compatible file types in the table below.</text:p>
          </table:table-cell>
        </table:table-row>
        <table:table-row table:style-name="ro1">
          <table:table-cell table:number-columns-repeated="2" office:value-type="string" calcext:value-type="string">
            <text:p>Settings</text:p>
          </table:table-cell>
        </table:table-row>
        <table:table-row table:style-name="ro1">
          <table:table-cell table:number-columns-repeated="2" office:value-type="string" calcext:value-type="string">
            <text:p>Calculating...</text:p>
          </table:table-cell>
        </table:table-row>
        <table:table-row table:style-name="ro1">
          <table:table-cell office:value-type="string" calcext:value-type="string">
            <text:p>SizeNotAvailable</text:p>
          </table:table-cell>
          <table:table-cell office:value-type="string" calcext:value-type="string">
            <text:p>Size not available</text:p>
          </table:table-cell>
        </table:table-row>
        <table:table-row table:style-name="ro1">
          <table:table-cell table:number-columns-repeated="2" office:value-type="string" calcext:value-type="string">
            <text:p>Directory</text:p>
          </table:table-cell>
        </table:table-row>
        <table:table-row table:style-name="ro1">
          <table:table-cell office:value-type="string" calcext:value-type="string">
            <text:p>DisplayName</text:p>
          </table:table-cell>
          <table:table-cell office:value-type="string" calcext:value-type="string">
            <text:p>Display Name</text:p>
          </table:table-cell>
        </table:table-row>
        <table:table-row table:style-name="ro1">
          <table:table-cell office:value-type="string" calcext:value-type="string">
            <text:p>ProgramPath</text:p>
          </table:table-cell>
          <table:table-cell office:value-type="string" calcext:value-type="string">
            <text:p>Program Path</text:p>
          </table:table-cell>
        </table:table-row>
        <table:table-row table:style-name="ro1">
          <table:table-cell table:style-name="ce3" office:value-type="string" calcext:value-type="string">
            <text:p>NewProgram</text:p>
          </table:table-cell>
          <table:table-cell office:value-type="string" calcext:value-type="string">
            <text:p>New Program</text:p>
          </table:table-cell>
        </table:table-row>
        <table:table-row table:style-name="ro1">
          <table:table-cell table:style-name="ce3" office:value-type="string" calcext:value-type="string">
            <text:p>AddNew</text:p>
          </table:table-cell>
          <table:table-cell office:value-type="string" calcext:value-type="string">
            <text:p>Add New</text:p>
          </table:table-cell>
        </table:table-row>
        <table:table-row table:style-name="ro1">
          <table:table-cell office:value-type="string" calcext:value-type="string">
            <text:p>ProgramsTable</text:p>
          </table:table-cell>
          <table:table-cell office:value-type="string" calcext:value-type="string">
            <text:p>Programs Table</text:p>
          </table:table-cell>
        </table:table-row>
        <table:table-row table:style-name="ro1">
          <table:table-cell table:number-columns-repeated="2" office:value-type="string" calcext:value-type="string">
            <text:p>Language</text:p>
          </table:table-cell>
        </table:table-row>
        <table:table-row table:style-name="ro1">
          <table:table-cell office:value-type="string" calcext:value-type="string">
            <text:p>EnableDebugLogs</text:p>
          </table:table-cell>
          <table:table-cell office:value-type="string" calcext:value-type="string">
            <text:p>Enable Debug Logging</text:p>
          </table:table-cell>
        </table:table-row>
        <table:table-row table:style-name="ro1">
          <table:table-cell office:value-type="string" calcext:value-type="string">
            <text:p>ThumbnailStyle</text:p>
          </table:table-cell>
          <table:table-cell office:value-type="string" calcext:value-type="string">
            <text:p>Thumbnail Style</text:p>
          </table:table-cell>
        </table:table-row>
        <table:table-row table:style-name="ro1">
          <table:table-cell office:value-type="string" calcext:value-type="string">
            <text:p>FileName</text:p>
          </table:table-cell>
          <table:table-cell office:value-type="string" calcext:value-type="string">
            <text:p>File Name</text:p>
          </table:table-cell>
        </table:table-row>
        <table:table-row table:style-name="ro1">
          <table:table-cell office:value-type="string" calcext:value-type="string">
            <text:p>DateModified</text:p>
          </table:table-cell>
          <table:table-cell office:value-type="string" calcext:value-type="string">
            <text:p>Date Modified</text:p>
          </table:table-cell>
        </table:table-row>
        <table:table-row table:style-name="ro1">
          <table:table-cell office:value-type="string" calcext:value-type="string">
            <text:p>DateCreated</text:p>
          </table:table-cell>
          <table:table-cell office:value-type="string" calcext:value-type="string">
            <text:p>Date Created</text:p>
          </table:table-cell>
        </table:table-row>
        <table:table-row table:style-name="ro1">
          <table:table-cell office:value-type="string" calcext:value-type="string">
            <text:p>ReloadCacheOfLoadedDirs</text:p>
          </table:table-cell>
          <table:table-cell office:value-type="string" calcext:value-type="string">
            <text:p>Reload cache of loaded directories</text:p>
          </table:table-cell>
        </table:table-row>
        <table:table-row table:style-name="ro1">
          <table:table-cell table:number-columns-repeated="2" office:value-type="string" calcext:value-type="string">
            <text:p>Select...</text:p>
          </table:table-cell>
        </table:table-row>
        <table:table-row table:style-name="ro1">
          <table:table-cell office:value-type="string" calcext:value-type="string">
            <text:p>AutoDetect3DSoftware</text:p>
          </table:table-cell>
          <table:table-cell office:value-type="string" calcext:value-type="string">
            <text:p>Auto-Detect 3D Software</text:p>
          </table:table-cell>
        </table:table-row>
        <table:table-row table:style-name="ro1">
          <table:table-cell office:value-type="string" calcext:value-type="string">
            <text:p>AutoDetect3DSoftware_FoundList</text:p>
          </table:table-cell>
          <table:table-cell office:value-type="string" calcext:value-type="string">
            <text:p>Added new {0} programs:\n{1}</text:p>
          </table:table-cell>
        </table:table-row>
        <table:table-row table:style-name="ro1">
          <table:table-cell office:value-type="string" calcext:value-type="string">
            <text:p>AutoDetect3DSoftware_NothingFound</text:p>
          </table:table-cell>
          <table:table-cell office:value-type="string" calcext:value-type="string">
            <text:p>No new programs found.</text:p>
          </table:table-cell>
        </table:table-row>
        <table:table-row table:style-name="ro1">
          <table:table-cell office:value-type="string" calcext:value-type="string">
            <text:p>LookingFor3dSoftwareShortcuts</text:p>
          </table:table-cell>
          <table:table-cell office:value-type="string" calcext:value-type="string">
            <text:p>Looking for 3D software shortcuts...</text:p>
          </table:table-cell>
        </table:table-row>
        <table:table-row table:style-name="ro1">
          <table:table-cell office:value-type="string" calcext:value-type="string">
            <text:p>AutoDetect3DSoftwareButton</text:p>
          </table:table-cell>
          <table:table-cell office:value-type="string" calcext:value-type="string">
            <text:p>Auto add 3D software from shortcuts on your PC</text:p>
          </table:table-cell>
        </table:table-row>
        <table:table-row table:style-name="ro1">
          <table:table-cell office:value-type="string" calcext:value-type="string">
            <text:p>OpenFileInExplorer</text:p>
          </table:table-cell>
          <table:table-cell office:value-type="string" calcext:value-type="string">
            <text:p>Open in file explorer</text:p>
          </table:table-cell>
        </table:table-row>
        <table:table-row table:style-name="ro1">
          <table:table-cell office:value-type="string" calcext:value-type="string">
            <text:p>OpenFile</text:p>
          </table:table-cell>
          <table:table-cell office:value-type="string" calcext:value-type="string">
            <text:p>Open file</text:p>
          </table:table-cell>
        </table:table-row>
        <table:table-row table:style-name="ro1">
          <table:table-cell office:value-type="string" calcext:value-type="string">
            <text:p>OpenFileWith</text:p>
          </table:table-cell>
          <table:table-cell office:value-type="string" calcext:value-type="string">
            <text:p>Open file with {0}</text:p>
          </table:table-cell>
        </table:table-row>
        <table:table-row table:style-name="ro1">
          <table:table-cell office:value-type="string" calcext:value-type="string">
            <text:p>ViewFileInExplorer</text:p>
          </table:table-cell>
          <table:table-cell office:value-type="string" calcext:value-type="string">
            <text:p>View in file explorer</text:p>
          </table:table-cell>
        </table:table-row>
        <table:table-row table:style-name="ro1">
          <table:table-cell office:value-type="string" calcext:value-type="string">
            <text:p>UnloadDirectory</text:p>
          </table:table-cell>
          <table:table-cell office:value-type="string" calcext:value-type="string">
            <text:p>Unload directory</text:p>
          </table:table-cell>
        </table:table-row>
        <table:table-row table:style-name="ro1">
          <table:table-cell office:value-type="string" calcext:value-type="string">
            <text:p>NoDirectoriesSelected</text:p>
          </table:table-cell>
          <table:table-cell office:value-type="string" calcext:value-type="string">
            <text:p>There are no directories selected</text:p>
          </table:table-cell>
        </table:table-row>
        <table:table-row table:style-name="ro1">
          <table:table-cell office:value-type="string" calcext:value-type="string">
            <text:p>CollectionMode</text:p>
          </table:table-cell>
          <table:table-cell office:value-type="string" calcext:value-type="string">
            <text:p>Collection Mode</text:p>
          </table:table-cell>
        </table:table-row>
        <table:table-row table:style-name="ro1">
          <table:table-cell office:value-type="string" calcext:value-type="string">
            <text:p>tooltipLoadDirectory</text:p>
          </table:table-cell>
          <table:table-cell office:value-type="string" calcext:value-type="string">
            <text:p>Select a directory to showcase its contents.</text:p>
          </table:table-cell>
        </table:table-row>
        <table:table-row table:style-name="ro1">
          <table:table-cell office:value-type="string" calcext:value-type="string">
            <text:p>tooltipResetVisibility</text:p>
          </table:table-cell>
          <table:table-cell office:value-type="string" calcext:value-type="string">
            <text:p>Reset all visibility options of this menu.</text:p>
          </table:table-cell>
        </table:table-row>
        <table:table-row table:style-name="ro1">
          <table:table-cell office:value-type="string" calcext:value-type="string">
            <text:p>tooltipReloadDisplayed</text:p>
          </table:table-cell>
          <table:table-cell office:value-type="string" calcext:value-type="string">
            <text:p>This option will reload the directories and regenerate all the displayed miniatueres.</text:p>
          </table:table-cell>
        </table:table-row>
        <table:table-row table:style-name="ro1">
          <table:table-cell office:value-type="string" calcext:value-type="string">
            <text:p>tooltipUnloadAll</text:p>
          </table:table-cell>
          <table:table-cell office:value-type="string" calcext:value-type="string">
            <text:p>Close all loaded directories.</text:p>
          </table:table-cell>
        </table:table-row>
        <table:table-row table:style-name="ro1">
          <table:table-cell office:value-type="string" calcext:value-type="string">
            <text:p>tooltipReloadAll</text:p>
          </table:table-cell>
          <table:table-cell office:value-type="string" calcext:value-type="string">
            <text:p>Reloads all the displayed directories.</text:p>
          </table:table-cell>
        </table:table-row>
        <table:table-row table:style-name="ro1">
          <table:table-cell office:value-type="string" calcext:value-type="string">
            <text:p>tooltipExpandAll</text:p>
          </table:table-cell>
          <table:table-cell office:value-type="string" calcext:value-type="string">
            <text:p>Expands the root directories.\nIf already expanded, expands every directory.</text:p>
          </table:table-cell>
        </table:table-row>
        <table:table-row table:style-name="ro1">
          <table:table-cell office:value-type="string" calcext:value-type="string">
            <text:p>tooltipContractAll</text:p>
          </table:table-cell>
          <table:table-cell office:value-type="string" calcext:value-type="string">
            <text:p>Contracts all directories except the root ones.\nIf already contracted, then contracts the root directories.</text:p>
          </table:table-cell>
        </table:table-row>
        <table:table-row table:style-name="ro1">
          <table:table-cell office:value-type="string" calcext:value-type="string">
            <text:p>tooltipOnlyFolders</text:p>
          </table:table-cell>
          <table:table-cell office:value-type="string" calcext:value-type="string">
            <text:p>When enabled, shows all the folders as a tree, hiding the files.</text:p>
          </table:table-cell>
        </table:table-row>
        <table:table-row table:style-name="ro1">
          <table:table-cell office:value-type="string" calcext:value-type="string">
            <text:p>tooltipCollectionMode</text:p>
          </table:table-cell>
          <table:table-cell office:value-type="string" calcext:value-type="string">
            <text:p>Detects prefixes in the file names and groups them in virtual directories.</text:p>
          </table:table-cell>
        </table:table-row>
        <table:table-row table:style-name="ro1" table:number-rows-repeated="483">
          <table:table-cell table:number-columns-repeated="2"/>
        </table:table-row>
        <table:table-row table:style-name="ro1">
          <table:table-cell table:number-columns-repeated="2"/>
        </table:table-row>
      </table:table>
      <table:table table:name="es" table:style-name="ta1" table:print="false">
        <table:table-column table:style-name="co4" table:default-cell-style-name="ce1"/>
        <table:table-column table:style-name="co5" table:default-cell-style-name="Default"/>
        <table:table-row table:style-name="ro1">
          <table:table-cell table:formula="of:=IF([en.A1]=&quot;&quot;;&quot;&quot;;[en.A1])" office:value-type="string" office:string-value="AppName" calcext:value-type="string">
            <text:p>AppName</text:p>
          </table:table-cell>
          <table:table-cell office:value-type="string" calcext:value-type="string">
            <text:p>STL Showcase</text:p>
          </table:table-cell>
        </table:table-row>
        <table:table-row table:style-name="ro1">
          <table:table-cell table:formula="of:=IF([en.A2]=&quot;&quot;;&quot;&quot;;[en.A2])" office:value-type="string" office:string-value="LoadDirectory" calcext:value-type="string">
            <text:p>LoadDirectory</text:p>
          </table:table-cell>
          <table:table-cell office:value-type="string" calcext:value-type="string">
            <text:p>Cargar Directorio</text:p>
          </table:table-cell>
        </table:table-row>
        <table:table-row table:style-name="ro1">
          <table:table-cell table:formula="of:=IF([en.A3]=&quot;&quot;;&quot;&quot;;[en.A3])" office:value-type="string" office:string-value="View" calcext:value-type="string">
            <text:p>View</text:p>
          </table:table-cell>
          <table:table-cell office:value-type="string" calcext:value-type="string">
            <text:p>Ver</text:p>
          </table:table-cell>
        </table:table-row>
        <table:table-row table:style-name="ro1">
          <table:table-cell table:formula="of:=IF([en.A4]=&quot;&quot;;&quot;&quot;;[en.A4])" office:value-type="string" office:string-value="ShowDirectoryTree" calcext:value-type="string">
            <text:p>ShowDirectoryTree</text:p>
          </table:table-cell>
          <table:table-cell office:value-type="string" calcext:value-type="string">
            <text:p>Ver listado de directorios</text:p>
          </table:table-cell>
        </table:table-row>
        <table:table-row table:style-name="ro1">
          <table:table-cell table:formula="of:=IF([en.A5]=&quot;&quot;;&quot;&quot;;[en.A5])" office:value-type="string" office:string-value="ShowModelList" calcext:value-type="string">
            <text:p>ShowModelList</text:p>
          </table:table-cell>
          <table:table-cell office:value-type="string" calcext:value-type="string">
            <text:p>Ver lista de modelos</text:p>
          </table:table-cell>
        </table:table-row>
        <table:table-row table:style-name="ro1">
          <table:table-cell table:formula="of:=IF([en.A6]=&quot;&quot;;&quot;&quot;;[en.A6])" office:value-type="string" office:string-value="Show3DView" calcext:value-type="string">
            <text:p>Show3DView</text:p>
          </table:table-cell>
          <table:table-cell office:value-type="string" calcext:value-type="string">
            <text:p>Ver vista 3D</text:p>
          </table:table-cell>
        </table:table-row>
        <table:table-row table:style-name="ro1">
          <table:table-cell table:formula="of:=IF([en.A7]=&quot;&quot;;&quot;&quot;;[en.A7])" office:value-type="string" office:string-value="ExpandDirectoryTree" calcext:value-type="string">
            <text:p>ExpandDirectoryTree</text:p>
          </table:table-cell>
          <table:table-cell office:value-type="string" calcext:value-type="string">
            <text:p>Expandir directorio de modelos</text:p>
          </table:table-cell>
        </table:table-row>
        <table:table-row table:style-name="ro1">
          <table:table-cell table:formula="of:=IF([en.A8]=&quot;&quot;;&quot;&quot;;[en.A8])" office:value-type="string" office:string-value="ExpandModelListView" calcext:value-type="string">
            <text:p>ExpandModelListView</text:p>
          </table:table-cell>
          <table:table-cell office:value-type="string" calcext:value-type="string">
            <text:p>Expandir lista de modelos</text:p>
          </table:table-cell>
        </table:table-row>
        <table:table-row table:style-name="ro1">
          <table:table-cell table:formula="of:=IF([en.A9]=&quot;&quot;;&quot;&quot;;[en.A9])" office:value-type="string" office:string-value="Expand3DView" calcext:value-type="string">
            <text:p>Expand3DView</text:p>
          </table:table-cell>
          <table:table-cell office:value-type="string" calcext:value-type="string">
            <text:p>Expandir vista 3D</text:p>
          </table:table-cell>
        </table:table-row>
        <table:table-row table:style-name="ro1">
          <table:table-cell table:formula="of:=IF([en.A10]=&quot;&quot;;&quot;&quot;;[en.A10])" office:value-type="string" office:string-value="ResetVisibility" calcext:value-type="string">
            <text:p>ResetVisibility</text:p>
          </table:table-cell>
          <table:table-cell office:value-type="string" calcext:value-type="string">
            <text:p>Restaurar visibilidad</text:p>
          </table:table-cell>
        </table:table-row>
        <table:table-row table:style-name="ro1">
          <table:table-cell table:formula="of:=IF([en.A11]=&quot;&quot;;&quot;&quot;;[en.A11])" office:value-type="string" office:string-value="Configuration" calcext:value-type="string">
            <text:p>Configuration</text:p>
          </table:table-cell>
          <table:table-cell office:value-type="string" calcext:value-type="string">
            <text:p>Configuración</text:p>
          </table:table-cell>
        </table:table-row>
        <table:table-row table:style-name="ro1">
          <table:table-cell table:formula="of:=IF([en.A12]=&quot;&quot;;&quot;&quot;;[en.A12])" office:value-type="string" office:string-value="Cache" calcext:value-type="string">
            <text:p>Cache</text:p>
          </table:table-cell>
          <table:table-cell office:value-type="string" calcext:value-type="string">
            <text:p>Caché</text:p>
          </table:table-cell>
        </table:table-row>
        <table:table-row table:style-name="ro1">
          <table:table-cell table:formula="of:=IF([en.A13]=&quot;&quot;;&quot;&quot;;[en.A13])" office:value-type="string" office:string-value="CacheWhatIsIt" calcext:value-type="string">
            <text:p>CacheWhatIsIt</text:p>
          </table:table-cell>
          <table:table-cell office:value-type="string" calcext:value-type="string">
            <text:p>¿Qué es la caché?</text:p>
          </table:table-cell>
        </table:table-row>
        <table:table-row table:style-name="ro1">
          <table:table-cell table:formula="of:=IF([en.A14]=&quot;&quot;;&quot;&quot;;[en.A14])" office:value-type="string" office:string-value="About" calcext:value-type="string">
            <text:p>About</text:p>
          </table:table-cell>
          <table:table-cell office:value-type="string" calcext:value-type="string">
            <text:p>Acerca de</text:p>
          </table:table-cell>
        </table:table-row>
        <table:table-row table:style-name="ro1">
          <table:table-cell table:formula="of:=IF([en.A15]=&quot;&quot;;&quot;&quot;;[en.A15])" office:value-type="string" office:string-value="UnloadAll" calcext:value-type="string">
            <text:p>UnloadAll</text:p>
          </table:table-cell>
          <table:table-cell office:value-type="string" calcext:value-type="string">
            <text:p>Liberar todos</text:p>
          </table:table-cell>
        </table:table-row>
        <table:table-row table:style-name="ro1">
          <table:table-cell table:formula="of:=IF([en.A16]=&quot;&quot;;&quot;&quot;;[en.A16])" office:value-type="string" office:string-value="ExpandAll" calcext:value-type="string">
            <text:p>ExpandAll</text:p>
          </table:table-cell>
          <table:table-cell office:value-type="string" calcext:value-type="string">
            <text:p>Expandir todos</text:p>
          </table:table-cell>
        </table:table-row>
        <table:table-row table:style-name="ro1">
          <table:table-cell table:formula="of:=IF([en.A17]=&quot;&quot;;&quot;&quot;;[en.A17])" office:value-type="string" office:string-value="ContractAll" calcext:value-type="string">
            <text:p>ContractAll</text:p>
          </table:table-cell>
          <table:table-cell office:value-type="string" calcext:value-type="string">
            <text:p>Contraer todos</text:p>
          </table:table-cell>
        </table:table-row>
        <table:table-row table:style-name="ro1">
          <table:table-cell table:formula="of:=IF([en.A18]=&quot;&quot;;&quot;&quot;;[en.A18])" office:value-type="string" office:string-value="FilesProcessed:" calcext:value-type="string">
            <text:p>FilesProcessed:</text:p>
          </table:table-cell>
          <table:table-cell office:value-type="string" calcext:value-type="string">
            <text:p>Archivos procesados:</text:p>
          </table:table-cell>
        </table:table-row>
        <table:table-row table:style-name="ro1">
          <table:table-cell table:formula="of:=IF([en.A19]=&quot;&quot;;&quot;&quot;;[en.A19])" office:value-type="string" office:string-value="Filter" calcext:value-type="string">
            <text:p>Filter</text:p>
          </table:table-cell>
          <table:table-cell office:value-type="string" calcext:value-type="string">
            <text:p>Filtro</text:p>
          </table:table-cell>
        </table:table-row>
        <table:table-row table:style-name="ro1">
          <table:table-cell table:formula="of:=IF([en.A20]=&quot;&quot;;&quot;&quot;;[en.A20])" office:value-type="string" office:string-value="Order" calcext:value-type="string">
            <text:p>Order</text:p>
          </table:table-cell>
          <table:table-cell office:value-type="string" calcext:value-type="string">
            <text:p>Orden</text:p>
          </table:table-cell>
        </table:table-row>
        <table:table-row table:style-name="ro1">
          <table:table-cell table:formula="of:=IF([en.A21]=&quot;&quot;;&quot;&quot;;[en.A21])" office:value-type="string" office:string-value="NumberKB" calcext:value-type="string">
            <text:p>NumberKB</text:p>
          </table:table-cell>
          <table:table-cell table:formula="of:=IF([en.B21]=&quot;&quot;;&quot;&quot;;[en.B21])" office:value-type="string" office:string-value="{0:0} KB" calcext:value-type="string">
            <text:p>{0:0} KB</text:p>
          </table:table-cell>
        </table:table-row>
        <table:table-row table:style-name="ro1">
          <table:table-cell table:formula="of:=IF([en.A22]=&quot;&quot;;&quot;&quot;;[en.A22])" office:value-type="string" office:string-value="Modified" calcext:value-type="string">
            <text:p>Modified</text:p>
          </table:table-cell>
          <table:table-cell office:value-type="string" calcext:value-type="string">
            <text:p>Modificado</text:p>
          </table:table-cell>
        </table:table-row>
        <table:table-row table:style-name="ro1">
          <table:table-cell table:formula="of:=IF([en.A23]=&quot;&quot;;&quot;&quot;;[en.A23])" office:value-type="string" office:string-value="Created" calcext:value-type="string">
            <text:p>Created</text:p>
          </table:table-cell>
          <table:table-cell office:value-type="string" calcext:value-type="string">
            <text:p>Creado</text:p>
          </table:table-cell>
        </table:table-row>
        <table:table-row table:style-name="ro1">
          <table:table-cell table:formula="of:=IF([en.A24]=&quot;&quot;;&quot;&quot;;[en.A24])" office:value-type="string" office:string-value="Size" calcext:value-type="string">
            <text:p>Size</text:p>
          </table:table-cell>
          <table:table-cell office:value-type="string" calcext:value-type="string">
            <text:p>Tamaño</text:p>
          </table:table-cell>
        </table:table-row>
        <table:table-row table:style-name="ro1">
          <table:table-cell table:formula="of:=IF([en.A25]=&quot;&quot;;&quot;&quot;;[en.A25])" office:value-type="string" office:string-value="NumberFiles" calcext:value-type="string">
            <text:p>NumberFiles</text:p>
          </table:table-cell>
          <table:table-cell office:value-type="string" calcext:value-type="string">
            <text:p>{0} Ficheros</text:p>
          </table:table-cell>
        </table:table-row>
        <table:table-row table:style-name="ro1">
          <table:table-cell table:formula="of:=IF([en.A26]=&quot;&quot;;&quot;&quot;;[en.A26])" office:value-type="string" office:string-value="NumberDirectories" calcext:value-type="string">
            <text:p>NumberDirectories</text:p>
          </table:table-cell>
          <table:table-cell office:value-type="string" calcext:value-type="string">
            <text:p>{0} Directorios</text:p>
          </table:table-cell>
        </table:table-row>
        <table:table-row table:style-name="ro1">
          <table:table-cell table:formula="of:=IF([en.A27]=&quot;&quot;;&quot;&quot;;[en.A27])" office:value-type="string" office:string-value="InformationAboutTheProgram" calcext:value-type="string">
            <text:p>InformationAboutTheProgram</text:p>
          </table:table-cell>
          <table:table-cell office:value-type="string" calcext:value-type="string">
            <text:p>Información acerca del programa...</text:p>
          </table:table-cell>
        </table:table-row>
        <table:table-row table:style-name="ro1">
          <table:table-cell table:formula="of:=IF([en.A28]=&quot;&quot;;&quot;&quot;;[en.A28])" office:value-type="string" office:string-value="OK" calcext:value-type="string">
            <text:p>OK</text:p>
          </table:table-cell>
          <table:table-cell office:value-type="string" calcext:value-type="string">
            <text:p>OK</text:p>
          </table:table-cell>
        </table:table-row>
        <table:table-row table:style-name="ro1">
          <table:table-cell table:formula="of:=IF([en.A29]=&quot;&quot;;&quot;&quot;;[en.A29])" office:value-type="string" office:string-value="No" calcext:value-type="string">
            <text:p>No</text:p>
          </table:table-cell>
          <table:table-cell office:value-type="string" calcext:value-type="string">
            <text:p>No</text:p>
          </table:table-cell>
        </table:table-row>
        <table:table-row table:style-name="ro1">
          <table:table-cell table:formula="of:=IF([en.A30]=&quot;&quot;;&quot;&quot;;[en.A30])" office:value-type="string" office:string-value="Yes" calcext:value-type="string">
            <text:p>Yes</text:p>
          </table:table-cell>
          <table:table-cell office:value-type="string" calcext:value-type="string">
            <text:p>Sí</text:p>
          </table:table-cell>
        </table:table-row>
        <table:table-row table:style-name="ro1">
          <table:table-cell table:formula="of:=IF([en.A31]=&quot;&quot;;&quot;&quot;;[en.A31])" office:value-type="string" office:string-value="Accept" calcext:value-type="string">
            <text:p>Accept</text:p>
          </table:table-cell>
          <table:table-cell office:value-type="string" calcext:value-type="string">
            <text:p>Aceptar</text:p>
          </table:table-cell>
        </table:table-row>
        <table:table-row table:style-name="ro1">
          <table:table-cell table:formula="of:=IF([en.A32]=&quot;&quot;;&quot;&quot;;[en.A32])" office:value-type="string" office:string-value="Cancel" calcext:value-type="string">
            <text:p>Cancel</text:p>
          </table:table-cell>
          <table:table-cell office:value-type="string" calcext:value-type="string">
            <text:p>Cancelar</text:p>
          </table:table-cell>
        </table:table-row>
        <table:table-row table:style-name="ro1">
          <table:table-cell table:formula="of:=IF([en.A33]=&quot;&quot;;&quot;&quot;;[en.A33])" office:value-type="string" office:string-value="AboutWindowMessage" calcext:value-type="string">
            <text:p>AboutWindowMessage</text:p>
          </table:table-cell>
          <table:table-cell office:value-type="string" calcext:value-type="string">
            <text:p>La carpeta caché contiene imágenes auto-generadas de tus modelos 3D.\nEstas imágenes son generadas cuando un nuevo modelo es cargado, de manera que la próxima vez que deba mostrarse la imágen, no será necesario leer toda la geometría del modelo para volver a generarla.\n\nLas imágnes serán generadas en diferentes tamaños y colores, según la configuración establecida.</text:p>
          </table:table-cell>
        </table:table-row>
        <table:table-row table:style-name="ro1">
          <table:table-cell table:formula="of:=IF([en.A34]=&quot;&quot;;&quot;&quot;;[en.A34])" office:value-type="string" office:string-value="AboutTheCache" calcext:value-type="string">
            <text:p>AboutTheCache</text:p>
          </table:table-cell>
          <table:table-cell office:value-type="string" calcext:value-type="string">
            <text:p>Acera de la caché...</text:p>
          </table:table-cell>
        </table:table-row>
        <table:table-row table:style-name="ro1">
          <table:table-cell table:formula="of:=IF([en.A35]=&quot;&quot;;&quot;&quot;;[en.A35])" office:value-type="string" office:string-value="DeleteCacheFiles" calcext:value-type="string">
            <text:p>DeleteCacheFiles</text:p>
          </table:table-cell>
          <table:table-cell office:value-type="string" calcext:value-type="string">
            <text:p>Eliminar archivos de caché</text:p>
          </table:table-cell>
        </table:table-row>
        <table:table-row table:style-name="ro1">
          <table:table-cell table:formula="of:=IF([en.A36]=&quot;&quot;;&quot;&quot;;[en.A36])" office:value-type="string" office:string-value="DeleteCacheFilesMessage" calcext:value-type="string">
            <text:p>DeleteCacheFilesMessage</text:p>
          </table:table-cell>
          <table:table-cell office:value-type="string" calcext:value-type="string">
            <text:p>La carpeta de caché y su contenido serán eliminados.\n¿Continuar?</text:p>
          </table:table-cell>
        </table:table-row>
        <table:table-row table:style-name="ro1">
          <table:table-cell table:formula="of:=IF([en.A37]=&quot;&quot;;&quot;&quot;;[en.A37])" office:value-type="string" office:string-value="DeleteCacheFilesConfirmation" calcext:value-type="string">
            <text:p>DeleteCacheFilesConfirmation</text:p>
          </table:table-cell>
          <table:table-cell table:formula="of:=IF([en.B37]=&quot;&quot;;&quot;&quot;;[en.B37])" office:value-type="string" office:string-value="All cache images were successfully deleted." calcext:value-type="string">
            <text:p>All cache images were successfully deleted.</text:p>
          </table:table-cell>
        </table:table-row>
        <table:table-row table:style-name="ro1">
          <table:table-cell table:formula="of:=IF([en.A38]=&quot;&quot;;&quot;&quot;;[en.A38])" office:value-type="string" office:string-value="DeleteCacheFilesError" calcext:value-type="string">
            <text:p>DeleteCacheFilesError</text:p>
          </table:table-cell>
          <table:table-cell office:value-type="string" calcext:value-type="string">
            <text:p>Sucedió un problema al eliminar los archivos de caché. Algunos podrían no haber sido eliminados.</text:p>
          </table:table-cell>
        </table:table-row>
        <table:table-row table:style-name="ro1">
          <table:table-cell table:formula="of:=IF([en.A39]=&quot;&quot;;&quot;&quot;;[en.A39])" office:value-type="string" office:string-value="Confirm" calcext:value-type="string">
            <text:p>Confirm</text:p>
          </table:table-cell>
          <table:table-cell office:value-type="string" calcext:value-type="string">
            <text:p>Confirmar</text:p>
          </table:table-cell>
        </table:table-row>
        <table:table-row table:style-name="ro1">
          <table:table-cell table:formula="of:=IF([en.A40]=&quot;&quot;;&quot;&quot;;[en.A40])" office:value-type="string" office:string-value="LookingForFilesAtDir" calcext:value-type="string">
            <text:p>LookingForFilesAtDir</text:p>
          </table:table-cell>
          <table:table-cell office:value-type="string" calcext:value-type="string">
            <text:p>Buscando archivos en "{0}"...</text:p>
          </table:table-cell>
        </table:table-row>
        <table:table-row table:style-name="ro1">
          <table:table-cell table:formula="of:=IF([en.A41]=&quot;&quot;;&quot;&quot;;[en.A41])" office:value-type="string" office:string-value="LoadDirectoryUnable" calcext:value-type="string">
            <text:p>LoadDirectoryUnable</text:p>
          </table:table-cell>
          <table:table-cell office:value-type="string" calcext:value-type="string">
            <text:p>No se pudo cargar el directorio</text:p>
          </table:table-cell>
        </table:table-row>
        <table:table-row table:style-name="ro1">
          <table:table-cell table:formula="of:=IF([en.A42]=&quot;&quot;;&quot;&quot;;[en.A42])" office:value-type="string" office:string-value="LoadingError" calcext:value-type="string">
            <text:p>LoadingError</text:p>
          </table:table-cell>
          <table:table-cell office:value-type="string" calcext:value-type="string">
            <text:p>Error cargando</text:p>
          </table:table-cell>
        </table:table-row>
        <table:table-row table:style-name="ro1">
          <table:table-cell table:formula="of:=IF([en.A43]=&quot;&quot;;&quot;&quot;;[en.A43])" office:value-type="string" office:string-value="LoadDirectoryNoFilesAtDir" calcext:value-type="string">
            <text:p>LoadDirectoryNoFilesAtDir</text:p>
          </table:table-cell>
          <table:table-cell office:value-type="string" calcext:value-type="string">
            <text:p>Ningún archivo encontrado en "{0}".</text:p>
          </table:table-cell>
        </table:table-row>
        <table:table-row table:style-name="ro1">
          <table:table-cell table:formula="of:=IF([en.A44]=&quot;&quot;;&quot;&quot;;[en.A44])" office:value-type="string" office:string-value="NothingFound!" calcext:value-type="string">
            <text:p>NothingFound!</text:p>
          </table:table-cell>
          <table:table-cell office:value-type="string" calcext:value-type="string">
            <text:p>¡Nada encontrado!</text:p>
          </table:table-cell>
        </table:table-row>
        <table:table-row table:style-name="ro1">
          <table:table-cell table:formula="of:=IF([en.A45]=&quot;&quot;;&quot;&quot;;[en.A45])" office:value-type="string" office:string-value="OpenParam" calcext:value-type="string">
            <text:p>OpenParam</text:p>
          </table:table-cell>
          <table:table-cell office:value-type="string" calcext:value-type="string">
            <text:p>Abrir "{0}"</text:p>
          </table:table-cell>
        </table:table-row>
        <table:table-row table:style-name="ro1">
          <table:table-cell table:formula="of:=IF([en.A46]=&quot;&quot;;&quot;&quot;;[en.A46])" office:value-type="string" office:string-value="ClearCacheSize" calcext:value-type="string">
            <text:p>ClearCacheSize</text:p>
          </table:table-cell>
          <table:table-cell office:value-type="string" calcext:value-type="string">
            <text:p>Borrar caché ({0})</text:p>
          </table:table-cell>
        </table:table-row>
        <table:table-row table:style-name="ro1">
          <table:table-cell table:formula="of:=IF([en.A47]=&quot;&quot;;&quot;&quot;;[en.A47])" office:value-type="string" office:string-value="ReloadAll" calcext:value-type="string">
            <text:p>ReloadAll</text:p>
          </table:table-cell>
          <table:table-cell office:value-type="string" calcext:value-type="string">
            <text:p>Recargar todos</text:p>
          </table:table-cell>
        </table:table-row>
        <table:table-row table:style-name="ro1">
          <table:table-cell table:formula="of:=IF([en.A48]=&quot;&quot;;&quot;&quot;;[en.A48])" office:value-type="string" office:string-value="DirectoryAlreadyLoaded" calcext:value-type="string">
            <text:p>DirectoryAlreadyLoaded</text:p>
          </table:table-cell>
          <table:table-cell office:value-type="string" calcext:value-type="string">
            <text:p>El directorio seleccionado ya está cargado.</text:p>
          </table:table-cell>
        </table:table-row>
        <table:table-row table:style-name="ro1">
          <table:table-cell table:formula="of:=IF([en.A49]=&quot;&quot;;&quot;&quot;;[en.A49])" office:value-type="string" office:string-value="OnlyFolders" calcext:value-type="string">
            <text:p>OnlyFolders</text:p>
          </table:table-cell>
          <table:table-cell office:value-type="string" calcext:value-type="string">
            <text:p>Solo carpetas</text:p>
          </table:table-cell>
        </table:table-row>
        <table:table-row table:style-name="ro1">
          <table:table-cell table:formula="of:=IF([en.A50]=&quot;&quot;;&quot;&quot;;[en.A50])" office:value-type="string" office:string-value="GeneralSettingsName" calcext:value-type="string">
            <text:p>GeneralSettingsName</text:p>
          </table:table-cell>
          <table:table-cell office:value-type="string" calcext:value-type="string">
            <text:p>Ajustes Generales</text:p>
          </table:table-cell>
        </table:table-row>
        <table:table-row table:style-name="ro1">
          <table:table-cell table:formula="of:=IF([en.A51]=&quot;&quot;;&quot;&quot;;[en.A51])" office:value-type="string" office:string-value="ProgramsSettingsName" calcext:value-type="string">
            <text:p>ProgramsSettingsName</text:p>
          </table:table-cell>
          <table:table-cell office:value-type="string" calcext:value-type="string">
            <text:p>Programas</text:p>
          </table:table-cell>
        </table:table-row>
        <table:table-row table:style-name="ro1">
          <table:table-cell table:formula="of:=IF([en.A52]=&quot;&quot;;&quot;&quot;;[en.A52])" office:value-type="string" office:string-value="AdvancedSettingsName" calcext:value-type="string">
            <text:p>AdvancedSettingsName</text:p>
          </table:table-cell>
          <table:table-cell office:value-type="string" calcext:value-type="string">
            <text:p>Ajustes Avanzados</text:p>
          </table:table-cell>
        </table:table-row>
        <table:table-row table:style-name="ro1">
          <table:table-cell table:formula="of:=IF([en.A53]=&quot;&quot;;&quot;&quot;;[en.A53])" office:value-type="string" office:string-value="ProgramsSettingsDescription" calcext:value-type="string">
            <text:p>ProgramsSettingsDescription</text:p>
          </table:table-cell>
          <table:table-cell office:value-type="string" calcext:value-type="string">
            <text:p>Esta configuración permite definir una lista de programas con los que abrir tus modelos 3D mediante el menú contextual.\nConfigura la ruta del programa, el nombre para mostrar y los tipos de archivos compatibles en la tabla de abajo.</text:p>
          </table:table-cell>
        </table:table-row>
        <table:table-row table:style-name="ro1">
          <table:table-cell table:formula="of:=IF([en.A54]=&quot;&quot;;&quot;&quot;;[en.A54])" office:value-type="string" office:string-value="Settings" calcext:value-type="string">
            <text:p>Settings</text:p>
          </table:table-cell>
          <table:table-cell office:value-type="string" calcext:value-type="string">
            <text:p>Ajustes</text:p>
          </table:table-cell>
        </table:table-row>
        <table:table-row table:style-name="ro1">
          <table:table-cell table:formula="of:=IF([en.A55]=&quot;&quot;;&quot;&quot;;[en.A55])" office:value-type="string" office:string-value="Calculating..." calcext:value-type="string">
            <text:p>Calculating...</text:p>
          </table:table-cell>
          <table:table-cell office:value-type="string" calcext:value-type="string">
            <text:p>Calculando...</text:p>
          </table:table-cell>
        </table:table-row>
        <table:table-row table:style-name="ro1">
          <table:table-cell table:formula="of:=IF([en.A56]=&quot;&quot;;&quot;&quot;;[en.A56])" office:value-type="string" office:string-value="SizeNotAvailable" calcext:value-type="string">
            <text:p>SizeNotAvailable</text:p>
          </table:table-cell>
          <table:table-cell office:value-type="string" calcext:value-type="string">
            <text:p>Tamaño no disponible</text:p>
          </table:table-cell>
        </table:table-row>
        <table:table-row table:style-name="ro1">
          <table:table-cell table:formula="of:=IF([en.A57]=&quot;&quot;;&quot;&quot;;[en.A57])" office:value-type="string" office:string-value="Directory" calcext:value-type="string">
            <text:p>Directory</text:p>
          </table:table-cell>
          <table:table-cell office:value-type="string" calcext:value-type="string">
            <text:p>Directorio</text:p>
          </table:table-cell>
        </table:table-row>
        <table:table-row table:style-name="ro1">
          <table:table-cell table:formula="of:=IF([en.A58]=&quot;&quot;;&quot;&quot;;[en.A58])" office:value-type="string" office:string-value="DisplayName" calcext:value-type="string">
            <text:p>DisplayName</text:p>
          </table:table-cell>
          <table:table-cell office:value-type="string" calcext:value-type="string">
            <text:p>Nombre para mostrar</text:p>
          </table:table-cell>
        </table:table-row>
        <table:table-row table:style-name="ro1">
          <table:table-cell table:formula="of:=IF([en.A59]=&quot;&quot;;&quot;&quot;;[en.A59])" office:value-type="string" office:string-value="ProgramPath" calcext:value-type="string">
            <text:p>ProgramPath</text:p>
          </table:table-cell>
          <table:table-cell office:value-type="string" calcext:value-type="string">
            <text:p>Ruta del programa</text:p>
          </table:table-cell>
        </table:table-row>
        <table:table-row table:style-name="ro1">
          <table:table-cell table:formula="of:=IF([en.A60]=&quot;&quot;;&quot;&quot;;[en.A60])" office:value-type="string" office:string-value="NewProgram" calcext:value-type="string">
            <text:p>NewProgram</text:p>
          </table:table-cell>
          <table:table-cell office:value-type="string" calcext:value-type="string">
            <text:p>Nuevo Programa</text:p>
          </table:table-cell>
        </table:table-row>
        <table:table-row table:style-name="ro1">
          <table:table-cell table:formula="of:=IF([en.A61]=&quot;&quot;;&quot;&quot;;[en.A61])" office:value-type="string" office:string-value="AddNew" calcext:value-type="string">
            <text:p>AddNew</text:p>
          </table:table-cell>
          <table:table-cell office:value-type="string" calcext:value-type="string">
            <text:p>Añadir Nuevo</text:p>
          </table:table-cell>
        </table:table-row>
        <table:table-row table:style-name="ro1">
          <table:table-cell table:formula="of:=IF([en.A62]=&quot;&quot;;&quot;&quot;;[en.A62])" office:value-type="string" office:string-value="ProgramsTable" calcext:value-type="string">
            <text:p>ProgramsTable</text:p>
          </table:table-cell>
          <table:table-cell office:value-type="string" calcext:value-type="string">
            <text:p>Tabla de Programas</text:p>
          </table:table-cell>
        </table:table-row>
        <table:table-row table:style-name="ro1">
          <table:table-cell table:formula="of:=IF([en.A63]=&quot;&quot;;&quot;&quot;;[en.A63])" office:value-type="string" office:string-value="Language" calcext:value-type="string">
            <text:p>Language</text:p>
          </table:table-cell>
          <table:table-cell office:value-type="string" calcext:value-type="string">
            <text:p>Idioma</text:p>
          </table:table-cell>
        </table:table-row>
        <table:table-row table:style-name="ro1">
          <table:table-cell table:formula="of:=IF([en.A64]=&quot;&quot;;&quot;&quot;;[en.A64])" office:value-type="string" office:string-value="EnableDebugLogs" calcext:value-type="string">
            <text:p>EnableDebugLogs</text:p>
          </table:table-cell>
          <table:table-cell office:value-type="string" calcext:value-type="string">
            <text:p>Habilitar logs para debug</text:p>
          </table:table-cell>
        </table:table-row>
        <table:table-row table:style-name="ro1">
          <table:table-cell table:formula="of:=IF([en.A65]=&quot;&quot;;&quot;&quot;;[en.A65])" office:value-type="string" office:string-value="ThumbnailStyle" calcext:value-type="string">
            <text:p>ThumbnailStyle</text:p>
          </table:table-cell>
          <table:table-cell office:value-type="string" calcext:value-type="string">
            <text:p>Estilo de miniaturas</text:p>
          </table:table-cell>
        </table:table-row>
        <table:table-row table:style-name="ro1">
          <table:table-cell table:formula="of:=IF([en.A66]=&quot;&quot;;&quot;&quot;;[en.A66])" office:value-type="string" office:string-value="FileName" calcext:value-type="string">
            <text:p>FileName</text:p>
          </table:table-cell>
          <table:table-cell office:value-type="string" calcext:value-type="string">
            <text:p>Nombre de Archivo</text:p>
          </table:table-cell>
        </table:table-row>
        <table:table-row table:style-name="ro1">
          <table:table-cell table:formula="of:=IF([en.A67]=&quot;&quot;;&quot;&quot;;[en.A67])" office:value-type="string" office:string-value="DateModified" calcext:value-type="string">
            <text:p>DateModified</text:p>
          </table:table-cell>
          <table:table-cell office:value-type="string" calcext:value-type="string">
            <text:p>Fecha Modificado</text:p>
          </table:table-cell>
        </table:table-row>
        <table:table-row table:style-name="ro1">
          <table:table-cell table:formula="of:=IF([en.A68]=&quot;&quot;;&quot;&quot;;[en.A68])" office:value-type="string" office:string-value="DateCreated" calcext:value-type="string">
            <text:p>DateCreated</text:p>
          </table:table-cell>
          <table:table-cell office:value-type="string" calcext:value-type="string">
            <text:p>Fecha Creado</text:p>
          </table:table-cell>
        </table:table-row>
        <table:table-row table:style-name="ro1">
          <table:table-cell table:formula="of:=IF([en.A69]=&quot;&quot;;&quot;&quot;;[en.A69])" office:value-type="string" office:string-value="ReloadCacheOfLoadedDirs" calcext:value-type="string">
            <text:p>ReloadCacheOfLoadedDirs</text:p>
          </table:table-cell>
          <table:table-cell office:value-type="string" calcext:value-type="string">
            <text:p>Regenerar caché de los directorios cargados</text:p>
          </table:table-cell>
        </table:table-row>
        <table:table-row table:style-name="ro1">
          <table:table-cell table:formula="of:=IF([en.A70]=&quot;&quot;;&quot;&quot;;[en.A70])" office:value-type="string" office:string-value="Select..." calcext:value-type="string">
            <text:p>Select...</text:p>
          </table:table-cell>
          <table:table-cell office:value-type="string" calcext:value-type="string">
            <text:p>Seleccionar...</text:p>
          </table:table-cell>
        </table:table-row>
        <table:table-row table:style-name="ro1">
          <table:table-cell table:formula="of:=IF([en.A71]=&quot;&quot;;&quot;&quot;;[en.A71])" office:value-type="string" office:string-value="AutoDetect3DSoftware" calcext:value-type="string">
            <text:p>AutoDetect3DSoftware</text:p>
          </table:table-cell>
          <table:table-cell office:value-type="string" calcext:value-type="string">
            <text:p>Auto-Detectar Software 3D</text:p>
          </table:table-cell>
        </table:table-row>
        <table:table-row table:style-name="ro1">
          <table:table-cell table:formula="of:=IF([en.A72]=&quot;&quot;;&quot;&quot;;[en.A72])" office:value-type="string" office:string-value="AutoDetect3DSoftware_FoundList" calcext:value-type="string">
            <text:p>AutoDetect3DSoftware_FoundList</text:p>
          </table:table-cell>
          <table:table-cell office:value-type="string" calcext:value-type="string">
            <text:p>Añadidos {0} nuevos programas:\n{1}</text:p>
          </table:table-cell>
        </table:table-row>
        <table:table-row table:style-name="ro1">
          <table:table-cell table:formula="of:=IF([en.A73]=&quot;&quot;;&quot;&quot;;[en.A73])" office:value-type="string" office:string-value="AutoDetect3DSoftware_NothingFound" calcext:value-type="string">
            <text:p>AutoDetect3DSoftware_NothingFound</text:p>
          </table:table-cell>
          <table:table-cell office:value-type="string" calcext:value-type="string">
            <text:p>No se detectaron nuevos programas.</text:p>
          </table:table-cell>
        </table:table-row>
        <table:table-row table:style-name="ro1">
          <table:table-cell table:formula="of:=IF([en.A74]=&quot;&quot;;&quot;&quot;;[en.A74])" office:value-type="string" office:string-value="LookingFor3dSoftwareShortcuts" calcext:value-type="string">
            <text:p>LookingFor3dSoftwareShortcuts</text:p>
          </table:table-cell>
          <table:table-cell office:value-type="string" calcext:value-type="string">
            <text:p>Buscando accesos directos a programas 3D...</text:p>
          </table:table-cell>
        </table:table-row>
        <table:table-row table:style-name="ro1">
          <table:table-cell table:formula="of:=IF([en.A75]=&quot;&quot;;&quot;&quot;;[en.A75])" office:value-type="string" office:string-value="AutoDetect3DSoftwareButton" calcext:value-type="string">
            <text:p>AutoDetect3DSoftwareButton</text:p>
          </table:table-cell>
          <table:table-cell office:value-type="string" calcext:value-type="string">
            <text:p>Auto añadir programas desde accesos directos del PC</text:p>
          </table:table-cell>
        </table:table-row>
        <table:table-row table:style-name="ro1">
          <table:table-cell table:formula="of:=IF([en.A76]=&quot;&quot;;&quot;&quot;;[en.A76])" office:value-type="string" office:string-value="OpenFileInExplorer" calcext:value-type="string">
            <text:p>OpenFileInExplorer</text:p>
          </table:table-cell>
          <table:table-cell office:value-type="string" calcext:value-type="string">
            <text:p>Abrir en explorador de archivos</text:p>
          </table:table-cell>
        </table:table-row>
        <table:table-row table:style-name="ro1">
          <table:table-cell table:formula="of:=IF([en.A77]=&quot;&quot;;&quot;&quot;;[en.A77])" office:value-type="string" office:string-value="OpenFile" calcext:value-type="string">
            <text:p>OpenFile</text:p>
          </table:table-cell>
          <table:table-cell office:value-type="string" calcext:value-type="string">
            <text:p>Abrir archivo</text:p>
          </table:table-cell>
        </table:table-row>
        <table:table-row table:style-name="ro1">
          <table:table-cell table:formula="of:=IF([en.A78]=&quot;&quot;;&quot;&quot;;[en.A78])" office:value-type="string" office:string-value="OpenFileWith" calcext:value-type="string">
            <text:p>OpenFileWith</text:p>
          </table:table-cell>
          <table:table-cell office:value-type="string" calcext:value-type="string">
            <text:p>Abrir con {0}</text:p>
          </table:table-cell>
        </table:table-row>
        <table:table-row table:style-name="ro1">
          <table:table-cell table:formula="of:=IF([en.A79]=&quot;&quot;;&quot;&quot;;[en.A79])" office:value-type="string" office:string-value="ViewFileInExplorer" calcext:value-type="string">
            <text:p>ViewFileInExplorer</text:p>
          </table:table-cell>
          <table:table-cell office:value-type="string" calcext:value-type="string">
            <text:p>Ver en explorador de archivos</text:p>
          </table:table-cell>
        </table:table-row>
        <table:table-row table:style-name="ro1">
          <table:table-cell table:formula="of:=IF([en.A80]=&quot;&quot;;&quot;&quot;;[en.A80])" office:value-type="string" office:string-value="UnloadDirectory" calcext:value-type="string">
            <text:p>UnloadDirectory</text:p>
          </table:table-cell>
          <table:table-cell office:value-type="string" calcext:value-type="string">
            <text:p>Quitar directorio</text:p>
          </table:table-cell>
        </table:table-row>
        <table:table-row table:style-name="ro1">
          <table:table-cell table:formula="of:=IF([en.A81]=&quot;&quot;;&quot;&quot;;[en.A81])" office:value-type="string" office:string-value="NoDirectoriesSelected" calcext:value-type="string">
            <text:p>NoDirectoriesSelected</text:p>
          </table:table-cell>
          <table:table-cell office:value-type="string" calcext:value-type="string">
            <text:p>No hay ningún directorio seleccionado</text:p>
          </table:table-cell>
        </table:table-row>
        <table:table-row table:style-name="ro1">
          <table:table-cell table:formula="of:=IF([en.A82]=&quot;&quot;;&quot;&quot;;[en.A82])" office:value-type="string" office:string-value="CollectionMode" calcext:value-type="string">
            <text:p>CollectionMode</text:p>
          </table:table-cell>
          <table:table-cell office:value-type="string" calcext:value-type="string">
            <text:p>Modo Colección</text:p>
          </table:table-cell>
        </table:table-row>
        <table:table-row table:style-name="ro1">
          <table:table-cell table:formula="of:=IF([en.A83]=&quot;&quot;;&quot;&quot;;[en.A83])" office:value-type="string" office:string-value="tooltipLoadDirectory" calcext:value-type="string">
            <text:p>tooltipLoadDirectory</text:p>
          </table:table-cell>
          <table:table-cell office:value-type="string" calcext:value-type="string">
            <text:p>Selecciona un directorio para mostrar sus contenidos.</text:p>
          </table:table-cell>
        </table:table-row>
        <table:table-row table:style-name="ro1">
          <table:table-cell table:formula="of:=IF([en.A84]=&quot;&quot;;&quot;&quot;;[en.A84])" office:value-type="string" office:string-value="tooltipResetVisibility" calcext:value-type="string">
            <text:p>tooltipResetVisibility</text:p>
          </table:table-cell>
          <table:table-cell office:value-type="string" calcext:value-type="string">
            <text:p>Reestablece las opciones de visibilidad de este menú.</text:p>
          </table:table-cell>
        </table:table-row>
        <table:table-row table:style-name="ro1">
          <table:table-cell table:formula="of:=IF([en.A85]=&quot;&quot;;&quot;&quot;;[en.A85])" office:value-type="string" office:string-value="tooltipReloadDisplayed" calcext:value-type="string">
            <text:p>tooltipReloadDisplayed</text:p>
          </table:table-cell>
          <table:table-cell office:value-type="string" calcext:value-type="string">
            <text:p>Esta opción recargará los directorios y regenerará todas las miniaturas mostradas.</text:p>
          </table:table-cell>
        </table:table-row>
        <table:table-row table:style-name="ro1">
          <table:table-cell table:formula="of:=IF([en.A86]=&quot;&quot;;&quot;&quot;;[en.A86])" office:value-type="string" office:string-value="tooltipUnloadAll" calcext:value-type="string">
            <text:p>tooltipUnloadAll</text:p>
          </table:table-cell>
          <table:table-cell office:value-type="string" calcext:value-type="string">
            <text:p>Cierra todos los directorios cargados.</text:p>
          </table:table-cell>
        </table:table-row>
        <table:table-row table:style-name="ro1">
          <table:table-cell table:formula="of:=IF([en.A87]=&quot;&quot;;&quot;&quot;;[en.A87])" office:value-type="string" office:string-value="tooltipReloadAll" calcext:value-type="string">
            <text:p>tooltipReloadAll</text:p>
          </table:table-cell>
          <table:table-cell office:value-type="string" calcext:value-type="string">
            <text:p>Recarga todos los directorios abiertos.</text:p>
          </table:table-cell>
        </table:table-row>
        <table:table-row table:style-name="ro1">
          <table:table-cell table:formula="of:=IF([en.A88]=&quot;&quot;;&quot;&quot;;[en.A88])" office:value-type="string" office:string-value="tooltipExpandAll" calcext:value-type="string">
            <text:p>tooltipExpandAll</text:p>
          </table:table-cell>
          <table:table-cell office:value-type="string" calcext:value-type="string">
            <text:p>Expande los directorios raíz.\nSi ya están expandidos, expande todos los demás.</text:p>
          </table:table-cell>
        </table:table-row>
        <table:table-row table:style-name="ro1">
          <table:table-cell table:formula="of:=IF([en.A89]=&quot;&quot;;&quot;&quot;;[en.A89])" office:value-type="string" office:string-value="tooltipContractAll" calcext:value-type="string">
            <text:p>tooltipContractAll</text:p>
          </table:table-cell>
          <table:table-cell office:value-type="string" calcext:value-type="string">
            <text:p>Contrae todos los directorios excepto los raíz.\nSi ya estaban contraídos, entonces contráe tambíen los de la raíz.</text:p>
          </table:table-cell>
        </table:table-row>
        <table:table-row table:style-name="ro1">
          <table:table-cell table:formula="of:=IF([en.A90]=&quot;&quot;;&quot;&quot;;[en.A90])" office:value-type="string" office:string-value="tooltipOnlyFolders" calcext:value-type="string">
            <text:p>tooltipOnlyFolders</text:p>
          </table:table-cell>
          <table:table-cell office:value-type="string" calcext:value-type="string">
            <text:p>Al activarlo, mustra todas las carpetas del arbol, ocultando los ficheros.</text:p>
          </table:table-cell>
        </table:table-row>
        <table:table-row table:style-name="ro1">
          <table:table-cell table:formula="of:=IF([en.A91]=&quot;&quot;;&quot;&quot;;[en.A91])" office:value-type="string" office:string-value="tooltipCollectionMode" calcext:value-type="string">
            <text:p>tooltipCollectionMode</text:p>
          </table:table-cell>
          <table:table-cell office:value-type="string" calcext:value-type="string">
            <text:p>Detacta prefijos en los nombres de los archivos y los agrupa en directorios virtuales.</text:p>
          </table:table-cell>
        </table:table-row>
        <table:table-row table:style-name="ro1">
          <table:table-cell table:formula="of:=IF([en.A92]=&quot;&quot;;&quot;&quot;;[en.A92])">
            <text:p/>
          </table:table-cell>
          <table:table-cell table:formula="of:=IF([en.B92]=&quot;&quot;;&quot;&quot;;[en.B92])">
            <text:p/>
          </table:table-cell>
        </table:table-row>
        <table:table-row table:style-name="ro1">
          <table:table-cell table:formula="of:=IF([en.A93]=&quot;&quot;;&quot;&quot;;[en.A93])">
            <text:p/>
          </table:table-cell>
          <table:table-cell table:formula="of:=IF([en.B93]=&quot;&quot;;&quot;&quot;;[en.B93])">
            <text:p/>
          </table:table-cell>
        </table:table-row>
        <table:table-row table:style-name="ro1">
          <table:table-cell table:formula="of:=IF([en.A94]=&quot;&quot;;&quot;&quot;;[en.A94])">
            <text:p/>
          </table:table-cell>
          <table:table-cell table:formula="of:=IF([en.B94]=&quot;&quot;;&quot;&quot;;[en.B94])">
            <text:p/>
          </table:table-cell>
        </table:table-row>
        <table:table-row table:style-name="ro1">
          <table:table-cell table:formula="of:=IF([en.A95]=&quot;&quot;;&quot;&quot;;[en.A95])">
            <text:p/>
          </table:table-cell>
          <table:table-cell table:formula="of:=IF([en.B95]=&quot;&quot;;&quot;&quot;;[en.B95])">
            <text:p/>
          </table:table-cell>
        </table:table-row>
        <table:table-row table:style-name="ro1">
          <table:table-cell table:formula="of:=IF([en.A96]=&quot;&quot;;&quot;&quot;;[en.A96])">
            <text:p/>
          </table:table-cell>
          <table:table-cell table:formula="of:=IF([en.B96]=&quot;&quot;;&quot;&quot;;[en.B96])">
            <text:p/>
          </table:table-cell>
        </table:table-row>
        <table:table-row table:style-name="ro1">
          <table:table-cell table:formula="of:=IF([en.A97]=&quot;&quot;;&quot;&quot;;[en.A97])">
            <text:p/>
          </table:table-cell>
          <table:table-cell table:formula="of:=IF([en.B97]=&quot;&quot;;&quot;&quot;;[en.B97])">
            <text:p/>
          </table:table-cell>
        </table:table-row>
        <table:table-row table:style-name="ro1">
          <table:table-cell table:formula="of:=IF([en.A98]=&quot;&quot;;&quot;&quot;;[en.A98])">
            <text:p/>
          </table:table-cell>
          <table:table-cell table:formula="of:=IF([en.B98]=&quot;&quot;;&quot;&quot;;[en.B98])">
            <text:p/>
          </table:table-cell>
        </table:table-row>
        <table:table-row table:style-name="ro1">
          <table:table-cell table:formula="of:=IF([en.A99]=&quot;&quot;;&quot;&quot;;[en.A99])">
            <text:p/>
          </table:table-cell>
          <table:table-cell table:formula="of:=IF([en.B99]=&quot;&quot;;&quot;&quot;;[en.B99])">
            <text:p/>
          </table:table-cell>
        </table:table-row>
        <table:table-row table:style-name="ro1">
          <table:table-cell table:formula="of:=IF([en.A100]=&quot;&quot;;&quot;&quot;;[en.A100])">
            <text:p/>
          </table:table-cell>
          <table:table-cell table:formula="of:=IF([en.B100]=&quot;&quot;;&quot;&quot;;[en.B100])">
            <text:p/>
          </table:table-cell>
        </table:table-row>
        <table:table-row table:style-name="ro1">
          <table:table-cell table:formula="of:=IF([en.A101]=&quot;&quot;;&quot;&quot;;[en.A101])">
            <text:p/>
          </table:table-cell>
          <table:table-cell table:formula="of:=IF([en.B101]=&quot;&quot;;&quot;&quot;;[en.B101])">
            <text:p/>
          </table:table-cell>
        </table:table-row>
        <table:table-row table:style-name="ro1">
          <table:table-cell table:formula="of:=IF([en.A102]=&quot;&quot;;&quot;&quot;;[en.A102])">
            <text:p/>
          </table:table-cell>
          <table:table-cell table:formula="of:=IF([en.B102]=&quot;&quot;;&quot;&quot;;[en.B102])">
            <text:p/>
          </table:table-cell>
        </table:table-row>
        <table:table-row table:style-name="ro1">
          <table:table-cell table:formula="of:=IF([en.A103]=&quot;&quot;;&quot;&quot;;[en.A103])">
            <text:p/>
          </table:table-cell>
          <table:table-cell table:formula="of:=IF([en.B103]=&quot;&quot;;&quot;&quot;;[en.B103])">
            <text:p/>
          </table:table-cell>
        </table:table-row>
        <table:table-row table:style-name="ro1">
          <table:table-cell table:formula="of:=IF([en.A104]=&quot;&quot;;&quot;&quot;;[en.A104])">
            <text:p/>
          </table:table-cell>
          <table:table-cell table:formula="of:=IF([en.B104]=&quot;&quot;;&quot;&quot;;[en.B104])">
            <text:p/>
          </table:table-cell>
        </table:table-row>
        <table:table-row table:style-name="ro1">
          <table:table-cell table:formula="of:=IF([en.A105]=&quot;&quot;;&quot;&quot;;[en.A105])">
            <text:p/>
          </table:table-cell>
          <table:table-cell table:formula="of:=IF([en.B105]=&quot;&quot;;&quot;&quot;;[en.B105])">
            <text:p/>
          </table:table-cell>
        </table:table-row>
        <table:table-row table:style-name="ro1">
          <table:table-cell table:formula="of:=IF([en.A106]=&quot;&quot;;&quot;&quot;;[en.A106])">
            <text:p/>
          </table:table-cell>
          <table:table-cell table:formula="of:=IF([en.B106]=&quot;&quot;;&quot;&quot;;[en.B106])">
            <text:p/>
          </table:table-cell>
        </table:table-row>
        <table:table-row table:style-name="ro1">
          <table:table-cell table:formula="of:=IF([en.A107]=&quot;&quot;;&quot;&quot;;[en.A107])">
            <text:p/>
          </table:table-cell>
          <table:table-cell table:formula="of:=IF([en.B107]=&quot;&quot;;&quot;&quot;;[en.B107])">
            <text:p/>
          </table:table-cell>
        </table:table-row>
        <table:table-row table:style-name="ro1">
          <table:table-cell table:formula="of:=IF([en.A108]=&quot;&quot;;&quot;&quot;;[en.A108])">
            <text:p/>
          </table:table-cell>
          <table:table-cell table:formula="of:=IF([en.B108]=&quot;&quot;;&quot;&quot;;[en.B108])">
            <text:p/>
          </table:table-cell>
        </table:table-row>
        <table:table-row table:style-name="ro1">
          <table:table-cell table:formula="of:=IF([en.A109]=&quot;&quot;;&quot;&quot;;[en.A109])">
            <text:p/>
          </table:table-cell>
          <table:table-cell table:formula="of:=IF([en.B109]=&quot;&quot;;&quot;&quot;;[en.B109])">
            <text:p/>
          </table:table-cell>
        </table:table-row>
        <table:table-row table:style-name="ro1">
          <table:table-cell table:formula="of:=IF([en.A110]=&quot;&quot;;&quot;&quot;;[en.A110])">
            <text:p/>
          </table:table-cell>
          <table:table-cell table:formula="of:=IF([en.B110]=&quot;&quot;;&quot;&quot;;[en.B110])">
            <text:p/>
          </table:table-cell>
        </table:table-row>
        <table:table-row table:style-name="ro1">
          <table:table-cell table:formula="of:=IF([en.A111]=&quot;&quot;;&quot;&quot;;[en.A111])">
            <text:p/>
          </table:table-cell>
          <table:table-cell table:formula="of:=IF([en.B111]=&quot;&quot;;&quot;&quot;;[en.B111])">
            <text:p/>
          </table:table-cell>
        </table:table-row>
        <table:table-row table:style-name="ro1">
          <table:table-cell table:formula="of:=IF([en.A112]=&quot;&quot;;&quot;&quot;;[en.A112])">
            <text:p/>
          </table:table-cell>
          <table:table-cell table:formula="of:=IF([en.B112]=&quot;&quot;;&quot;&quot;;[en.B112])">
            <text:p/>
          </table:table-cell>
        </table:table-row>
        <table:table-row table:style-name="ro1">
          <table:table-cell table:formula="of:=IF([en.A113]=&quot;&quot;;&quot;&quot;;[en.A113])">
            <text:p/>
          </table:table-cell>
          <table:table-cell table:formula="of:=IF([en.B113]=&quot;&quot;;&quot;&quot;;[en.B113])">
            <text:p/>
          </table:table-cell>
        </table:table-row>
        <table:table-row table:style-name="ro1">
          <table:table-cell table:formula="of:=IF([en.A114]=&quot;&quot;;&quot;&quot;;[en.A114])">
            <text:p/>
          </table:table-cell>
          <table:table-cell table:formula="of:=IF([en.B114]=&quot;&quot;;&quot;&quot;;[en.B114])">
            <text:p/>
          </table:table-cell>
        </table:table-row>
        <table:table-row table:style-name="ro1">
          <table:table-cell table:formula="of:=IF([en.A115]=&quot;&quot;;&quot;&quot;;[en.A115])">
            <text:p/>
          </table:table-cell>
          <table:table-cell table:formula="of:=IF([en.B115]=&quot;&quot;;&quot;&quot;;[en.B115])">
            <text:p/>
          </table:table-cell>
        </table:table-row>
        <table:table-row table:style-name="ro1">
          <table:table-cell table:formula="of:=IF([en.A116]=&quot;&quot;;&quot;&quot;;[en.A116])">
            <text:p/>
          </table:table-cell>
          <table:table-cell table:formula="of:=IF([en.B116]=&quot;&quot;;&quot;&quot;;[en.B116])">
            <text:p/>
          </table:table-cell>
        </table:table-row>
        <table:table-row table:style-name="ro1">
          <table:table-cell table:formula="of:=IF([en.A117]=&quot;&quot;;&quot;&quot;;[en.A117])">
            <text:p/>
          </table:table-cell>
          <table:table-cell table:formula="of:=IF([en.B117]=&quot;&quot;;&quot;&quot;;[en.B117])">
            <text:p/>
          </table:table-cell>
        </table:table-row>
        <table:table-row table:style-name="ro1">
          <table:table-cell table:formula="of:=IF([en.A118]=&quot;&quot;;&quot;&quot;;[en.A118])">
            <text:p/>
          </table:table-cell>
          <table:table-cell table:formula="of:=IF([en.B118]=&quot;&quot;;&quot;&quot;;[en.B118])">
            <text:p/>
          </table:table-cell>
        </table:table-row>
        <table:table-row table:style-name="ro1">
          <table:table-cell table:formula="of:=IF([en.A119]=&quot;&quot;;&quot;&quot;;[en.A119])">
            <text:p/>
          </table:table-cell>
          <table:table-cell table:formula="of:=IF([en.B119]=&quot;&quot;;&quot;&quot;;[en.B119])">
            <text:p/>
          </table:table-cell>
        </table:table-row>
        <table:table-row table:style-name="ro1">
          <table:table-cell table:formula="of:=IF([en.A120]=&quot;&quot;;&quot;&quot;;[en.A120])">
            <text:p/>
          </table:table-cell>
          <table:table-cell table:formula="of:=IF([en.B120]=&quot;&quot;;&quot;&quot;;[en.B120])">
            <text:p/>
          </table:table-cell>
        </table:table-row>
        <table:table-row table:style-name="ro1">
          <table:table-cell table:formula="of:=IF([en.A121]=&quot;&quot;;&quot;&quot;;[en.A121])">
            <text:p/>
          </table:table-cell>
          <table:table-cell table:formula="of:=IF([en.B121]=&quot;&quot;;&quot;&quot;;[en.B121])">
            <text:p/>
          </table:table-cell>
        </table:table-row>
        <table:table-row table:style-name="ro1">
          <table:table-cell table:formula="of:=IF([en.A122]=&quot;&quot;;&quot;&quot;;[en.A122])">
            <text:p/>
          </table:table-cell>
          <table:table-cell table:formula="of:=IF([en.B122]=&quot;&quot;;&quot;&quot;;[en.B122])">
            <text:p/>
          </table:table-cell>
        </table:table-row>
        <table:table-row table:style-name="ro1">
          <table:table-cell table:formula="of:=IF([en.A123]=&quot;&quot;;&quot;&quot;;[en.A123])">
            <text:p/>
          </table:table-cell>
          <table:table-cell table:formula="of:=IF([en.B123]=&quot;&quot;;&quot;&quot;;[en.B123])">
            <text:p/>
          </table:table-cell>
        </table:table-row>
        <table:table-row table:style-name="ro1">
          <table:table-cell table:formula="of:=IF([en.A124]=&quot;&quot;;&quot;&quot;;[en.A124])">
            <text:p/>
          </table:table-cell>
          <table:table-cell table:formula="of:=IF([en.B124]=&quot;&quot;;&quot;&quot;;[en.B124])">
            <text:p/>
          </table:table-cell>
        </table:table-row>
        <table:table-row table:style-name="ro1">
          <table:table-cell table:formula="of:=IF([en.A125]=&quot;&quot;;&quot;&quot;;[en.A125])">
            <text:p/>
          </table:table-cell>
          <table:table-cell table:formula="of:=IF([en.B125]=&quot;&quot;;&quot;&quot;;[en.B125])">
            <text:p/>
          </table:table-cell>
        </table:table-row>
        <table:table-row table:style-name="ro1">
          <table:table-cell table:formula="of:=IF([en.A126]=&quot;&quot;;&quot;&quot;;[en.A126])">
            <text:p/>
          </table:table-cell>
          <table:table-cell table:formula="of:=IF([en.B126]=&quot;&quot;;&quot;&quot;;[en.B126])">
            <text:p/>
          </table:table-cell>
        </table:table-row>
        <table:table-row table:style-name="ro1">
          <table:table-cell table:formula="of:=IF([en.A127]=&quot;&quot;;&quot;&quot;;[en.A127])">
            <text:p/>
          </table:table-cell>
          <table:table-cell table:formula="of:=IF([en.B127]=&quot;&quot;;&quot;&quot;;[en.B127])">
            <text:p/>
          </table:table-cell>
        </table:table-row>
        <table:table-row table:style-name="ro1">
          <table:table-cell table:formula="of:=IF([en.A128]=&quot;&quot;;&quot;&quot;;[en.A128])">
            <text:p/>
          </table:table-cell>
          <table:table-cell table:formula="of:=IF([en.B128]=&quot;&quot;;&quot;&quot;;[en.B128])">
            <text:p/>
          </table:table-cell>
        </table:table-row>
        <table:table-row table:style-name="ro1">
          <table:table-cell table:formula="of:=IF([en.A129]=&quot;&quot;;&quot;&quot;;[en.A129])">
            <text:p/>
          </table:table-cell>
          <table:table-cell table:formula="of:=IF([en.B129]=&quot;&quot;;&quot;&quot;;[en.B129])">
            <text:p/>
          </table:table-cell>
        </table:table-row>
        <table:table-row table:style-name="ro1">
          <table:table-cell table:formula="of:=IF([en.A130]=&quot;&quot;;&quot;&quot;;[en.A130])">
            <text:p/>
          </table:table-cell>
          <table:table-cell table:formula="of:=IF([en.B130]=&quot;&quot;;&quot;&quot;;[en.B130])">
            <text:p/>
          </table:table-cell>
        </table:table-row>
        <table:table-row table:style-name="ro1">
          <table:table-cell table:formula="of:=IF([en.A131]=&quot;&quot;;&quot;&quot;;[en.A131])">
            <text:p/>
          </table:table-cell>
          <table:table-cell table:formula="of:=IF([en.B131]=&quot;&quot;;&quot;&quot;;[en.B131])">
            <text:p/>
          </table:table-cell>
        </table:table-row>
        <table:table-row table:style-name="ro1">
          <table:table-cell table:formula="of:=IF([en.A132]=&quot;&quot;;&quot;&quot;;[en.A132])">
            <text:p/>
          </table:table-cell>
          <table:table-cell table:formula="of:=IF([en.B132]=&quot;&quot;;&quot;&quot;;[en.B132])">
            <text:p/>
          </table:table-cell>
        </table:table-row>
        <table:table-row table:style-name="ro1">
          <table:table-cell table:formula="of:=IF([en.A133]=&quot;&quot;;&quot;&quot;;[en.A133])">
            <text:p/>
          </table:table-cell>
          <table:table-cell table:formula="of:=IF([en.B133]=&quot;&quot;;&quot;&quot;;[en.B133])">
            <text:p/>
          </table:table-cell>
        </table:table-row>
        <table:table-row table:style-name="ro1">
          <table:table-cell table:formula="of:=IF([en.A134]=&quot;&quot;;&quot;&quot;;[en.A134])">
            <text:p/>
          </table:table-cell>
          <table:table-cell table:formula="of:=IF([en.B134]=&quot;&quot;;&quot;&quot;;[en.B134])">
            <text:p/>
          </table:table-cell>
        </table:table-row>
        <table:table-row table:style-name="ro1">
          <table:table-cell table:formula="of:=IF([en.A135]=&quot;&quot;;&quot;&quot;;[en.A135])">
            <text:p/>
          </table:table-cell>
          <table:table-cell table:formula="of:=IF([en.B135]=&quot;&quot;;&quot;&quot;;[en.B135])">
            <text:p/>
          </table:table-cell>
        </table:table-row>
        <table:table-row table:style-name="ro1">
          <table:table-cell table:formula="of:=IF([en.A136]=&quot;&quot;;&quot;&quot;;[en.A136])">
            <text:p/>
          </table:table-cell>
          <table:table-cell table:formula="of:=IF([en.B136]=&quot;&quot;;&quot;&quot;;[en.B136])">
            <text:p/>
          </table:table-cell>
        </table:table-row>
        <table:table-row table:style-name="ro1">
          <table:table-cell table:formula="of:=IF([en.A137]=&quot;&quot;;&quot;&quot;;[en.A137])">
            <text:p/>
          </table:table-cell>
          <table:table-cell table:formula="of:=IF([en.B137]=&quot;&quot;;&quot;&quot;;[en.B137])">
            <text:p/>
          </table:table-cell>
        </table:table-row>
        <table:table-row table:style-name="ro1">
          <table:table-cell table:formula="of:=IF([en.A138]=&quot;&quot;;&quot;&quot;;[en.A138])">
            <text:p/>
          </table:table-cell>
          <table:table-cell table:formula="of:=IF([en.B138]=&quot;&quot;;&quot;&quot;;[en.B138])">
            <text:p/>
          </table:table-cell>
        </table:table-row>
        <table:table-row table:style-name="ro1">
          <table:table-cell table:formula="of:=IF([en.A139]=&quot;&quot;;&quot;&quot;;[en.A139])">
            <text:p/>
          </table:table-cell>
          <table:table-cell table:formula="of:=IF([en.B139]=&quot;&quot;;&quot;&quot;;[en.B139])">
            <text:p/>
          </table:table-cell>
        </table:table-row>
        <table:table-row table:style-name="ro1">
          <table:table-cell table:formula="of:=IF([en.A140]=&quot;&quot;;&quot;&quot;;[en.A140])">
            <text:p/>
          </table:table-cell>
          <table:table-cell table:formula="of:=IF([en.B140]=&quot;&quot;;&quot;&quot;;[en.B140])">
            <text:p/>
          </table:table-cell>
        </table:table-row>
        <table:table-row table:style-name="ro1">
          <table:table-cell table:formula="of:=IF([en.A141]=&quot;&quot;;&quot;&quot;;[en.A141])">
            <text:p/>
          </table:table-cell>
          <table:table-cell table:formula="of:=IF([en.B141]=&quot;&quot;;&quot;&quot;;[en.B141])">
            <text:p/>
          </table:table-cell>
        </table:table-row>
        <table:table-row table:style-name="ro1">
          <table:table-cell table:formula="of:=IF([en.A142]=&quot;&quot;;&quot;&quot;;[en.A142])">
            <text:p/>
          </table:table-cell>
          <table:table-cell table:formula="of:=IF([en.B142]=&quot;&quot;;&quot;&quot;;[en.B142])">
            <text:p/>
          </table:table-cell>
        </table:table-row>
        <table:table-row table:style-name="ro1">
          <table:table-cell table:formula="of:=IF([en.A143]=&quot;&quot;;&quot;&quot;;[en.A143])">
            <text:p/>
          </table:table-cell>
          <table:table-cell table:formula="of:=IF([en.B143]=&quot;&quot;;&quot;&quot;;[en.B143])">
            <text:p/>
          </table:table-cell>
        </table:table-row>
        <table:table-row table:style-name="ro1">
          <table:table-cell table:formula="of:=IF([en.A144]=&quot;&quot;;&quot;&quot;;[en.A144])">
            <text:p/>
          </table:table-cell>
          <table:table-cell table:formula="of:=IF([en.B144]=&quot;&quot;;&quot;&quot;;[en.B144])">
            <text:p/>
          </table:table-cell>
        </table:table-row>
        <table:table-row table:style-name="ro1">
          <table:table-cell table:formula="of:=IF([en.A145]=&quot;&quot;;&quot;&quot;;[en.A145])">
            <text:p/>
          </table:table-cell>
          <table:table-cell table:formula="of:=IF([en.B145]=&quot;&quot;;&quot;&quot;;[en.B145])">
            <text:p/>
          </table:table-cell>
        </table:table-row>
        <table:table-row table:style-name="ro1">
          <table:table-cell table:formula="of:=IF([en.A146]=&quot;&quot;;&quot;&quot;;[en.A146])">
            <text:p/>
          </table:table-cell>
          <table:table-cell table:formula="of:=IF([en.B146]=&quot;&quot;;&quot;&quot;;[en.B146])">
            <text:p/>
          </table:table-cell>
        </table:table-row>
        <table:table-row table:style-name="ro1">
          <table:table-cell table:formula="of:=IF([en.A147]=&quot;&quot;;&quot;&quot;;[en.A147])">
            <text:p/>
          </table:table-cell>
          <table:table-cell table:formula="of:=IF([en.B147]=&quot;&quot;;&quot;&quot;;[en.B147])">
            <text:p/>
          </table:table-cell>
        </table:table-row>
        <table:table-row table:style-name="ro1">
          <table:table-cell table:formula="of:=IF([en.A148]=&quot;&quot;;&quot;&quot;;[en.A148])">
            <text:p/>
          </table:table-cell>
          <table:table-cell table:formula="of:=IF([en.B148]=&quot;&quot;;&quot;&quot;;[en.B148])">
            <text:p/>
          </table:table-cell>
        </table:table-row>
        <table:table-row table:style-name="ro1">
          <table:table-cell table:formula="of:=IF([en.A149]=&quot;&quot;;&quot;&quot;;[en.A149])">
            <text:p/>
          </table:table-cell>
          <table:table-cell table:formula="of:=IF([en.B149]=&quot;&quot;;&quot;&quot;;[en.B149])">
            <text:p/>
          </table:table-cell>
        </table:table-row>
        <table:table-row table:style-name="ro1">
          <table:table-cell table:formula="of:=IF([en.A150]=&quot;&quot;;&quot;&quot;;[en.A150])">
            <text:p/>
          </table:table-cell>
          <table:table-cell table:formula="of:=IF([en.B150]=&quot;&quot;;&quot;&quot;;[en.B150])">
            <text:p/>
          </table:table-cell>
        </table:table-row>
        <table:table-row table:style-name="ro1">
          <table:table-cell table:formula="of:=IF([en.A151]=&quot;&quot;;&quot;&quot;;[en.A151])">
            <text:p/>
          </table:table-cell>
          <table:table-cell table:formula="of:=IF([en.B151]=&quot;&quot;;&quot;&quot;;[en.B151])">
            <text:p/>
          </table:table-cell>
        </table:table-row>
        <table:table-row table:style-name="ro1">
          <table:table-cell table:formula="of:=IF([en.A152]=&quot;&quot;;&quot;&quot;;[en.A152])">
            <text:p/>
          </table:table-cell>
          <table:table-cell table:formula="of:=IF([en.B152]=&quot;&quot;;&quot;&quot;;[en.B152])">
            <text:p/>
          </table:table-cell>
        </table:table-row>
        <table:table-row table:style-name="ro1">
          <table:table-cell table:formula="of:=IF([en.A153]=&quot;&quot;;&quot;&quot;;[en.A153])">
            <text:p/>
          </table:table-cell>
          <table:table-cell table:formula="of:=IF([en.B153]=&quot;&quot;;&quot;&quot;;[en.B153])">
            <text:p/>
          </table:table-cell>
        </table:table-row>
        <table:table-row table:style-name="ro1">
          <table:table-cell table:formula="of:=IF([en.A154]=&quot;&quot;;&quot;&quot;;[en.A154])">
            <text:p/>
          </table:table-cell>
          <table:table-cell table:formula="of:=IF([en.B154]=&quot;&quot;;&quot;&quot;;[en.B154])">
            <text:p/>
          </table:table-cell>
        </table:table-row>
        <table:table-row table:style-name="ro1">
          <table:table-cell table:formula="of:=IF([en.A155]=&quot;&quot;;&quot;&quot;;[en.A155])">
            <text:p/>
          </table:table-cell>
          <table:table-cell table:formula="of:=IF([en.B155]=&quot;&quot;;&quot;&quot;;[en.B155])">
            <text:p/>
          </table:table-cell>
        </table:table-row>
        <table:table-row table:style-name="ro1">
          <table:table-cell table:formula="of:=IF([en.A156]=&quot;&quot;;&quot;&quot;;[en.A156])">
            <text:p/>
          </table:table-cell>
          <table:table-cell table:formula="of:=IF([en.B156]=&quot;&quot;;&quot;&quot;;[en.B156])">
            <text:p/>
          </table:table-cell>
        </table:table-row>
        <table:table-row table:style-name="ro1">
          <table:table-cell table:formula="of:=IF([en.A157]=&quot;&quot;;&quot;&quot;;[en.A157])">
            <text:p/>
          </table:table-cell>
          <table:table-cell table:formula="of:=IF([en.B157]=&quot;&quot;;&quot;&quot;;[en.B157])">
            <text:p/>
          </table:table-cell>
        </table:table-row>
        <table:table-row table:style-name="ro1">
          <table:table-cell table:formula="of:=IF([en.A158]=&quot;&quot;;&quot;&quot;;[en.A158])">
            <text:p/>
          </table:table-cell>
          <table:table-cell table:formula="of:=IF([en.B158]=&quot;&quot;;&quot;&quot;;[en.B158])">
            <text:p/>
          </table:table-cell>
        </table:table-row>
        <table:table-row table:style-name="ro1">
          <table:table-cell table:formula="of:=IF([en.A159]=&quot;&quot;;&quot;&quot;;[en.A159])">
            <text:p/>
          </table:table-cell>
          <table:table-cell table:formula="of:=IF([en.B159]=&quot;&quot;;&quot;&quot;;[en.B159])">
            <text:p/>
          </table:table-cell>
        </table:table-row>
        <table:table-row table:style-name="ro1">
          <table:table-cell table:formula="of:=IF([en.A160]=&quot;&quot;;&quot;&quot;;[en.A160])">
            <text:p/>
          </table:table-cell>
          <table:table-cell table:formula="of:=IF([en.B160]=&quot;&quot;;&quot;&quot;;[en.B160])">
            <text:p/>
          </table:table-cell>
        </table:table-row>
        <table:table-row table:style-name="ro1">
          <table:table-cell table:formula="of:=IF([en.A161]=&quot;&quot;;&quot;&quot;;[en.A161])">
            <text:p/>
          </table:table-cell>
          <table:table-cell table:formula="of:=IF([en.B161]=&quot;&quot;;&quot;&quot;;[en.B161])">
            <text:p/>
          </table:table-cell>
        </table:table-row>
        <table:table-row table:style-name="ro1">
          <table:table-cell table:formula="of:=IF([en.A162]=&quot;&quot;;&quot;&quot;;[en.A162])">
            <text:p/>
          </table:table-cell>
          <table:table-cell table:formula="of:=IF([en.B162]=&quot;&quot;;&quot;&quot;;[en.B162])">
            <text:p/>
          </table:table-cell>
        </table:table-row>
        <table:table-row table:style-name="ro1">
          <table:table-cell table:formula="of:=IF([en.A163]=&quot;&quot;;&quot;&quot;;[en.A163])">
            <text:p/>
          </table:table-cell>
          <table:table-cell table:formula="of:=IF([en.B163]=&quot;&quot;;&quot;&quot;;[en.B163])">
            <text:p/>
          </table:table-cell>
        </table:table-row>
        <table:table-row table:style-name="ro1">
          <table:table-cell table:formula="of:=IF([en.A164]=&quot;&quot;;&quot;&quot;;[en.A164])">
            <text:p/>
          </table:table-cell>
          <table:table-cell table:formula="of:=IF([en.B164]=&quot;&quot;;&quot;&quot;;[en.B164])">
            <text:p/>
          </table:table-cell>
        </table:table-row>
        <table:table-row table:style-name="ro1">
          <table:table-cell table:formula="of:=IF([en.A165]=&quot;&quot;;&quot;&quot;;[en.A165])">
            <text:p/>
          </table:table-cell>
          <table:table-cell table:formula="of:=IF([en.B165]=&quot;&quot;;&quot;&quot;;[en.B165])">
            <text:p/>
          </table:table-cell>
        </table:table-row>
        <table:table-row table:style-name="ro1">
          <table:table-cell table:formula="of:=IF([en.A166]=&quot;&quot;;&quot;&quot;;[en.A166])">
            <text:p/>
          </table:table-cell>
          <table:table-cell table:formula="of:=IF([en.B166]=&quot;&quot;;&quot;&quot;;[en.B166])">
            <text:p/>
          </table:table-cell>
        </table:table-row>
        <table:table-row table:style-name="ro1">
          <table:table-cell table:formula="of:=IF([en.A167]=&quot;&quot;;&quot;&quot;;[en.A167])">
            <text:p/>
          </table:table-cell>
          <table:table-cell table:formula="of:=IF([en.B167]=&quot;&quot;;&quot;&quot;;[en.B167])">
            <text:p/>
          </table:table-cell>
        </table:table-row>
        <table:table-row table:style-name="ro1">
          <table:table-cell table:formula="of:=IF([en.A168]=&quot;&quot;;&quot;&quot;;[en.A168])">
            <text:p/>
          </table:table-cell>
          <table:table-cell table:formula="of:=IF([en.B168]=&quot;&quot;;&quot;&quot;;[en.B168])">
            <text:p/>
          </table:table-cell>
        </table:table-row>
        <table:table-row table:style-name="ro1">
          <table:table-cell table:formula="of:=IF([en.A169]=&quot;&quot;;&quot;&quot;;[en.A169])">
            <text:p/>
          </table:table-cell>
          <table:table-cell table:formula="of:=IF([en.B169]=&quot;&quot;;&quot;&quot;;[en.B169])">
            <text:p/>
          </table:table-cell>
        </table:table-row>
        <table:table-row table:style-name="ro1">
          <table:table-cell table:formula="of:=IF([en.A170]=&quot;&quot;;&quot;&quot;;[en.A170])">
            <text:p/>
          </table:table-cell>
          <table:table-cell table:formula="of:=IF([en.B170]=&quot;&quot;;&quot;&quot;;[en.B170])">
            <text:p/>
          </table:table-cell>
        </table:table-row>
        <table:table-row table:style-name="ro1">
          <table:table-cell table:formula="of:=IF([en.A171]=&quot;&quot;;&quot;&quot;;[en.A171])">
            <text:p/>
          </table:table-cell>
          <table:table-cell table:formula="of:=IF([en.B171]=&quot;&quot;;&quot;&quot;;[en.B171])">
            <text:p/>
          </table:table-cell>
        </table:table-row>
        <table:table-row table:style-name="ro1">
          <table:table-cell table:formula="of:=IF([en.A172]=&quot;&quot;;&quot;&quot;;[en.A172])">
            <text:p/>
          </table:table-cell>
          <table:table-cell table:formula="of:=IF([en.B172]=&quot;&quot;;&quot;&quot;;[en.B172])">
            <text:p/>
          </table:table-cell>
        </table:table-row>
        <table:table-row table:style-name="ro1">
          <table:table-cell table:formula="of:=IF([en.A173]=&quot;&quot;;&quot;&quot;;[en.A173])">
            <text:p/>
          </table:table-cell>
          <table:table-cell table:formula="of:=IF([en.B173]=&quot;&quot;;&quot;&quot;;[en.B173])">
            <text:p/>
          </table:table-cell>
        </table:table-row>
        <table:table-row table:style-name="ro1">
          <table:table-cell table:formula="of:=IF([en.A174]=&quot;&quot;;&quot;&quot;;[en.A174])">
            <text:p/>
          </table:table-cell>
          <table:table-cell table:formula="of:=IF([en.B174]=&quot;&quot;;&quot;&quot;;[en.B174])">
            <text:p/>
          </table:table-cell>
        </table:table-row>
        <table:table-row table:style-name="ro1">
          <table:table-cell table:formula="of:=IF([en.A175]=&quot;&quot;;&quot;&quot;;[en.A175])">
            <text:p/>
          </table:table-cell>
          <table:table-cell table:formula="of:=IF([en.B175]=&quot;&quot;;&quot;&quot;;[en.B175])">
            <text:p/>
          </table:table-cell>
        </table:table-row>
        <table:table-row table:style-name="ro1">
          <table:table-cell table:formula="of:=IF([en.A176]=&quot;&quot;;&quot;&quot;;[en.A176])">
            <text:p/>
          </table:table-cell>
          <table:table-cell table:formula="of:=IF([en.B176]=&quot;&quot;;&quot;&quot;;[en.B176])">
            <text:p/>
          </table:table-cell>
        </table:table-row>
        <table:table-row table:style-name="ro1">
          <table:table-cell table:formula="of:=IF([en.A177]=&quot;&quot;;&quot;&quot;;[en.A177])">
            <text:p/>
          </table:table-cell>
          <table:table-cell table:formula="of:=IF([en.B177]=&quot;&quot;;&quot;&quot;;[en.B177])">
            <text:p/>
          </table:table-cell>
        </table:table-row>
        <table:table-row table:style-name="ro1">
          <table:table-cell table:formula="of:=IF([en.A178]=&quot;&quot;;&quot;&quot;;[en.A178])">
            <text:p/>
          </table:table-cell>
          <table:table-cell table:formula="of:=IF([en.B178]=&quot;&quot;;&quot;&quot;;[en.B178])">
            <text:p/>
          </table:table-cell>
        </table:table-row>
        <table:table-row table:style-name="ro1">
          <table:table-cell table:formula="of:=IF([en.A179]=&quot;&quot;;&quot;&quot;;[en.A179])">
            <text:p/>
          </table:table-cell>
          <table:table-cell table:formula="of:=IF([en.B179]=&quot;&quot;;&quot;&quot;;[en.B179])">
            <text:p/>
          </table:table-cell>
        </table:table-row>
        <table:table-row table:style-name="ro1">
          <table:table-cell table:formula="of:=IF([en.A180]=&quot;&quot;;&quot;&quot;;[en.A180])">
            <text:p/>
          </table:table-cell>
          <table:table-cell table:formula="of:=IF([en.B180]=&quot;&quot;;&quot;&quot;;[en.B180])">
            <text:p/>
          </table:table-cell>
        </table:table-row>
        <table:table-row table:style-name="ro1">
          <table:table-cell table:formula="of:=IF([en.A181]=&quot;&quot;;&quot;&quot;;[en.A181])">
            <text:p/>
          </table:table-cell>
          <table:table-cell table:formula="of:=IF([en.B181]=&quot;&quot;;&quot;&quot;;[en.B181])">
            <text:p/>
          </table:table-cell>
        </table:table-row>
        <table:table-row table:style-name="ro1">
          <table:table-cell table:formula="of:=IF([en.A182]=&quot;&quot;;&quot;&quot;;[en.A182])">
            <text:p/>
          </table:table-cell>
          <table:table-cell table:formula="of:=IF([en.B182]=&quot;&quot;;&quot;&quot;;[en.B182])">
            <text:p/>
          </table:table-cell>
        </table:table-row>
        <table:table-row table:style-name="ro1">
          <table:table-cell table:formula="of:=IF([en.A183]=&quot;&quot;;&quot;&quot;;[en.A183])">
            <text:p/>
          </table:table-cell>
          <table:table-cell table:formula="of:=IF([en.B183]=&quot;&quot;;&quot;&quot;;[en.B183])">
            <text:p/>
          </table:table-cell>
        </table:table-row>
        <table:table-row table:style-name="ro1">
          <table:table-cell table:formula="of:=IF([en.A184]=&quot;&quot;;&quot;&quot;;[en.A184])">
            <text:p/>
          </table:table-cell>
          <table:table-cell table:formula="of:=IF([en.B184]=&quot;&quot;;&quot;&quot;;[en.B184])">
            <text:p/>
          </table:table-cell>
        </table:table-row>
        <table:table-row table:style-name="ro1">
          <table:table-cell table:formula="of:=IF([en.A185]=&quot;&quot;;&quot;&quot;;[en.A185])">
            <text:p/>
          </table:table-cell>
          <table:table-cell table:formula="of:=IF([en.B185]=&quot;&quot;;&quot;&quot;;[en.B185])">
            <text:p/>
          </table:table-cell>
        </table:table-row>
        <table:table-row table:style-name="ro1">
          <table:table-cell table:formula="of:=IF([en.A186]=&quot;&quot;;&quot;&quot;;[en.A186])">
            <text:p/>
          </table:table-cell>
          <table:table-cell table:formula="of:=IF([en.B186]=&quot;&quot;;&quot;&quot;;[en.B186])">
            <text:p/>
          </table:table-cell>
        </table:table-row>
        <table:table-row table:style-name="ro1">
          <table:table-cell table:formula="of:=IF([en.A187]=&quot;&quot;;&quot;&quot;;[en.A187])">
            <text:p/>
          </table:table-cell>
          <table:table-cell table:formula="of:=IF([en.B187]=&quot;&quot;;&quot;&quot;;[en.B187])">
            <text:p/>
          </table:table-cell>
        </table:table-row>
        <table:table-row table:style-name="ro1">
          <table:table-cell table:formula="of:=IF([en.A188]=&quot;&quot;;&quot;&quot;;[en.A188])">
            <text:p/>
          </table:table-cell>
          <table:table-cell table:formula="of:=IF([en.B188]=&quot;&quot;;&quot;&quot;;[en.B188])">
            <text:p/>
          </table:table-cell>
        </table:table-row>
        <table:table-row table:style-name="ro1">
          <table:table-cell table:formula="of:=IF([en.A189]=&quot;&quot;;&quot;&quot;;[en.A189])">
            <text:p/>
          </table:table-cell>
          <table:table-cell table:formula="of:=IF([en.B189]=&quot;&quot;;&quot;&quot;;[en.B189])">
            <text:p/>
          </table:table-cell>
        </table:table-row>
        <table:table-row table:style-name="ro1">
          <table:table-cell table:formula="of:=IF([en.A190]=&quot;&quot;;&quot;&quot;;[en.A190])">
            <text:p/>
          </table:table-cell>
          <table:table-cell table:formula="of:=IF([en.B190]=&quot;&quot;;&quot;&quot;;[en.B190])">
            <text:p/>
          </table:table-cell>
        </table:table-row>
        <table:table-row table:style-name="ro1">
          <table:table-cell table:formula="of:=IF([en.A191]=&quot;&quot;;&quot;&quot;;[en.A191])">
            <text:p/>
          </table:table-cell>
          <table:table-cell table:formula="of:=IF([en.B191]=&quot;&quot;;&quot;&quot;;[en.B191])">
            <text:p/>
          </table:table-cell>
        </table:table-row>
        <table:table-row table:style-name="ro1">
          <table:table-cell table:formula="of:=IF([en.A192]=&quot;&quot;;&quot;&quot;;[en.A192])">
            <text:p/>
          </table:table-cell>
          <table:table-cell table:formula="of:=IF([en.B192]=&quot;&quot;;&quot;&quot;;[en.B192])">
            <text:p/>
          </table:table-cell>
        </table:table-row>
        <table:table-row table:style-name="ro1">
          <table:table-cell table:formula="of:=IF([en.A193]=&quot;&quot;;&quot;&quot;;[en.A193])">
            <text:p/>
          </table:table-cell>
          <table:table-cell table:formula="of:=IF([en.B193]=&quot;&quot;;&quot;&quot;;[en.B193])">
            <text:p/>
          </table:table-cell>
        </table:table-row>
        <table:table-row table:style-name="ro1">
          <table:table-cell table:formula="of:=IF([en.A194]=&quot;&quot;;&quot;&quot;;[en.A194])">
            <text:p/>
          </table:table-cell>
          <table:table-cell table:formula="of:=IF([en.B194]=&quot;&quot;;&quot;&quot;;[en.B194])">
            <text:p/>
          </table:table-cell>
        </table:table-row>
        <table:table-row table:style-name="ro1">
          <table:table-cell table:formula="of:=IF([en.A195]=&quot;&quot;;&quot;&quot;;[en.A195])">
            <text:p/>
          </table:table-cell>
          <table:table-cell table:formula="of:=IF([en.B195]=&quot;&quot;;&quot;&quot;;[en.B195])">
            <text:p/>
          </table:table-cell>
        </table:table-row>
        <table:table-row table:style-name="ro1">
          <table:table-cell table:formula="of:=IF([en.A196]=&quot;&quot;;&quot;&quot;;[en.A196])">
            <text:p/>
          </table:table-cell>
          <table:table-cell table:formula="of:=IF([en.B196]=&quot;&quot;;&quot;&quot;;[en.B196])">
            <text:p/>
          </table:table-cell>
        </table:table-row>
        <table:table-row table:style-name="ro1">
          <table:table-cell table:formula="of:=IF([en.A197]=&quot;&quot;;&quot;&quot;;[en.A197])">
            <text:p/>
          </table:table-cell>
          <table:table-cell table:formula="of:=IF([en.B197]=&quot;&quot;;&quot;&quot;;[en.B197])">
            <text:p/>
          </table:table-cell>
        </table:table-row>
        <table:table-row table:style-name="ro1">
          <table:table-cell table:formula="of:=IF([en.A198]=&quot;&quot;;&quot;&quot;;[en.A198])">
            <text:p/>
          </table:table-cell>
          <table:table-cell table:formula="of:=IF([en.B198]=&quot;&quot;;&quot;&quot;;[en.B198])">
            <text:p/>
          </table:table-cell>
        </table:table-row>
        <table:table-row table:style-name="ro1">
          <table:table-cell table:formula="of:=IF([en.A199]=&quot;&quot;;&quot;&quot;;[en.A199])">
            <text:p/>
          </table:table-cell>
          <table:table-cell table:formula="of:=IF([en.B199]=&quot;&quot;;&quot;&quot;;[en.B199])">
            <text:p/>
          </table:table-cell>
        </table:table-row>
        <table:table-row table:style-name="ro1">
          <table:table-cell table:formula="of:=IF([en.A200]=&quot;&quot;;&quot;&quot;;[en.A200])">
            <text:p/>
          </table:table-cell>
          <table:table-cell table:formula="of:=IF([en.B200]=&quot;&quot;;&quot;&quot;;[en.B200])">
            <text:p/>
          </table:table-cell>
        </table:table-row>
        <table:table-row table:style-name="ro1">
          <table:table-cell table:formula="of:=IF([en.A201]=&quot;&quot;;&quot;&quot;;[en.A201])">
            <text:p/>
          </table:table-cell>
          <table:table-cell table:formula="of:=IF([en.B201]=&quot;&quot;;&quot;&quot;;[en.B201])">
            <text:p/>
          </table:table-cell>
        </table:table-row>
        <table:table-row table:style-name="ro1">
          <table:table-cell table:formula="of:=IF([en.A202]=&quot;&quot;;&quot;&quot;;[en.A202])">
            <text:p/>
          </table:table-cell>
          <table:table-cell table:formula="of:=IF([en.B202]=&quot;&quot;;&quot;&quot;;[en.B202])">
            <text:p/>
          </table:table-cell>
        </table:table-row>
        <table:table-row table:style-name="ro1">
          <table:table-cell table:formula="of:=IF([en.A203]=&quot;&quot;;&quot;&quot;;[en.A203])">
            <text:p/>
          </table:table-cell>
          <table:table-cell table:formula="of:=IF([en.B203]=&quot;&quot;;&quot;&quot;;[en.B203])">
            <text:p/>
          </table:table-cell>
        </table:table-row>
        <table:table-row table:style-name="ro1">
          <table:table-cell table:formula="of:=IF([en.A204]=&quot;&quot;;&quot;&quot;;[en.A204])">
            <text:p/>
          </table:table-cell>
          <table:table-cell table:formula="of:=IF([en.B204]=&quot;&quot;;&quot;&quot;;[en.B204])">
            <text:p/>
          </table:table-cell>
        </table:table-row>
        <table:table-row table:style-name="ro1">
          <table:table-cell table:formula="of:=IF([en.A205]=&quot;&quot;;&quot;&quot;;[en.A205])">
            <text:p/>
          </table:table-cell>
          <table:table-cell table:formula="of:=IF([en.B205]=&quot;&quot;;&quot;&quot;;[en.B205])">
            <text:p/>
          </table:table-cell>
        </table:table-row>
        <table:table-row table:style-name="ro1">
          <table:table-cell table:formula="of:=IF([en.A206]=&quot;&quot;;&quot;&quot;;[en.A206])">
            <text:p/>
          </table:table-cell>
          <table:table-cell table:formula="of:=IF([en.B206]=&quot;&quot;;&quot;&quot;;[en.B206])">
            <text:p/>
          </table:table-cell>
        </table:table-row>
        <table:table-row table:style-name="ro1">
          <table:table-cell table:formula="of:=IF([en.A207]=&quot;&quot;;&quot;&quot;;[en.A207])">
            <text:p/>
          </table:table-cell>
          <table:table-cell table:formula="of:=IF([en.B207]=&quot;&quot;;&quot;&quot;;[en.B207])">
            <text:p/>
          </table:table-cell>
        </table:table-row>
        <table:table-row table:style-name="ro1">
          <table:table-cell table:formula="of:=IF([en.A208]=&quot;&quot;;&quot;&quot;;[en.A208])">
            <text:p/>
          </table:table-cell>
          <table:table-cell table:formula="of:=IF([en.B208]=&quot;&quot;;&quot;&quot;;[en.B208])">
            <text:p/>
          </table:table-cell>
        </table:table-row>
        <table:table-row table:style-name="ro1">
          <table:table-cell table:formula="of:=IF([en.A209]=&quot;&quot;;&quot;&quot;;[en.A209])">
            <text:p/>
          </table:table-cell>
          <table:table-cell table:formula="of:=IF([en.B209]=&quot;&quot;;&quot;&quot;;[en.B209])">
            <text:p/>
          </table:table-cell>
        </table:table-row>
        <table:table-row table:style-name="ro1">
          <table:table-cell table:formula="of:=IF([en.A210]=&quot;&quot;;&quot;&quot;;[en.A210])">
            <text:p/>
          </table:table-cell>
          <table:table-cell table:formula="of:=IF([en.B210]=&quot;&quot;;&quot;&quot;;[en.B210])">
            <text:p/>
          </table:table-cell>
        </table:table-row>
        <table:table-row table:style-name="ro1">
          <table:table-cell table:formula="of:=IF([en.A211]=&quot;&quot;;&quot;&quot;;[en.A211])">
            <text:p/>
          </table:table-cell>
          <table:table-cell table:formula="of:=IF([en.B211]=&quot;&quot;;&quot;&quot;;[en.B211])">
            <text:p/>
          </table:table-cell>
        </table:table-row>
        <table:table-row table:style-name="ro1">
          <table:table-cell table:formula="of:=IF([en.A212]=&quot;&quot;;&quot;&quot;;[en.A212])">
            <text:p/>
          </table:table-cell>
          <table:table-cell table:formula="of:=IF([en.B212]=&quot;&quot;;&quot;&quot;;[en.B212])">
            <text:p/>
          </table:table-cell>
        </table:table-row>
        <table:table-row table:style-name="ro1">
          <table:table-cell table:formula="of:=IF([en.A213]=&quot;&quot;;&quot;&quot;;[en.A213])">
            <text:p/>
          </table:table-cell>
          <table:table-cell table:formula="of:=IF([en.B213]=&quot;&quot;;&quot;&quot;;[en.B213])">
            <text:p/>
          </table:table-cell>
        </table:table-row>
        <table:table-row table:style-name="ro1">
          <table:table-cell table:formula="of:=IF([en.A214]=&quot;&quot;;&quot;&quot;;[en.A214])">
            <text:p/>
          </table:table-cell>
          <table:table-cell table:formula="of:=IF([en.B214]=&quot;&quot;;&quot;&quot;;[en.B214])">
            <text:p/>
          </table:table-cell>
        </table:table-row>
        <table:table-row table:style-name="ro1">
          <table:table-cell table:formula="of:=IF([en.A215]=&quot;&quot;;&quot;&quot;;[en.A215])">
            <text:p/>
          </table:table-cell>
          <table:table-cell table:formula="of:=IF([en.B215]=&quot;&quot;;&quot;&quot;;[en.B215])">
            <text:p/>
          </table:table-cell>
        </table:table-row>
        <table:table-row table:style-name="ro1">
          <table:table-cell table:formula="of:=IF([en.A216]=&quot;&quot;;&quot;&quot;;[en.A216])">
            <text:p/>
          </table:table-cell>
          <table:table-cell table:formula="of:=IF([en.B216]=&quot;&quot;;&quot;&quot;;[en.B216])">
            <text:p/>
          </table:table-cell>
        </table:table-row>
        <table:table-row table:style-name="ro1">
          <table:table-cell table:formula="of:=IF([en.A217]=&quot;&quot;;&quot;&quot;;[en.A217])">
            <text:p/>
          </table:table-cell>
          <table:table-cell table:formula="of:=IF([en.B217]=&quot;&quot;;&quot;&quot;;[en.B217])">
            <text:p/>
          </table:table-cell>
        </table:table-row>
        <table:table-row table:style-name="ro1">
          <table:table-cell table:formula="of:=IF([en.A218]=&quot;&quot;;&quot;&quot;;[en.A218])">
            <text:p/>
          </table:table-cell>
          <table:table-cell table:formula="of:=IF([en.B218]=&quot;&quot;;&quot;&quot;;[en.B218])">
            <text:p/>
          </table:table-cell>
        </table:table-row>
        <table:table-row table:style-name="ro1">
          <table:table-cell table:formula="of:=IF([en.A219]=&quot;&quot;;&quot;&quot;;[en.A219])">
            <text:p/>
          </table:table-cell>
          <table:table-cell table:formula="of:=IF([en.B219]=&quot;&quot;;&quot;&quot;;[en.B219])">
            <text:p/>
          </table:table-cell>
        </table:table-row>
        <table:table-row table:style-name="ro1">
          <table:table-cell table:formula="of:=IF([en.A220]=&quot;&quot;;&quot;&quot;;[en.A220])">
            <text:p/>
          </table:table-cell>
          <table:table-cell table:formula="of:=IF([en.B220]=&quot;&quot;;&quot;&quot;;[en.B220])">
            <text:p/>
          </table:table-cell>
        </table:table-row>
        <table:table-row table:style-name="ro1">
          <table:table-cell table:formula="of:=IF([en.A221]=&quot;&quot;;&quot;&quot;;[en.A221])">
            <text:p/>
          </table:table-cell>
          <table:table-cell table:formula="of:=IF([en.B221]=&quot;&quot;;&quot;&quot;;[en.B221])">
            <text:p/>
          </table:table-cell>
        </table:table-row>
        <table:table-row table:style-name="ro1">
          <table:table-cell table:formula="of:=IF([en.A222]=&quot;&quot;;&quot;&quot;;[en.A222])">
            <text:p/>
          </table:table-cell>
          <table:table-cell table:formula="of:=IF([en.B222]=&quot;&quot;;&quot;&quot;;[en.B222])">
            <text:p/>
          </table:table-cell>
        </table:table-row>
        <table:table-row table:style-name="ro1">
          <table:table-cell table:formula="of:=IF([en.A223]=&quot;&quot;;&quot;&quot;;[en.A223])">
            <text:p/>
          </table:table-cell>
          <table:table-cell table:formula="of:=IF([en.B223]=&quot;&quot;;&quot;&quot;;[en.B223])">
            <text:p/>
          </table:table-cell>
        </table:table-row>
        <table:table-row table:style-name="ro1">
          <table:table-cell table:formula="of:=IF([en.A224]=&quot;&quot;;&quot;&quot;;[en.A224])">
            <text:p/>
          </table:table-cell>
          <table:table-cell table:formula="of:=IF([en.B224]=&quot;&quot;;&quot;&quot;;[en.B224])">
            <text:p/>
          </table:table-cell>
        </table:table-row>
        <table:table-row table:style-name="ro1">
          <table:table-cell table:formula="of:=IF([en.A225]=&quot;&quot;;&quot;&quot;;[en.A225])">
            <text:p/>
          </table:table-cell>
          <table:table-cell table:formula="of:=IF([en.B225]=&quot;&quot;;&quot;&quot;;[en.B225])">
            <text:p/>
          </table:table-cell>
        </table:table-row>
        <table:table-row table:style-name="ro1">
          <table:table-cell table:formula="of:=IF([en.A226]=&quot;&quot;;&quot;&quot;;[en.A226])">
            <text:p/>
          </table:table-cell>
          <table:table-cell table:formula="of:=IF([en.B226]=&quot;&quot;;&quot;&quot;;[en.B226])">
            <text:p/>
          </table:table-cell>
        </table:table-row>
        <table:table-row table:style-name="ro1">
          <table:table-cell table:formula="of:=IF([en.A227]=&quot;&quot;;&quot;&quot;;[en.A227])">
            <text:p/>
          </table:table-cell>
          <table:table-cell table:formula="of:=IF([en.B227]=&quot;&quot;;&quot;&quot;;[en.B227])">
            <text:p/>
          </table:table-cell>
        </table:table-row>
        <table:table-row table:style-name="ro1">
          <table:table-cell table:formula="of:=IF([en.A228]=&quot;&quot;;&quot;&quot;;[en.A228])">
            <text:p/>
          </table:table-cell>
          <table:table-cell table:formula="of:=IF([en.B228]=&quot;&quot;;&quot;&quot;;[en.B228])">
            <text:p/>
          </table:table-cell>
        </table:table-row>
        <table:table-row table:style-name="ro1">
          <table:table-cell table:formula="of:=IF([en.A229]=&quot;&quot;;&quot;&quot;;[en.A229])">
            <text:p/>
          </table:table-cell>
          <table:table-cell table:formula="of:=IF([en.B229]=&quot;&quot;;&quot;&quot;;[en.B229])">
            <text:p/>
          </table:table-cell>
        </table:table-row>
        <table:table-row table:style-name="ro1">
          <table:table-cell table:formula="of:=IF([en.A230]=&quot;&quot;;&quot;&quot;;[en.A230])">
            <text:p/>
          </table:table-cell>
          <table:table-cell table:formula="of:=IF([en.B230]=&quot;&quot;;&quot;&quot;;[en.B230])">
            <text:p/>
          </table:table-cell>
        </table:table-row>
        <table:table-row table:style-name="ro1">
          <table:table-cell table:formula="of:=IF([en.A231]=&quot;&quot;;&quot;&quot;;[en.A231])">
            <text:p/>
          </table:table-cell>
          <table:table-cell table:formula="of:=IF([en.B231]=&quot;&quot;;&quot;&quot;;[en.B231])">
            <text:p/>
          </table:table-cell>
        </table:table-row>
        <table:table-row table:style-name="ro1">
          <table:table-cell table:formula="of:=IF([en.A232]=&quot;&quot;;&quot;&quot;;[en.A232])">
            <text:p/>
          </table:table-cell>
          <table:table-cell table:formula="of:=IF([en.B232]=&quot;&quot;;&quot;&quot;;[en.B232])">
            <text:p/>
          </table:table-cell>
        </table:table-row>
        <table:table-row table:style-name="ro1">
          <table:table-cell table:formula="of:=IF([en.A233]=&quot;&quot;;&quot;&quot;;[en.A233])">
            <text:p/>
          </table:table-cell>
          <table:table-cell table:formula="of:=IF([en.B233]=&quot;&quot;;&quot;&quot;;[en.B233])">
            <text:p/>
          </table:table-cell>
        </table:table-row>
        <table:table-row table:style-name="ro1">
          <table:table-cell table:formula="of:=IF([en.A234]=&quot;&quot;;&quot;&quot;;[en.A234])">
            <text:p/>
          </table:table-cell>
          <table:table-cell table:formula="of:=IF([en.B234]=&quot;&quot;;&quot;&quot;;[en.B234])">
            <text:p/>
          </table:table-cell>
        </table:table-row>
        <table:table-row table:style-name="ro1">
          <table:table-cell table:formula="of:=IF([en.A235]=&quot;&quot;;&quot;&quot;;[en.A235])">
            <text:p/>
          </table:table-cell>
          <table:table-cell table:formula="of:=IF([en.B235]=&quot;&quot;;&quot;&quot;;[en.B235])">
            <text:p/>
          </table:table-cell>
        </table:table-row>
        <table:table-row table:style-name="ro1">
          <table:table-cell table:formula="of:=IF([en.A236]=&quot;&quot;;&quot;&quot;;[en.A236])">
            <text:p/>
          </table:table-cell>
          <table:table-cell table:formula="of:=IF([en.B236]=&quot;&quot;;&quot;&quot;;[en.B236])">
            <text:p/>
          </table:table-cell>
        </table:table-row>
        <table:table-row table:style-name="ro1">
          <table:table-cell table:formula="of:=IF([en.A237]=&quot;&quot;;&quot;&quot;;[en.A237])">
            <text:p/>
          </table:table-cell>
          <table:table-cell table:formula="of:=IF([en.B237]=&quot;&quot;;&quot;&quot;;[en.B237])">
            <text:p/>
          </table:table-cell>
        </table:table-row>
        <table:table-row table:style-name="ro1">
          <table:table-cell table:formula="of:=IF([en.A238]=&quot;&quot;;&quot;&quot;;[en.A238])">
            <text:p/>
          </table:table-cell>
          <table:table-cell table:formula="of:=IF([en.B238]=&quot;&quot;;&quot;&quot;;[en.B238])">
            <text:p/>
          </table:table-cell>
        </table:table-row>
        <table:table-row table:style-name="ro1">
          <table:table-cell table:formula="of:=IF([en.A239]=&quot;&quot;;&quot;&quot;;[en.A239])">
            <text:p/>
          </table:table-cell>
          <table:table-cell table:formula="of:=IF([en.B239]=&quot;&quot;;&quot;&quot;;[en.B239])">
            <text:p/>
          </table:table-cell>
        </table:table-row>
        <table:table-row table:style-name="ro1">
          <table:table-cell table:formula="of:=IF([en.A240]=&quot;&quot;;&quot;&quot;;[en.A240])">
            <text:p/>
          </table:table-cell>
          <table:table-cell table:formula="of:=IF([en.B240]=&quot;&quot;;&quot;&quot;;[en.B240])">
            <text:p/>
          </table:table-cell>
        </table:table-row>
        <table:table-row table:style-name="ro1">
          <table:table-cell table:formula="of:=IF([en.A241]=&quot;&quot;;&quot;&quot;;[en.A241])">
            <text:p/>
          </table:table-cell>
          <table:table-cell table:formula="of:=IF([en.B241]=&quot;&quot;;&quot;&quot;;[en.B241])">
            <text:p/>
          </table:table-cell>
        </table:table-row>
        <table:table-row table:style-name="ro1">
          <table:table-cell table:formula="of:=IF([en.A242]=&quot;&quot;;&quot;&quot;;[en.A242])">
            <text:p/>
          </table:table-cell>
          <table:table-cell table:formula="of:=IF([en.B242]=&quot;&quot;;&quot;&quot;;[en.B242])">
            <text:p/>
          </table:table-cell>
        </table:table-row>
        <table:table-row table:style-name="ro1">
          <table:table-cell table:formula="of:=IF([en.A243]=&quot;&quot;;&quot;&quot;;[en.A243])">
            <text:p/>
          </table:table-cell>
          <table:table-cell table:formula="of:=IF([en.B243]=&quot;&quot;;&quot;&quot;;[en.B243])">
            <text:p/>
          </table:table-cell>
        </table:table-row>
        <table:table-row table:style-name="ro1">
          <table:table-cell table:formula="of:=IF([en.A244]=&quot;&quot;;&quot;&quot;;[en.A244])">
            <text:p/>
          </table:table-cell>
          <table:table-cell table:formula="of:=IF([en.B244]=&quot;&quot;;&quot;&quot;;[en.B244])">
            <text:p/>
          </table:table-cell>
        </table:table-row>
        <table:table-row table:style-name="ro1">
          <table:table-cell table:formula="of:=IF([en.A245]=&quot;&quot;;&quot;&quot;;[en.A245])">
            <text:p/>
          </table:table-cell>
          <table:table-cell table:formula="of:=IF([en.B245]=&quot;&quot;;&quot;&quot;;[en.B245])">
            <text:p/>
          </table:table-cell>
        </table:table-row>
        <table:table-row table:style-name="ro1">
          <table:table-cell table:formula="of:=IF([en.A246]=&quot;&quot;;&quot;&quot;;[en.A246])">
            <text:p/>
          </table:table-cell>
          <table:table-cell table:formula="of:=IF([en.B246]=&quot;&quot;;&quot;&quot;;[en.B246])">
            <text:p/>
          </table:table-cell>
        </table:table-row>
        <table:table-row table:style-name="ro1">
          <table:table-cell table:formula="of:=IF([en.A247]=&quot;&quot;;&quot;&quot;;[en.A247])">
            <text:p/>
          </table:table-cell>
          <table:table-cell table:formula="of:=IF([en.B247]=&quot;&quot;;&quot;&quot;;[en.B247])">
            <text:p/>
          </table:table-cell>
        </table:table-row>
        <table:table-row table:style-name="ro1">
          <table:table-cell table:formula="of:=IF([en.A248]=&quot;&quot;;&quot;&quot;;[en.A248])">
            <text:p/>
          </table:table-cell>
          <table:table-cell table:formula="of:=IF([en.B248]=&quot;&quot;;&quot;&quot;;[en.B248])">
            <text:p/>
          </table:table-cell>
        </table:table-row>
        <table:table-row table:style-name="ro1">
          <table:table-cell table:formula="of:=IF([en.A249]=&quot;&quot;;&quot;&quot;;[en.A249])">
            <text:p/>
          </table:table-cell>
          <table:table-cell table:formula="of:=IF([en.B249]=&quot;&quot;;&quot;&quot;;[en.B249])">
            <text:p/>
          </table:table-cell>
        </table:table-row>
        <table:table-row table:style-name="ro1">
          <table:table-cell table:formula="of:=IF([en.A250]=&quot;&quot;;&quot;&quot;;[en.A250])">
            <text:p/>
          </table:table-cell>
          <table:table-cell table:formula="of:=IF([en.B250]=&quot;&quot;;&quot;&quot;;[en.B250])">
            <text:p/>
          </table:table-cell>
        </table:table-row>
        <table:table-row table:style-name="ro1">
          <table:table-cell table:formula="of:=IF([en.A251]=&quot;&quot;;&quot;&quot;;[en.A251])">
            <text:p/>
          </table:table-cell>
          <table:table-cell table:formula="of:=IF([en.B251]=&quot;&quot;;&quot;&quot;;[en.B251])">
            <text:p/>
          </table:table-cell>
        </table:table-row>
        <table:table-row table:style-name="ro1">
          <table:table-cell table:formula="of:=IF([en.A252]=&quot;&quot;;&quot;&quot;;[en.A252])">
            <text:p/>
          </table:table-cell>
          <table:table-cell table:formula="of:=IF([en.B252]=&quot;&quot;;&quot;&quot;;[en.B252])">
            <text:p/>
          </table:table-cell>
        </table:table-row>
        <table:table-row table:style-name="ro1">
          <table:table-cell table:formula="of:=IF([en.A253]=&quot;&quot;;&quot;&quot;;[en.A253])">
            <text:p/>
          </table:table-cell>
          <table:table-cell table:formula="of:=IF([en.B253]=&quot;&quot;;&quot;&quot;;[en.B253])">
            <text:p/>
          </table:table-cell>
        </table:table-row>
        <table:table-row table:style-name="ro1">
          <table:table-cell table:formula="of:=IF([en.A254]=&quot;&quot;;&quot;&quot;;[en.A254])">
            <text:p/>
          </table:table-cell>
          <table:table-cell table:formula="of:=IF([en.B254]=&quot;&quot;;&quot;&quot;;[en.B254])">
            <text:p/>
          </table:table-cell>
        </table:table-row>
        <table:table-row table:style-name="ro1">
          <table:table-cell table:formula="of:=IF([en.A255]=&quot;&quot;;&quot;&quot;;[en.A255])">
            <text:p/>
          </table:table-cell>
          <table:table-cell table:formula="of:=IF([en.B255]=&quot;&quot;;&quot;&quot;;[en.B255])">
            <text:p/>
          </table:table-cell>
        </table:table-row>
        <table:table-row table:style-name="ro1">
          <table:table-cell table:formula="of:=IF([en.A256]=&quot;&quot;;&quot;&quot;;[en.A256])">
            <text:p/>
          </table:table-cell>
          <table:table-cell table:formula="of:=IF([en.B256]=&quot;&quot;;&quot;&quot;;[en.B256])">
            <text:p/>
          </table:table-cell>
        </table:table-row>
        <table:table-row table:style-name="ro1">
          <table:table-cell table:formula="of:=IF([en.A257]=&quot;&quot;;&quot;&quot;;[en.A257])">
            <text:p/>
          </table:table-cell>
          <table:table-cell table:formula="of:=IF([en.B257]=&quot;&quot;;&quot;&quot;;[en.B257])">
            <text:p/>
          </table:table-cell>
        </table:table-row>
        <table:table-row table:style-name="ro1">
          <table:table-cell table:formula="of:=IF([en.A258]=&quot;&quot;;&quot;&quot;;[en.A258])">
            <text:p/>
          </table:table-cell>
          <table:table-cell table:formula="of:=IF([en.B258]=&quot;&quot;;&quot;&quot;;[en.B258])">
            <text:p/>
          </table:table-cell>
        </table:table-row>
        <table:table-row table:style-name="ro1">
          <table:table-cell table:formula="of:=IF([en.A259]=&quot;&quot;;&quot;&quot;;[en.A259])">
            <text:p/>
          </table:table-cell>
          <table:table-cell table:formula="of:=IF([en.B259]=&quot;&quot;;&quot;&quot;;[en.B259])">
            <text:p/>
          </table:table-cell>
        </table:table-row>
        <table:table-row table:style-name="ro1">
          <table:table-cell table:formula="of:=IF([en.A260]=&quot;&quot;;&quot;&quot;;[en.A260])">
            <text:p/>
          </table:table-cell>
          <table:table-cell table:formula="of:=IF([en.B260]=&quot;&quot;;&quot;&quot;;[en.B260])">
            <text:p/>
          </table:table-cell>
        </table:table-row>
        <table:table-row table:style-name="ro1">
          <table:table-cell table:formula="of:=IF([en.A261]=&quot;&quot;;&quot;&quot;;[en.A261])">
            <text:p/>
          </table:table-cell>
          <table:table-cell table:formula="of:=IF([en.B261]=&quot;&quot;;&quot;&quot;;[en.B261])">
            <text:p/>
          </table:table-cell>
        </table:table-row>
        <table:table-row table:style-name="ro1">
          <table:table-cell table:formula="of:=IF([en.A262]=&quot;&quot;;&quot;&quot;;[en.A262])">
            <text:p/>
          </table:table-cell>
          <table:table-cell table:formula="of:=IF([en.B262]=&quot;&quot;;&quot;&quot;;[en.B262])">
            <text:p/>
          </table:table-cell>
        </table:table-row>
        <table:table-row table:style-name="ro1">
          <table:table-cell table:formula="of:=IF([en.A263]=&quot;&quot;;&quot;&quot;;[en.A263])">
            <text:p/>
          </table:table-cell>
          <table:table-cell table:formula="of:=IF([en.B263]=&quot;&quot;;&quot;&quot;;[en.B263])">
            <text:p/>
          </table:table-cell>
        </table:table-row>
        <table:table-row table:style-name="ro1">
          <table:table-cell table:formula="of:=IF([en.A264]=&quot;&quot;;&quot;&quot;;[en.A264])">
            <text:p/>
          </table:table-cell>
          <table:table-cell table:formula="of:=IF([en.B264]=&quot;&quot;;&quot;&quot;;[en.B264])">
            <text:p/>
          </table:table-cell>
        </table:table-row>
        <table:table-row table:style-name="ro1">
          <table:table-cell table:formula="of:=IF([en.A265]=&quot;&quot;;&quot;&quot;;[en.A265])">
            <text:p/>
          </table:table-cell>
          <table:table-cell table:formula="of:=IF([en.B265]=&quot;&quot;;&quot;&quot;;[en.B265])">
            <text:p/>
          </table:table-cell>
        </table:table-row>
        <table:table-row table:style-name="ro1">
          <table:table-cell table:formula="of:=IF([en.A266]=&quot;&quot;;&quot;&quot;;[en.A266])">
            <text:p/>
          </table:table-cell>
          <table:table-cell table:formula="of:=IF([en.B266]=&quot;&quot;;&quot;&quot;;[en.B266])">
            <text:p/>
          </table:table-cell>
        </table:table-row>
        <table:table-row table:style-name="ro1">
          <table:table-cell table:formula="of:=IF([en.A267]=&quot;&quot;;&quot;&quot;;[en.A267])">
            <text:p/>
          </table:table-cell>
          <table:table-cell table:formula="of:=IF([en.B267]=&quot;&quot;;&quot;&quot;;[en.B267])">
            <text:p/>
          </table:table-cell>
        </table:table-row>
        <table:table-row table:style-name="ro1">
          <table:table-cell table:formula="of:=IF([en.A268]=&quot;&quot;;&quot;&quot;;[en.A268])">
            <text:p/>
          </table:table-cell>
          <table:table-cell table:formula="of:=IF([en.B268]=&quot;&quot;;&quot;&quot;;[en.B268])">
            <text:p/>
          </table:table-cell>
        </table:table-row>
        <table:table-row table:style-name="ro1">
          <table:table-cell table:formula="of:=IF([en.A269]=&quot;&quot;;&quot;&quot;;[en.A269])">
            <text:p/>
          </table:table-cell>
          <table:table-cell table:formula="of:=IF([en.B269]=&quot;&quot;;&quot;&quot;;[en.B269])">
            <text:p/>
          </table:table-cell>
        </table:table-row>
        <table:table-row table:style-name="ro1">
          <table:table-cell table:formula="of:=IF([en.A270]=&quot;&quot;;&quot;&quot;;[en.A270])">
            <text:p/>
          </table:table-cell>
          <table:table-cell table:formula="of:=IF([en.B270]=&quot;&quot;;&quot;&quot;;[en.B270])">
            <text:p/>
          </table:table-cell>
        </table:table-row>
        <table:table-row table:style-name="ro1">
          <table:table-cell table:formula="of:=IF([en.A271]=&quot;&quot;;&quot;&quot;;[en.A271])">
            <text:p/>
          </table:table-cell>
          <table:table-cell table:formula="of:=IF([en.B271]=&quot;&quot;;&quot;&quot;;[en.B271])">
            <text:p/>
          </table:table-cell>
        </table:table-row>
        <table:table-row table:style-name="ro1">
          <table:table-cell table:formula="of:=IF([en.A272]=&quot;&quot;;&quot;&quot;;[en.A272])">
            <text:p/>
          </table:table-cell>
          <table:table-cell table:formula="of:=IF([en.B272]=&quot;&quot;;&quot;&quot;;[en.B272])">
            <text:p/>
          </table:table-cell>
        </table:table-row>
        <table:table-row table:style-name="ro1">
          <table:table-cell table:formula="of:=IF([en.A273]=&quot;&quot;;&quot;&quot;;[en.A273])">
            <text:p/>
          </table:table-cell>
          <table:table-cell table:formula="of:=IF([en.B273]=&quot;&quot;;&quot;&quot;;[en.B273])">
            <text:p/>
          </table:table-cell>
        </table:table-row>
        <table:table-row table:style-name="ro1">
          <table:table-cell table:formula="of:=IF([en.A274]=&quot;&quot;;&quot;&quot;;[en.A274])">
            <text:p/>
          </table:table-cell>
          <table:table-cell table:formula="of:=IF([en.B274]=&quot;&quot;;&quot;&quot;;[en.B274])">
            <text:p/>
          </table:table-cell>
        </table:table-row>
        <table:table-row table:style-name="ro1">
          <table:table-cell table:formula="of:=IF([en.A275]=&quot;&quot;;&quot;&quot;;[en.A275])">
            <text:p/>
          </table:table-cell>
          <table:table-cell table:formula="of:=IF([en.B275]=&quot;&quot;;&quot;&quot;;[en.B275])">
            <text:p/>
          </table:table-cell>
        </table:table-row>
        <table:table-row table:style-name="ro1">
          <table:table-cell table:formula="of:=IF([en.A276]=&quot;&quot;;&quot;&quot;;[en.A276])">
            <text:p/>
          </table:table-cell>
          <table:table-cell table:formula="of:=IF([en.B276]=&quot;&quot;;&quot;&quot;;[en.B276])">
            <text:p/>
          </table:table-cell>
        </table:table-row>
        <table:table-row table:style-name="ro1">
          <table:table-cell table:formula="of:=IF([en.A277]=&quot;&quot;;&quot;&quot;;[en.A277])">
            <text:p/>
          </table:table-cell>
          <table:table-cell table:formula="of:=IF([en.B277]=&quot;&quot;;&quot;&quot;;[en.B277])">
            <text:p/>
          </table:table-cell>
        </table:table-row>
        <table:table-row table:style-name="ro1">
          <table:table-cell table:formula="of:=IF([en.A278]=&quot;&quot;;&quot;&quot;;[en.A278])">
            <text:p/>
          </table:table-cell>
          <table:table-cell table:formula="of:=IF([en.B278]=&quot;&quot;;&quot;&quot;;[en.B278])">
            <text:p/>
          </table:table-cell>
        </table:table-row>
        <table:table-row table:style-name="ro1">
          <table:table-cell table:formula="of:=IF([en.A279]=&quot;&quot;;&quot;&quot;;[en.A279])">
            <text:p/>
          </table:table-cell>
          <table:table-cell table:formula="of:=IF([en.B279]=&quot;&quot;;&quot;&quot;;[en.B279])">
            <text:p/>
          </table:table-cell>
        </table:table-row>
        <table:table-row table:style-name="ro1">
          <table:table-cell table:formula="of:=IF([en.A280]=&quot;&quot;;&quot;&quot;;[en.A280])">
            <text:p/>
          </table:table-cell>
          <table:table-cell table:formula="of:=IF([en.B280]=&quot;&quot;;&quot;&quot;;[en.B280])">
            <text:p/>
          </table:table-cell>
        </table:table-row>
        <table:table-row table:style-name="ro1">
          <table:table-cell table:formula="of:=IF([en.A281]=&quot;&quot;;&quot;&quot;;[en.A281])">
            <text:p/>
          </table:table-cell>
          <table:table-cell table:formula="of:=IF([en.B281]=&quot;&quot;;&quot;&quot;;[en.B281])">
            <text:p/>
          </table:table-cell>
        </table:table-row>
        <table:table-row table:style-name="ro1">
          <table:table-cell table:formula="of:=IF([en.A282]=&quot;&quot;;&quot;&quot;;[en.A282])">
            <text:p/>
          </table:table-cell>
          <table:table-cell table:formula="of:=IF([en.B282]=&quot;&quot;;&quot;&quot;;[en.B282])">
            <text:p/>
          </table:table-cell>
        </table:table-row>
        <table:table-row table:style-name="ro1">
          <table:table-cell table:formula="of:=IF([en.A283]=&quot;&quot;;&quot;&quot;;[en.A283])">
            <text:p/>
          </table:table-cell>
          <table:table-cell table:formula="of:=IF([en.B283]=&quot;&quot;;&quot;&quot;;[en.B283])">
            <text:p/>
          </table:table-cell>
        </table:table-row>
        <table:table-row table:style-name="ro1">
          <table:table-cell table:formula="of:=IF([en.A284]=&quot;&quot;;&quot;&quot;;[en.A284])">
            <text:p/>
          </table:table-cell>
          <table:table-cell table:formula="of:=IF([en.B284]=&quot;&quot;;&quot;&quot;;[en.B284])">
            <text:p/>
          </table:table-cell>
        </table:table-row>
        <table:table-row table:style-name="ro1">
          <table:table-cell table:formula="of:=IF([en.A285]=&quot;&quot;;&quot;&quot;;[en.A285])">
            <text:p/>
          </table:table-cell>
          <table:table-cell table:formula="of:=IF([en.B285]=&quot;&quot;;&quot;&quot;;[en.B285])">
            <text:p/>
          </table:table-cell>
        </table:table-row>
        <table:table-row table:style-name="ro1">
          <table:table-cell table:formula="of:=IF([en.A286]=&quot;&quot;;&quot;&quot;;[en.A286])">
            <text:p/>
          </table:table-cell>
          <table:table-cell table:formula="of:=IF([en.B286]=&quot;&quot;;&quot;&quot;;[en.B286])">
            <text:p/>
          </table:table-cell>
        </table:table-row>
        <table:table-row table:style-name="ro1">
          <table:table-cell table:formula="of:=IF([en.A287]=&quot;&quot;;&quot;&quot;;[en.A287])">
            <text:p/>
          </table:table-cell>
          <table:table-cell table:formula="of:=IF([en.B287]=&quot;&quot;;&quot;&quot;;[en.B287])">
            <text:p/>
          </table:table-cell>
        </table:table-row>
        <table:table-row table:style-name="ro1">
          <table:table-cell table:formula="of:=IF([en.A288]=&quot;&quot;;&quot;&quot;;[en.A288])">
            <text:p/>
          </table:table-cell>
          <table:table-cell table:formula="of:=IF([en.B288]=&quot;&quot;;&quot;&quot;;[en.B288])">
            <text:p/>
          </table:table-cell>
        </table:table-row>
        <table:table-row table:style-name="ro1">
          <table:table-cell table:formula="of:=IF([en.A289]=&quot;&quot;;&quot;&quot;;[en.A289])">
            <text:p/>
          </table:table-cell>
          <table:table-cell table:formula="of:=IF([en.B289]=&quot;&quot;;&quot;&quot;;[en.B289])">
            <text:p/>
          </table:table-cell>
        </table:table-row>
        <table:table-row table:style-name="ro1">
          <table:table-cell table:formula="of:=IF([en.A290]=&quot;&quot;;&quot;&quot;;[en.A290])">
            <text:p/>
          </table:table-cell>
          <table:table-cell table:formula="of:=IF([en.B290]=&quot;&quot;;&quot;&quot;;[en.B290])">
            <text:p/>
          </table:table-cell>
        </table:table-row>
        <table:table-row table:style-name="ro1">
          <table:table-cell table:formula="of:=IF([en.A291]=&quot;&quot;;&quot;&quot;;[en.A291])">
            <text:p/>
          </table:table-cell>
          <table:table-cell table:formula="of:=IF([en.B291]=&quot;&quot;;&quot;&quot;;[en.B291])">
            <text:p/>
          </table:table-cell>
        </table:table-row>
        <table:table-row table:style-name="ro1">
          <table:table-cell table:formula="of:=IF([en.A292]=&quot;&quot;;&quot;&quot;;[en.A292])">
            <text:p/>
          </table:table-cell>
          <table:table-cell table:formula="of:=IF([en.B292]=&quot;&quot;;&quot;&quot;;[en.B292])">
            <text:p/>
          </table:table-cell>
        </table:table-row>
        <table:table-row table:style-name="ro1">
          <table:table-cell table:formula="of:=IF([en.A293]=&quot;&quot;;&quot;&quot;;[en.A293])">
            <text:p/>
          </table:table-cell>
          <table:table-cell table:formula="of:=IF([en.B293]=&quot;&quot;;&quot;&quot;;[en.B293])">
            <text:p/>
          </table:table-cell>
        </table:table-row>
        <table:table-row table:style-name="ro1">
          <table:table-cell table:formula="of:=IF([en.A294]=&quot;&quot;;&quot;&quot;;[en.A294])">
            <text:p/>
          </table:table-cell>
          <table:table-cell table:formula="of:=IF([en.B294]=&quot;&quot;;&quot;&quot;;[en.B294])">
            <text:p/>
          </table:table-cell>
        </table:table-row>
        <table:table-row table:style-name="ro1">
          <table:table-cell table:formula="of:=IF([en.A295]=&quot;&quot;;&quot;&quot;;[en.A295])">
            <text:p/>
          </table:table-cell>
          <table:table-cell table:formula="of:=IF([en.B295]=&quot;&quot;;&quot;&quot;;[en.B295])">
            <text:p/>
          </table:table-cell>
        </table:table-row>
        <table:table-row table:style-name="ro1">
          <table:table-cell table:formula="of:=IF([en.A296]=&quot;&quot;;&quot;&quot;;[en.A296])">
            <text:p/>
          </table:table-cell>
          <table:table-cell table:formula="of:=IF([en.B296]=&quot;&quot;;&quot;&quot;;[en.B296])">
            <text:p/>
          </table:table-cell>
        </table:table-row>
        <table:table-row table:style-name="ro1">
          <table:table-cell table:formula="of:=IF([en.A297]=&quot;&quot;;&quot;&quot;;[en.A297])">
            <text:p/>
          </table:table-cell>
          <table:table-cell table:formula="of:=IF([en.B297]=&quot;&quot;;&quot;&quot;;[en.B297])">
            <text:p/>
          </table:table-cell>
        </table:table-row>
        <table:table-row table:style-name="ro1">
          <table:table-cell table:formula="of:=IF([en.A298]=&quot;&quot;;&quot;&quot;;[en.A298])">
            <text:p/>
          </table:table-cell>
          <table:table-cell table:formula="of:=IF([en.B298]=&quot;&quot;;&quot;&quot;;[en.B298])">
            <text:p/>
          </table:table-cell>
        </table:table-row>
        <table:table-row table:style-name="ro1">
          <table:table-cell table:formula="of:=IF([en.A299]=&quot;&quot;;&quot;&quot;;[en.A299])">
            <text:p/>
          </table:table-cell>
          <table:table-cell table:formula="of:=IF([en.B299]=&quot;&quot;;&quot;&quot;;[en.B299])">
            <text:p/>
          </table:table-cell>
        </table:table-row>
        <table:table-row table:style-name="ro1">
          <table:table-cell table:formula="of:=IF([en.A300]=&quot;&quot;;&quot;&quot;;[en.A300])">
            <text:p/>
          </table:table-cell>
          <table:table-cell table:formula="of:=IF([en.B300]=&quot;&quot;;&quot;&quot;;[en.B300])">
            <text:p/>
          </table:table-cell>
        </table:table-row>
        <table:table-row table:style-name="ro1">
          <table:table-cell table:formula="of:=IF([en.A301]=&quot;&quot;;&quot;&quot;;[en.A301])">
            <text:p/>
          </table:table-cell>
          <table:table-cell table:formula="of:=IF([en.B301]=&quot;&quot;;&quot;&quot;;[en.B301])">
            <text:p/>
          </table:table-cell>
        </table:table-row>
        <table:table-row table:style-name="ro1">
          <table:table-cell table:formula="of:=IF([en.A302]=&quot;&quot;;&quot;&quot;;[en.A302])">
            <text:p/>
          </table:table-cell>
          <table:table-cell table:formula="of:=IF([en.B302]=&quot;&quot;;&quot;&quot;;[en.B302])">
            <text:p/>
          </table:table-cell>
        </table:table-row>
        <table:table-row table:style-name="ro1">
          <table:table-cell table:formula="of:=IF([en.A303]=&quot;&quot;;&quot;&quot;;[en.A303])">
            <text:p/>
          </table:table-cell>
          <table:table-cell table:formula="of:=IF([en.B303]=&quot;&quot;;&quot;&quot;;[en.B303])">
            <text:p/>
          </table:table-cell>
        </table:table-row>
        <table:table-row table:style-name="ro1">
          <table:table-cell table:formula="of:=IF([en.A304]=&quot;&quot;;&quot;&quot;;[en.A304])">
            <text:p/>
          </table:table-cell>
          <table:table-cell table:formula="of:=IF([en.B304]=&quot;&quot;;&quot;&quot;;[en.B304])">
            <text:p/>
          </table:table-cell>
        </table:table-row>
        <table:table-row table:style-name="ro1">
          <table:table-cell table:formula="of:=IF([en.A305]=&quot;&quot;;&quot;&quot;;[en.A305])">
            <text:p/>
          </table:table-cell>
          <table:table-cell table:formula="of:=IF([en.B305]=&quot;&quot;;&quot;&quot;;[en.B305])">
            <text:p/>
          </table:table-cell>
        </table:table-row>
        <table:table-row table:style-name="ro1">
          <table:table-cell table:formula="of:=IF([en.A306]=&quot;&quot;;&quot;&quot;;[en.A306])">
            <text:p/>
          </table:table-cell>
          <table:table-cell table:formula="of:=IF([en.B306]=&quot;&quot;;&quot;&quot;;[en.B306])">
            <text:p/>
          </table:table-cell>
        </table:table-row>
        <table:table-row table:style-name="ro1">
          <table:table-cell table:formula="of:=IF([en.A307]=&quot;&quot;;&quot;&quot;;[en.A307])">
            <text:p/>
          </table:table-cell>
          <table:table-cell table:formula="of:=IF([en.B307]=&quot;&quot;;&quot;&quot;;[en.B307])">
            <text:p/>
          </table:table-cell>
        </table:table-row>
        <table:table-row table:style-name="ro1">
          <table:table-cell table:formula="of:=IF([en.A308]=&quot;&quot;;&quot;&quot;;[en.A308])">
            <text:p/>
          </table:table-cell>
          <table:table-cell table:formula="of:=IF([en.B308]=&quot;&quot;;&quot;&quot;;[en.B308])">
            <text:p/>
          </table:table-cell>
        </table:table-row>
        <table:table-row table:style-name="ro1">
          <table:table-cell table:formula="of:=IF([en.A309]=&quot;&quot;;&quot;&quot;;[en.A309])">
            <text:p/>
          </table:table-cell>
          <table:table-cell table:formula="of:=IF([en.B309]=&quot;&quot;;&quot;&quot;;[en.B309])">
            <text:p/>
          </table:table-cell>
        </table:table-row>
        <table:table-row table:style-name="ro1">
          <table:table-cell table:formula="of:=IF([en.A310]=&quot;&quot;;&quot;&quot;;[en.A310])">
            <text:p/>
          </table:table-cell>
          <table:table-cell table:formula="of:=IF([en.B310]=&quot;&quot;;&quot;&quot;;[en.B310])">
            <text:p/>
          </table:table-cell>
        </table:table-row>
        <table:table-row table:style-name="ro1">
          <table:table-cell table:formula="of:=IF([en.A311]=&quot;&quot;;&quot;&quot;;[en.A311])">
            <text:p/>
          </table:table-cell>
          <table:table-cell table:formula="of:=IF([en.B311]=&quot;&quot;;&quot;&quot;;[en.B311])">
            <text:p/>
          </table:table-cell>
        </table:table-row>
        <table:table-row table:style-name="ro1">
          <table:table-cell table:formula="of:=IF([en.A312]=&quot;&quot;;&quot;&quot;;[en.A312])">
            <text:p/>
          </table:table-cell>
          <table:table-cell table:formula="of:=IF([en.B312]=&quot;&quot;;&quot;&quot;;[en.B312])">
            <text:p/>
          </table:table-cell>
        </table:table-row>
        <table:table-row table:style-name="ro1">
          <table:table-cell table:formula="of:=IF([en.A313]=&quot;&quot;;&quot;&quot;;[en.A313])">
            <text:p/>
          </table:table-cell>
          <table:table-cell table:formula="of:=IF([en.B313]=&quot;&quot;;&quot;&quot;;[en.B313])">
            <text:p/>
          </table:table-cell>
        </table:table-row>
        <table:table-row table:style-name="ro1">
          <table:table-cell table:formula="of:=IF([en.A314]=&quot;&quot;;&quot;&quot;;[en.A314])">
            <text:p/>
          </table:table-cell>
          <table:table-cell table:formula="of:=IF([en.B314]=&quot;&quot;;&quot;&quot;;[en.B314])">
            <text:p/>
          </table:table-cell>
        </table:table-row>
        <table:table-row table:style-name="ro1">
          <table:table-cell table:formula="of:=IF([en.A315]=&quot;&quot;;&quot;&quot;;[en.A315])">
            <text:p/>
          </table:table-cell>
          <table:table-cell table:formula="of:=IF([en.B315]=&quot;&quot;;&quot;&quot;;[en.B315])">
            <text:p/>
          </table:table-cell>
        </table:table-row>
        <table:table-row table:style-name="ro1">
          <table:table-cell table:formula="of:=IF([en.A316]=&quot;&quot;;&quot;&quot;;[en.A316])">
            <text:p/>
          </table:table-cell>
          <table:table-cell table:formula="of:=IF([en.B316]=&quot;&quot;;&quot;&quot;;[en.B316])">
            <text:p/>
          </table:table-cell>
        </table:table-row>
        <table:table-row table:style-name="ro1">
          <table:table-cell table:formula="of:=IF([en.A317]=&quot;&quot;;&quot;&quot;;[en.A317])">
            <text:p/>
          </table:table-cell>
          <table:table-cell table:formula="of:=IF([en.B317]=&quot;&quot;;&quot;&quot;;[en.B317])">
            <text:p/>
          </table:table-cell>
        </table:table-row>
        <table:table-row table:style-name="ro1">
          <table:table-cell table:formula="of:=IF([en.A318]=&quot;&quot;;&quot;&quot;;[en.A318])">
            <text:p/>
          </table:table-cell>
          <table:table-cell table:formula="of:=IF([en.B318]=&quot;&quot;;&quot;&quot;;[en.B318])">
            <text:p/>
          </table:table-cell>
        </table:table-row>
        <table:table-row table:style-name="ro1">
          <table:table-cell table:formula="of:=IF([en.A319]=&quot;&quot;;&quot;&quot;;[en.A319])">
            <text:p/>
          </table:table-cell>
          <table:table-cell table:formula="of:=IF([en.B319]=&quot;&quot;;&quot;&quot;;[en.B319])">
            <text:p/>
          </table:table-cell>
        </table:table-row>
        <table:table-row table:style-name="ro1">
          <table:table-cell table:formula="of:=IF([en.A320]=&quot;&quot;;&quot;&quot;;[en.A320])">
            <text:p/>
          </table:table-cell>
          <table:table-cell table:formula="of:=IF([en.B320]=&quot;&quot;;&quot;&quot;;[en.B320])">
            <text:p/>
          </table:table-cell>
        </table:table-row>
        <table:table-row table:style-name="ro1">
          <table:table-cell table:formula="of:=IF([en.A321]=&quot;&quot;;&quot;&quot;;[en.A321])">
            <text:p/>
          </table:table-cell>
          <table:table-cell table:formula="of:=IF([en.B321]=&quot;&quot;;&quot;&quot;;[en.B321])">
            <text:p/>
          </table:table-cell>
        </table:table-row>
        <table:table-row table:style-name="ro1">
          <table:table-cell table:formula="of:=IF([en.A322]=&quot;&quot;;&quot;&quot;;[en.A322])">
            <text:p/>
          </table:table-cell>
          <table:table-cell table:formula="of:=IF([en.B322]=&quot;&quot;;&quot;&quot;;[en.B322])">
            <text:p/>
          </table:table-cell>
        </table:table-row>
        <table:table-row table:style-name="ro1">
          <table:table-cell table:formula="of:=IF([en.A323]=&quot;&quot;;&quot;&quot;;[en.A323])">
            <text:p/>
          </table:table-cell>
          <table:table-cell table:formula="of:=IF([en.B323]=&quot;&quot;;&quot;&quot;;[en.B323])">
            <text:p/>
          </table:table-cell>
        </table:table-row>
        <table:table-row table:style-name="ro1">
          <table:table-cell table:formula="of:=IF([en.A324]=&quot;&quot;;&quot;&quot;;[en.A324])">
            <text:p/>
          </table:table-cell>
          <table:table-cell table:formula="of:=IF([en.B324]=&quot;&quot;;&quot;&quot;;[en.B324])">
            <text:p/>
          </table:table-cell>
        </table:table-row>
        <table:table-row table:style-name="ro1">
          <table:table-cell table:formula="of:=IF([en.A325]=&quot;&quot;;&quot;&quot;;[en.A325])">
            <text:p/>
          </table:table-cell>
          <table:table-cell table:formula="of:=IF([en.B325]=&quot;&quot;;&quot;&quot;;[en.B325])">
            <text:p/>
          </table:table-cell>
        </table:table-row>
        <table:table-row table:style-name="ro1">
          <table:table-cell table:formula="of:=IF([en.A326]=&quot;&quot;;&quot;&quot;;[en.A326])">
            <text:p/>
          </table:table-cell>
          <table:table-cell table:formula="of:=IF([en.B326]=&quot;&quot;;&quot;&quot;;[en.B326])">
            <text:p/>
          </table:table-cell>
        </table:table-row>
        <table:table-row table:style-name="ro1">
          <table:table-cell table:formula="of:=IF([en.A327]=&quot;&quot;;&quot;&quot;;[en.A327])">
            <text:p/>
          </table:table-cell>
          <table:table-cell table:formula="of:=IF([en.B327]=&quot;&quot;;&quot;&quot;;[en.B327])">
            <text:p/>
          </table:table-cell>
        </table:table-row>
        <table:table-row table:style-name="ro1">
          <table:table-cell table:formula="of:=IF([en.A328]=&quot;&quot;;&quot;&quot;;[en.A328])">
            <text:p/>
          </table:table-cell>
          <table:table-cell table:formula="of:=IF([en.B328]=&quot;&quot;;&quot;&quot;;[en.B328])">
            <text:p/>
          </table:table-cell>
        </table:table-row>
        <table:table-row table:style-name="ro1">
          <table:table-cell table:formula="of:=IF([en.A329]=&quot;&quot;;&quot;&quot;;[en.A329])">
            <text:p/>
          </table:table-cell>
          <table:table-cell table:formula="of:=IF([en.B329]=&quot;&quot;;&quot;&quot;;[en.B329])">
            <text:p/>
          </table:table-cell>
        </table:table-row>
        <table:table-row table:style-name="ro1">
          <table:table-cell table:formula="of:=IF([en.A330]=&quot;&quot;;&quot;&quot;;[en.A330])">
            <text:p/>
          </table:table-cell>
          <table:table-cell table:formula="of:=IF([en.B330]=&quot;&quot;;&quot;&quot;;[en.B330])">
            <text:p/>
          </table:table-cell>
        </table:table-row>
        <table:table-row table:style-name="ro1">
          <table:table-cell table:formula="of:=IF([en.A331]=&quot;&quot;;&quot;&quot;;[en.A331])">
            <text:p/>
          </table:table-cell>
          <table:table-cell table:formula="of:=IF([en.B331]=&quot;&quot;;&quot;&quot;;[en.B331])">
            <text:p/>
          </table:table-cell>
        </table:table-row>
        <table:table-row table:style-name="ro1">
          <table:table-cell table:formula="of:=IF([en.A332]=&quot;&quot;;&quot;&quot;;[en.A332])">
            <text:p/>
          </table:table-cell>
          <table:table-cell table:formula="of:=IF([en.B332]=&quot;&quot;;&quot;&quot;;[en.B332])">
            <text:p/>
          </table:table-cell>
        </table:table-row>
        <table:table-row table:style-name="ro1">
          <table:table-cell table:formula="of:=IF([en.A333]=&quot;&quot;;&quot;&quot;;[en.A333])">
            <text:p/>
          </table:table-cell>
          <table:table-cell table:formula="of:=IF([en.B333]=&quot;&quot;;&quot;&quot;;[en.B333])">
            <text:p/>
          </table:table-cell>
        </table:table-row>
        <table:table-row table:style-name="ro1">
          <table:table-cell table:formula="of:=IF([en.A334]=&quot;&quot;;&quot;&quot;;[en.A334])">
            <text:p/>
          </table:table-cell>
          <table:table-cell table:formula="of:=IF([en.B334]=&quot;&quot;;&quot;&quot;;[en.B334])">
            <text:p/>
          </table:table-cell>
        </table:table-row>
        <table:table-row table:style-name="ro1">
          <table:table-cell table:formula="of:=IF([en.A335]=&quot;&quot;;&quot;&quot;;[en.A335])">
            <text:p/>
          </table:table-cell>
          <table:table-cell table:formula="of:=IF([en.B335]=&quot;&quot;;&quot;&quot;;[en.B335])">
            <text:p/>
          </table:table-cell>
        </table:table-row>
        <table:table-row table:style-name="ro1">
          <table:table-cell table:formula="of:=IF([en.A336]=&quot;&quot;;&quot;&quot;;[en.A336])">
            <text:p/>
          </table:table-cell>
          <table:table-cell table:formula="of:=IF([en.B336]=&quot;&quot;;&quot;&quot;;[en.B336])">
            <text:p/>
          </table:table-cell>
        </table:table-row>
        <table:table-row table:style-name="ro1">
          <table:table-cell table:formula="of:=IF([en.A337]=&quot;&quot;;&quot;&quot;;[en.A337])">
            <text:p/>
          </table:table-cell>
          <table:table-cell table:formula="of:=IF([en.B337]=&quot;&quot;;&quot;&quot;;[en.B337])">
            <text:p/>
          </table:table-cell>
        </table:table-row>
        <table:table-row table:style-name="ro1">
          <table:table-cell table:formula="of:=IF([en.A338]=&quot;&quot;;&quot;&quot;;[en.A338])">
            <text:p/>
          </table:table-cell>
          <table:table-cell table:formula="of:=IF([en.B338]=&quot;&quot;;&quot;&quot;;[en.B338])">
            <text:p/>
          </table:table-cell>
        </table:table-row>
        <table:table-row table:style-name="ro1">
          <table:table-cell table:formula="of:=IF([en.A339]=&quot;&quot;;&quot;&quot;;[en.A339])">
            <text:p/>
          </table:table-cell>
          <table:table-cell table:formula="of:=IF([en.B339]=&quot;&quot;;&quot;&quot;;[en.B339])">
            <text:p/>
          </table:table-cell>
        </table:table-row>
        <table:table-row table:style-name="ro1">
          <table:table-cell table:formula="of:=IF([en.A340]=&quot;&quot;;&quot;&quot;;[en.A340])">
            <text:p/>
          </table:table-cell>
          <table:table-cell table:formula="of:=IF([en.B340]=&quot;&quot;;&quot;&quot;;[en.B340])">
            <text:p/>
          </table:table-cell>
        </table:table-row>
        <table:table-row table:style-name="ro1">
          <table:table-cell table:formula="of:=IF([en.A341]=&quot;&quot;;&quot;&quot;;[en.A341])">
            <text:p/>
          </table:table-cell>
          <table:table-cell table:formula="of:=IF([en.B341]=&quot;&quot;;&quot;&quot;;[en.B341])">
            <text:p/>
          </table:table-cell>
        </table:table-row>
        <table:table-row table:style-name="ro1">
          <table:table-cell table:formula="of:=IF([en.A342]=&quot;&quot;;&quot;&quot;;[en.A342])">
            <text:p/>
          </table:table-cell>
          <table:table-cell table:formula="of:=IF([en.B342]=&quot;&quot;;&quot;&quot;;[en.B342])">
            <text:p/>
          </table:table-cell>
        </table:table-row>
        <table:table-row table:style-name="ro1">
          <table:table-cell table:formula="of:=IF([en.A343]=&quot;&quot;;&quot;&quot;;[en.A343])">
            <text:p/>
          </table:table-cell>
          <table:table-cell table:formula="of:=IF([en.B343]=&quot;&quot;;&quot;&quot;;[en.B343])">
            <text:p/>
          </table:table-cell>
        </table:table-row>
        <table:table-row table:style-name="ro1">
          <table:table-cell table:formula="of:=IF([en.A344]=&quot;&quot;;&quot;&quot;;[en.A344])">
            <text:p/>
          </table:table-cell>
          <table:table-cell table:formula="of:=IF([en.B344]=&quot;&quot;;&quot;&quot;;[en.B344])">
            <text:p/>
          </table:table-cell>
        </table:table-row>
        <table:table-row table:style-name="ro1">
          <table:table-cell table:formula="of:=IF([en.A345]=&quot;&quot;;&quot;&quot;;[en.A345])">
            <text:p/>
          </table:table-cell>
          <table:table-cell table:formula="of:=IF([en.B345]=&quot;&quot;;&quot;&quot;;[en.B345])">
            <text:p/>
          </table:table-cell>
        </table:table-row>
        <table:table-row table:style-name="ro1">
          <table:table-cell table:formula="of:=IF([en.A346]=&quot;&quot;;&quot;&quot;;[en.A346])">
            <text:p/>
          </table:table-cell>
          <table:table-cell table:formula="of:=IF([en.B346]=&quot;&quot;;&quot;&quot;;[en.B346])">
            <text:p/>
          </table:table-cell>
        </table:table-row>
        <table:table-row table:style-name="ro1">
          <table:table-cell table:formula="of:=IF([en.A347]=&quot;&quot;;&quot;&quot;;[en.A347])">
            <text:p/>
          </table:table-cell>
          <table:table-cell table:formula="of:=IF([en.B347]=&quot;&quot;;&quot;&quot;;[en.B347])">
            <text:p/>
          </table:table-cell>
        </table:table-row>
        <table:table-row table:style-name="ro1">
          <table:table-cell table:formula="of:=IF([en.A348]=&quot;&quot;;&quot;&quot;;[en.A348])">
            <text:p/>
          </table:table-cell>
          <table:table-cell table:formula="of:=IF([en.B348]=&quot;&quot;;&quot;&quot;;[en.B348])">
            <text:p/>
          </table:table-cell>
        </table:table-row>
        <table:table-row table:style-name="ro1">
          <table:table-cell table:formula="of:=IF([en.A349]=&quot;&quot;;&quot;&quot;;[en.A349])">
            <text:p/>
          </table:table-cell>
          <table:table-cell table:formula="of:=IF([en.B349]=&quot;&quot;;&quot;&quot;;[en.B349])">
            <text:p/>
          </table:table-cell>
        </table:table-row>
        <table:table-row table:style-name="ro1">
          <table:table-cell table:formula="of:=IF([en.A350]=&quot;&quot;;&quot;&quot;;[en.A350])">
            <text:p/>
          </table:table-cell>
          <table:table-cell table:formula="of:=IF([en.B350]=&quot;&quot;;&quot;&quot;;[en.B350])">
            <text:p/>
          </table:table-cell>
        </table:table-row>
        <table:table-row table:style-name="ro1">
          <table:table-cell table:formula="of:=IF([en.A351]=&quot;&quot;;&quot;&quot;;[en.A351])">
            <text:p/>
          </table:table-cell>
          <table:table-cell table:formula="of:=IF([en.B351]=&quot;&quot;;&quot;&quot;;[en.B351])">
            <text:p/>
          </table:table-cell>
        </table:table-row>
        <table:table-row table:style-name="ro1">
          <table:table-cell table:formula="of:=IF([en.A352]=&quot;&quot;;&quot;&quot;;[en.A352])">
            <text:p/>
          </table:table-cell>
          <table:table-cell table:formula="of:=IF([en.B352]=&quot;&quot;;&quot;&quot;;[en.B352])">
            <text:p/>
          </table:table-cell>
        </table:table-row>
        <table:table-row table:style-name="ro1">
          <table:table-cell table:formula="of:=IF([en.A353]=&quot;&quot;;&quot;&quot;;[en.A353])">
            <text:p/>
          </table:table-cell>
          <table:table-cell table:formula="of:=IF([en.B353]=&quot;&quot;;&quot;&quot;;[en.B353])">
            <text:p/>
          </table:table-cell>
        </table:table-row>
        <table:table-row table:style-name="ro1">
          <table:table-cell table:formula="of:=IF([en.A354]=&quot;&quot;;&quot;&quot;;[en.A354])">
            <text:p/>
          </table:table-cell>
          <table:table-cell table:formula="of:=IF([en.B354]=&quot;&quot;;&quot;&quot;;[en.B354])">
            <text:p/>
          </table:table-cell>
        </table:table-row>
        <table:table-row table:style-name="ro1">
          <table:table-cell table:formula="of:=IF([en.A355]=&quot;&quot;;&quot;&quot;;[en.A355])">
            <text:p/>
          </table:table-cell>
          <table:table-cell table:formula="of:=IF([en.B355]=&quot;&quot;;&quot;&quot;;[en.B355])">
            <text:p/>
          </table:table-cell>
        </table:table-row>
        <table:table-row table:style-name="ro1">
          <table:table-cell table:formula="of:=IF([en.A356]=&quot;&quot;;&quot;&quot;;[en.A356])">
            <text:p/>
          </table:table-cell>
          <table:table-cell table:formula="of:=IF([en.B356]=&quot;&quot;;&quot;&quot;;[en.B356])">
            <text:p/>
          </table:table-cell>
        </table:table-row>
        <table:table-row table:style-name="ro1">
          <table:table-cell table:formula="of:=IF([en.A357]=&quot;&quot;;&quot;&quot;;[en.A357])">
            <text:p/>
          </table:table-cell>
          <table:table-cell table:formula="of:=IF([en.B357]=&quot;&quot;;&quot;&quot;;[en.B357])">
            <text:p/>
          </table:table-cell>
        </table:table-row>
        <table:table-row table:style-name="ro1">
          <table:table-cell table:formula="of:=IF([en.A358]=&quot;&quot;;&quot;&quot;;[en.A358])">
            <text:p/>
          </table:table-cell>
          <table:table-cell table:formula="of:=IF([en.B358]=&quot;&quot;;&quot;&quot;;[en.B358])">
            <text:p/>
          </table:table-cell>
        </table:table-row>
        <table:table-row table:style-name="ro1">
          <table:table-cell table:formula="of:=IF([en.A359]=&quot;&quot;;&quot;&quot;;[en.A359])">
            <text:p/>
          </table:table-cell>
          <table:table-cell table:formula="of:=IF([en.B359]=&quot;&quot;;&quot;&quot;;[en.B359])">
            <text:p/>
          </table:table-cell>
        </table:table-row>
        <table:table-row table:style-name="ro1">
          <table:table-cell table:formula="of:=IF([en.A360]=&quot;&quot;;&quot;&quot;;[en.A360])">
            <text:p/>
          </table:table-cell>
          <table:table-cell table:formula="of:=IF([en.B360]=&quot;&quot;;&quot;&quot;;[en.B360])">
            <text:p/>
          </table:table-cell>
        </table:table-row>
        <table:table-row table:style-name="ro1">
          <table:table-cell table:formula="of:=IF([en.A361]=&quot;&quot;;&quot;&quot;;[en.A361])">
            <text:p/>
          </table:table-cell>
          <table:table-cell table:formula="of:=IF([en.B361]=&quot;&quot;;&quot;&quot;;[en.B361])">
            <text:p/>
          </table:table-cell>
        </table:table-row>
        <table:table-row table:style-name="ro1">
          <table:table-cell table:formula="of:=IF([en.A362]=&quot;&quot;;&quot;&quot;;[en.A362])">
            <text:p/>
          </table:table-cell>
          <table:table-cell table:formula="of:=IF([en.B362]=&quot;&quot;;&quot;&quot;;[en.B362])">
            <text:p/>
          </table:table-cell>
        </table:table-row>
        <table:table-row table:style-name="ro1">
          <table:table-cell table:formula="of:=IF([en.A363]=&quot;&quot;;&quot;&quot;;[en.A363])">
            <text:p/>
          </table:table-cell>
          <table:table-cell table:formula="of:=IF([en.B363]=&quot;&quot;;&quot;&quot;;[en.B363])">
            <text:p/>
          </table:table-cell>
        </table:table-row>
        <table:table-row table:style-name="ro1">
          <table:table-cell table:formula="of:=IF([en.A364]=&quot;&quot;;&quot;&quot;;[en.A364])">
            <text:p/>
          </table:table-cell>
          <table:table-cell table:formula="of:=IF([en.B364]=&quot;&quot;;&quot;&quot;;[en.B364])">
            <text:p/>
          </table:table-cell>
        </table:table-row>
        <table:table-row table:style-name="ro1">
          <table:table-cell table:formula="of:=IF([en.A365]=&quot;&quot;;&quot;&quot;;[en.A365])">
            <text:p/>
          </table:table-cell>
          <table:table-cell table:formula="of:=IF([en.B365]=&quot;&quot;;&quot;&quot;;[en.B365])">
            <text:p/>
          </table:table-cell>
        </table:table-row>
        <table:table-row table:style-name="ro1">
          <table:table-cell table:formula="of:=IF([en.A366]=&quot;&quot;;&quot;&quot;;[en.A366])">
            <text:p/>
          </table:table-cell>
          <table:table-cell table:formula="of:=IF([en.B366]=&quot;&quot;;&quot;&quot;;[en.B366])">
            <text:p/>
          </table:table-cell>
        </table:table-row>
        <table:table-row table:style-name="ro1">
          <table:table-cell table:formula="of:=IF([en.A367]=&quot;&quot;;&quot;&quot;;[en.A367])">
            <text:p/>
          </table:table-cell>
          <table:table-cell table:formula="of:=IF([en.B367]=&quot;&quot;;&quot;&quot;;[en.B367])">
            <text:p/>
          </table:table-cell>
        </table:table-row>
        <table:table-row table:style-name="ro1">
          <table:table-cell table:formula="of:=IF([en.A368]=&quot;&quot;;&quot;&quot;;[en.A368])">
            <text:p/>
          </table:table-cell>
          <table:table-cell table:formula="of:=IF([en.B368]=&quot;&quot;;&quot;&quot;;[en.B368])">
            <text:p/>
          </table:table-cell>
        </table:table-row>
        <table:table-row table:style-name="ro1">
          <table:table-cell table:formula="of:=IF([en.A369]=&quot;&quot;;&quot;&quot;;[en.A369])">
            <text:p/>
          </table:table-cell>
          <table:table-cell table:formula="of:=IF([en.B369]=&quot;&quot;;&quot;&quot;;[en.B369])">
            <text:p/>
          </table:table-cell>
        </table:table-row>
        <table:table-row table:style-name="ro1">
          <table:table-cell table:formula="of:=IF([en.A370]=&quot;&quot;;&quot;&quot;;[en.A370])">
            <text:p/>
          </table:table-cell>
          <table:table-cell table:formula="of:=IF([en.B370]=&quot;&quot;;&quot;&quot;;[en.B370])">
            <text:p/>
          </table:table-cell>
        </table:table-row>
        <table:table-row table:style-name="ro1">
          <table:table-cell table:formula="of:=IF([en.A371]=&quot;&quot;;&quot;&quot;;[en.A371])">
            <text:p/>
          </table:table-cell>
          <table:table-cell table:formula="of:=IF([en.B371]=&quot;&quot;;&quot;&quot;;[en.B371])">
            <text:p/>
          </table:table-cell>
        </table:table-row>
        <table:table-row table:style-name="ro1">
          <table:table-cell table:formula="of:=IF([en.A372]=&quot;&quot;;&quot;&quot;;[en.A372])">
            <text:p/>
          </table:table-cell>
          <table:table-cell table:formula="of:=IF([en.B372]=&quot;&quot;;&quot;&quot;;[en.B372])">
            <text:p/>
          </table:table-cell>
        </table:table-row>
        <table:table-row table:style-name="ro1">
          <table:table-cell table:formula="of:=IF([en.A373]=&quot;&quot;;&quot;&quot;;[en.A373])">
            <text:p/>
          </table:table-cell>
          <table:table-cell table:formula="of:=IF([en.B373]=&quot;&quot;;&quot;&quot;;[en.B373])">
            <text:p/>
          </table:table-cell>
        </table:table-row>
        <table:table-row table:style-name="ro1">
          <table:table-cell table:formula="of:=IF([en.A374]=&quot;&quot;;&quot;&quot;;[en.A374])">
            <text:p/>
          </table:table-cell>
          <table:table-cell table:formula="of:=IF([en.B374]=&quot;&quot;;&quot;&quot;;[en.B374])">
            <text:p/>
          </table:table-cell>
        </table:table-row>
        <table:table-row table:style-name="ro1">
          <table:table-cell table:formula="of:=IF([en.A375]=&quot;&quot;;&quot;&quot;;[en.A375])">
            <text:p/>
          </table:table-cell>
          <table:table-cell table:formula="of:=IF([en.B375]=&quot;&quot;;&quot;&quot;;[en.B375])">
            <text:p/>
          </table:table-cell>
        </table:table-row>
        <table:table-row table:style-name="ro1">
          <table:table-cell table:formula="of:=IF([en.A376]=&quot;&quot;;&quot;&quot;;[en.A376])">
            <text:p/>
          </table:table-cell>
          <table:table-cell table:formula="of:=IF([en.B376]=&quot;&quot;;&quot;&quot;;[en.B376])">
            <text:p/>
          </table:table-cell>
        </table:table-row>
        <table:table-row table:style-name="ro1">
          <table:table-cell table:formula="of:=IF([en.A377]=&quot;&quot;;&quot;&quot;;[en.A377])">
            <text:p/>
          </table:table-cell>
          <table:table-cell table:formula="of:=IF([en.B377]=&quot;&quot;;&quot;&quot;;[en.B377])">
            <text:p/>
          </table:table-cell>
        </table:table-row>
        <table:table-row table:style-name="ro1">
          <table:table-cell table:formula="of:=IF([en.A378]=&quot;&quot;;&quot;&quot;;[en.A378])">
            <text:p/>
          </table:table-cell>
          <table:table-cell table:formula="of:=IF([en.B378]=&quot;&quot;;&quot;&quot;;[en.B378])">
            <text:p/>
          </table:table-cell>
        </table:table-row>
        <table:table-row table:style-name="ro1">
          <table:table-cell table:formula="of:=IF([en.A379]=&quot;&quot;;&quot;&quot;;[en.A379])">
            <text:p/>
          </table:table-cell>
          <table:table-cell table:formula="of:=IF([en.B379]=&quot;&quot;;&quot;&quot;;[en.B379])">
            <text:p/>
          </table:table-cell>
        </table:table-row>
        <table:table-row table:style-name="ro1">
          <table:table-cell table:formula="of:=IF([en.A380]=&quot;&quot;;&quot;&quot;;[en.A380])">
            <text:p/>
          </table:table-cell>
          <table:table-cell table:formula="of:=IF([en.B380]=&quot;&quot;;&quot;&quot;;[en.B380])">
            <text:p/>
          </table:table-cell>
        </table:table-row>
        <table:table-row table:style-name="ro1">
          <table:table-cell table:formula="of:=IF([en.A381]=&quot;&quot;;&quot;&quot;;[en.A381])">
            <text:p/>
          </table:table-cell>
          <table:table-cell table:formula="of:=IF([en.B381]=&quot;&quot;;&quot;&quot;;[en.B381])">
            <text:p/>
          </table:table-cell>
        </table:table-row>
        <table:table-row table:style-name="ro1">
          <table:table-cell table:formula="of:=IF([en.A382]=&quot;&quot;;&quot;&quot;;[en.A382])">
            <text:p/>
          </table:table-cell>
          <table:table-cell table:formula="of:=IF([en.B382]=&quot;&quot;;&quot;&quot;;[en.B382])">
            <text:p/>
          </table:table-cell>
        </table:table-row>
        <table:table-row table:style-name="ro1">
          <table:table-cell table:formula="of:=IF([en.A383]=&quot;&quot;;&quot;&quot;;[en.A383])">
            <text:p/>
          </table:table-cell>
          <table:table-cell table:formula="of:=IF([en.B383]=&quot;&quot;;&quot;&quot;;[en.B383])">
            <text:p/>
          </table:table-cell>
        </table:table-row>
        <table:table-row table:style-name="ro1">
          <table:table-cell table:formula="of:=IF([en.A384]=&quot;&quot;;&quot;&quot;;[en.A384])">
            <text:p/>
          </table:table-cell>
          <table:table-cell table:formula="of:=IF([en.B384]=&quot;&quot;;&quot;&quot;;[en.B384])">
            <text:p/>
          </table:table-cell>
        </table:table-row>
        <table:table-row table:style-name="ro1">
          <table:table-cell table:formula="of:=IF([en.A385]=&quot;&quot;;&quot;&quot;;[en.A385])">
            <text:p/>
          </table:table-cell>
          <table:table-cell table:formula="of:=IF([en.B385]=&quot;&quot;;&quot;&quot;;[en.B385])">
            <text:p/>
          </table:table-cell>
        </table:table-row>
        <table:table-row table:style-name="ro1">
          <table:table-cell table:formula="of:=IF([en.A386]=&quot;&quot;;&quot;&quot;;[en.A386])">
            <text:p/>
          </table:table-cell>
          <table:table-cell table:formula="of:=IF([en.B386]=&quot;&quot;;&quot;&quot;;[en.B386])">
            <text:p/>
          </table:table-cell>
        </table:table-row>
        <table:table-row table:style-name="ro1">
          <table:table-cell table:formula="of:=IF([en.A387]=&quot;&quot;;&quot;&quot;;[en.A387])">
            <text:p/>
          </table:table-cell>
          <table:table-cell table:formula="of:=IF([en.B387]=&quot;&quot;;&quot;&quot;;[en.B387])">
            <text:p/>
          </table:table-cell>
        </table:table-row>
        <table:table-row table:style-name="ro1">
          <table:table-cell table:formula="of:=IF([en.A388]=&quot;&quot;;&quot;&quot;;[en.A388])">
            <text:p/>
          </table:table-cell>
          <table:table-cell table:formula="of:=IF([en.B388]=&quot;&quot;;&quot;&quot;;[en.B388])">
            <text:p/>
          </table:table-cell>
        </table:table-row>
        <table:table-row table:style-name="ro1">
          <table:table-cell table:formula="of:=IF([en.A389]=&quot;&quot;;&quot;&quot;;[en.A389])">
            <text:p/>
          </table:table-cell>
          <table:table-cell table:formula="of:=IF([en.B389]=&quot;&quot;;&quot;&quot;;[en.B389])">
            <text:p/>
          </table:table-cell>
        </table:table-row>
        <table:table-row table:style-name="ro1">
          <table:table-cell table:formula="of:=IF([en.A390]=&quot;&quot;;&quot;&quot;;[en.A390])">
            <text:p/>
          </table:table-cell>
          <table:table-cell table:formula="of:=IF([en.B390]=&quot;&quot;;&quot;&quot;;[en.B390])">
            <text:p/>
          </table:table-cell>
        </table:table-row>
        <table:table-row table:style-name="ro1">
          <table:table-cell table:formula="of:=IF([en.A391]=&quot;&quot;;&quot;&quot;;[en.A391])">
            <text:p/>
          </table:table-cell>
          <table:table-cell table:formula="of:=IF([en.B391]=&quot;&quot;;&quot;&quot;;[en.B391])">
            <text:p/>
          </table:table-cell>
        </table:table-row>
        <table:table-row table:style-name="ro1">
          <table:table-cell table:formula="of:=IF([en.A392]=&quot;&quot;;&quot;&quot;;[en.A392])">
            <text:p/>
          </table:table-cell>
          <table:table-cell table:formula="of:=IF([en.B392]=&quot;&quot;;&quot;&quot;;[en.B392])">
            <text:p/>
          </table:table-cell>
        </table:table-row>
        <table:table-row table:style-name="ro1">
          <table:table-cell table:formula="of:=IF([en.A393]=&quot;&quot;;&quot;&quot;;[en.A393])">
            <text:p/>
          </table:table-cell>
          <table:table-cell table:formula="of:=IF([en.B393]=&quot;&quot;;&quot;&quot;;[en.B393])">
            <text:p/>
          </table:table-cell>
        </table:table-row>
        <table:table-row table:style-name="ro1">
          <table:table-cell table:formula="of:=IF([en.A394]=&quot;&quot;;&quot;&quot;;[en.A394])">
            <text:p/>
          </table:table-cell>
          <table:table-cell table:formula="of:=IF([en.B394]=&quot;&quot;;&quot;&quot;;[en.B394])">
            <text:p/>
          </table:table-cell>
        </table:table-row>
        <table:table-row table:style-name="ro1">
          <table:table-cell table:formula="of:=IF([en.A395]=&quot;&quot;;&quot;&quot;;[en.A395])">
            <text:p/>
          </table:table-cell>
          <table:table-cell table:formula="of:=IF([en.B395]=&quot;&quot;;&quot;&quot;;[en.B395])">
            <text:p/>
          </table:table-cell>
        </table:table-row>
        <table:table-row table:style-name="ro1">
          <table:table-cell table:formula="of:=IF([en.A396]=&quot;&quot;;&quot;&quot;;[en.A396])">
            <text:p/>
          </table:table-cell>
          <table:table-cell table:formula="of:=IF([en.B396]=&quot;&quot;;&quot;&quot;;[en.B396])">
            <text:p/>
          </table:table-cell>
        </table:table-row>
        <table:table-row table:style-name="ro1">
          <table:table-cell table:formula="of:=IF([en.A397]=&quot;&quot;;&quot;&quot;;[en.A397])">
            <text:p/>
          </table:table-cell>
          <table:table-cell table:formula="of:=IF([en.B397]=&quot;&quot;;&quot;&quot;;[en.B397])">
            <text:p/>
          </table:table-cell>
        </table:table-row>
        <table:table-row table:style-name="ro1">
          <table:table-cell table:formula="of:=IF([en.A398]=&quot;&quot;;&quot;&quot;;[en.A398])">
            <text:p/>
          </table:table-cell>
          <table:table-cell table:formula="of:=IF([en.B398]=&quot;&quot;;&quot;&quot;;[en.B398])">
            <text:p/>
          </table:table-cell>
        </table:table-row>
        <table:table-row table:style-name="ro1">
          <table:table-cell table:formula="of:=IF([en.A399]=&quot;&quot;;&quot;&quot;;[en.A399])">
            <text:p/>
          </table:table-cell>
          <table:table-cell table:formula="of:=IF([en.B399]=&quot;&quot;;&quot;&quot;;[en.B399])">
            <text:p/>
          </table:table-cell>
        </table:table-row>
        <table:table-row table:style-name="ro1">
          <table:table-cell table:formula="of:=IF([en.A400]=&quot;&quot;;&quot;&quot;;[en.A400])">
            <text:p/>
          </table:table-cell>
          <table:table-cell table:formula="of:=IF([en.B400]=&quot;&quot;;&quot;&quot;;[en.B400])">
            <text:p/>
          </table:table-cell>
        </table:table-row>
        <table:table-row table:style-name="ro1">
          <table:table-cell table:formula="of:=IF([en.A401]=&quot;&quot;;&quot;&quot;;[en.A401])">
            <text:p/>
          </table:table-cell>
          <table:table-cell table:formula="of:=IF([en.B401]=&quot;&quot;;&quot;&quot;;[en.B401])">
            <text:p/>
          </table:table-cell>
        </table:table-row>
        <table:table-row table:style-name="ro1">
          <table:table-cell table:formula="of:=IF([en.A402]=&quot;&quot;;&quot;&quot;;[en.A402])">
            <text:p/>
          </table:table-cell>
          <table:table-cell table:formula="of:=IF([en.B402]=&quot;&quot;;&quot;&quot;;[en.B402])">
            <text:p/>
          </table:table-cell>
        </table:table-row>
        <table:table-row table:style-name="ro1">
          <table:table-cell table:formula="of:=IF([en.A403]=&quot;&quot;;&quot;&quot;;[en.A403])">
            <text:p/>
          </table:table-cell>
          <table:table-cell table:formula="of:=IF([en.B403]=&quot;&quot;;&quot;&quot;;[en.B403])">
            <text:p/>
          </table:table-cell>
        </table:table-row>
        <table:table-row table:style-name="ro1">
          <table:table-cell table:formula="of:=IF([en.A404]=&quot;&quot;;&quot;&quot;;[en.A404])">
            <text:p/>
          </table:table-cell>
          <table:table-cell table:formula="of:=IF([en.B404]=&quot;&quot;;&quot;&quot;;[en.B404])">
            <text:p/>
          </table:table-cell>
        </table:table-row>
        <table:table-row table:style-name="ro1">
          <table:table-cell table:formula="of:=IF([en.A405]=&quot;&quot;;&quot;&quot;;[en.A405])">
            <text:p/>
          </table:table-cell>
          <table:table-cell table:formula="of:=IF([en.B405]=&quot;&quot;;&quot;&quot;;[en.B405])">
            <text:p/>
          </table:table-cell>
        </table:table-row>
        <table:table-row table:style-name="ro1">
          <table:table-cell table:formula="of:=IF([en.A406]=&quot;&quot;;&quot;&quot;;[en.A406])">
            <text:p/>
          </table:table-cell>
          <table:table-cell table:formula="of:=IF([en.B406]=&quot;&quot;;&quot;&quot;;[en.B406])">
            <text:p/>
          </table:table-cell>
        </table:table-row>
        <table:table-row table:style-name="ro1">
          <table:table-cell table:formula="of:=IF([en.A407]=&quot;&quot;;&quot;&quot;;[en.A407])">
            <text:p/>
          </table:table-cell>
          <table:table-cell table:formula="of:=IF([en.B407]=&quot;&quot;;&quot;&quot;;[en.B407])">
            <text:p/>
          </table:table-cell>
        </table:table-row>
        <table:table-row table:style-name="ro1">
          <table:table-cell table:formula="of:=IF([en.A408]=&quot;&quot;;&quot;&quot;;[en.A408])">
            <text:p/>
          </table:table-cell>
          <table:table-cell table:formula="of:=IF([en.B408]=&quot;&quot;;&quot;&quot;;[en.B408])">
            <text:p/>
          </table:table-cell>
        </table:table-row>
        <table:table-row table:style-name="ro1">
          <table:table-cell table:formula="of:=IF([en.A409]=&quot;&quot;;&quot;&quot;;[en.A409])">
            <text:p/>
          </table:table-cell>
          <table:table-cell table:formula="of:=IF([en.B409]=&quot;&quot;;&quot;&quot;;[en.B409])">
            <text:p/>
          </table:table-cell>
        </table:table-row>
        <table:table-row table:style-name="ro1">
          <table:table-cell table:formula="of:=IF([en.A410]=&quot;&quot;;&quot;&quot;;[en.A410])">
            <text:p/>
          </table:table-cell>
          <table:table-cell table:formula="of:=IF([en.B410]=&quot;&quot;;&quot;&quot;;[en.B410])">
            <text:p/>
          </table:table-cell>
        </table:table-row>
        <table:table-row table:style-name="ro1">
          <table:table-cell table:formula="of:=IF([en.A411]=&quot;&quot;;&quot;&quot;;[en.A411])">
            <text:p/>
          </table:table-cell>
          <table:table-cell table:formula="of:=IF([en.B411]=&quot;&quot;;&quot;&quot;;[en.B411])">
            <text:p/>
          </table:table-cell>
        </table:table-row>
        <table:table-row table:style-name="ro1">
          <table:table-cell table:formula="of:=IF([en.A412]=&quot;&quot;;&quot;&quot;;[en.A412])">
            <text:p/>
          </table:table-cell>
          <table:table-cell table:formula="of:=IF([en.B412]=&quot;&quot;;&quot;&quot;;[en.B412])">
            <text:p/>
          </table:table-cell>
        </table:table-row>
        <table:table-row table:style-name="ro1">
          <table:table-cell table:formula="of:=IF([en.A413]=&quot;&quot;;&quot;&quot;;[en.A413])">
            <text:p/>
          </table:table-cell>
          <table:table-cell table:formula="of:=IF([en.B413]=&quot;&quot;;&quot;&quot;;[en.B413])">
            <text:p/>
          </table:table-cell>
        </table:table-row>
        <table:table-row table:style-name="ro1">
          <table:table-cell table:formula="of:=IF([en.A414]=&quot;&quot;;&quot;&quot;;[en.A414])">
            <text:p/>
          </table:table-cell>
          <table:table-cell table:formula="of:=IF([en.B414]=&quot;&quot;;&quot;&quot;;[en.B414])">
            <text:p/>
          </table:table-cell>
        </table:table-row>
        <table:table-row table:style-name="ro1">
          <table:table-cell table:formula="of:=IF([en.A415]=&quot;&quot;;&quot;&quot;;[en.A415])">
            <text:p/>
          </table:table-cell>
          <table:table-cell table:formula="of:=IF([en.B415]=&quot;&quot;;&quot;&quot;;[en.B415])">
            <text:p/>
          </table:table-cell>
        </table:table-row>
        <table:table-row table:style-name="ro1">
          <table:table-cell table:formula="of:=IF([en.A416]=&quot;&quot;;&quot;&quot;;[en.A416])">
            <text:p/>
          </table:table-cell>
          <table:table-cell table:formula="of:=IF([en.B416]=&quot;&quot;;&quot;&quot;;[en.B416])">
            <text:p/>
          </table:table-cell>
        </table:table-row>
        <table:table-row table:style-name="ro1">
          <table:table-cell table:formula="of:=IF([en.A417]=&quot;&quot;;&quot;&quot;;[en.A417])">
            <text:p/>
          </table:table-cell>
          <table:table-cell table:formula="of:=IF([en.B417]=&quot;&quot;;&quot;&quot;;[en.B417])">
            <text:p/>
          </table:table-cell>
        </table:table-row>
        <table:table-row table:style-name="ro1">
          <table:table-cell table:formula="of:=IF([en.A418]=&quot;&quot;;&quot;&quot;;[en.A418])">
            <text:p/>
          </table:table-cell>
          <table:table-cell table:formula="of:=IF([en.B418]=&quot;&quot;;&quot;&quot;;[en.B418])">
            <text:p/>
          </table:table-cell>
        </table:table-row>
        <table:table-row table:style-name="ro1">
          <table:table-cell table:formula="of:=IF([en.A419]=&quot;&quot;;&quot;&quot;;[en.A419])">
            <text:p/>
          </table:table-cell>
          <table:table-cell table:formula="of:=IF([en.B419]=&quot;&quot;;&quot;&quot;;[en.B419])">
            <text:p/>
          </table:table-cell>
        </table:table-row>
        <table:table-row table:style-name="ro1">
          <table:table-cell table:formula="of:=IF([en.A420]=&quot;&quot;;&quot;&quot;;[en.A420])">
            <text:p/>
          </table:table-cell>
          <table:table-cell table:formula="of:=IF([en.B420]=&quot;&quot;;&quot;&quot;;[en.B420])">
            <text:p/>
          </table:table-cell>
        </table:table-row>
        <table:table-row table:style-name="ro1">
          <table:table-cell table:formula="of:=IF([en.A421]=&quot;&quot;;&quot;&quot;;[en.A421])">
            <text:p/>
          </table:table-cell>
          <table:table-cell table:formula="of:=IF([en.B421]=&quot;&quot;;&quot;&quot;;[en.B421])">
            <text:p/>
          </table:table-cell>
        </table:table-row>
        <table:table-row table:style-name="ro1">
          <table:table-cell table:formula="of:=IF([en.A422]=&quot;&quot;;&quot;&quot;;[en.A422])">
            <text:p/>
          </table:table-cell>
          <table:table-cell table:formula="of:=IF([en.B422]=&quot;&quot;;&quot;&quot;;[en.B422])">
            <text:p/>
          </table:table-cell>
        </table:table-row>
        <table:table-row table:style-name="ro1">
          <table:table-cell table:formula="of:=IF([en.A423]=&quot;&quot;;&quot;&quot;;[en.A423])">
            <text:p/>
          </table:table-cell>
          <table:table-cell table:formula="of:=IF([en.B423]=&quot;&quot;;&quot;&quot;;[en.B423])">
            <text:p/>
          </table:table-cell>
        </table:table-row>
        <table:table-row table:style-name="ro1">
          <table:table-cell table:formula="of:=IF([en.A424]=&quot;&quot;;&quot;&quot;;[en.A424])">
            <text:p/>
          </table:table-cell>
          <table:table-cell table:formula="of:=IF([en.B424]=&quot;&quot;;&quot;&quot;;[en.B424])">
            <text:p/>
          </table:table-cell>
        </table:table-row>
        <table:table-row table:style-name="ro1">
          <table:table-cell table:formula="of:=IF([en.A425]=&quot;&quot;;&quot;&quot;;[en.A425])">
            <text:p/>
          </table:table-cell>
          <table:table-cell table:formula="of:=IF([en.B425]=&quot;&quot;;&quot;&quot;;[en.B425])">
            <text:p/>
          </table:table-cell>
        </table:table-row>
        <table:table-row table:style-name="ro1">
          <table:table-cell table:formula="of:=IF([en.A426]=&quot;&quot;;&quot;&quot;;[en.A426])">
            <text:p/>
          </table:table-cell>
          <table:table-cell table:formula="of:=IF([en.B426]=&quot;&quot;;&quot;&quot;;[en.B426])">
            <text:p/>
          </table:table-cell>
        </table:table-row>
        <table:table-row table:style-name="ro1">
          <table:table-cell table:formula="of:=IF([en.A427]=&quot;&quot;;&quot;&quot;;[en.A427])">
            <text:p/>
          </table:table-cell>
          <table:table-cell table:formula="of:=IF([en.B427]=&quot;&quot;;&quot;&quot;;[en.B427])">
            <text:p/>
          </table:table-cell>
        </table:table-row>
        <table:table-row table:style-name="ro1">
          <table:table-cell table:formula="of:=IF([en.A428]=&quot;&quot;;&quot;&quot;;[en.A428])">
            <text:p/>
          </table:table-cell>
          <table:table-cell table:formula="of:=IF([en.B428]=&quot;&quot;;&quot;&quot;;[en.B428])">
            <text:p/>
          </table:table-cell>
        </table:table-row>
        <table:table-row table:style-name="ro1">
          <table:table-cell table:formula="of:=IF([en.A429]=&quot;&quot;;&quot;&quot;;[en.A429])">
            <text:p/>
          </table:table-cell>
          <table:table-cell table:formula="of:=IF([en.B429]=&quot;&quot;;&quot;&quot;;[en.B429])">
            <text:p/>
          </table:table-cell>
        </table:table-row>
        <table:table-row table:style-name="ro1">
          <table:table-cell table:formula="of:=IF([en.A430]=&quot;&quot;;&quot;&quot;;[en.A430])">
            <text:p/>
          </table:table-cell>
          <table:table-cell table:formula="of:=IF([en.B430]=&quot;&quot;;&quot;&quot;;[en.B430])">
            <text:p/>
          </table:table-cell>
        </table:table-row>
        <table:table-row table:style-name="ro1">
          <table:table-cell table:formula="of:=IF([en.A431]=&quot;&quot;;&quot;&quot;;[en.A431])">
            <text:p/>
          </table:table-cell>
          <table:table-cell table:formula="of:=IF([en.B431]=&quot;&quot;;&quot;&quot;;[en.B431])">
            <text:p/>
          </table:table-cell>
        </table:table-row>
        <table:table-row table:style-name="ro1">
          <table:table-cell table:formula="of:=IF([en.A432]=&quot;&quot;;&quot;&quot;;[en.A432])">
            <text:p/>
          </table:table-cell>
          <table:table-cell table:formula="of:=IF([en.B432]=&quot;&quot;;&quot;&quot;;[en.B432])">
            <text:p/>
          </table:table-cell>
        </table:table-row>
        <table:table-row table:style-name="ro1">
          <table:table-cell table:formula="of:=IF([en.A433]=&quot;&quot;;&quot;&quot;;[en.A433])">
            <text:p/>
          </table:table-cell>
          <table:table-cell table:formula="of:=IF([en.B433]=&quot;&quot;;&quot;&quot;;[en.B433])">
            <text:p/>
          </table:table-cell>
        </table:table-row>
        <table:table-row table:style-name="ro1">
          <table:table-cell table:formula="of:=IF([en.A434]=&quot;&quot;;&quot;&quot;;[en.A434])">
            <text:p/>
          </table:table-cell>
          <table:table-cell table:formula="of:=IF([en.B434]=&quot;&quot;;&quot;&quot;;[en.B434])">
            <text:p/>
          </table:table-cell>
        </table:table-row>
        <table:table-row table:style-name="ro1">
          <table:table-cell table:formula="of:=IF([en.A435]=&quot;&quot;;&quot;&quot;;[en.A435])">
            <text:p/>
          </table:table-cell>
          <table:table-cell table:formula="of:=IF([en.B435]=&quot;&quot;;&quot;&quot;;[en.B435])">
            <text:p/>
          </table:table-cell>
        </table:table-row>
        <table:table-row table:style-name="ro1">
          <table:table-cell table:formula="of:=IF([en.A436]=&quot;&quot;;&quot;&quot;;[en.A436])">
            <text:p/>
          </table:table-cell>
          <table:table-cell table:formula="of:=IF([en.B436]=&quot;&quot;;&quot;&quot;;[en.B436])">
            <text:p/>
          </table:table-cell>
        </table:table-row>
        <table:table-row table:style-name="ro1">
          <table:table-cell table:formula="of:=IF([en.A437]=&quot;&quot;;&quot;&quot;;[en.A437])">
            <text:p/>
          </table:table-cell>
          <table:table-cell table:formula="of:=IF([en.B437]=&quot;&quot;;&quot;&quot;;[en.B437])">
            <text:p/>
          </table:table-cell>
        </table:table-row>
        <table:table-row table:style-name="ro1">
          <table:table-cell table:formula="of:=IF([en.A438]=&quot;&quot;;&quot;&quot;;[en.A438])">
            <text:p/>
          </table:table-cell>
          <table:table-cell table:formula="of:=IF([en.B438]=&quot;&quot;;&quot;&quot;;[en.B438])">
            <text:p/>
          </table:table-cell>
        </table:table-row>
        <table:table-row table:style-name="ro1">
          <table:table-cell table:formula="of:=IF([en.A439]=&quot;&quot;;&quot;&quot;;[en.A439])">
            <text:p/>
          </table:table-cell>
          <table:table-cell table:formula="of:=IF([en.B439]=&quot;&quot;;&quot;&quot;;[en.B439])">
            <text:p/>
          </table:table-cell>
        </table:table-row>
        <table:table-row table:style-name="ro1">
          <table:table-cell table:formula="of:=IF([en.A440]=&quot;&quot;;&quot;&quot;;[en.A440])">
            <text:p/>
          </table:table-cell>
          <table:table-cell table:formula="of:=IF([en.B440]=&quot;&quot;;&quot;&quot;;[en.B440])">
            <text:p/>
          </table:table-cell>
        </table:table-row>
        <table:table-row table:style-name="ro1">
          <table:table-cell table:formula="of:=IF([en.A441]=&quot;&quot;;&quot;&quot;;[en.A441])">
            <text:p/>
          </table:table-cell>
          <table:table-cell table:formula="of:=IF([en.B441]=&quot;&quot;;&quot;&quot;;[en.B441])">
            <text:p/>
          </table:table-cell>
        </table:table-row>
        <table:table-row table:style-name="ro1">
          <table:table-cell table:formula="of:=IF([en.A442]=&quot;&quot;;&quot;&quot;;[en.A442])">
            <text:p/>
          </table:table-cell>
          <table:table-cell table:formula="of:=IF([en.B442]=&quot;&quot;;&quot;&quot;;[en.B442])">
            <text:p/>
          </table:table-cell>
        </table:table-row>
        <table:table-row table:style-name="ro1">
          <table:table-cell table:formula="of:=IF([en.A443]=&quot;&quot;;&quot;&quot;;[en.A443])">
            <text:p/>
          </table:table-cell>
          <table:table-cell table:formula="of:=IF([en.B443]=&quot;&quot;;&quot;&quot;;[en.B443])">
            <text:p/>
          </table:table-cell>
        </table:table-row>
        <table:table-row table:style-name="ro1">
          <table:table-cell table:formula="of:=IF([en.A444]=&quot;&quot;;&quot;&quot;;[en.A444])">
            <text:p/>
          </table:table-cell>
          <table:table-cell table:formula="of:=IF([en.B444]=&quot;&quot;;&quot;&quot;;[en.B444])">
            <text:p/>
          </table:table-cell>
        </table:table-row>
        <table:table-row table:style-name="ro1">
          <table:table-cell table:formula="of:=IF([en.A445]=&quot;&quot;;&quot;&quot;;[en.A445])">
            <text:p/>
          </table:table-cell>
          <table:table-cell table:formula="of:=IF([en.B445]=&quot;&quot;;&quot;&quot;;[en.B445])">
            <text:p/>
          </table:table-cell>
        </table:table-row>
        <table:table-row table:style-name="ro1">
          <table:table-cell table:formula="of:=IF([en.A446]=&quot;&quot;;&quot;&quot;;[en.A446])">
            <text:p/>
          </table:table-cell>
          <table:table-cell table:formula="of:=IF([en.B446]=&quot;&quot;;&quot;&quot;;[en.B446])">
            <text:p/>
          </table:table-cell>
        </table:table-row>
        <table:table-row table:style-name="ro1">
          <table:table-cell table:formula="of:=IF([en.A447]=&quot;&quot;;&quot;&quot;;[en.A447])">
            <text:p/>
          </table:table-cell>
          <table:table-cell table:formula="of:=IF([en.B447]=&quot;&quot;;&quot;&quot;;[en.B447])">
            <text:p/>
          </table:table-cell>
        </table:table-row>
        <table:table-row table:style-name="ro1">
          <table:table-cell table:formula="of:=IF([en.A448]=&quot;&quot;;&quot;&quot;;[en.A448])">
            <text:p/>
          </table:table-cell>
          <table:table-cell table:formula="of:=IF([en.B448]=&quot;&quot;;&quot;&quot;;[en.B448])">
            <text:p/>
          </table:table-cell>
        </table:table-row>
        <table:table-row table:style-name="ro1">
          <table:table-cell table:formula="of:=IF([en.A449]=&quot;&quot;;&quot;&quot;;[en.A449])">
            <text:p/>
          </table:table-cell>
          <table:table-cell table:formula="of:=IF([en.B449]=&quot;&quot;;&quot;&quot;;[en.B449])">
            <text:p/>
          </table:table-cell>
        </table:table-row>
        <table:table-row table:style-name="ro1">
          <table:table-cell table:formula="of:=IF([en.A450]=&quot;&quot;;&quot;&quot;;[en.A450])">
            <text:p/>
          </table:table-cell>
          <table:table-cell table:formula="of:=IF([en.B450]=&quot;&quot;;&quot;&quot;;[en.B450])">
            <text:p/>
          </table:table-cell>
        </table:table-row>
        <table:table-row table:style-name="ro1">
          <table:table-cell table:formula="of:=IF([en.A451]=&quot;&quot;;&quot;&quot;;[en.A451])">
            <text:p/>
          </table:table-cell>
          <table:table-cell table:formula="of:=IF([en.B451]=&quot;&quot;;&quot;&quot;;[en.B451])">
            <text:p/>
          </table:table-cell>
        </table:table-row>
        <table:table-row table:style-name="ro1">
          <table:table-cell table:formula="of:=IF([en.A452]=&quot;&quot;;&quot;&quot;;[en.A452])">
            <text:p/>
          </table:table-cell>
          <table:table-cell table:formula="of:=IF([en.B452]=&quot;&quot;;&quot;&quot;;[en.B452])">
            <text:p/>
          </table:table-cell>
        </table:table-row>
        <table:table-row table:style-name="ro1">
          <table:table-cell table:formula="of:=IF([en.A453]=&quot;&quot;;&quot;&quot;;[en.A453])">
            <text:p/>
          </table:table-cell>
          <table:table-cell table:formula="of:=IF([en.B453]=&quot;&quot;;&quot;&quot;;[en.B453])">
            <text:p/>
          </table:table-cell>
        </table:table-row>
        <table:table-row table:style-name="ro1">
          <table:table-cell table:formula="of:=IF([en.A454]=&quot;&quot;;&quot;&quot;;[en.A454])">
            <text:p/>
          </table:table-cell>
          <table:table-cell table:formula="of:=IF([en.B454]=&quot;&quot;;&quot;&quot;;[en.B454])">
            <text:p/>
          </table:table-cell>
        </table:table-row>
        <table:table-row table:style-name="ro1">
          <table:table-cell table:formula="of:=IF([en.A455]=&quot;&quot;;&quot;&quot;;[en.A455])">
            <text:p/>
          </table:table-cell>
          <table:table-cell table:formula="of:=IF([en.B455]=&quot;&quot;;&quot;&quot;;[en.B455])">
            <text:p/>
          </table:table-cell>
        </table:table-row>
        <table:table-row table:style-name="ro1">
          <table:table-cell table:formula="of:=IF([en.A456]=&quot;&quot;;&quot;&quot;;[en.A456])">
            <text:p/>
          </table:table-cell>
          <table:table-cell table:formula="of:=IF([en.B456]=&quot;&quot;;&quot;&quot;;[en.B456])">
            <text:p/>
          </table:table-cell>
        </table:table-row>
        <table:table-row table:style-name="ro1">
          <table:table-cell table:formula="of:=IF([en.A457]=&quot;&quot;;&quot;&quot;;[en.A457])">
            <text:p/>
          </table:table-cell>
          <table:table-cell table:formula="of:=IF([en.B457]=&quot;&quot;;&quot;&quot;;[en.B457])">
            <text:p/>
          </table:table-cell>
        </table:table-row>
        <table:table-row table:style-name="ro1">
          <table:table-cell table:formula="of:=IF([en.A458]=&quot;&quot;;&quot;&quot;;[en.A458])">
            <text:p/>
          </table:table-cell>
          <table:table-cell table:formula="of:=IF([en.B458]=&quot;&quot;;&quot;&quot;;[en.B458])">
            <text:p/>
          </table:table-cell>
        </table:table-row>
        <table:table-row table:style-name="ro1">
          <table:table-cell table:formula="of:=IF([en.A459]=&quot;&quot;;&quot;&quot;;[en.A459])">
            <text:p/>
          </table:table-cell>
          <table:table-cell table:formula="of:=IF([en.B459]=&quot;&quot;;&quot;&quot;;[en.B459])">
            <text:p/>
          </table:table-cell>
        </table:table-row>
        <table:table-row table:style-name="ro1">
          <table:table-cell table:formula="of:=IF([en.A460]=&quot;&quot;;&quot;&quot;;[en.A460])">
            <text:p/>
          </table:table-cell>
          <table:table-cell table:formula="of:=IF([en.B460]=&quot;&quot;;&quot;&quot;;[en.B460])">
            <text:p/>
          </table:table-cell>
        </table:table-row>
        <table:table-row table:style-name="ro1">
          <table:table-cell table:formula="of:=IF([en.A461]=&quot;&quot;;&quot;&quot;;[en.A461])">
            <text:p/>
          </table:table-cell>
          <table:table-cell table:formula="of:=IF([en.B461]=&quot;&quot;;&quot;&quot;;[en.B461])">
            <text:p/>
          </table:table-cell>
        </table:table-row>
        <table:table-row table:style-name="ro1">
          <table:table-cell table:formula="of:=IF([en.A462]=&quot;&quot;;&quot;&quot;;[en.A462])">
            <text:p/>
          </table:table-cell>
          <table:table-cell table:formula="of:=IF([en.B462]=&quot;&quot;;&quot;&quot;;[en.B462])">
            <text:p/>
          </table:table-cell>
        </table:table-row>
        <table:table-row table:style-name="ro1">
          <table:table-cell table:formula="of:=IF([en.A463]=&quot;&quot;;&quot;&quot;;[en.A463])">
            <text:p/>
          </table:table-cell>
          <table:table-cell table:formula="of:=IF([en.B463]=&quot;&quot;;&quot;&quot;;[en.B463])">
            <text:p/>
          </table:table-cell>
        </table:table-row>
        <table:table-row table:style-name="ro1">
          <table:table-cell table:formula="of:=IF([en.A464]=&quot;&quot;;&quot;&quot;;[en.A464])">
            <text:p/>
          </table:table-cell>
          <table:table-cell table:formula="of:=IF([en.B464]=&quot;&quot;;&quot;&quot;;[en.B464])">
            <text:p/>
          </table:table-cell>
        </table:table-row>
        <table:table-row table:style-name="ro1">
          <table:table-cell table:formula="of:=IF([en.A465]=&quot;&quot;;&quot;&quot;;[en.A465])">
            <text:p/>
          </table:table-cell>
          <table:table-cell table:formula="of:=IF([en.B465]=&quot;&quot;;&quot;&quot;;[en.B465])">
            <text:p/>
          </table:table-cell>
        </table:table-row>
        <table:table-row table:style-name="ro1">
          <table:table-cell table:formula="of:=IF([en.A466]=&quot;&quot;;&quot;&quot;;[en.A466])">
            <text:p/>
          </table:table-cell>
          <table:table-cell table:formula="of:=IF([en.B466]=&quot;&quot;;&quot;&quot;;[en.B466])">
            <text:p/>
          </table:table-cell>
        </table:table-row>
        <table:table-row table:style-name="ro1">
          <table:table-cell table:formula="of:=IF([en.A467]=&quot;&quot;;&quot;&quot;;[en.A467])">
            <text:p/>
          </table:table-cell>
          <table:table-cell table:formula="of:=IF([en.B467]=&quot;&quot;;&quot;&quot;;[en.B467])">
            <text:p/>
          </table:table-cell>
        </table:table-row>
        <table:table-row table:style-name="ro1">
          <table:table-cell table:formula="of:=IF([en.A468]=&quot;&quot;;&quot;&quot;;[en.A468])">
            <text:p/>
          </table:table-cell>
          <table:table-cell table:formula="of:=IF([en.B468]=&quot;&quot;;&quot;&quot;;[en.B468])">
            <text:p/>
          </table:table-cell>
        </table:table-row>
        <table:table-row table:style-name="ro1">
          <table:table-cell table:formula="of:=IF([en.A469]=&quot;&quot;;&quot;&quot;;[en.A469])">
            <text:p/>
          </table:table-cell>
          <table:table-cell table:formula="of:=IF([en.B469]=&quot;&quot;;&quot;&quot;;[en.B469])">
            <text:p/>
          </table:table-cell>
        </table:table-row>
        <table:table-row table:style-name="ro1">
          <table:table-cell table:formula="of:=IF([en.A470]=&quot;&quot;;&quot;&quot;;[en.A470])">
            <text:p/>
          </table:table-cell>
          <table:table-cell table:formula="of:=IF([en.B470]=&quot;&quot;;&quot;&quot;;[en.B470])">
            <text:p/>
          </table:table-cell>
        </table:table-row>
        <table:table-row table:style-name="ro1">
          <table:table-cell table:formula="of:=IF([en.A471]=&quot;&quot;;&quot;&quot;;[en.A471])">
            <text:p/>
          </table:table-cell>
          <table:table-cell table:formula="of:=IF([en.B471]=&quot;&quot;;&quot;&quot;;[en.B471])">
            <text:p/>
          </table:table-cell>
        </table:table-row>
        <table:table-row table:style-name="ro1">
          <table:table-cell table:formula="of:=IF([en.A472]=&quot;&quot;;&quot;&quot;;[en.A472])">
            <text:p/>
          </table:table-cell>
          <table:table-cell table:formula="of:=IF([en.B472]=&quot;&quot;;&quot;&quot;;[en.B472])">
            <text:p/>
          </table:table-cell>
        </table:table-row>
        <table:table-row table:style-name="ro1">
          <table:table-cell table:formula="of:=IF([en.A473]=&quot;&quot;;&quot;&quot;;[en.A473])">
            <text:p/>
          </table:table-cell>
          <table:table-cell table:formula="of:=IF([en.B473]=&quot;&quot;;&quot;&quot;;[en.B473])">
            <text:p/>
          </table:table-cell>
        </table:table-row>
        <table:table-row table:style-name="ro1">
          <table:table-cell table:formula="of:=IF([en.A474]=&quot;&quot;;&quot;&quot;;[en.A474])">
            <text:p/>
          </table:table-cell>
          <table:table-cell table:formula="of:=IF([en.B474]=&quot;&quot;;&quot;&quot;;[en.B474])">
            <text:p/>
          </table:table-cell>
        </table:table-row>
        <table:table-row table:style-name="ro1">
          <table:table-cell table:formula="of:=IF([en.A475]=&quot;&quot;;&quot;&quot;;[en.A475])">
            <text:p/>
          </table:table-cell>
          <table:table-cell table:formula="of:=IF([en.B475]=&quot;&quot;;&quot;&quot;;[en.B475])">
            <text:p/>
          </table:table-cell>
        </table:table-row>
        <table:table-row table:style-name="ro1">
          <table:table-cell table:formula="of:=IF([en.A476]=&quot;&quot;;&quot;&quot;;[en.A476])">
            <text:p/>
          </table:table-cell>
          <table:table-cell table:formula="of:=IF([en.B476]=&quot;&quot;;&quot;&quot;;[en.B476])">
            <text:p/>
          </table:table-cell>
        </table:table-row>
        <table:table-row table:style-name="ro1">
          <table:table-cell table:formula="of:=IF([en.A477]=&quot;&quot;;&quot;&quot;;[en.A477])">
            <text:p/>
          </table:table-cell>
          <table:table-cell table:formula="of:=IF([en.B477]=&quot;&quot;;&quot;&quot;;[en.B477])">
            <text:p/>
          </table:table-cell>
        </table:table-row>
        <table:table-row table:style-name="ro1">
          <table:table-cell table:formula="of:=IF([en.A478]=&quot;&quot;;&quot;&quot;;[en.A478])">
            <text:p/>
          </table:table-cell>
          <table:table-cell table:formula="of:=IF([en.B478]=&quot;&quot;;&quot;&quot;;[en.B478])">
            <text:p/>
          </table:table-cell>
        </table:table-row>
        <table:table-row table:style-name="ro1">
          <table:table-cell table:formula="of:=IF([en.A479]=&quot;&quot;;&quot;&quot;;[en.A479])">
            <text:p/>
          </table:table-cell>
          <table:table-cell table:formula="of:=IF([en.B479]=&quot;&quot;;&quot;&quot;;[en.B479])">
            <text:p/>
          </table:table-cell>
        </table:table-row>
        <table:table-row table:style-name="ro1">
          <table:table-cell table:formula="of:=IF([en.A480]=&quot;&quot;;&quot;&quot;;[en.A480])">
            <text:p/>
          </table:table-cell>
          <table:table-cell table:formula="of:=IF([en.B480]=&quot;&quot;;&quot;&quot;;[en.B480])">
            <text:p/>
          </table:table-cell>
        </table:table-row>
        <table:table-row table:style-name="ro1">
          <table:table-cell table:formula="of:=IF([en.A481]=&quot;&quot;;&quot;&quot;;[en.A481])">
            <text:p/>
          </table:table-cell>
          <table:table-cell table:formula="of:=IF([en.B481]=&quot;&quot;;&quot;&quot;;[en.B481])">
            <text:p/>
          </table:table-cell>
        </table:table-row>
        <table:table-row table:style-name="ro1">
          <table:table-cell table:formula="of:=IF([en.A482]=&quot;&quot;;&quot;&quot;;[en.A482])">
            <text:p/>
          </table:table-cell>
          <table:table-cell table:formula="of:=IF([en.B482]=&quot;&quot;;&quot;&quot;;[en.B482])">
            <text:p/>
          </table:table-cell>
        </table:table-row>
        <table:table-row table:style-name="ro1">
          <table:table-cell table:formula="of:=IF([en.A483]=&quot;&quot;;&quot;&quot;;[en.A483])">
            <text:p/>
          </table:table-cell>
          <table:table-cell table:formula="of:=IF([en.B483]=&quot;&quot;;&quot;&quot;;[en.B483])">
            <text:p/>
          </table:table-cell>
        </table:table-row>
        <table:table-row table:style-name="ro1">
          <table:table-cell table:formula="of:=IF([en.A484]=&quot;&quot;;&quot;&quot;;[en.A484])">
            <text:p/>
          </table:table-cell>
          <table:table-cell table:formula="of:=IF([en.B484]=&quot;&quot;;&quot;&quot;;[en.B484])">
            <text:p/>
          </table:table-cell>
        </table:table-row>
        <table:table-row table:style-name="ro1">
          <table:table-cell table:formula="of:=IF([en.A485]=&quot;&quot;;&quot;&quot;;[en.A485])">
            <text:p/>
          </table:table-cell>
          <table:table-cell table:formula="of:=IF([en.B485]=&quot;&quot;;&quot;&quot;;[en.B485])">
            <text:p/>
          </table:table-cell>
        </table:table-row>
        <table:table-row table:style-name="ro1">
          <table:table-cell table:formula="of:=IF([en.A486]=&quot;&quot;;&quot;&quot;;[en.A486])">
            <text:p/>
          </table:table-cell>
          <table:table-cell table:formula="of:=IF([en.B486]=&quot;&quot;;&quot;&quot;;[en.B486])">
            <text:p/>
          </table:table-cell>
        </table:table-row>
        <table:table-row table:style-name="ro1">
          <table:table-cell table:formula="of:=IF([en.A487]=&quot;&quot;;&quot;&quot;;[en.A487])">
            <text:p/>
          </table:table-cell>
          <table:table-cell table:formula="of:=IF([en.B487]=&quot;&quot;;&quot;&quot;;[en.B487])">
            <text:p/>
          </table:table-cell>
        </table:table-row>
        <table:table-row table:style-name="ro1">
          <table:table-cell table:formula="of:=IF([en.A488]=&quot;&quot;;&quot;&quot;;[en.A488])">
            <text:p/>
          </table:table-cell>
          <table:table-cell table:formula="of:=IF([en.B488]=&quot;&quot;;&quot;&quot;;[en.B488])">
            <text:p/>
          </table:table-cell>
        </table:table-row>
        <table:table-row table:style-name="ro1">
          <table:table-cell table:formula="of:=IF([en.A489]=&quot;&quot;;&quot;&quot;;[en.A489])">
            <text:p/>
          </table:table-cell>
          <table:table-cell table:formula="of:=IF([en.B489]=&quot;&quot;;&quot;&quot;;[en.B489])">
            <text:p/>
          </table:table-cell>
        </table:table-row>
        <table:table-row table:style-name="ro1">
          <table:table-cell table:formula="of:=IF([en.A490]=&quot;&quot;;&quot;&quot;;[en.A490])">
            <text:p/>
          </table:table-cell>
          <table:table-cell table:formula="of:=IF([en.B490]=&quot;&quot;;&quot;&quot;;[en.B490])">
            <text:p/>
          </table:table-cell>
        </table:table-row>
        <table:table-row table:style-name="ro1">
          <table:table-cell table:formula="of:=IF([en.A491]=&quot;&quot;;&quot;&quot;;[en.A491])">
            <text:p/>
          </table:table-cell>
          <table:table-cell table:formula="of:=IF([en.B491]=&quot;&quot;;&quot;&quot;;[en.B491])">
            <text:p/>
          </table:table-cell>
        </table:table-row>
        <table:table-row table:style-name="ro1">
          <table:table-cell table:formula="of:=IF([en.A492]=&quot;&quot;;&quot;&quot;;[en.A492])">
            <text:p/>
          </table:table-cell>
          <table:table-cell table:formula="of:=IF([en.B492]=&quot;&quot;;&quot;&quot;;[en.B492])">
            <text:p/>
          </table:table-cell>
        </table:table-row>
        <table:table-row table:style-name="ro1">
          <table:table-cell table:formula="of:=IF([en.A493]=&quot;&quot;;&quot;&quot;;[en.A493])">
            <text:p/>
          </table:table-cell>
          <table:table-cell table:formula="of:=IF([en.B493]=&quot;&quot;;&quot;&quot;;[en.B493])">
            <text:p/>
          </table:table-cell>
        </table:table-row>
        <table:table-row table:style-name="ro1">
          <table:table-cell table:formula="of:=IF([en.A494]=&quot;&quot;;&quot;&quot;;[en.A494])">
            <text:p/>
          </table:table-cell>
          <table:table-cell table:formula="of:=IF([en.B494]=&quot;&quot;;&quot;&quot;;[en.B494])">
            <text:p/>
          </table:table-cell>
        </table:table-row>
        <table:table-row table:style-name="ro1">
          <table:table-cell table:formula="of:=IF([en.A495]=&quot;&quot;;&quot;&quot;;[en.A495])">
            <text:p/>
          </table:table-cell>
          <table:table-cell table:formula="of:=IF([en.B495]=&quot;&quot;;&quot;&quot;;[en.B495])">
            <text:p/>
          </table:table-cell>
        </table:table-row>
        <table:table-row table:style-name="ro1">
          <table:table-cell table:formula="of:=IF([en.A496]=&quot;&quot;;&quot;&quot;;[en.A496])">
            <text:p/>
          </table:table-cell>
          <table:table-cell table:formula="of:=IF([en.B496]=&quot;&quot;;&quot;&quot;;[en.B496])">
            <text:p/>
          </table:table-cell>
        </table:table-row>
        <table:table-row table:style-name="ro1">
          <table:table-cell table:formula="of:=IF([en.A497]=&quot;&quot;;&quot;&quot;;[en.A497])">
            <text:p/>
          </table:table-cell>
          <table:table-cell table:formula="of:=IF([en.B497]=&quot;&quot;;&quot;&quot;;[en.B497])">
            <text:p/>
          </table:table-cell>
        </table:table-row>
        <table:table-row table:style-name="ro1">
          <table:table-cell table:formula="of:=IF([en.A498]=&quot;&quot;;&quot;&quot;;[en.A498])">
            <text:p/>
          </table:table-cell>
          <table:table-cell table:formula="of:=IF([en.B498]=&quot;&quot;;&quot;&quot;;[en.B498])">
            <text:p/>
          </table:table-cell>
        </table:table-row>
        <table:table-row table:style-name="ro1">
          <table:table-cell table:formula="of:=IF([en.A499]=&quot;&quot;;&quot;&quot;;[en.A499])">
            <text:p/>
          </table:table-cell>
          <table:table-cell table:formula="of:=IF([en.B499]=&quot;&quot;;&quot;&quot;;[en.B499])">
            <text:p/>
          </table:table-cell>
        </table:table-row>
        <table:table-row table:style-name="ro1">
          <table:table-cell table:formula="of:=IF([en.A500]=&quot;&quot;;&quot;&quot;;[en.A500])">
            <text:p/>
          </table:table-cell>
          <table:table-cell table:formula="of:=IF([en.B500]=&quot;&quot;;&quot;&quot;;[en.B500])">
            <text:p/>
          </table:table-cell>
        </table:table-row>
        <table:table-row table:style-name="ro1">
          <table:table-cell table:formula="of:=IF([en.A501]=&quot;&quot;;&quot;&quot;;[en.A501])">
            <text:p/>
          </table:table-cell>
          <table:table-cell table:formula="of:=IF([en.B501]=&quot;&quot;;&quot;&quot;;[en.B501])">
            <text:p/>
          </table:table-cell>
        </table:table-row>
        <table:table-row table:style-name="ro1">
          <table:table-cell table:formula="of:=IF([en.A502]=&quot;&quot;;&quot;&quot;;[en.A502])">
            <text:p/>
          </table:table-cell>
          <table:table-cell table:formula="of:=IF([en.B502]=&quot;&quot;;&quot;&quot;;[en.B502])">
            <text:p/>
          </table:table-cell>
        </table:table-row>
        <table:table-row table:style-name="ro1">
          <table:table-cell table:formula="of:=IF([en.A503]=&quot;&quot;;&quot;&quot;;[en.A503])">
            <text:p/>
          </table:table-cell>
          <table:table-cell table:formula="of:=IF([en.B503]=&quot;&quot;;&quot;&quot;;[en.B503])">
            <text:p/>
          </table:table-cell>
        </table:table-row>
        <table:table-row table:style-name="ro1">
          <table:table-cell table:formula="of:=IF([en.A504]=&quot;&quot;;&quot;&quot;;[en.A504])">
            <text:p/>
          </table:table-cell>
          <table:table-cell table:formula="of:=IF([en.B504]=&quot;&quot;;&quot;&quot;;[en.B504])">
            <text:p/>
          </table:table-cell>
        </table:table-row>
        <table:table-row table:style-name="ro1">
          <table:table-cell table:formula="of:=IF([en.A505]=&quot;&quot;;&quot;&quot;;[en.A505])">
            <text:p/>
          </table:table-cell>
          <table:table-cell table:formula="of:=IF([en.B505]=&quot;&quot;;&quot;&quot;;[en.B505])">
            <text:p/>
          </table:table-cell>
        </table:table-row>
        <table:table-row table:style-name="ro1">
          <table:table-cell table:formula="of:=IF([en.A506]=&quot;&quot;;&quot;&quot;;[en.A506])">
            <text:p/>
          </table:table-cell>
          <table:table-cell table:formula="of:=IF([en.B506]=&quot;&quot;;&quot;&quot;;[en.B506])">
            <text:p/>
          </table:table-cell>
        </table:table-row>
        <table:table-row table:style-name="ro1">
          <table:table-cell table:formula="of:=IF([en.A507]=&quot;&quot;;&quot;&quot;;[en.A507])">
            <text:p/>
          </table:table-cell>
          <table:table-cell table:formula="of:=IF([en.B507]=&quot;&quot;;&quot;&quot;;[en.B507])">
            <text:p/>
          </table:table-cell>
        </table:table-row>
        <table:table-row table:style-name="ro1">
          <table:table-cell table:formula="of:=IF([en.A508]=&quot;&quot;;&quot;&quot;;[en.A508])">
            <text:p/>
          </table:table-cell>
          <table:table-cell table:formula="of:=IF([en.B508]=&quot;&quot;;&quot;&quot;;[en.B508])">
            <text:p/>
          </table:table-cell>
        </table:table-row>
        <table:table-row table:style-name="ro1">
          <table:table-cell table:formula="of:=IF([en.A509]=&quot;&quot;;&quot;&quot;;[en.A509])">
            <text:p/>
          </table:table-cell>
          <table:table-cell table:formula="of:=IF([en.B509]=&quot;&quot;;&quot;&quot;;[en.B509])">
            <text:p/>
          </table:table-cell>
        </table:table-row>
        <table:table-row table:style-name="ro1">
          <table:table-cell table:formula="of:=IF([en.A510]=&quot;&quot;;&quot;&quot;;[en.A510])">
            <text:p/>
          </table:table-cell>
          <table:table-cell table:formula="of:=IF([en.B510]=&quot;&quot;;&quot;&quot;;[en.B510])">
            <text:p/>
          </table:table-cell>
        </table:table-row>
        <table:table-row table:style-name="ro1">
          <table:table-cell table:formula="of:=IF([en.A511]=&quot;&quot;;&quot;&quot;;[en.A511])">
            <text:p/>
          </table:table-cell>
          <table:table-cell table:formula="of:=IF([en.B511]=&quot;&quot;;&quot;&quot;;[en.B511])">
            <text:p/>
          </table:table-cell>
        </table:table-row>
        <table:table-row table:style-name="ro1">
          <table:table-cell table:formula="of:=IF([en.A512]=&quot;&quot;;&quot;&quot;;[en.A512])">
            <text:p/>
          </table:table-cell>
          <table:table-cell table:formula="of:=IF([en.B512]=&quot;&quot;;&quot;&quot;;[en.B512])">
            <text:p/>
          </table:table-cell>
        </table:table-row>
        <table:table-row table:style-name="ro1">
          <table:table-cell table:formula="of:=IF([en.A513]=&quot;&quot;;&quot;&quot;;[en.A513])">
            <text:p/>
          </table:table-cell>
          <table:table-cell table:formula="of:=IF([en.B513]=&quot;&quot;;&quot;&quot;;[en.B513])">
            <text:p/>
          </table:table-cell>
        </table:table-row>
        <table:table-row table:style-name="ro1">
          <table:table-cell table:formula="of:=IF([en.A514]=&quot;&quot;;&quot;&quot;;[en.A514])">
            <text:p/>
          </table:table-cell>
          <table:table-cell table:formula="of:=IF([en.B514]=&quot;&quot;;&quot;&quot;;[en.B514])">
            <text:p/>
          </table:table-cell>
        </table:table-row>
        <table:table-row table:style-name="ro1">
          <table:table-cell table:formula="of:=IF([en.A515]=&quot;&quot;;&quot;&quot;;[en.A515])">
            <text:p/>
          </table:table-cell>
          <table:table-cell table:formula="of:=IF([en.B515]=&quot;&quot;;&quot;&quot;;[en.B515])">
            <text:p/>
          </table:table-cell>
        </table:table-row>
        <table:table-row table:style-name="ro1">
          <table:table-cell table:formula="of:=IF([en.A516]=&quot;&quot;;&quot;&quot;;[en.A516])">
            <text:p/>
          </table:table-cell>
          <table:table-cell table:formula="of:=IF([en.B516]=&quot;&quot;;&quot;&quot;;[en.B516])">
            <text:p/>
          </table:table-cell>
        </table:table-row>
        <table:table-row table:style-name="ro1">
          <table:table-cell table:formula="of:=IF([en.A517]=&quot;&quot;;&quot;&quot;;[en.A517])">
            <text:p/>
          </table:table-cell>
          <table:table-cell table:formula="of:=IF([en.B517]=&quot;&quot;;&quot;&quot;;[en.B517])">
            <text:p/>
          </table:table-cell>
        </table:table-row>
        <table:table-row table:style-name="ro1">
          <table:table-cell table:formula="of:=IF([en.A518]=&quot;&quot;;&quot;&quot;;[en.A518])">
            <text:p/>
          </table:table-cell>
          <table:table-cell table:formula="of:=IF([en.B518]=&quot;&quot;;&quot;&quot;;[en.B518])">
            <text:p/>
          </table:table-cell>
        </table:table-row>
        <table:table-row table:style-name="ro1">
          <table:table-cell table:formula="of:=IF([en.A519]=&quot;&quot;;&quot;&quot;;[en.A519])">
            <text:p/>
          </table:table-cell>
          <table:table-cell table:formula="of:=IF([en.B519]=&quot;&quot;;&quot;&quot;;[en.B519])">
            <text:p/>
          </table:table-cell>
        </table:table-row>
        <table:table-row table:style-name="ro1">
          <table:table-cell table:formula="of:=IF([en.A520]=&quot;&quot;;&quot;&quot;;[en.A520])">
            <text:p/>
          </table:table-cell>
          <table:table-cell table:formula="of:=IF([en.B520]=&quot;&quot;;&quot;&quot;;[en.B520])">
            <text:p/>
          </table:table-cell>
        </table:table-row>
        <table:table-row table:style-name="ro1">
          <table:table-cell table:formula="of:=IF([en.A521]=&quot;&quot;;&quot;&quot;;[en.A521])">
            <text:p/>
          </table:table-cell>
          <table:table-cell table:formula="of:=IF([en.B521]=&quot;&quot;;&quot;&quot;;[en.B521])">
            <text:p/>
          </table:table-cell>
        </table:table-row>
        <table:table-row table:style-name="ro1">
          <table:table-cell table:formula="of:=IF([en.A522]=&quot;&quot;;&quot;&quot;;[en.A522])">
            <text:p/>
          </table:table-cell>
          <table:table-cell table:formula="of:=IF([en.B522]=&quot;&quot;;&quot;&quot;;[en.B522])">
            <text:p/>
          </table:table-cell>
        </table:table-row>
        <table:table-row table:style-name="ro1">
          <table:table-cell table:formula="of:=IF([en.A523]=&quot;&quot;;&quot;&quot;;[en.A523])">
            <text:p/>
          </table:table-cell>
          <table:table-cell table:formula="of:=IF([en.B523]=&quot;&quot;;&quot;&quot;;[en.B523])">
            <text:p/>
          </table:table-cell>
        </table:table-row>
        <table:table-row table:style-name="ro1">
          <table:table-cell table:formula="of:=IF([en.A524]=&quot;&quot;;&quot;&quot;;[en.A524])">
            <text:p/>
          </table:table-cell>
          <table:table-cell table:formula="of:=IF([en.B524]=&quot;&quot;;&quot;&quot;;[en.B524])">
            <text:p/>
          </table:table-cell>
        </table:table-row>
        <table:table-row table:style-name="ro1">
          <table:table-cell table:formula="of:=IF([en.A525]=&quot;&quot;;&quot;&quot;;[en.A525])">
            <text:p/>
          </table:table-cell>
          <table:table-cell table:formula="of:=IF([en.B525]=&quot;&quot;;&quot;&quot;;[en.B525])">
            <text:p/>
          </table:table-cell>
        </table:table-row>
        <table:table-row table:style-name="ro1">
          <table:table-cell table:formula="of:=IF([en.A526]=&quot;&quot;;&quot;&quot;;[en.A526])">
            <text:p/>
          </table:table-cell>
          <table:table-cell/>
        </table:table-row>
        <table:table-row table:style-name="ro1">
          <table:table-cell table:formula="of:=IF([en.A527]=&quot;&quot;;&quot;&quot;;[en.A527])">
            <text:p/>
          </table:table-cell>
          <table:table-cell/>
        </table:table-row>
        <table:table-row table:style-name="ro1">
          <table:table-cell table:formula="of:=IF([en.A528]=&quot;&quot;;&quot;&quot;;[en.A528])">
            <text:p/>
          </table:table-cell>
          <table:table-cell/>
        </table:table-row>
        <table:table-row table:style-name="ro1">
          <table:table-cell table:formula="of:=IF([en.A529]=&quot;&quot;;&quot;&quot;;[en.A529])">
            <text:p/>
          </table:table-cell>
          <table:table-cell/>
        </table:table-row>
        <table:table-row table:style-name="ro1">
          <table:table-cell table:formula="of:=IF([en.A530]=&quot;&quot;;&quot;&quot;;[en.A530])">
            <text:p/>
          </table:table-cell>
          <table:table-cell/>
        </table:table-row>
        <table:table-row table:style-name="ro1">
          <table:table-cell table:formula="of:=IF([en.A531]=&quot;&quot;;&quot;&quot;;[en.A531])">
            <text:p/>
          </table:table-cell>
          <table:table-cell/>
        </table:table-row>
        <table:table-row table:style-name="ro1">
          <table:table-cell table:formula="of:=IF([en.A532]=&quot;&quot;;&quot;&quot;;[en.A532])">
            <text:p/>
          </table:table-cell>
          <table:table-cell/>
        </table:table-row>
        <table:table-row table:style-name="ro1">
          <table:table-cell table:formula="of:=IF([en.A533]=&quot;&quot;;&quot;&quot;;[en.A533])">
            <text:p/>
          </table:table-cell>
          <table:table-cell/>
        </table:table-row>
        <table:table-row table:style-name="ro1">
          <table:table-cell table:formula="of:=IF([en.A534]=&quot;&quot;;&quot;&quot;;[en.A534])">
            <text:p/>
          </table:table-cell>
          <table:table-cell/>
        </table:table-row>
        <table:table-row table:style-name="ro1">
          <table:table-cell table:formula="of:=IF([en.A535]=&quot;&quot;;&quot;&quot;;[en.A535])">
            <text:p/>
          </table:table-cell>
          <table:table-cell/>
        </table:table-row>
        <table:table-row table:style-name="ro1">
          <table:table-cell table:formula="of:=IF([en.A536]=&quot;&quot;;&quot;&quot;;[en.A536])">
            <text:p/>
          </table:table-cell>
          <table:table-cell/>
        </table:table-row>
        <table:table-row table:style-name="ro1">
          <table:table-cell table:formula="of:=IF([en.A537]=&quot;&quot;;&quot;&quot;;[en.A537])">
            <text:p/>
          </table:table-cell>
          <table:table-cell/>
        </table:table-row>
        <table:table-row table:style-name="ro1">
          <table:table-cell table:formula="of:=IF([en.A538]=&quot;&quot;;&quot;&quot;;[en.A538])">
            <text:p/>
          </table:table-cell>
          <table:table-cell/>
        </table:table-row>
        <table:table-row table:style-name="ro1">
          <table:table-cell table:formula="of:=IF([en.A539]=&quot;&quot;;&quot;&quot;;[en.A539])">
            <text:p/>
          </table:table-cell>
          <table:table-cell/>
        </table:table-row>
        <table:table-row table:style-name="ro1">
          <table:table-cell table:formula="of:=IF([en.A540]=&quot;&quot;;&quot;&quot;;[en.A540])">
            <text:p/>
          </table:table-cell>
          <table:table-cell/>
        </table:table-row>
        <table:table-row table:style-name="ro1">
          <table:table-cell table:formula="of:=IF([en.A541]=&quot;&quot;;&quot;&quot;;[en.A541])">
            <text:p/>
          </table:table-cell>
          <table:table-cell/>
        </table:table-row>
        <table:table-row table:style-name="ro1">
          <table:table-cell table:formula="of:=IF([en.A542]=&quot;&quot;;&quot;&quot;;[en.A542])">
            <text:p/>
          </table:table-cell>
          <table:table-cell/>
        </table:table-row>
        <table:table-row table:style-name="ro1">
          <table:table-cell table:formula="of:=IF([en.A543]=&quot;&quot;;&quot;&quot;;[en.A543])">
            <text:p/>
          </table:table-cell>
          <table:table-cell/>
        </table:table-row>
        <table:table-row table:style-name="ro1">
          <table:table-cell table:formula="of:=IF([en.A544]=&quot;&quot;;&quot;&quot;;[en.A544])">
            <text:p/>
          </table:table-cell>
          <table:table-cell/>
        </table:table-row>
        <table:table-row table:style-name="ro1">
          <table:table-cell table:formula="of:=IF([en.A545]=&quot;&quot;;&quot;&quot;;[en.A545])">
            <text:p/>
          </table:table-cell>
          <table:table-cell/>
        </table:table-row>
        <table:table-row table:style-name="ro1">
          <table:table-cell table:formula="of:=IF([en.A546]=&quot;&quot;;&quot;&quot;;[en.A546])">
            <text:p/>
          </table:table-cell>
          <table:table-cell/>
        </table:table-row>
        <table:table-row table:style-name="ro1">
          <table:table-cell table:formula="of:=IF([en.A547]=&quot;&quot;;&quot;&quot;;[en.A547])">
            <text:p/>
          </table:table-cell>
          <table:table-cell/>
        </table:table-row>
        <table:table-row table:style-name="ro1">
          <table:table-cell table:formula="of:=IF([en.A548]=&quot;&quot;;&quot;&quot;;[en.A548])">
            <text:p/>
          </table:table-cell>
          <table:table-cell/>
        </table:table-row>
        <table:table-row table:style-name="ro1">
          <table:table-cell table:formula="of:=IF([en.A549]=&quot;&quot;;&quot;&quot;;[en.A549])">
            <text:p/>
          </table:table-cell>
          <table:table-cell/>
        </table:table-row>
      </table:table>
      <table:table table:name="fr" table:style-name="ta1">
        <table:table-column table:style-name="co6" table:default-cell-style-name="ce1"/>
        <table:table-column table:style-name="co7" table:default-cell-style-name="Default"/>
        <table:table-row table:style-name="ro1">
          <table:table-cell table:formula="of:=IF([es.A1]=&quot;&quot;;&quot;&quot;;[es.A1])" office:value-type="string" office:string-value="AppName" calcext:value-type="string">
            <text:p>AppName</text:p>
          </table:table-cell>
          <table:table-cell table:formula="of:=IF([en.B1]=&quot;&quot;;&quot;&quot;;[en.B1])" office:value-type="string" office:string-value="STL Showcase" calcext:value-type="string">
            <text:p>STL Showcase</text:p>
          </table:table-cell>
        </table:table-row>
        <table:table-row table:style-name="ro1">
          <table:table-cell table:formula="of:=IF([es.A2]=&quot;&quot;;&quot;&quot;;[es.A2])" office:value-type="string" office:string-value="LoadDirectory" calcext:value-type="string">
            <text:p>LoadDirectory</text:p>
          </table:table-cell>
          <table:table-cell office:value-type="string" calcext:value-type="string">
            <text:p>Charger le répertoire</text:p>
          </table:table-cell>
        </table:table-row>
        <table:table-row table:style-name="ro1">
          <table:table-cell table:formula="of:=IF([es.A3]=&quot;&quot;;&quot;&quot;;[es.A3])" office:value-type="string" office:string-value="View" calcext:value-type="string">
            <text:p>View</text:p>
          </table:table-cell>
          <table:table-cell office:value-type="string" calcext:value-type="string">
            <text:p>Vue</text:p>
          </table:table-cell>
        </table:table-row>
        <table:table-row table:style-name="ro1">
          <table:table-cell table:formula="of:=IF([es.A4]=&quot;&quot;;&quot;&quot;;[es.A4])" office:value-type="string" office:string-value="ShowDirectoryTree" calcext:value-type="string">
            <text:p>ShowDirectoryTree</text:p>
          </table:table-cell>
          <table:table-cell office:value-type="string" calcext:value-type="string">
            <text:p>Afficher l'arborescence des répertoires</text:p>
          </table:table-cell>
        </table:table-row>
        <table:table-row table:style-name="ro1">
          <table:table-cell table:formula="of:=IF([es.A5]=&quot;&quot;;&quot;&quot;;[es.A5])" office:value-type="string" office:string-value="ShowModelList" calcext:value-type="string">
            <text:p>ShowModelList</text:p>
          </table:table-cell>
          <table:table-cell office:value-type="string" calcext:value-type="string">
            <text:p>Afficher la liste des modèles</text:p>
          </table:table-cell>
        </table:table-row>
        <table:table-row table:style-name="ro1">
          <table:table-cell table:formula="of:=IF([es.A6]=&quot;&quot;;&quot;&quot;;[es.A6])" office:value-type="string" office:string-value="Show3DView" calcext:value-type="string">
            <text:p>Show3DView</text:p>
          </table:table-cell>
          <table:table-cell office:value-type="string" calcext:value-type="string">
            <text:p>Afficher la vue 3D</text:p>
          </table:table-cell>
        </table:table-row>
        <table:table-row table:style-name="ro1">
          <table:table-cell table:formula="of:=IF([es.A7]=&quot;&quot;;&quot;&quot;;[es.A7])" office:value-type="string" office:string-value="ExpandDirectoryTree" calcext:value-type="string">
            <text:p>ExpandDirectoryTree</text:p>
          </table:table-cell>
          <table:table-cell office:value-type="string" calcext:value-type="string">
            <text:p>Développer l'arborescence des répertoires</text:p>
          </table:table-cell>
        </table:table-row>
        <table:table-row table:style-name="ro1">
          <table:table-cell table:formula="of:=IF([es.A8]=&quot;&quot;;&quot;&quot;;[es.A8])" office:value-type="string" office:string-value="ExpandModelListView" calcext:value-type="string">
            <text:p>ExpandModelListView</text:p>
          </table:table-cell>
          <table:table-cell office:value-type="string" calcext:value-type="string">
            <text:p>Développer la vue de liste de modèles</text:p>
          </table:table-cell>
        </table:table-row>
        <table:table-row table:style-name="ro1">
          <table:table-cell table:formula="of:=IF([es.A9]=&quot;&quot;;&quot;&quot;;[es.A9])" office:value-type="string" office:string-value="Expand3DView" calcext:value-type="string">
            <text:p>Expand3DView</text:p>
          </table:table-cell>
          <table:table-cell office:value-type="string" calcext:value-type="string">
            <text:p>Agrandir la vue 3D</text:p>
          </table:table-cell>
        </table:table-row>
        <table:table-row table:style-name="ro1">
          <table:table-cell table:formula="of:=IF([es.A10]=&quot;&quot;;&quot;&quot;;[es.A10])" office:value-type="string" office:string-value="ResetVisibility" calcext:value-type="string">
            <text:p>ResetVisibility</text:p>
          </table:table-cell>
          <table:table-cell office:value-type="string" calcext:value-type="string">
            <text:p>Réinitialiser la visibilité</text:p>
          </table:table-cell>
        </table:table-row>
        <table:table-row table:style-name="ro1">
          <table:table-cell table:formula="of:=IF([es.A11]=&quot;&quot;;&quot;&quot;;[es.A11])" office:value-type="string" office:string-value="Configuration" calcext:value-type="string">
            <text:p>Configuration</text:p>
          </table:table-cell>
          <table:table-cell office:value-type="string" calcext:value-type="string">
            <text:p>Configuration</text:p>
          </table:table-cell>
        </table:table-row>
        <table:table-row table:style-name="ro1">
          <table:table-cell table:formula="of:=IF([es.A12]=&quot;&quot;;&quot;&quot;;[es.A12])" office:value-type="string" office:string-value="Cache" calcext:value-type="string">
            <text:p>Cache</text:p>
          </table:table-cell>
          <table:table-cell office:value-type="string" calcext:value-type="string">
            <text:p>Cache</text:p>
          </table:table-cell>
        </table:table-row>
        <table:table-row table:style-name="ro1">
          <table:table-cell table:formula="of:=IF([es.A13]=&quot;&quot;;&quot;&quot;;[es.A13])" office:value-type="string" office:string-value="CacheWhatIsIt" calcext:value-type="string">
            <text:p>CacheWhatIsIt</text:p>
          </table:table-cell>
          <table:table-cell office:value-type="string" calcext:value-type="string">
            <text:p>Qu'est-ce que le cache?</text:p>
          </table:table-cell>
        </table:table-row>
        <table:table-row table:style-name="ro1">
          <table:table-cell table:formula="of:=IF([es.A14]=&quot;&quot;;&quot;&quot;;[es.A14])" office:value-type="string" office:string-value="About" calcext:value-type="string">
            <text:p>About</text:p>
          </table:table-cell>
          <table:table-cell office:value-type="string" calcext:value-type="string">
            <text:p>À propos de</text:p>
          </table:table-cell>
        </table:table-row>
        <table:table-row table:style-name="ro1">
          <table:table-cell table:formula="of:=IF([es.A15]=&quot;&quot;;&quot;&quot;;[es.A15])" office:value-type="string" office:string-value="UnloadAll" calcext:value-type="string">
            <text:p>UnloadAll</text:p>
          </table:table-cell>
          <table:table-cell office:value-type="string" calcext:value-type="string">
            <text:p>Décharger tout</text:p>
          </table:table-cell>
        </table:table-row>
        <table:table-row table:style-name="ro1">
          <table:table-cell table:formula="of:=IF([es.A16]=&quot;&quot;;&quot;&quot;;[es.A16])" office:value-type="string" office:string-value="ExpandAll" calcext:value-type="string">
            <text:p>ExpandAll</text:p>
          </table:table-cell>
          <table:table-cell office:value-type="string" calcext:value-type="string">
            <text:p>Développer tout</text:p>
          </table:table-cell>
        </table:table-row>
        <table:table-row table:style-name="ro1">
          <table:table-cell table:formula="of:=IF([es.A17]=&quot;&quot;;&quot;&quot;;[es.A17])" office:value-type="string" office:string-value="ContractAll" calcext:value-type="string">
            <text:p>ContractAll</text:p>
          </table:table-cell>
          <table:table-cell office:value-type="string" calcext:value-type="string">
            <text:p>Contrat tout</text:p>
          </table:table-cell>
        </table:table-row>
        <table:table-row table:style-name="ro1">
          <table:table-cell table:formula="of:=IF([es.A18]=&quot;&quot;;&quot;&quot;;[es.A18])" office:value-type="string" office:string-value="FilesProcessed:" calcext:value-type="string">
            <text:p>FilesProcessed:</text:p>
          </table:table-cell>
          <table:table-cell office:value-type="string" calcext:value-type="string">
            <text:p>Fichiers traités:</text:p>
          </table:table-cell>
        </table:table-row>
        <table:table-row table:style-name="ro1">
          <table:table-cell table:formula="of:=IF([es.A19]=&quot;&quot;;&quot;&quot;;[es.A19])" office:value-type="string" office:string-value="Filter" calcext:value-type="string">
            <text:p>Filter</text:p>
          </table:table-cell>
          <table:table-cell office:value-type="string" calcext:value-type="string">
            <text:p>Filtre</text:p>
          </table:table-cell>
        </table:table-row>
        <table:table-row table:style-name="ro1">
          <table:table-cell table:formula="of:=IF([es.A20]=&quot;&quot;;&quot;&quot;;[es.A20])" office:value-type="string" office:string-value="Order" calcext:value-type="string">
            <text:p>Order</text:p>
          </table:table-cell>
          <table:table-cell office:value-type="string" calcext:value-type="string">
            <text:p>Ordre</text:p>
          </table:table-cell>
        </table:table-row>
        <table:table-row table:style-name="ro1">
          <table:table-cell table:formula="of:=IF([es.A21]=&quot;&quot;;&quot;&quot;;[es.A21])" office:value-type="string" office:string-value="NumberKB" calcext:value-type="string">
            <text:p>NumberKB</text:p>
          </table:table-cell>
          <table:table-cell office:value-type="string" calcext:value-type="string">
            <text:p>{0:0} KB</text:p>
          </table:table-cell>
        </table:table-row>
        <table:table-row table:style-name="ro1">
          <table:table-cell table:formula="of:=IF([es.A22]=&quot;&quot;;&quot;&quot;;[es.A22])" office:value-type="string" office:string-value="Modified" calcext:value-type="string">
            <text:p>Modified</text:p>
          </table:table-cell>
          <table:table-cell office:value-type="string" calcext:value-type="string">
            <text:p>Modifié</text:p>
          </table:table-cell>
        </table:table-row>
        <table:table-row table:style-name="ro1">
          <table:table-cell table:formula="of:=IF([es.A23]=&quot;&quot;;&quot;&quot;;[es.A23])" office:value-type="string" office:string-value="Created" calcext:value-type="string">
            <text:p>Created</text:p>
          </table:table-cell>
          <table:table-cell office:value-type="string" calcext:value-type="string">
            <text:p>Établi</text:p>
          </table:table-cell>
        </table:table-row>
        <table:table-row table:style-name="ro1">
          <table:table-cell table:formula="of:=IF([es.A24]=&quot;&quot;;&quot;&quot;;[es.A24])" office:value-type="string" office:string-value="Size" calcext:value-type="string">
            <text:p>Size</text:p>
          </table:table-cell>
          <table:table-cell office:value-type="string" calcext:value-type="string">
            <text:p>Taille</text:p>
          </table:table-cell>
        </table:table-row>
        <table:table-row table:style-name="ro1">
          <table:table-cell table:formula="of:=IF([es.A25]=&quot;&quot;;&quot;&quot;;[es.A25])" office:value-type="string" office:string-value="NumberFiles" calcext:value-type="string">
            <text:p>NumberFiles</text:p>
          </table:table-cell>
          <table:table-cell office:value-type="string" calcext:value-type="string">
            <text:p>{0} Fichiers</text:p>
          </table:table-cell>
        </table:table-row>
        <table:table-row table:style-name="ro1">
          <table:table-cell table:formula="of:=IF([es.A26]=&quot;&quot;;&quot;&quot;;[es.A26])" office:value-type="string" office:string-value="NumberDirectories" calcext:value-type="string">
            <text:p>NumberDirectories</text:p>
          </table:table-cell>
          <table:table-cell office:value-type="string" calcext:value-type="string">
            <text:p>{0} Répertoires</text:p>
          </table:table-cell>
        </table:table-row>
        <table:table-row table:style-name="ro1">
          <table:table-cell table:formula="of:=IF([es.A27]=&quot;&quot;;&quot;&quot;;[es.A27])" office:value-type="string" office:string-value="InformationAboutTheProgram" calcext:value-type="string">
            <text:p>InformationAboutTheProgram</text:p>
          </table:table-cell>
          <table:table-cell office:value-type="string" calcext:value-type="string">
            <text:p>Informations sur le programme ...</text:p>
          </table:table-cell>
        </table:table-row>
        <table:table-row table:style-name="ro1">
          <table:table-cell table:formula="of:=IF([es.A28]=&quot;&quot;;&quot;&quot;;[es.A28])" office:value-type="string" office:string-value="OK" calcext:value-type="string">
            <text:p>OK</text:p>
          </table:table-cell>
          <table:table-cell office:value-type="string" calcext:value-type="string">
            <text:p>D'accord</text:p>
          </table:table-cell>
        </table:table-row>
        <table:table-row table:style-name="ro1">
          <table:table-cell table:formula="of:=IF([es.A29]=&quot;&quot;;&quot;&quot;;[es.A29])" office:value-type="string" office:string-value="No" calcext:value-type="string">
            <text:p>No</text:p>
          </table:table-cell>
          <table:table-cell office:value-type="string" calcext:value-type="string">
            <text:p>Non</text:p>
          </table:table-cell>
        </table:table-row>
        <table:table-row table:style-name="ro1">
          <table:table-cell table:formula="of:=IF([es.A30]=&quot;&quot;;&quot;&quot;;[es.A30])" office:value-type="string" office:string-value="Yes" calcext:value-type="string">
            <text:p>Yes</text:p>
          </table:table-cell>
          <table:table-cell office:value-type="string" calcext:value-type="string">
            <text:p>Oui</text:p>
          </table:table-cell>
        </table:table-row>
        <table:table-row table:style-name="ro1">
          <table:table-cell table:formula="of:=IF([es.A31]=&quot;&quot;;&quot;&quot;;[es.A31])" office:value-type="string" office:string-value="Accept" calcext:value-type="string">
            <text:p>Accept</text:p>
          </table:table-cell>
          <table:table-cell office:value-type="string" calcext:value-type="string">
            <text:p>J'accepte</text:p>
          </table:table-cell>
        </table:table-row>
        <table:table-row table:style-name="ro1">
          <table:table-cell table:formula="of:=IF([es.A32]=&quot;&quot;;&quot;&quot;;[es.A32])" office:value-type="string" office:string-value="Cancel" calcext:value-type="string">
            <text:p>Cancel</text:p>
          </table:table-cell>
          <table:table-cell office:value-type="string" calcext:value-type="string">
            <text:p>Cancel</text:p>
          </table:table-cell>
        </table:table-row>
        <table:table-row table:style-name="ro1">
          <table:table-cell table:formula="of:=IF([es.A33]=&quot;&quot;;&quot;&quot;;[es.A33])" office:value-type="string" office:string-value="AboutWindowMessage" calcext:value-type="string">
            <text:p>AboutWindowMessage</text:p>
          </table:table-cell>
          <table:table-cell office:value-type="string" calcext:value-type="string">
            <text:p>Le dossier cache contient les images générées automatiquement de vos modèles 3D.\nCes images sont générées nouveau modèle est chargé, donc la prochaine fois qu'une image du modèle sera nécessaire, il ne sera pas nécessaire de lire toute la géométrie et le rendre.\n\nLes images seront générées dans différentes tailles et couleurs en fonction de vos paramètres.</text:p>
          </table:table-cell>
        </table:table-row>
        <table:table-row table:style-name="ro1">
          <table:table-cell table:formula="of:=IF([es.A34]=&quot;&quot;;&quot;&quot;;[es.A34])" office:value-type="string" office:string-value="AboutTheCache" calcext:value-type="string">
            <text:p>AboutTheCache</text:p>
          </table:table-cell>
          <table:table-cell office:value-type="string" calcext:value-type="string">
            <text:p>À propos du cache ...</text:p>
          </table:table-cell>
        </table:table-row>
        <table:table-row table:style-name="ro1">
          <table:table-cell table:formula="of:=IF([es.A35]=&quot;&quot;;&quot;&quot;;[es.A35])" office:value-type="string" office:string-value="DeleteCacheFiles" calcext:value-type="string">
            <text:p>DeleteCacheFiles</text:p>
          </table:table-cell>
          <table:table-cell office:value-type="string" calcext:value-type="string">
            <text:p>Supprimer les fichiers de cache</text:p>
          </table:table-cell>
        </table:table-row>
        <table:table-row table:style-name="ro1">
          <table:table-cell table:formula="of:=IF([es.A36]=&quot;&quot;;&quot;&quot;;[es.A36])" office:value-type="string" office:string-value="DeleteCacheFilesMessage" calcext:value-type="string">
            <text:p>DeleteCacheFilesMessage</text:p>
          </table:table-cell>
          <table:table-cell office:value-type="string" calcext:value-type="string">
            <text:p>Le dossier cache et tout son contenu seront supprimés.\nContinuer?</text:p>
          </table:table-cell>
        </table:table-row>
        <table:table-row table:style-name="ro1">
          <table:table-cell table:formula="of:=IF([es.A37]=&quot;&quot;;&quot;&quot;;[es.A37])" office:value-type="string" office:string-value="DeleteCacheFilesConfirmation" calcext:value-type="string">
            <text:p>DeleteCacheFilesConfirmation</text:p>
          </table:table-cell>
          <table:table-cell office:value-type="string" calcext:value-type="string">
            <text:p>Toutes les images du cache ont été supprimées avec succès.</text:p>
          </table:table-cell>
        </table:table-row>
        <table:table-row table:style-name="ro1">
          <table:table-cell table:formula="of:=IF([es.A38]=&quot;&quot;;&quot;&quot;;[es.A38])" office:value-type="string" office:string-value="DeleteCacheFilesError" calcext:value-type="string">
            <text:p>DeleteCacheFilesError</text:p>
          </table:table-cell>
          <table:table-cell office:value-type="string" calcext:value-type="string">
            <text:p>Un problème est survenu lors de la suppression des images du cache. Certains peuvent ne pas avoir été supprimés.</text:p>
          </table:table-cell>
        </table:table-row>
        <table:table-row table:style-name="ro1">
          <table:table-cell table:formula="of:=IF([es.A39]=&quot;&quot;;&quot;&quot;;[es.A39])" office:value-type="string" office:string-value="Confirm" calcext:value-type="string">
            <text:p>Confirm</text:p>
          </table:table-cell>
          <table:table-cell office:value-type="string" calcext:value-type="string">
            <text:p>Confirmer</text:p>
          </table:table-cell>
        </table:table-row>
        <table:table-row table:style-name="ro1">
          <table:table-cell table:formula="of:=IF([es.A40]=&quot;&quot;;&quot;&quot;;[es.A40])" office:value-type="string" office:string-value="LookingForFilesAtDir" calcext:value-type="string">
            <text:p>LookingForFilesAtDir</text:p>
          </table:table-cell>
          <table:table-cell office:value-type="string" calcext:value-type="string">
            <text:p>Recherche de fichiers dans "{0}" ...</text:p>
          </table:table-cell>
        </table:table-row>
        <table:table-row table:style-name="ro1">
          <table:table-cell table:formula="of:=IF([es.A41]=&quot;&quot;;&quot;&quot;;[es.A41])" office:value-type="string" office:string-value="LoadDirectoryUnable" calcext:value-type="string">
            <text:p>LoadDirectoryUnable</text:p>
          </table:table-cell>
          <table:table-cell office:value-type="string" calcext:value-type="string">
            <text:p>Impossible de charger le répertoire.</text:p>
          </table:table-cell>
        </table:table-row>
        <table:table-row table:style-name="ro1">
          <table:table-cell table:formula="of:=IF([es.A42]=&quot;&quot;;&quot;&quot;;[es.A42])" office:value-type="string" office:string-value="LoadingError" calcext:value-type="string">
            <text:p>LoadingError</text:p>
          </table:table-cell>
          <table:table-cell office:value-type="string" calcext:value-type="string">
            <text:p>Erreur de chargement</text:p>
          </table:table-cell>
        </table:table-row>
        <table:table-row table:style-name="ro1">
          <table:table-cell table:formula="of:=IF([es.A43]=&quot;&quot;;&quot;&quot;;[es.A43])" office:value-type="string" office:string-value="LoadDirectoryNoFilesAtDir" calcext:value-type="string">
            <text:p>LoadDirectoryNoFilesAtDir</text:p>
          </table:table-cell>
          <table:table-cell office:value-type="string" calcext:value-type="string">
            <text:p>Aucun fichier trouvé dans "{0}".</text:p>
          </table:table-cell>
        </table:table-row>
        <table:table-row table:style-name="ro1">
          <table:table-cell table:formula="of:=IF([es.A44]=&quot;&quot;;&quot;&quot;;[es.A44])" office:value-type="string" office:string-value="NothingFound!" calcext:value-type="string">
            <text:p>NothingFound!</text:p>
          </table:table-cell>
          <table:table-cell office:value-type="string" calcext:value-type="string">
            <text:p>Rien n'a été trouvé!</text:p>
          </table:table-cell>
        </table:table-row>
        <table:table-row table:style-name="ro1">
          <table:table-cell table:formula="of:=IF([es.A45]=&quot;&quot;;&quot;&quot;;[es.A45])" office:value-type="string" office:string-value="OpenParam" calcext:value-type="string">
            <text:p>OpenParam</text:p>
          </table:table-cell>
          <table:table-cell office:value-type="string" calcext:value-type="string">
            <text:p>Ouvrez «{0}»</text:p>
          </table:table-cell>
        </table:table-row>
        <table:table-row table:style-name="ro1">
          <table:table-cell table:formula="of:=IF([es.A46]=&quot;&quot;;&quot;&quot;;[es.A46])" office:value-type="string" office:string-value="ClearCacheSize" calcext:value-type="string">
            <text:p>ClearCacheSize</text:p>
          </table:table-cell>
          <table:table-cell office:value-type="string" calcext:value-type="string">
            <text:p>Vider le cache ({0})</text:p>
          </table:table-cell>
        </table:table-row>
        <table:table-row table:style-name="ro1">
          <table:table-cell table:formula="of:=IF([es.A47]=&quot;&quot;;&quot;&quot;;[es.A47])" office:value-type="string" office:string-value="ReloadAll" calcext:value-type="string">
            <text:p>ReloadAll</text:p>
          </table:table-cell>
          <table:table-cell office:value-type="string" calcext:value-type="string">
            <text:p>Recharger tout</text:p>
          </table:table-cell>
        </table:table-row>
        <table:table-row table:style-name="ro1">
          <table:table-cell table:formula="of:=IF([es.A48]=&quot;&quot;;&quot;&quot;;[es.A48])" office:value-type="string" office:string-value="DirectoryAlreadyLoaded" calcext:value-type="string">
            <text:p>DirectoryAlreadyLoaded</text:p>
          </table:table-cell>
          <table:table-cell office:value-type="string" calcext:value-type="string">
            <text:p>Le répertoire sélectionné est déjà chargé.</text:p>
          </table:table-cell>
        </table:table-row>
        <table:table-row table:style-name="ro1">
          <table:table-cell table:formula="of:=IF([es.A49]=&quot;&quot;;&quot;&quot;;[es.A49])" office:value-type="string" office:string-value="OnlyFolders" calcext:value-type="string">
            <text:p>OnlyFolders</text:p>
          </table:table-cell>
          <table:table-cell office:value-type="string" calcext:value-type="string">
            <text:p>Seuls les dossiers</text:p>
          </table:table-cell>
        </table:table-row>
        <table:table-row table:style-name="ro1">
          <table:table-cell table:formula="of:=IF([es.A50]=&quot;&quot;;&quot;&quot;;[es.A50])" office:value-type="string" office:string-value="GeneralSettingsName" calcext:value-type="string">
            <text:p>GeneralSettingsName</text:p>
          </table:table-cell>
          <table:table-cell office:value-type="string" calcext:value-type="string">
            <text:p>réglages généraux</text:p>
          </table:table-cell>
        </table:table-row>
        <table:table-row table:style-name="ro1">
          <table:table-cell table:formula="of:=IF([es.A51]=&quot;&quot;;&quot;&quot;;[es.A51])" office:value-type="string" office:string-value="ProgramsSettingsName" calcext:value-type="string">
            <text:p>ProgramsSettingsName</text:p>
          </table:table-cell>
          <table:table-cell office:value-type="string" calcext:value-type="string">
            <text:p>Programmes</text:p>
          </table:table-cell>
        </table:table-row>
        <table:table-row table:style-name="ro1">
          <table:table-cell table:formula="of:=IF([es.A52]=&quot;&quot;;&quot;&quot;;[es.A52])" office:value-type="string" office:string-value="AdvancedSettingsName" calcext:value-type="string">
            <text:p>AdvancedSettingsName</text:p>
          </table:table-cell>
          <table:table-cell office:value-type="string" calcext:value-type="string">
            <text:p>Réglages avancés</text:p>
          </table:table-cell>
        </table:table-row>
        <table:table-row table:style-name="ro1">
          <table:table-cell table:formula="of:=IF([es.A53]=&quot;&quot;;&quot;&quot;;[es.A53])" office:value-type="string" office:string-value="ProgramsSettingsDescription" calcext:value-type="string">
            <text:p>ProgramsSettingsDescription</text:p>
          </table:table-cell>
          <table:table-cell office:value-type="string" calcext:value-type="string">
            <text:p>Cette configuration permet de définir une liste de programmes pour ouvrir vos modèles 3D via le menu contextuel.\nConfigurez le chemin du programme, le nom d'affichage et les types de fichiers compatibles dans le tableau ci-dessous.</text:p>
          </table:table-cell>
        </table:table-row>
        <table:table-row table:style-name="ro1">
          <table:table-cell table:formula="of:=IF([es.A54]=&quot;&quot;;&quot;&quot;;[es.A54])" office:value-type="string" office:string-value="Settings" calcext:value-type="string">
            <text:p>Settings</text:p>
          </table:table-cell>
          <table:table-cell office:value-type="string" calcext:value-type="string">
            <text:p>Paramètres</text:p>
          </table:table-cell>
        </table:table-row>
        <table:table-row table:style-name="ro1">
          <table:table-cell table:formula="of:=IF([es.A55]=&quot;&quot;;&quot;&quot;;[es.A55])" office:value-type="string" office:string-value="Calculating..." calcext:value-type="string">
            <text:p>Calculating...</text:p>
          </table:table-cell>
          <table:table-cell office:value-type="string" calcext:value-type="string">
            <text:p>Calculateur ...</text:p>
          </table:table-cell>
        </table:table-row>
        <table:table-row table:style-name="ro1">
          <table:table-cell table:formula="of:=IF([es.A56]=&quot;&quot;;&quot;&quot;;[es.A56])" office:value-type="string" office:string-value="SizeNotAvailable" calcext:value-type="string">
            <text:p>SizeNotAvailable</text:p>
          </table:table-cell>
          <table:table-cell office:value-type="string" calcext:value-type="string">
            <text:p>Taille non disponible</text:p>
          </table:table-cell>
        </table:table-row>
        <table:table-row table:style-name="ro1">
          <table:table-cell table:formula="of:=IF([es.A57]=&quot;&quot;;&quot;&quot;;[es.A57])" office:value-type="string" office:string-value="Directory" calcext:value-type="string">
            <text:p>Directory</text:p>
          </table:table-cell>
          <table:table-cell office:value-type="string" calcext:value-type="string">
            <text:p>Annuaire</text:p>
          </table:table-cell>
        </table:table-row>
        <table:table-row table:style-name="ro1">
          <table:table-cell table:formula="of:=IF([es.A58]=&quot;&quot;;&quot;&quot;;[es.A58])" office:value-type="string" office:string-value="DisplayName" calcext:value-type="string">
            <text:p>DisplayName</text:p>
          </table:table-cell>
          <table:table-cell office:value-type="string" calcext:value-type="string">
            <text:p>Afficher un nom</text:p>
          </table:table-cell>
        </table:table-row>
        <table:table-row table:style-name="ro1">
          <table:table-cell table:formula="of:=IF([es.A59]=&quot;&quot;;&quot;&quot;;[es.A59])" office:value-type="string" office:string-value="ProgramPath" calcext:value-type="string">
            <text:p>ProgramPath</text:p>
          </table:table-cell>
          <table:table-cell office:value-type="string" calcext:value-type="string">
            <text:p>Chemin du programme</text:p>
          </table:table-cell>
        </table:table-row>
        <table:table-row table:style-name="ro1">
          <table:table-cell table:formula="of:=IF([es.A60]=&quot;&quot;;&quot;&quot;;[es.A60])" office:value-type="string" office:string-value="NewProgram" calcext:value-type="string">
            <text:p>NewProgram</text:p>
          </table:table-cell>
          <table:table-cell office:value-type="string" calcext:value-type="string">
            <text:p>Nouveau programme</text:p>
          </table:table-cell>
        </table:table-row>
        <table:table-row table:style-name="ro1">
          <table:table-cell table:formula="of:=IF([es.A61]=&quot;&quot;;&quot;&quot;;[es.A61])" office:value-type="string" office:string-value="AddNew" calcext:value-type="string">
            <text:p>AddNew</text:p>
          </table:table-cell>
          <table:table-cell office:value-type="string" calcext:value-type="string">
            <text:p>Ajouter nouveau</text:p>
          </table:table-cell>
        </table:table-row>
        <table:table-row table:style-name="ro1">
          <table:table-cell table:formula="of:=IF([es.A62]=&quot;&quot;;&quot;&quot;;[es.A62])" office:value-type="string" office:string-value="ProgramsTable" calcext:value-type="string">
            <text:p>ProgramsTable</text:p>
          </table:table-cell>
          <table:table-cell office:value-type="string" calcext:value-type="string">
            <text:p>Tableau des programmes</text:p>
          </table:table-cell>
        </table:table-row>
        <table:table-row table:style-name="ro1">
          <table:table-cell table:formula="of:=IF([es.A63]=&quot;&quot;;&quot;&quot;;[es.A63])" office:value-type="string" office:string-value="Language" calcext:value-type="string">
            <text:p>Language</text:p>
          </table:table-cell>
          <table:table-cell office:value-type="string" calcext:value-type="string">
            <text:p>Langue</text:p>
          </table:table-cell>
        </table:table-row>
        <table:table-row table:style-name="ro1">
          <table:table-cell table:formula="of:=IF([es.A64]=&quot;&quot;;&quot;&quot;;[es.A64])" office:value-type="string" office:string-value="EnableDebugLogs" calcext:value-type="string">
            <text:p>EnableDebugLogs</text:p>
          </table:table-cell>
          <table:table-cell office:value-type="string" calcext:value-type="string">
            <text:p>Activer la journalisation du débogage</text:p>
          </table:table-cell>
        </table:table-row>
        <table:table-row table:style-name="ro1">
          <table:table-cell table:formula="of:=IF([es.A65]=&quot;&quot;;&quot;&quot;;[es.A65])" office:value-type="string" office:string-value="ThumbnailStyle" calcext:value-type="string">
            <text:p>ThumbnailStyle</text:p>
          </table:table-cell>
          <table:table-cell office:value-type="string" calcext:value-type="string">
            <text:p>Style de vignette</text:p>
          </table:table-cell>
        </table:table-row>
        <table:table-row table:style-name="ro1">
          <table:table-cell table:formula="of:=IF([es.A66]=&quot;&quot;;&quot;&quot;;[es.A66])" office:value-type="string" office:string-value="FileName" calcext:value-type="string">
            <text:p>FileName</text:p>
          </table:table-cell>
          <table:table-cell office:value-type="string" calcext:value-type="string">
            <text:p>Nom de fichier</text:p>
          </table:table-cell>
        </table:table-row>
        <table:table-row table:style-name="ro1">
          <table:table-cell table:formula="of:=IF([es.A67]=&quot;&quot;;&quot;&quot;;[es.A67])" office:value-type="string" office:string-value="DateModified" calcext:value-type="string">
            <text:p>DateModified</text:p>
          </table:table-cell>
          <table:table-cell office:value-type="string" calcext:value-type="string">
            <text:p>Date de modification</text:p>
          </table:table-cell>
        </table:table-row>
        <table:table-row table:style-name="ro1">
          <table:table-cell table:formula="of:=IF([es.A68]=&quot;&quot;;&quot;&quot;;[es.A68])" office:value-type="string" office:string-value="DateCreated" calcext:value-type="string">
            <text:p>DateCreated</text:p>
          </table:table-cell>
          <table:table-cell office:value-type="string" calcext:value-type="string">
            <text:p>date de création</text:p>
          </table:table-cell>
        </table:table-row>
        <table:table-row table:style-name="ro1">
          <table:table-cell table:formula="of:=IF([es.A69]=&quot;&quot;;&quot;&quot;;[es.A69])" office:value-type="string" office:string-value="ReloadCacheOfLoadedDirs" calcext:value-type="string">
            <text:p>ReloadCacheOfLoadedDirs</text:p>
          </table:table-cell>
          <table:table-cell office:value-type="string" calcext:value-type="string">
            <text:p>Recharger le cache des répertoires chargés</text:p>
          </table:table-cell>
        </table:table-row>
        <table:table-row table:style-name="ro1">
          <table:table-cell table:formula="of:=IF([es.A70]=&quot;&quot;;&quot;&quot;;[es.A70])" office:value-type="string" office:string-value="Select..." calcext:value-type="string">
            <text:p>Select...</text:p>
          </table:table-cell>
          <table:table-cell office:value-type="string" calcext:value-type="string">
            <text:p>Sélectionner ...</text:p>
          </table:table-cell>
        </table:table-row>
        <table:table-row table:style-name="ro1">
          <table:table-cell table:formula="of:=IF([es.A71]=&quot;&quot;;&quot;&quot;;[es.A71])" office:value-type="string" office:string-value="AutoDetect3DSoftware" calcext:value-type="string">
            <text:p>AutoDetect3DSoftware</text:p>
          </table:table-cell>
          <table:table-cell office:value-type="string" calcext:value-type="string">
            <text:p>Logiciel 3D de détection automatique</text:p>
          </table:table-cell>
        </table:table-row>
        <table:table-row table:style-name="ro1">
          <table:table-cell table:formula="of:=IF([es.A72]=&quot;&quot;;&quot;&quot;;[es.A72])" office:value-type="string" office:string-value="AutoDetect3DSoftware_FoundList" calcext:value-type="string">
            <text:p>AutoDetect3DSoftware_FoundList</text:p>
          </table:table-cell>
          <table:table-cell office:value-type="string" calcext:value-type="string">
            <text:p>Ajout de nouveaux {0} programmes:\n{1}</text:p>
          </table:table-cell>
        </table:table-row>
        <table:table-row table:style-name="ro1">
          <table:table-cell table:formula="of:=IF([es.A73]=&quot;&quot;;&quot;&quot;;[es.A73])" office:value-type="string" office:string-value="AutoDetect3DSoftware_NothingFound" calcext:value-type="string">
            <text:p>AutoDetect3DSoftware_NothingFound</text:p>
          </table:table-cell>
          <table:table-cell office:value-type="string" calcext:value-type="string">
            <text:p>Aucun nouveau programme trouvé.</text:p>
          </table:table-cell>
        </table:table-row>
        <table:table-row table:style-name="ro1">
          <table:table-cell table:formula="of:=IF([es.A74]=&quot;&quot;;&quot;&quot;;[es.A74])" office:value-type="string" office:string-value="LookingFor3dSoftwareShortcuts" calcext:value-type="string">
            <text:p>LookingFor3dSoftwareShortcuts</text:p>
          </table:table-cell>
          <table:table-cell office:value-type="string" calcext:value-type="string">
            <text:p>Recherche de raccourcis logiciels 3D ...</text:p>
          </table:table-cell>
        </table:table-row>
        <table:table-row table:style-name="ro1">
          <table:table-cell table:formula="of:=IF([es.A75]=&quot;&quot;;&quot;&quot;;[es.A75])" office:value-type="string" office:string-value="AutoDetect3DSoftwareButton" calcext:value-type="string">
            <text:p>AutoDetect3DSoftwareButton</text:p>
          </table:table-cell>
          <table:table-cell office:value-type="string" calcext:value-type="string">
            <text:p>Ajout automatique de logiciels 3D à partir de raccourcis sur votre PC</text:p>
          </table:table-cell>
        </table:table-row>
        <table:table-row table:style-name="ro1">
          <table:table-cell table:formula="of:=IF([es.A76]=&quot;&quot;;&quot;&quot;;[es.A76])" office:value-type="string" office:string-value="OpenFileInExplorer" calcext:value-type="string">
            <text:p>OpenFileInExplorer</text:p>
          </table:table-cell>
          <table:table-cell office:value-type="string" calcext:value-type="string">
            <text:p>Ouvrir dans l'explorateur de fichiers</text:p>
          </table:table-cell>
        </table:table-row>
        <table:table-row table:style-name="ro1">
          <table:table-cell table:formula="of:=IF([es.A77]=&quot;&quot;;&quot;&quot;;[es.A77])" office:value-type="string" office:string-value="OpenFile" calcext:value-type="string">
            <text:p>OpenFile</text:p>
          </table:table-cell>
          <table:table-cell office:value-type="string" calcext:value-type="string">
            <text:p>Fichier ouvert</text:p>
          </table:table-cell>
        </table:table-row>
        <table:table-row table:style-name="ro1">
          <table:table-cell table:formula="of:=IF([es.A78]=&quot;&quot;;&quot;&quot;;[es.A78])" office:value-type="string" office:string-value="OpenFileWith" calcext:value-type="string">
            <text:p>OpenFileWith</text:p>
          </table:table-cell>
          <table:table-cell office:value-type="string" calcext:value-type="string">
            <text:p>Ouvrir le fichier avec {0}</text:p>
          </table:table-cell>
        </table:table-row>
        <table:table-row table:style-name="ro1">
          <table:table-cell table:formula="of:=IF([es.A79]=&quot;&quot;;&quot;&quot;;[es.A79])" office:value-type="string" office:string-value="ViewFileInExplorer" calcext:value-type="string">
            <text:p>ViewFileInExplorer</text:p>
          </table:table-cell>
          <table:table-cell office:value-type="string" calcext:value-type="string">
            <text:p>Afficher dans l'explorateur de fichiers</text:p>
          </table:table-cell>
        </table:table-row>
        <table:table-row table:style-name="ro1">
          <table:table-cell table:formula="of:=IF([es.A80]=&quot;&quot;;&quot;&quot;;[es.A80])" office:value-type="string" office:string-value="UnloadDirectory" calcext:value-type="string">
            <text:p>UnloadDirectory</text:p>
          </table:table-cell>
          <table:table-cell office:value-type="string" calcext:value-type="string">
            <text:p>Décharger le répertoire</text:p>
          </table:table-cell>
        </table:table-row>
        <table:table-row table:style-name="ro1">
          <table:table-cell table:formula="of:=IF([es.A81]=&quot;&quot;;&quot;&quot;;[es.A81])" office:value-type="string" office:string-value="NoDirectoriesSelected" calcext:value-type="string">
            <text:p>NoDirectoriesSelected</text:p>
          </table:table-cell>
          <table:table-cell office:value-type="string" calcext:value-type="string">
            <text:p>Aucun répertoire sélectionné</text:p>
          </table:table-cell>
        </table:table-row>
        <table:table-row table:style-name="ro1">
          <table:table-cell table:formula="of:=IF([es.A82]=&quot;&quot;;&quot;&quot;;[es.A82])" office:value-type="string" office:string-value="CollectionMode" calcext:value-type="string">
            <text:p>CollectionMode</text:p>
          </table:table-cell>
          <table:table-cell table:formula="of:=IF([en.B82]=&quot;&quot;;&quot;&quot;;[en.B82])" office:value-type="string" office:string-value="Collection Mode" calcext:value-type="string">
            <text:p>Collection Mode</text:p>
          </table:table-cell>
        </table:table-row>
        <table:table-row table:style-name="ro1">
          <table:table-cell table:formula="of:=IF([es.A83]=&quot;&quot;;&quot;&quot;;[es.A83])" office:value-type="string" office:string-value="tooltipLoadDirectory" calcext:value-type="string">
            <text:p>tooltipLoadDirectory</text:p>
          </table:table-cell>
          <table:table-cell table:formula="of:=IF([en.B83]=&quot;&quot;;&quot;&quot;;[en.B83])" office:value-type="string" office:string-value="Select a directory to showcase its contents." calcext:value-type="string">
            <text:p>Select a directory to showcase its contents.</text:p>
          </table:table-cell>
        </table:table-row>
        <table:table-row table:style-name="ro1">
          <table:table-cell table:formula="of:=IF([es.A84]=&quot;&quot;;&quot;&quot;;[es.A84])" office:value-type="string" office:string-value="tooltipResetVisibility" calcext:value-type="string">
            <text:p>tooltipResetVisibility</text:p>
          </table:table-cell>
          <table:table-cell table:formula="of:=IF([en.B84]=&quot;&quot;;&quot;&quot;;[en.B84])" office:value-type="string" office:string-value="Reset all visibility options of this menu." calcext:value-type="string">
            <text:p>Reset all visibility options of this menu.</text:p>
          </table:table-cell>
        </table:table-row>
        <table:table-row table:style-name="ro1">
          <table:table-cell table:formula="of:=IF([es.A85]=&quot;&quot;;&quot;&quot;;[es.A85])" office:value-type="string" office:string-value="tooltipReloadDisplayed" calcext:value-type="string">
            <text:p>tooltipReloadDisplayed</text:p>
          </table:table-cell>
          <table:table-cell table:formula="of:=IF([en.B85]=&quot;&quot;;&quot;&quot;;[en.B85])" office:value-type="string" office:string-value="This option will reload the directories and regenerate all the displayed miniatueres." calcext:value-type="string">
            <text:p>This option will reload the directories and regenerate all the displayed miniatueres.</text:p>
          </table:table-cell>
        </table:table-row>
        <table:table-row table:style-name="ro1">
          <table:table-cell table:formula="of:=IF([es.A86]=&quot;&quot;;&quot;&quot;;[es.A86])" office:value-type="string" office:string-value="tooltipUnloadAll" calcext:value-type="string">
            <text:p>tooltipUnloadAll</text:p>
          </table:table-cell>
          <table:table-cell table:formula="of:=IF([en.B86]=&quot;&quot;;&quot;&quot;;[en.B86])" office:value-type="string" office:string-value="Close all loaded directories." calcext:value-type="string">
            <text:p>Close all loaded directories.</text:p>
          </table:table-cell>
        </table:table-row>
        <table:table-row table:style-name="ro1">
          <table:table-cell table:formula="of:=IF([es.A87]=&quot;&quot;;&quot;&quot;;[es.A87])" office:value-type="string" office:string-value="tooltipReloadAll" calcext:value-type="string">
            <text:p>tooltipReloadAll</text:p>
          </table:table-cell>
          <table:table-cell table:formula="of:=IF([en.B87]=&quot;&quot;;&quot;&quot;;[en.B87])" office:value-type="string" office:string-value="Reloads all the displayed directories." calcext:value-type="string">
            <text:p>Reloads all the displayed directories.</text:p>
          </table:table-cell>
        </table:table-row>
        <table:table-row table:style-name="ro1">
          <table:table-cell table:formula="of:=IF([es.A88]=&quot;&quot;;&quot;&quot;;[es.A88])" office:value-type="string" office:string-value="tooltipExpandAll" calcext:value-type="string">
            <text:p>tooltipExpandAll</text:p>
          </table:table-cell>
          <table:table-cell table:formula="of:=IF([en.B88]=&quot;&quot;;&quot;&quot;;[en.B88])" office:value-type="string" office:string-value="Expands the root directories.\nIf already expanded, expands every directory." calcext:value-type="string">
            <text:p>Expands the root directories.\nIf already expanded, expands every directory.</text:p>
          </table:table-cell>
        </table:table-row>
        <table:table-row table:style-name="ro1">
          <table:table-cell table:formula="of:=IF([es.A89]=&quot;&quot;;&quot;&quot;;[es.A89])" office:value-type="string" office:string-value="tooltipContractAll" calcext:value-type="string">
            <text:p>tooltipContractAll</text:p>
          </table:table-cell>
          <table:table-cell table:formula="of:=IF([en.B89]=&quot;&quot;;&quot;&quot;;[en.B89])" office:value-type="string" office:string-value="Contracts all directories except the root ones.\nIf already contracted, then contracts the root directories." calcext:value-type="string">
            <text:p>Contracts all directories except the root ones.\nIf already contracted, then contracts the root directories.</text:p>
          </table:table-cell>
        </table:table-row>
        <table:table-row table:style-name="ro1">
          <table:table-cell table:formula="of:=IF([es.A90]=&quot;&quot;;&quot;&quot;;[es.A90])" office:value-type="string" office:string-value="tooltipOnlyFolders" calcext:value-type="string">
            <text:p>tooltipOnlyFolders</text:p>
          </table:table-cell>
          <table:table-cell table:formula="of:=IF([en.B90]=&quot;&quot;;&quot;&quot;;[en.B90])" office:value-type="string" office:string-value="When enabled, shows all the folders as a tree, hiding the files." calcext:value-type="string">
            <text:p>When enabled, shows all the folders as a tree, hiding the files.</text:p>
          </table:table-cell>
        </table:table-row>
        <table:table-row table:style-name="ro1">
          <table:table-cell table:formula="of:=IF([es.A91]=&quot;&quot;;&quot;&quot;;[es.A91])" office:value-type="string" office:string-value="tooltipCollectionMode" calcext:value-type="string">
            <text:p>tooltipCollectionMode</text:p>
          </table:table-cell>
          <table:table-cell table:formula="of:=IF([en.B91]=&quot;&quot;;&quot;&quot;;[en.B91])" office:value-type="string" office:string-value="Detects prefixes in the file names and groups them in virtual directories." calcext:value-type="string">
            <text:p>Detects prefixes in the file names and groups them in virtual directories.</text:p>
          </table:table-cell>
        </table:table-row>
        <table:table-row table:style-name="ro1">
          <table:table-cell table:formula="of:=IF([es.A92]=&quot;&quot;;&quot;&quot;;[es.A92])">
            <text:p/>
          </table:table-cell>
          <table:table-cell table:formula="of:=IF([en.B92]=&quot;&quot;;&quot;&quot;;[en.B92])">
            <text:p/>
          </table:table-cell>
        </table:table-row>
        <table:table-row table:style-name="ro1">
          <table:table-cell table:formula="of:=IF([es.A93]=&quot;&quot;;&quot;&quot;;[es.A93])">
            <text:p/>
          </table:table-cell>
          <table:table-cell table:formula="of:=IF([en.B93]=&quot;&quot;;&quot;&quot;;[en.B93])">
            <text:p/>
          </table:table-cell>
        </table:table-row>
        <table:table-row table:style-name="ro1">
          <table:table-cell table:formula="of:=IF([es.A94]=&quot;&quot;;&quot;&quot;;[es.A94])">
            <text:p/>
          </table:table-cell>
          <table:table-cell table:formula="of:=IF([en.B94]=&quot;&quot;;&quot;&quot;;[en.B94])">
            <text:p/>
          </table:table-cell>
        </table:table-row>
        <table:table-row table:style-name="ro1">
          <table:table-cell table:formula="of:=IF([es.A95]=&quot;&quot;;&quot;&quot;;[es.A95])">
            <text:p/>
          </table:table-cell>
          <table:table-cell table:formula="of:=IF([en.B95]=&quot;&quot;;&quot;&quot;;[en.B95])">
            <text:p/>
          </table:table-cell>
        </table:table-row>
        <table:table-row table:style-name="ro1">
          <table:table-cell table:formula="of:=IF([es.A96]=&quot;&quot;;&quot;&quot;;[es.A96])">
            <text:p/>
          </table:table-cell>
          <table:table-cell table:formula="of:=IF([en.B96]=&quot;&quot;;&quot;&quot;;[en.B96])">
            <text:p/>
          </table:table-cell>
        </table:table-row>
        <table:table-row table:style-name="ro1">
          <table:table-cell table:formula="of:=IF([es.A97]=&quot;&quot;;&quot;&quot;;[es.A97])">
            <text:p/>
          </table:table-cell>
          <table:table-cell table:formula="of:=IF([en.B97]=&quot;&quot;;&quot;&quot;;[en.B97])">
            <text:p/>
          </table:table-cell>
        </table:table-row>
        <table:table-row table:style-name="ro1">
          <table:table-cell table:formula="of:=IF([es.A98]=&quot;&quot;;&quot;&quot;;[es.A98])">
            <text:p/>
          </table:table-cell>
          <table:table-cell table:formula="of:=IF([en.B98]=&quot;&quot;;&quot;&quot;;[en.B98])">
            <text:p/>
          </table:table-cell>
        </table:table-row>
        <table:table-row table:style-name="ro1">
          <table:table-cell table:formula="of:=IF([es.A99]=&quot;&quot;;&quot;&quot;;[es.A99])">
            <text:p/>
          </table:table-cell>
          <table:table-cell table:formula="of:=IF([en.B99]=&quot;&quot;;&quot;&quot;;[en.B99])">
            <text:p/>
          </table:table-cell>
        </table:table-row>
        <table:table-row table:style-name="ro1">
          <table:table-cell table:formula="of:=IF([es.A100]=&quot;&quot;;&quot;&quot;;[es.A100])">
            <text:p/>
          </table:table-cell>
          <table:table-cell table:formula="of:=IF([en.B100]=&quot;&quot;;&quot;&quot;;[en.B100])">
            <text:p/>
          </table:table-cell>
        </table:table-row>
        <table:table-row table:style-name="ro1">
          <table:table-cell table:formula="of:=IF([es.A101]=&quot;&quot;;&quot;&quot;;[es.A101])">
            <text:p/>
          </table:table-cell>
          <table:table-cell table:formula="of:=IF([en.B101]=&quot;&quot;;&quot;&quot;;[en.B101])">
            <text:p/>
          </table:table-cell>
        </table:table-row>
        <table:table-row table:style-name="ro1">
          <table:table-cell table:formula="of:=IF([es.A102]=&quot;&quot;;&quot;&quot;;[es.A102])">
            <text:p/>
          </table:table-cell>
          <table:table-cell table:formula="of:=IF([en.B102]=&quot;&quot;;&quot;&quot;;[en.B102])">
            <text:p/>
          </table:table-cell>
        </table:table-row>
        <table:table-row table:style-name="ro1">
          <table:table-cell table:formula="of:=IF([es.A103]=&quot;&quot;;&quot;&quot;;[es.A103])">
            <text:p/>
          </table:table-cell>
          <table:table-cell table:formula="of:=IF([en.B103]=&quot;&quot;;&quot;&quot;;[en.B103])">
            <text:p/>
          </table:table-cell>
        </table:table-row>
        <table:table-row table:style-name="ro1">
          <table:table-cell table:formula="of:=IF([es.A104]=&quot;&quot;;&quot;&quot;;[es.A104])">
            <text:p/>
          </table:table-cell>
          <table:table-cell table:formula="of:=IF([en.B104]=&quot;&quot;;&quot;&quot;;[en.B104])">
            <text:p/>
          </table:table-cell>
        </table:table-row>
        <table:table-row table:style-name="ro1">
          <table:table-cell table:formula="of:=IF([es.A105]=&quot;&quot;;&quot;&quot;;[es.A105])">
            <text:p/>
          </table:table-cell>
          <table:table-cell table:formula="of:=IF([en.B105]=&quot;&quot;;&quot;&quot;;[en.B105])">
            <text:p/>
          </table:table-cell>
        </table:table-row>
        <table:table-row table:style-name="ro1">
          <table:table-cell table:formula="of:=IF([es.A106]=&quot;&quot;;&quot;&quot;;[es.A106])">
            <text:p/>
          </table:table-cell>
          <table:table-cell table:formula="of:=IF([en.B106]=&quot;&quot;;&quot;&quot;;[en.B106])">
            <text:p/>
          </table:table-cell>
        </table:table-row>
        <table:table-row table:style-name="ro1">
          <table:table-cell table:formula="of:=IF([es.A107]=&quot;&quot;;&quot;&quot;;[es.A107])">
            <text:p/>
          </table:table-cell>
          <table:table-cell table:formula="of:=IF([en.B107]=&quot;&quot;;&quot;&quot;;[en.B107])">
            <text:p/>
          </table:table-cell>
        </table:table-row>
        <table:table-row table:style-name="ro1">
          <table:table-cell table:formula="of:=IF([es.A108]=&quot;&quot;;&quot;&quot;;[es.A108])">
            <text:p/>
          </table:table-cell>
          <table:table-cell table:formula="of:=IF([en.B108]=&quot;&quot;;&quot;&quot;;[en.B108])">
            <text:p/>
          </table:table-cell>
        </table:table-row>
        <table:table-row table:style-name="ro1">
          <table:table-cell table:formula="of:=IF([es.A109]=&quot;&quot;;&quot;&quot;;[es.A109])">
            <text:p/>
          </table:table-cell>
          <table:table-cell table:formula="of:=IF([en.B109]=&quot;&quot;;&quot;&quot;;[en.B109])">
            <text:p/>
          </table:table-cell>
        </table:table-row>
        <table:table-row table:style-name="ro1">
          <table:table-cell table:formula="of:=IF([es.A110]=&quot;&quot;;&quot;&quot;;[es.A110])">
            <text:p/>
          </table:table-cell>
          <table:table-cell table:formula="of:=IF([en.B110]=&quot;&quot;;&quot;&quot;;[en.B110])">
            <text:p/>
          </table:table-cell>
        </table:table-row>
        <table:table-row table:style-name="ro1">
          <table:table-cell table:formula="of:=IF([es.A111]=&quot;&quot;;&quot;&quot;;[es.A111])">
            <text:p/>
          </table:table-cell>
          <table:table-cell table:formula="of:=IF([en.B111]=&quot;&quot;;&quot;&quot;;[en.B111])">
            <text:p/>
          </table:table-cell>
        </table:table-row>
        <table:table-row table:style-name="ro1">
          <table:table-cell table:formula="of:=IF([es.A112]=&quot;&quot;;&quot;&quot;;[es.A112])">
            <text:p/>
          </table:table-cell>
          <table:table-cell table:formula="of:=IF([en.B112]=&quot;&quot;;&quot;&quot;;[en.B112])">
            <text:p/>
          </table:table-cell>
        </table:table-row>
        <table:table-row table:style-name="ro1">
          <table:table-cell table:formula="of:=IF([es.A113]=&quot;&quot;;&quot;&quot;;[es.A113])">
            <text:p/>
          </table:table-cell>
          <table:table-cell table:formula="of:=IF([en.B113]=&quot;&quot;;&quot;&quot;;[en.B113])">
            <text:p/>
          </table:table-cell>
        </table:table-row>
        <table:table-row table:style-name="ro1">
          <table:table-cell table:formula="of:=IF([es.A114]=&quot;&quot;;&quot;&quot;;[es.A114])">
            <text:p/>
          </table:table-cell>
          <table:table-cell table:formula="of:=IF([en.B114]=&quot;&quot;;&quot;&quot;;[en.B114])">
            <text:p/>
          </table:table-cell>
        </table:table-row>
        <table:table-row table:style-name="ro1">
          <table:table-cell table:formula="of:=IF([es.A115]=&quot;&quot;;&quot;&quot;;[es.A115])">
            <text:p/>
          </table:table-cell>
          <table:table-cell table:formula="of:=IF([en.B115]=&quot;&quot;;&quot;&quot;;[en.B115])">
            <text:p/>
          </table:table-cell>
        </table:table-row>
        <table:table-row table:style-name="ro1">
          <table:table-cell table:formula="of:=IF([es.A116]=&quot;&quot;;&quot;&quot;;[es.A116])">
            <text:p/>
          </table:table-cell>
          <table:table-cell table:formula="of:=IF([en.B116]=&quot;&quot;;&quot;&quot;;[en.B116])">
            <text:p/>
          </table:table-cell>
        </table:table-row>
        <table:table-row table:style-name="ro1">
          <table:table-cell table:formula="of:=IF([es.A117]=&quot;&quot;;&quot;&quot;;[es.A117])">
            <text:p/>
          </table:table-cell>
          <table:table-cell table:formula="of:=IF([en.B117]=&quot;&quot;;&quot;&quot;;[en.B117])">
            <text:p/>
          </table:table-cell>
        </table:table-row>
        <table:table-row table:style-name="ro1">
          <table:table-cell table:formula="of:=IF([es.A118]=&quot;&quot;;&quot;&quot;;[es.A118])">
            <text:p/>
          </table:table-cell>
          <table:table-cell table:formula="of:=IF([en.B118]=&quot;&quot;;&quot;&quot;;[en.B118])">
            <text:p/>
          </table:table-cell>
        </table:table-row>
        <table:table-row table:style-name="ro1">
          <table:table-cell table:formula="of:=IF([es.A119]=&quot;&quot;;&quot;&quot;;[es.A119])">
            <text:p/>
          </table:table-cell>
          <table:table-cell table:formula="of:=IF([en.B119]=&quot;&quot;;&quot;&quot;;[en.B119])">
            <text:p/>
          </table:table-cell>
        </table:table-row>
        <table:table-row table:style-name="ro1">
          <table:table-cell table:formula="of:=IF([es.A120]=&quot;&quot;;&quot;&quot;;[es.A120])">
            <text:p/>
          </table:table-cell>
          <table:table-cell table:formula="of:=IF([en.B120]=&quot;&quot;;&quot;&quot;;[en.B120])">
            <text:p/>
          </table:table-cell>
        </table:table-row>
        <table:table-row table:style-name="ro1">
          <table:table-cell table:formula="of:=IF([es.A121]=&quot;&quot;;&quot;&quot;;[es.A121])">
            <text:p/>
          </table:table-cell>
          <table:table-cell table:formula="of:=IF([en.B121]=&quot;&quot;;&quot;&quot;;[en.B121])">
            <text:p/>
          </table:table-cell>
        </table:table-row>
        <table:table-row table:style-name="ro1">
          <table:table-cell table:formula="of:=IF([es.A122]=&quot;&quot;;&quot;&quot;;[es.A122])">
            <text:p/>
          </table:table-cell>
          <table:table-cell table:formula="of:=IF([en.B122]=&quot;&quot;;&quot;&quot;;[en.B122])">
            <text:p/>
          </table:table-cell>
        </table:table-row>
        <table:table-row table:style-name="ro1">
          <table:table-cell table:formula="of:=IF([es.A123]=&quot;&quot;;&quot;&quot;;[es.A123])">
            <text:p/>
          </table:table-cell>
          <table:table-cell table:formula="of:=IF([en.B123]=&quot;&quot;;&quot;&quot;;[en.B123])">
            <text:p/>
          </table:table-cell>
        </table:table-row>
        <table:table-row table:style-name="ro1">
          <table:table-cell table:formula="of:=IF([es.A124]=&quot;&quot;;&quot;&quot;;[es.A124])">
            <text:p/>
          </table:table-cell>
          <table:table-cell table:formula="of:=IF([en.B124]=&quot;&quot;;&quot;&quot;;[en.B124])">
            <text:p/>
          </table:table-cell>
        </table:table-row>
        <table:table-row table:style-name="ro1">
          <table:table-cell table:formula="of:=IF([es.A125]=&quot;&quot;;&quot;&quot;;[es.A125])">
            <text:p/>
          </table:table-cell>
          <table:table-cell table:formula="of:=IF([en.B125]=&quot;&quot;;&quot;&quot;;[en.B125])">
            <text:p/>
          </table:table-cell>
        </table:table-row>
        <table:table-row table:style-name="ro1">
          <table:table-cell table:formula="of:=IF([es.A126]=&quot;&quot;;&quot;&quot;;[es.A126])">
            <text:p/>
          </table:table-cell>
          <table:table-cell table:formula="of:=IF([en.B126]=&quot;&quot;;&quot;&quot;;[en.B126])">
            <text:p/>
          </table:table-cell>
        </table:table-row>
        <table:table-row table:style-name="ro1">
          <table:table-cell table:formula="of:=IF([es.A127]=&quot;&quot;;&quot;&quot;;[es.A127])">
            <text:p/>
          </table:table-cell>
          <table:table-cell table:formula="of:=IF([en.B127]=&quot;&quot;;&quot;&quot;;[en.B127])">
            <text:p/>
          </table:table-cell>
        </table:table-row>
        <table:table-row table:style-name="ro1">
          <table:table-cell table:formula="of:=IF([es.A128]=&quot;&quot;;&quot;&quot;;[es.A128])">
            <text:p/>
          </table:table-cell>
          <table:table-cell table:formula="of:=IF([en.B128]=&quot;&quot;;&quot;&quot;;[en.B128])">
            <text:p/>
          </table:table-cell>
        </table:table-row>
        <table:table-row table:style-name="ro1">
          <table:table-cell table:formula="of:=IF([es.A129]=&quot;&quot;;&quot;&quot;;[es.A129])">
            <text:p/>
          </table:table-cell>
          <table:table-cell table:formula="of:=IF([en.B129]=&quot;&quot;;&quot;&quot;;[en.B129])">
            <text:p/>
          </table:table-cell>
        </table:table-row>
        <table:table-row table:style-name="ro1">
          <table:table-cell table:formula="of:=IF([es.A130]=&quot;&quot;;&quot;&quot;;[es.A130])">
            <text:p/>
          </table:table-cell>
          <table:table-cell table:formula="of:=IF([en.B130]=&quot;&quot;;&quot;&quot;;[en.B130])">
            <text:p/>
          </table:table-cell>
        </table:table-row>
        <table:table-row table:style-name="ro1">
          <table:table-cell table:formula="of:=IF([es.A131]=&quot;&quot;;&quot;&quot;;[es.A131])">
            <text:p/>
          </table:table-cell>
          <table:table-cell table:formula="of:=IF([en.B131]=&quot;&quot;;&quot;&quot;;[en.B131])">
            <text:p/>
          </table:table-cell>
        </table:table-row>
        <table:table-row table:style-name="ro1">
          <table:table-cell table:formula="of:=IF([es.A132]=&quot;&quot;;&quot;&quot;;[es.A132])">
            <text:p/>
          </table:table-cell>
          <table:table-cell table:formula="of:=IF([en.B132]=&quot;&quot;;&quot;&quot;;[en.B132])">
            <text:p/>
          </table:table-cell>
        </table:table-row>
        <table:table-row table:style-name="ro1">
          <table:table-cell table:formula="of:=IF([es.A133]=&quot;&quot;;&quot;&quot;;[es.A133])">
            <text:p/>
          </table:table-cell>
          <table:table-cell table:formula="of:=IF([en.B133]=&quot;&quot;;&quot;&quot;;[en.B133])">
            <text:p/>
          </table:table-cell>
        </table:table-row>
        <table:table-row table:style-name="ro1">
          <table:table-cell table:formula="of:=IF([es.A134]=&quot;&quot;;&quot;&quot;;[es.A134])">
            <text:p/>
          </table:table-cell>
          <table:table-cell table:formula="of:=IF([en.B134]=&quot;&quot;;&quot;&quot;;[en.B134])">
            <text:p/>
          </table:table-cell>
        </table:table-row>
        <table:table-row table:style-name="ro1">
          <table:table-cell table:formula="of:=IF([es.A135]=&quot;&quot;;&quot;&quot;;[es.A135])">
            <text:p/>
          </table:table-cell>
          <table:table-cell table:formula="of:=IF([en.B135]=&quot;&quot;;&quot;&quot;;[en.B135])">
            <text:p/>
          </table:table-cell>
        </table:table-row>
        <table:table-row table:style-name="ro1">
          <table:table-cell table:formula="of:=IF([es.A136]=&quot;&quot;;&quot;&quot;;[es.A136])">
            <text:p/>
          </table:table-cell>
          <table:table-cell table:formula="of:=IF([en.B136]=&quot;&quot;;&quot;&quot;;[en.B136])">
            <text:p/>
          </table:table-cell>
        </table:table-row>
        <table:table-row table:style-name="ro1">
          <table:table-cell table:formula="of:=IF([es.A137]=&quot;&quot;;&quot;&quot;;[es.A137])">
            <text:p/>
          </table:table-cell>
          <table:table-cell table:formula="of:=IF([en.B137]=&quot;&quot;;&quot;&quot;;[en.B137])">
            <text:p/>
          </table:table-cell>
        </table:table-row>
        <table:table-row table:style-name="ro1">
          <table:table-cell table:formula="of:=IF([es.A138]=&quot;&quot;;&quot;&quot;;[es.A138])">
            <text:p/>
          </table:table-cell>
          <table:table-cell table:formula="of:=IF([en.B138]=&quot;&quot;;&quot;&quot;;[en.B138])">
            <text:p/>
          </table:table-cell>
        </table:table-row>
        <table:table-row table:style-name="ro1">
          <table:table-cell table:formula="of:=IF([es.A139]=&quot;&quot;;&quot;&quot;;[es.A139])">
            <text:p/>
          </table:table-cell>
          <table:table-cell table:formula="of:=IF([en.B139]=&quot;&quot;;&quot;&quot;;[en.B139])">
            <text:p/>
          </table:table-cell>
        </table:table-row>
        <table:table-row table:style-name="ro1">
          <table:table-cell table:formula="of:=IF([es.A140]=&quot;&quot;;&quot;&quot;;[es.A140])">
            <text:p/>
          </table:table-cell>
          <table:table-cell table:formula="of:=IF([en.B140]=&quot;&quot;;&quot;&quot;;[en.B140])">
            <text:p/>
          </table:table-cell>
        </table:table-row>
        <table:table-row table:style-name="ro1">
          <table:table-cell table:formula="of:=IF([es.A141]=&quot;&quot;;&quot;&quot;;[es.A141])">
            <text:p/>
          </table:table-cell>
          <table:table-cell table:formula="of:=IF([en.B141]=&quot;&quot;;&quot;&quot;;[en.B141])">
            <text:p/>
          </table:table-cell>
        </table:table-row>
        <table:table-row table:style-name="ro1">
          <table:table-cell table:formula="of:=IF([es.A142]=&quot;&quot;;&quot;&quot;;[es.A142])">
            <text:p/>
          </table:table-cell>
          <table:table-cell table:formula="of:=IF([en.B142]=&quot;&quot;;&quot;&quot;;[en.B142])">
            <text:p/>
          </table:table-cell>
        </table:table-row>
        <table:table-row table:style-name="ro1">
          <table:table-cell table:formula="of:=IF([es.A143]=&quot;&quot;;&quot;&quot;;[es.A143])">
            <text:p/>
          </table:table-cell>
          <table:table-cell table:formula="of:=IF([en.B143]=&quot;&quot;;&quot;&quot;;[en.B143])">
            <text:p/>
          </table:table-cell>
        </table:table-row>
        <table:table-row table:style-name="ro1">
          <table:table-cell table:formula="of:=IF([es.A144]=&quot;&quot;;&quot;&quot;;[es.A144])">
            <text:p/>
          </table:table-cell>
          <table:table-cell table:formula="of:=IF([en.B144]=&quot;&quot;;&quot;&quot;;[en.B144])">
            <text:p/>
          </table:table-cell>
        </table:table-row>
        <table:table-row table:style-name="ro1">
          <table:table-cell table:formula="of:=IF([es.A145]=&quot;&quot;;&quot;&quot;;[es.A145])">
            <text:p/>
          </table:table-cell>
          <table:table-cell table:formula="of:=IF([en.B145]=&quot;&quot;;&quot;&quot;;[en.B145])">
            <text:p/>
          </table:table-cell>
        </table:table-row>
        <table:table-row table:style-name="ro1">
          <table:table-cell table:formula="of:=IF([es.A146]=&quot;&quot;;&quot;&quot;;[es.A146])">
            <text:p/>
          </table:table-cell>
          <table:table-cell table:formula="of:=IF([en.B146]=&quot;&quot;;&quot;&quot;;[en.B146])">
            <text:p/>
          </table:table-cell>
        </table:table-row>
        <table:table-row table:style-name="ro1">
          <table:table-cell table:formula="of:=IF([es.A147]=&quot;&quot;;&quot;&quot;;[es.A147])">
            <text:p/>
          </table:table-cell>
          <table:table-cell table:formula="of:=IF([en.B147]=&quot;&quot;;&quot;&quot;;[en.B147])">
            <text:p/>
          </table:table-cell>
        </table:table-row>
        <table:table-row table:style-name="ro1">
          <table:table-cell table:formula="of:=IF([es.A148]=&quot;&quot;;&quot;&quot;;[es.A148])">
            <text:p/>
          </table:table-cell>
          <table:table-cell table:formula="of:=IF([en.B148]=&quot;&quot;;&quot;&quot;;[en.B148])">
            <text:p/>
          </table:table-cell>
        </table:table-row>
        <table:table-row table:style-name="ro1">
          <table:table-cell table:formula="of:=IF([es.A149]=&quot;&quot;;&quot;&quot;;[es.A149])">
            <text:p/>
          </table:table-cell>
          <table:table-cell table:formula="of:=IF([en.B149]=&quot;&quot;;&quot;&quot;;[en.B149])">
            <text:p/>
          </table:table-cell>
        </table:table-row>
        <table:table-row table:style-name="ro1">
          <table:table-cell table:formula="of:=IF([es.A150]=&quot;&quot;;&quot;&quot;;[es.A150])">
            <text:p/>
          </table:table-cell>
          <table:table-cell table:formula="of:=IF([en.B150]=&quot;&quot;;&quot;&quot;;[en.B150])">
            <text:p/>
          </table:table-cell>
        </table:table-row>
        <table:table-row table:style-name="ro1">
          <table:table-cell table:formula="of:=IF([es.A151]=&quot;&quot;;&quot;&quot;;[es.A151])">
            <text:p/>
          </table:table-cell>
          <table:table-cell table:formula="of:=IF([en.B151]=&quot;&quot;;&quot;&quot;;[en.B151])">
            <text:p/>
          </table:table-cell>
        </table:table-row>
        <table:table-row table:style-name="ro1">
          <table:table-cell table:formula="of:=IF([es.A152]=&quot;&quot;;&quot;&quot;;[es.A152])">
            <text:p/>
          </table:table-cell>
          <table:table-cell table:formula="of:=IF([en.B152]=&quot;&quot;;&quot;&quot;;[en.B152])">
            <text:p/>
          </table:table-cell>
        </table:table-row>
        <table:table-row table:style-name="ro1">
          <table:table-cell table:formula="of:=IF([es.A153]=&quot;&quot;;&quot;&quot;;[es.A153])">
            <text:p/>
          </table:table-cell>
          <table:table-cell table:formula="of:=IF([en.B153]=&quot;&quot;;&quot;&quot;;[en.B153])">
            <text:p/>
          </table:table-cell>
        </table:table-row>
        <table:table-row table:style-name="ro1">
          <table:table-cell table:formula="of:=IF([es.A154]=&quot;&quot;;&quot;&quot;;[es.A154])">
            <text:p/>
          </table:table-cell>
          <table:table-cell table:formula="of:=IF([en.B154]=&quot;&quot;;&quot;&quot;;[en.B154])">
            <text:p/>
          </table:table-cell>
        </table:table-row>
        <table:table-row table:style-name="ro1">
          <table:table-cell table:formula="of:=IF([es.A155]=&quot;&quot;;&quot;&quot;;[es.A155])">
            <text:p/>
          </table:table-cell>
          <table:table-cell table:formula="of:=IF([en.B155]=&quot;&quot;;&quot;&quot;;[en.B155])">
            <text:p/>
          </table:table-cell>
        </table:table-row>
        <table:table-row table:style-name="ro1">
          <table:table-cell table:formula="of:=IF([es.A156]=&quot;&quot;;&quot;&quot;;[es.A156])">
            <text:p/>
          </table:table-cell>
          <table:table-cell table:formula="of:=IF([en.B156]=&quot;&quot;;&quot;&quot;;[en.B156])">
            <text:p/>
          </table:table-cell>
        </table:table-row>
        <table:table-row table:style-name="ro1">
          <table:table-cell table:formula="of:=IF([es.A157]=&quot;&quot;;&quot;&quot;;[es.A157])">
            <text:p/>
          </table:table-cell>
          <table:table-cell table:formula="of:=IF([en.B157]=&quot;&quot;;&quot;&quot;;[en.B157])">
            <text:p/>
          </table:table-cell>
        </table:table-row>
        <table:table-row table:style-name="ro1">
          <table:table-cell table:formula="of:=IF([es.A158]=&quot;&quot;;&quot;&quot;;[es.A158])">
            <text:p/>
          </table:table-cell>
          <table:table-cell table:formula="of:=IF([en.B158]=&quot;&quot;;&quot;&quot;;[en.B158])">
            <text:p/>
          </table:table-cell>
        </table:table-row>
        <table:table-row table:style-name="ro1">
          <table:table-cell table:formula="of:=IF([es.A159]=&quot;&quot;;&quot;&quot;;[es.A159])">
            <text:p/>
          </table:table-cell>
          <table:table-cell table:formula="of:=IF([en.B159]=&quot;&quot;;&quot;&quot;;[en.B159])">
            <text:p/>
          </table:table-cell>
        </table:table-row>
        <table:table-row table:style-name="ro1">
          <table:table-cell table:formula="of:=IF([es.A160]=&quot;&quot;;&quot;&quot;;[es.A160])">
            <text:p/>
          </table:table-cell>
          <table:table-cell table:formula="of:=IF([en.B160]=&quot;&quot;;&quot;&quot;;[en.B160])">
            <text:p/>
          </table:table-cell>
        </table:table-row>
        <table:table-row table:style-name="ro1">
          <table:table-cell table:formula="of:=IF([es.A161]=&quot;&quot;;&quot;&quot;;[es.A161])">
            <text:p/>
          </table:table-cell>
          <table:table-cell table:formula="of:=IF([en.B161]=&quot;&quot;;&quot;&quot;;[en.B161])">
            <text:p/>
          </table:table-cell>
        </table:table-row>
        <table:table-row table:style-name="ro1">
          <table:table-cell table:formula="of:=IF([es.A162]=&quot;&quot;;&quot;&quot;;[es.A162])">
            <text:p/>
          </table:table-cell>
          <table:table-cell table:formula="of:=IF([en.B162]=&quot;&quot;;&quot;&quot;;[en.B162])">
            <text:p/>
          </table:table-cell>
        </table:table-row>
        <table:table-row table:style-name="ro1">
          <table:table-cell table:formula="of:=IF([es.A163]=&quot;&quot;;&quot;&quot;;[es.A163])">
            <text:p/>
          </table:table-cell>
          <table:table-cell table:formula="of:=IF([en.B163]=&quot;&quot;;&quot;&quot;;[en.B163])">
            <text:p/>
          </table:table-cell>
        </table:table-row>
        <table:table-row table:style-name="ro1">
          <table:table-cell table:formula="of:=IF([es.A164]=&quot;&quot;;&quot;&quot;;[es.A164])">
            <text:p/>
          </table:table-cell>
          <table:table-cell table:formula="of:=IF([en.B164]=&quot;&quot;;&quot;&quot;;[en.B164])">
            <text:p/>
          </table:table-cell>
        </table:table-row>
        <table:table-row table:style-name="ro1">
          <table:table-cell table:formula="of:=IF([es.A165]=&quot;&quot;;&quot;&quot;;[es.A165])">
            <text:p/>
          </table:table-cell>
          <table:table-cell table:formula="of:=IF([en.B165]=&quot;&quot;;&quot;&quot;;[en.B165])">
            <text:p/>
          </table:table-cell>
        </table:table-row>
        <table:table-row table:style-name="ro1">
          <table:table-cell table:formula="of:=IF([es.A166]=&quot;&quot;;&quot;&quot;;[es.A166])">
            <text:p/>
          </table:table-cell>
          <table:table-cell table:formula="of:=IF([en.B166]=&quot;&quot;;&quot;&quot;;[en.B166])">
            <text:p/>
          </table:table-cell>
        </table:table-row>
        <table:table-row table:style-name="ro1">
          <table:table-cell table:formula="of:=IF([es.A167]=&quot;&quot;;&quot;&quot;;[es.A167])">
            <text:p/>
          </table:table-cell>
          <table:table-cell table:formula="of:=IF([en.B167]=&quot;&quot;;&quot;&quot;;[en.B167])">
            <text:p/>
          </table:table-cell>
        </table:table-row>
        <table:table-row table:style-name="ro1">
          <table:table-cell table:formula="of:=IF([es.A168]=&quot;&quot;;&quot;&quot;;[es.A168])">
            <text:p/>
          </table:table-cell>
          <table:table-cell table:formula="of:=IF([en.B168]=&quot;&quot;;&quot;&quot;;[en.B168])">
            <text:p/>
          </table:table-cell>
        </table:table-row>
        <table:table-row table:style-name="ro1">
          <table:table-cell table:formula="of:=IF([es.A169]=&quot;&quot;;&quot;&quot;;[es.A169])">
            <text:p/>
          </table:table-cell>
          <table:table-cell table:formula="of:=IF([en.B169]=&quot;&quot;;&quot;&quot;;[en.B169])">
            <text:p/>
          </table:table-cell>
        </table:table-row>
        <table:table-row table:style-name="ro1">
          <table:table-cell table:formula="of:=IF([es.A170]=&quot;&quot;;&quot;&quot;;[es.A170])">
            <text:p/>
          </table:table-cell>
          <table:table-cell table:formula="of:=IF([en.B170]=&quot;&quot;;&quot;&quot;;[en.B170])">
            <text:p/>
          </table:table-cell>
        </table:table-row>
        <table:table-row table:style-name="ro1">
          <table:table-cell table:formula="of:=IF([es.A171]=&quot;&quot;;&quot;&quot;;[es.A171])">
            <text:p/>
          </table:table-cell>
          <table:table-cell table:formula="of:=IF([en.B171]=&quot;&quot;;&quot;&quot;;[en.B171])">
            <text:p/>
          </table:table-cell>
        </table:table-row>
        <table:table-row table:style-name="ro1">
          <table:table-cell table:formula="of:=IF([es.A172]=&quot;&quot;;&quot;&quot;;[es.A172])">
            <text:p/>
          </table:table-cell>
          <table:table-cell table:formula="of:=IF([en.B172]=&quot;&quot;;&quot;&quot;;[en.B172])">
            <text:p/>
          </table:table-cell>
        </table:table-row>
        <table:table-row table:style-name="ro1">
          <table:table-cell table:formula="of:=IF([es.A173]=&quot;&quot;;&quot;&quot;;[es.A173])">
            <text:p/>
          </table:table-cell>
          <table:table-cell table:formula="of:=IF([en.B173]=&quot;&quot;;&quot;&quot;;[en.B173])">
            <text:p/>
          </table:table-cell>
        </table:table-row>
        <table:table-row table:style-name="ro1">
          <table:table-cell table:formula="of:=IF([es.A174]=&quot;&quot;;&quot;&quot;;[es.A174])">
            <text:p/>
          </table:table-cell>
          <table:table-cell table:formula="of:=IF([en.B174]=&quot;&quot;;&quot;&quot;;[en.B174])">
            <text:p/>
          </table:table-cell>
        </table:table-row>
        <table:table-row table:style-name="ro1">
          <table:table-cell table:formula="of:=IF([es.A175]=&quot;&quot;;&quot;&quot;;[es.A175])">
            <text:p/>
          </table:table-cell>
          <table:table-cell table:formula="of:=IF([en.B175]=&quot;&quot;;&quot;&quot;;[en.B175])">
            <text:p/>
          </table:table-cell>
        </table:table-row>
        <table:table-row table:style-name="ro1">
          <table:table-cell table:formula="of:=IF([es.A176]=&quot;&quot;;&quot;&quot;;[es.A176])">
            <text:p/>
          </table:table-cell>
          <table:table-cell table:formula="of:=IF([en.B176]=&quot;&quot;;&quot;&quot;;[en.B176])">
            <text:p/>
          </table:table-cell>
        </table:table-row>
        <table:table-row table:style-name="ro1">
          <table:table-cell table:formula="of:=IF([es.A177]=&quot;&quot;;&quot;&quot;;[es.A177])">
            <text:p/>
          </table:table-cell>
          <table:table-cell table:formula="of:=IF([en.B177]=&quot;&quot;;&quot;&quot;;[en.B177])">
            <text:p/>
          </table:table-cell>
        </table:table-row>
        <table:table-row table:style-name="ro1">
          <table:table-cell table:formula="of:=IF([es.A178]=&quot;&quot;;&quot;&quot;;[es.A178])">
            <text:p/>
          </table:table-cell>
          <table:table-cell table:formula="of:=IF([en.B178]=&quot;&quot;;&quot;&quot;;[en.B178])">
            <text:p/>
          </table:table-cell>
        </table:table-row>
        <table:table-row table:style-name="ro1">
          <table:table-cell table:formula="of:=IF([es.A179]=&quot;&quot;;&quot;&quot;;[es.A179])">
            <text:p/>
          </table:table-cell>
          <table:table-cell table:formula="of:=IF([en.B179]=&quot;&quot;;&quot;&quot;;[en.B179])">
            <text:p/>
          </table:table-cell>
        </table:table-row>
        <table:table-row table:style-name="ro1">
          <table:table-cell table:formula="of:=IF([es.A180]=&quot;&quot;;&quot;&quot;;[es.A180])">
            <text:p/>
          </table:table-cell>
          <table:table-cell table:formula="of:=IF([en.B180]=&quot;&quot;;&quot;&quot;;[en.B180])">
            <text:p/>
          </table:table-cell>
        </table:table-row>
        <table:table-row table:style-name="ro1">
          <table:table-cell table:formula="of:=IF([es.A181]=&quot;&quot;;&quot;&quot;;[es.A181])">
            <text:p/>
          </table:table-cell>
          <table:table-cell table:formula="of:=IF([en.B181]=&quot;&quot;;&quot;&quot;;[en.B181])">
            <text:p/>
          </table:table-cell>
        </table:table-row>
        <table:table-row table:style-name="ro1">
          <table:table-cell table:formula="of:=IF([es.A182]=&quot;&quot;;&quot;&quot;;[es.A182])">
            <text:p/>
          </table:table-cell>
          <table:table-cell table:formula="of:=IF([en.B182]=&quot;&quot;;&quot;&quot;;[en.B182])">
            <text:p/>
          </table:table-cell>
        </table:table-row>
        <table:table-row table:style-name="ro1">
          <table:table-cell table:formula="of:=IF([es.A183]=&quot;&quot;;&quot;&quot;;[es.A183])">
            <text:p/>
          </table:table-cell>
          <table:table-cell table:formula="of:=IF([en.B183]=&quot;&quot;;&quot;&quot;;[en.B183])">
            <text:p/>
          </table:table-cell>
        </table:table-row>
        <table:table-row table:style-name="ro1">
          <table:table-cell table:formula="of:=IF([es.A184]=&quot;&quot;;&quot;&quot;;[es.A184])">
            <text:p/>
          </table:table-cell>
          <table:table-cell table:formula="of:=IF([en.B184]=&quot;&quot;;&quot;&quot;;[en.B184])">
            <text:p/>
          </table:table-cell>
        </table:table-row>
        <table:table-row table:style-name="ro1">
          <table:table-cell table:formula="of:=IF([es.A185]=&quot;&quot;;&quot;&quot;;[es.A185])">
            <text:p/>
          </table:table-cell>
          <table:table-cell table:formula="of:=IF([en.B185]=&quot;&quot;;&quot;&quot;;[en.B185])">
            <text:p/>
          </table:table-cell>
        </table:table-row>
        <table:table-row table:style-name="ro1">
          <table:table-cell table:formula="of:=IF([es.A186]=&quot;&quot;;&quot;&quot;;[es.A186])">
            <text:p/>
          </table:table-cell>
          <table:table-cell table:formula="of:=IF([en.B186]=&quot;&quot;;&quot;&quot;;[en.B186])">
            <text:p/>
          </table:table-cell>
        </table:table-row>
        <table:table-row table:style-name="ro1">
          <table:table-cell table:formula="of:=IF([es.A187]=&quot;&quot;;&quot;&quot;;[es.A187])">
            <text:p/>
          </table:table-cell>
          <table:table-cell table:formula="of:=IF([en.B187]=&quot;&quot;;&quot;&quot;;[en.B187])">
            <text:p/>
          </table:table-cell>
        </table:table-row>
        <table:table-row table:style-name="ro1">
          <table:table-cell table:formula="of:=IF([es.A188]=&quot;&quot;;&quot;&quot;;[es.A188])">
            <text:p/>
          </table:table-cell>
          <table:table-cell table:formula="of:=IF([en.B188]=&quot;&quot;;&quot;&quot;;[en.B188])">
            <text:p/>
          </table:table-cell>
        </table:table-row>
        <table:table-row table:style-name="ro1">
          <table:table-cell table:formula="of:=IF([es.A189]=&quot;&quot;;&quot;&quot;;[es.A189])">
            <text:p/>
          </table:table-cell>
          <table:table-cell table:formula="of:=IF([en.B189]=&quot;&quot;;&quot;&quot;;[en.B189])">
            <text:p/>
          </table:table-cell>
        </table:table-row>
        <table:table-row table:style-name="ro1">
          <table:table-cell table:formula="of:=IF([es.A190]=&quot;&quot;;&quot;&quot;;[es.A190])">
            <text:p/>
          </table:table-cell>
          <table:table-cell table:formula="of:=IF([en.B190]=&quot;&quot;;&quot;&quot;;[en.B190])">
            <text:p/>
          </table:table-cell>
        </table:table-row>
        <table:table-row table:style-name="ro1">
          <table:table-cell table:formula="of:=IF([es.A191]=&quot;&quot;;&quot;&quot;;[es.A191])">
            <text:p/>
          </table:table-cell>
          <table:table-cell table:formula="of:=IF([en.B191]=&quot;&quot;;&quot;&quot;;[en.B191])">
            <text:p/>
          </table:table-cell>
        </table:table-row>
        <table:table-row table:style-name="ro1">
          <table:table-cell table:formula="of:=IF([es.A192]=&quot;&quot;;&quot;&quot;;[es.A192])">
            <text:p/>
          </table:table-cell>
          <table:table-cell table:formula="of:=IF([en.B192]=&quot;&quot;;&quot;&quot;;[en.B192])">
            <text:p/>
          </table:table-cell>
        </table:table-row>
        <table:table-row table:style-name="ro1">
          <table:table-cell table:formula="of:=IF([es.A193]=&quot;&quot;;&quot;&quot;;[es.A193])">
            <text:p/>
          </table:table-cell>
          <table:table-cell table:formula="of:=IF([en.B193]=&quot;&quot;;&quot;&quot;;[en.B193])">
            <text:p/>
          </table:table-cell>
        </table:table-row>
        <table:table-row table:style-name="ro1">
          <table:table-cell table:formula="of:=IF([es.A194]=&quot;&quot;;&quot;&quot;;[es.A194])">
            <text:p/>
          </table:table-cell>
          <table:table-cell table:formula="of:=IF([en.B194]=&quot;&quot;;&quot;&quot;;[en.B194])">
            <text:p/>
          </table:table-cell>
        </table:table-row>
        <table:table-row table:style-name="ro1">
          <table:table-cell table:formula="of:=IF([es.A195]=&quot;&quot;;&quot;&quot;;[es.A195])">
            <text:p/>
          </table:table-cell>
          <table:table-cell table:formula="of:=IF([en.B195]=&quot;&quot;;&quot;&quot;;[en.B195])">
            <text:p/>
          </table:table-cell>
        </table:table-row>
        <table:table-row table:style-name="ro1">
          <table:table-cell table:formula="of:=IF([es.A196]=&quot;&quot;;&quot;&quot;;[es.A196])">
            <text:p/>
          </table:table-cell>
          <table:table-cell table:formula="of:=IF([en.B196]=&quot;&quot;;&quot;&quot;;[en.B196])">
            <text:p/>
          </table:table-cell>
        </table:table-row>
        <table:table-row table:style-name="ro1">
          <table:table-cell table:formula="of:=IF([es.A197]=&quot;&quot;;&quot;&quot;;[es.A197])">
            <text:p/>
          </table:table-cell>
          <table:table-cell table:formula="of:=IF([en.B197]=&quot;&quot;;&quot;&quot;;[en.B197])">
            <text:p/>
          </table:table-cell>
        </table:table-row>
        <table:table-row table:style-name="ro1">
          <table:table-cell table:formula="of:=IF([es.A198]=&quot;&quot;;&quot;&quot;;[es.A198])">
            <text:p/>
          </table:table-cell>
          <table:table-cell table:formula="of:=IF([en.B198]=&quot;&quot;;&quot;&quot;;[en.B198])">
            <text:p/>
          </table:table-cell>
        </table:table-row>
        <table:table-row table:style-name="ro1">
          <table:table-cell table:formula="of:=IF([es.A199]=&quot;&quot;;&quot;&quot;;[es.A199])">
            <text:p/>
          </table:table-cell>
          <table:table-cell table:formula="of:=IF([en.B199]=&quot;&quot;;&quot;&quot;;[en.B199])">
            <text:p/>
          </table:table-cell>
        </table:table-row>
        <table:table-row table:style-name="ro1">
          <table:table-cell table:formula="of:=IF([es.A200]=&quot;&quot;;&quot;&quot;;[es.A200])">
            <text:p/>
          </table:table-cell>
          <table:table-cell table:formula="of:=IF([en.B200]=&quot;&quot;;&quot;&quot;;[en.B200])">
            <text:p/>
          </table:table-cell>
        </table:table-row>
        <table:table-row table:style-name="ro1">
          <table:table-cell table:formula="of:=IF([es.A201]=&quot;&quot;;&quot;&quot;;[es.A201])">
            <text:p/>
          </table:table-cell>
          <table:table-cell table:formula="of:=IF([en.B201]=&quot;&quot;;&quot;&quot;;[en.B201])">
            <text:p/>
          </table:table-cell>
        </table:table-row>
        <table:table-row table:style-name="ro1">
          <table:table-cell table:formula="of:=IF([es.A202]=&quot;&quot;;&quot;&quot;;[es.A202])">
            <text:p/>
          </table:table-cell>
          <table:table-cell table:formula="of:=IF([en.B202]=&quot;&quot;;&quot;&quot;;[en.B202])">
            <text:p/>
          </table:table-cell>
        </table:table-row>
        <table:table-row table:style-name="ro1">
          <table:table-cell table:formula="of:=IF([es.A203]=&quot;&quot;;&quot;&quot;;[es.A203])">
            <text:p/>
          </table:table-cell>
          <table:table-cell table:formula="of:=IF([en.B203]=&quot;&quot;;&quot;&quot;;[en.B203])">
            <text:p/>
          </table:table-cell>
        </table:table-row>
        <table:table-row table:style-name="ro1">
          <table:table-cell table:formula="of:=IF([es.A204]=&quot;&quot;;&quot;&quot;;[es.A204])">
            <text:p/>
          </table:table-cell>
          <table:table-cell table:formula="of:=IF([en.B204]=&quot;&quot;;&quot;&quot;;[en.B204])">
            <text:p/>
          </table:table-cell>
        </table:table-row>
        <table:table-row table:style-name="ro1">
          <table:table-cell table:formula="of:=IF([es.A205]=&quot;&quot;;&quot;&quot;;[es.A205])">
            <text:p/>
          </table:table-cell>
          <table:table-cell table:formula="of:=IF([en.B205]=&quot;&quot;;&quot;&quot;;[en.B205])">
            <text:p/>
          </table:table-cell>
        </table:table-row>
        <table:table-row table:style-name="ro1">
          <table:table-cell table:formula="of:=IF([es.A206]=&quot;&quot;;&quot;&quot;;[es.A206])">
            <text:p/>
          </table:table-cell>
          <table:table-cell table:formula="of:=IF([en.B206]=&quot;&quot;;&quot;&quot;;[en.B206])">
            <text:p/>
          </table:table-cell>
        </table:table-row>
        <table:table-row table:style-name="ro1">
          <table:table-cell table:formula="of:=IF([es.A207]=&quot;&quot;;&quot;&quot;;[es.A207])">
            <text:p/>
          </table:table-cell>
          <table:table-cell table:formula="of:=IF([en.B207]=&quot;&quot;;&quot;&quot;;[en.B207])">
            <text:p/>
          </table:table-cell>
        </table:table-row>
        <table:table-row table:style-name="ro1">
          <table:table-cell table:formula="of:=IF([es.A208]=&quot;&quot;;&quot;&quot;;[es.A208])">
            <text:p/>
          </table:table-cell>
          <table:table-cell table:formula="of:=IF([en.B208]=&quot;&quot;;&quot;&quot;;[en.B208])">
            <text:p/>
          </table:table-cell>
        </table:table-row>
        <table:table-row table:style-name="ro1">
          <table:table-cell table:formula="of:=IF([es.A209]=&quot;&quot;;&quot;&quot;;[es.A209])">
            <text:p/>
          </table:table-cell>
          <table:table-cell table:formula="of:=IF([en.B209]=&quot;&quot;;&quot;&quot;;[en.B209])">
            <text:p/>
          </table:table-cell>
        </table:table-row>
        <table:table-row table:style-name="ro1">
          <table:table-cell table:formula="of:=IF([es.A210]=&quot;&quot;;&quot;&quot;;[es.A210])">
            <text:p/>
          </table:table-cell>
          <table:table-cell table:formula="of:=IF([en.B210]=&quot;&quot;;&quot;&quot;;[en.B210])">
            <text:p/>
          </table:table-cell>
        </table:table-row>
        <table:table-row table:style-name="ro1">
          <table:table-cell table:formula="of:=IF([es.A211]=&quot;&quot;;&quot;&quot;;[es.A211])">
            <text:p/>
          </table:table-cell>
          <table:table-cell table:formula="of:=IF([en.B211]=&quot;&quot;;&quot;&quot;;[en.B211])">
            <text:p/>
          </table:table-cell>
        </table:table-row>
        <table:table-row table:style-name="ro1">
          <table:table-cell table:formula="of:=IF([es.A212]=&quot;&quot;;&quot;&quot;;[es.A212])">
            <text:p/>
          </table:table-cell>
          <table:table-cell table:formula="of:=IF([en.B212]=&quot;&quot;;&quot;&quot;;[en.B212])">
            <text:p/>
          </table:table-cell>
        </table:table-row>
        <table:table-row table:style-name="ro1">
          <table:table-cell table:formula="of:=IF([es.A213]=&quot;&quot;;&quot;&quot;;[es.A213])">
            <text:p/>
          </table:table-cell>
          <table:table-cell table:formula="of:=IF([en.B213]=&quot;&quot;;&quot;&quot;;[en.B213])">
            <text:p/>
          </table:table-cell>
        </table:table-row>
        <table:table-row table:style-name="ro1">
          <table:table-cell table:formula="of:=IF([es.A214]=&quot;&quot;;&quot;&quot;;[es.A214])">
            <text:p/>
          </table:table-cell>
          <table:table-cell table:formula="of:=IF([en.B214]=&quot;&quot;;&quot;&quot;;[en.B214])">
            <text:p/>
          </table:table-cell>
        </table:table-row>
        <table:table-row table:style-name="ro1">
          <table:table-cell table:formula="of:=IF([es.A215]=&quot;&quot;;&quot;&quot;;[es.A215])">
            <text:p/>
          </table:table-cell>
          <table:table-cell table:formula="of:=IF([en.B215]=&quot;&quot;;&quot;&quot;;[en.B215])">
            <text:p/>
          </table:table-cell>
        </table:table-row>
        <table:table-row table:style-name="ro1">
          <table:table-cell table:formula="of:=IF([es.A216]=&quot;&quot;;&quot;&quot;;[es.A216])">
            <text:p/>
          </table:table-cell>
          <table:table-cell table:formula="of:=IF([en.B216]=&quot;&quot;;&quot;&quot;;[en.B216])">
            <text:p/>
          </table:table-cell>
        </table:table-row>
        <table:table-row table:style-name="ro1">
          <table:table-cell table:formula="of:=IF([es.A217]=&quot;&quot;;&quot;&quot;;[es.A217])">
            <text:p/>
          </table:table-cell>
          <table:table-cell table:formula="of:=IF([en.B217]=&quot;&quot;;&quot;&quot;;[en.B217])">
            <text:p/>
          </table:table-cell>
        </table:table-row>
        <table:table-row table:style-name="ro1">
          <table:table-cell table:formula="of:=IF([es.A218]=&quot;&quot;;&quot;&quot;;[es.A218])">
            <text:p/>
          </table:table-cell>
          <table:table-cell table:formula="of:=IF([en.B218]=&quot;&quot;;&quot;&quot;;[en.B218])">
            <text:p/>
          </table:table-cell>
        </table:table-row>
        <table:table-row table:style-name="ro1">
          <table:table-cell table:formula="of:=IF([es.A219]=&quot;&quot;;&quot;&quot;;[es.A219])">
            <text:p/>
          </table:table-cell>
          <table:table-cell table:formula="of:=IF([en.B219]=&quot;&quot;;&quot;&quot;;[en.B219])">
            <text:p/>
          </table:table-cell>
        </table:table-row>
        <table:table-row table:style-name="ro1">
          <table:table-cell table:formula="of:=IF([es.A220]=&quot;&quot;;&quot;&quot;;[es.A220])">
            <text:p/>
          </table:table-cell>
          <table:table-cell table:formula="of:=IF([en.B220]=&quot;&quot;;&quot;&quot;;[en.B220])">
            <text:p/>
          </table:table-cell>
        </table:table-row>
        <table:table-row table:style-name="ro1">
          <table:table-cell table:formula="of:=IF([es.A221]=&quot;&quot;;&quot;&quot;;[es.A221])">
            <text:p/>
          </table:table-cell>
          <table:table-cell table:formula="of:=IF([en.B221]=&quot;&quot;;&quot;&quot;;[en.B221])">
            <text:p/>
          </table:table-cell>
        </table:table-row>
        <table:table-row table:style-name="ro1">
          <table:table-cell table:formula="of:=IF([es.A222]=&quot;&quot;;&quot;&quot;;[es.A222])">
            <text:p/>
          </table:table-cell>
          <table:table-cell table:formula="of:=IF([en.B222]=&quot;&quot;;&quot;&quot;;[en.B222])">
            <text:p/>
          </table:table-cell>
        </table:table-row>
        <table:table-row table:style-name="ro1">
          <table:table-cell table:formula="of:=IF([es.A223]=&quot;&quot;;&quot;&quot;;[es.A223])">
            <text:p/>
          </table:table-cell>
          <table:table-cell table:formula="of:=IF([en.B223]=&quot;&quot;;&quot;&quot;;[en.B223])">
            <text:p/>
          </table:table-cell>
        </table:table-row>
        <table:table-row table:style-name="ro1">
          <table:table-cell table:formula="of:=IF([es.A224]=&quot;&quot;;&quot;&quot;;[es.A224])">
            <text:p/>
          </table:table-cell>
          <table:table-cell table:formula="of:=IF([en.B224]=&quot;&quot;;&quot;&quot;;[en.B224])">
            <text:p/>
          </table:table-cell>
        </table:table-row>
        <table:table-row table:style-name="ro1">
          <table:table-cell table:formula="of:=IF([es.A225]=&quot;&quot;;&quot;&quot;;[es.A225])">
            <text:p/>
          </table:table-cell>
          <table:table-cell table:formula="of:=IF([en.B225]=&quot;&quot;;&quot;&quot;;[en.B225])">
            <text:p/>
          </table:table-cell>
        </table:table-row>
        <table:table-row table:style-name="ro1">
          <table:table-cell table:formula="of:=IF([es.A226]=&quot;&quot;;&quot;&quot;;[es.A226])">
            <text:p/>
          </table:table-cell>
          <table:table-cell table:formula="of:=IF([en.B226]=&quot;&quot;;&quot;&quot;;[en.B226])">
            <text:p/>
          </table:table-cell>
        </table:table-row>
        <table:table-row table:style-name="ro1">
          <table:table-cell table:formula="of:=IF([es.A227]=&quot;&quot;;&quot;&quot;;[es.A227])">
            <text:p/>
          </table:table-cell>
          <table:table-cell table:formula="of:=IF([en.B227]=&quot;&quot;;&quot;&quot;;[en.B227])">
            <text:p/>
          </table:table-cell>
        </table:table-row>
        <table:table-row table:style-name="ro1">
          <table:table-cell table:formula="of:=IF([es.A228]=&quot;&quot;;&quot;&quot;;[es.A228])">
            <text:p/>
          </table:table-cell>
          <table:table-cell table:formula="of:=IF([en.B228]=&quot;&quot;;&quot;&quot;;[en.B228])">
            <text:p/>
          </table:table-cell>
        </table:table-row>
        <table:table-row table:style-name="ro1">
          <table:table-cell table:formula="of:=IF([es.A229]=&quot;&quot;;&quot;&quot;;[es.A229])">
            <text:p/>
          </table:table-cell>
          <table:table-cell table:formula="of:=IF([en.B229]=&quot;&quot;;&quot;&quot;;[en.B229])">
            <text:p/>
          </table:table-cell>
        </table:table-row>
        <table:table-row table:style-name="ro1">
          <table:table-cell table:formula="of:=IF([es.A230]=&quot;&quot;;&quot;&quot;;[es.A230])">
            <text:p/>
          </table:table-cell>
          <table:table-cell table:formula="of:=IF([en.B230]=&quot;&quot;;&quot;&quot;;[en.B230])">
            <text:p/>
          </table:table-cell>
        </table:table-row>
        <table:table-row table:style-name="ro1">
          <table:table-cell table:formula="of:=IF([es.A231]=&quot;&quot;;&quot;&quot;;[es.A231])">
            <text:p/>
          </table:table-cell>
          <table:table-cell table:formula="of:=IF([en.B231]=&quot;&quot;;&quot;&quot;;[en.B231])">
            <text:p/>
          </table:table-cell>
        </table:table-row>
        <table:table-row table:style-name="ro1">
          <table:table-cell table:formula="of:=IF([es.A232]=&quot;&quot;;&quot;&quot;;[es.A232])">
            <text:p/>
          </table:table-cell>
          <table:table-cell table:formula="of:=IF([en.B232]=&quot;&quot;;&quot;&quot;;[en.B232])">
            <text:p/>
          </table:table-cell>
        </table:table-row>
        <table:table-row table:style-name="ro1">
          <table:table-cell table:formula="of:=IF([es.A233]=&quot;&quot;;&quot;&quot;;[es.A233])">
            <text:p/>
          </table:table-cell>
          <table:table-cell table:formula="of:=IF([en.B233]=&quot;&quot;;&quot;&quot;;[en.B233])">
            <text:p/>
          </table:table-cell>
        </table:table-row>
        <table:table-row table:style-name="ro1">
          <table:table-cell table:formula="of:=IF([es.A234]=&quot;&quot;;&quot;&quot;;[es.A234])">
            <text:p/>
          </table:table-cell>
          <table:table-cell table:formula="of:=IF([en.B234]=&quot;&quot;;&quot;&quot;;[en.B234])">
            <text:p/>
          </table:table-cell>
        </table:table-row>
        <table:table-row table:style-name="ro1">
          <table:table-cell table:formula="of:=IF([es.A235]=&quot;&quot;;&quot;&quot;;[es.A235])">
            <text:p/>
          </table:table-cell>
          <table:table-cell table:formula="of:=IF([en.B235]=&quot;&quot;;&quot;&quot;;[en.B235])">
            <text:p/>
          </table:table-cell>
        </table:table-row>
        <table:table-row table:style-name="ro1">
          <table:table-cell table:formula="of:=IF([es.A236]=&quot;&quot;;&quot;&quot;;[es.A236])">
            <text:p/>
          </table:table-cell>
          <table:table-cell table:formula="of:=IF([en.B236]=&quot;&quot;;&quot;&quot;;[en.B236])">
            <text:p/>
          </table:table-cell>
        </table:table-row>
        <table:table-row table:style-name="ro1">
          <table:table-cell table:formula="of:=IF([es.A237]=&quot;&quot;;&quot;&quot;;[es.A237])">
            <text:p/>
          </table:table-cell>
          <table:table-cell table:formula="of:=IF([en.B237]=&quot;&quot;;&quot;&quot;;[en.B237])">
            <text:p/>
          </table:table-cell>
        </table:table-row>
        <table:table-row table:style-name="ro1">
          <table:table-cell table:formula="of:=IF([es.A238]=&quot;&quot;;&quot;&quot;;[es.A238])">
            <text:p/>
          </table:table-cell>
          <table:table-cell table:formula="of:=IF([en.B238]=&quot;&quot;;&quot;&quot;;[en.B238])">
            <text:p/>
          </table:table-cell>
        </table:table-row>
        <table:table-row table:style-name="ro1">
          <table:table-cell table:formula="of:=IF([es.A239]=&quot;&quot;;&quot;&quot;;[es.A239])">
            <text:p/>
          </table:table-cell>
          <table:table-cell table:formula="of:=IF([en.B239]=&quot;&quot;;&quot;&quot;;[en.B239])">
            <text:p/>
          </table:table-cell>
        </table:table-row>
        <table:table-row table:style-name="ro1">
          <table:table-cell table:formula="of:=IF([es.A240]=&quot;&quot;;&quot;&quot;;[es.A240])">
            <text:p/>
          </table:table-cell>
          <table:table-cell table:formula="of:=IF([en.B240]=&quot;&quot;;&quot;&quot;;[en.B240])">
            <text:p/>
          </table:table-cell>
        </table:table-row>
        <table:table-row table:style-name="ro1">
          <table:table-cell table:formula="of:=IF([es.A241]=&quot;&quot;;&quot;&quot;;[es.A241])">
            <text:p/>
          </table:table-cell>
          <table:table-cell table:formula="of:=IF([en.B241]=&quot;&quot;;&quot;&quot;;[en.B241])">
            <text:p/>
          </table:table-cell>
        </table:table-row>
        <table:table-row table:style-name="ro1">
          <table:table-cell table:formula="of:=IF([es.A242]=&quot;&quot;;&quot;&quot;;[es.A242])">
            <text:p/>
          </table:table-cell>
          <table:table-cell table:formula="of:=IF([en.B242]=&quot;&quot;;&quot;&quot;;[en.B242])">
            <text:p/>
          </table:table-cell>
        </table:table-row>
        <table:table-row table:style-name="ro1">
          <table:table-cell table:formula="of:=IF([es.A243]=&quot;&quot;;&quot;&quot;;[es.A243])">
            <text:p/>
          </table:table-cell>
          <table:table-cell table:formula="of:=IF([en.B243]=&quot;&quot;;&quot;&quot;;[en.B243])">
            <text:p/>
          </table:table-cell>
        </table:table-row>
        <table:table-row table:style-name="ro1">
          <table:table-cell table:formula="of:=IF([es.A244]=&quot;&quot;;&quot;&quot;;[es.A244])">
            <text:p/>
          </table:table-cell>
          <table:table-cell table:formula="of:=IF([en.B244]=&quot;&quot;;&quot;&quot;;[en.B244])">
            <text:p/>
          </table:table-cell>
        </table:table-row>
        <table:table-row table:style-name="ro1">
          <table:table-cell table:formula="of:=IF([es.A245]=&quot;&quot;;&quot;&quot;;[es.A245])">
            <text:p/>
          </table:table-cell>
          <table:table-cell table:formula="of:=IF([en.B245]=&quot;&quot;;&quot;&quot;;[en.B245])">
            <text:p/>
          </table:table-cell>
        </table:table-row>
        <table:table-row table:style-name="ro1">
          <table:table-cell table:formula="of:=IF([es.A246]=&quot;&quot;;&quot;&quot;;[es.A246])">
            <text:p/>
          </table:table-cell>
          <table:table-cell table:formula="of:=IF([en.B246]=&quot;&quot;;&quot;&quot;;[en.B246])">
            <text:p/>
          </table:table-cell>
        </table:table-row>
        <table:table-row table:style-name="ro1">
          <table:table-cell table:formula="of:=IF([es.A247]=&quot;&quot;;&quot;&quot;;[es.A247])">
            <text:p/>
          </table:table-cell>
          <table:table-cell table:formula="of:=IF([en.B247]=&quot;&quot;;&quot;&quot;;[en.B247])">
            <text:p/>
          </table:table-cell>
        </table:table-row>
        <table:table-row table:style-name="ro1">
          <table:table-cell table:formula="of:=IF([es.A248]=&quot;&quot;;&quot;&quot;;[es.A248])">
            <text:p/>
          </table:table-cell>
          <table:table-cell table:formula="of:=IF([en.B248]=&quot;&quot;;&quot;&quot;;[en.B248])">
            <text:p/>
          </table:table-cell>
        </table:table-row>
        <table:table-row table:style-name="ro1">
          <table:table-cell table:formula="of:=IF([es.A249]=&quot;&quot;;&quot;&quot;;[es.A249])">
            <text:p/>
          </table:table-cell>
          <table:table-cell table:formula="of:=IF([en.B249]=&quot;&quot;;&quot;&quot;;[en.B249])">
            <text:p/>
          </table:table-cell>
        </table:table-row>
        <table:table-row table:style-name="ro1">
          <table:table-cell table:formula="of:=IF([es.A250]=&quot;&quot;;&quot;&quot;;[es.A250])">
            <text:p/>
          </table:table-cell>
          <table:table-cell table:formula="of:=IF([en.B250]=&quot;&quot;;&quot;&quot;;[en.B250])">
            <text:p/>
          </table:table-cell>
        </table:table-row>
        <table:table-row table:style-name="ro1">
          <table:table-cell table:formula="of:=IF([es.A251]=&quot;&quot;;&quot;&quot;;[es.A251])">
            <text:p/>
          </table:table-cell>
          <table:table-cell table:formula="of:=IF([en.B251]=&quot;&quot;;&quot;&quot;;[en.B251])">
            <text:p/>
          </table:table-cell>
        </table:table-row>
        <table:table-row table:style-name="ro1">
          <table:table-cell table:formula="of:=IF([es.A252]=&quot;&quot;;&quot;&quot;;[es.A252])">
            <text:p/>
          </table:table-cell>
          <table:table-cell table:formula="of:=IF([en.B252]=&quot;&quot;;&quot;&quot;;[en.B252])">
            <text:p/>
          </table:table-cell>
        </table:table-row>
        <table:table-row table:style-name="ro1">
          <table:table-cell table:formula="of:=IF([es.A253]=&quot;&quot;;&quot;&quot;;[es.A253])">
            <text:p/>
          </table:table-cell>
          <table:table-cell table:formula="of:=IF([en.B253]=&quot;&quot;;&quot;&quot;;[en.B253])">
            <text:p/>
          </table:table-cell>
        </table:table-row>
        <table:table-row table:style-name="ro1">
          <table:table-cell table:formula="of:=IF([es.A254]=&quot;&quot;;&quot;&quot;;[es.A254])">
            <text:p/>
          </table:table-cell>
          <table:table-cell table:formula="of:=IF([en.B254]=&quot;&quot;;&quot;&quot;;[en.B254])">
            <text:p/>
          </table:table-cell>
        </table:table-row>
        <table:table-row table:style-name="ro1">
          <table:table-cell table:formula="of:=IF([es.A255]=&quot;&quot;;&quot;&quot;;[es.A255])">
            <text:p/>
          </table:table-cell>
          <table:table-cell table:formula="of:=IF([en.B255]=&quot;&quot;;&quot;&quot;;[en.B255])">
            <text:p/>
          </table:table-cell>
        </table:table-row>
        <table:table-row table:style-name="ro1">
          <table:table-cell table:formula="of:=IF([es.A256]=&quot;&quot;;&quot;&quot;;[es.A256])">
            <text:p/>
          </table:table-cell>
          <table:table-cell table:formula="of:=IF([en.B256]=&quot;&quot;;&quot;&quot;;[en.B256])">
            <text:p/>
          </table:table-cell>
        </table:table-row>
        <table:table-row table:style-name="ro1">
          <table:table-cell table:formula="of:=IF([es.A257]=&quot;&quot;;&quot;&quot;;[es.A257])">
            <text:p/>
          </table:table-cell>
          <table:table-cell table:formula="of:=IF([en.B257]=&quot;&quot;;&quot;&quot;;[en.B257])">
            <text:p/>
          </table:table-cell>
        </table:table-row>
        <table:table-row table:style-name="ro1">
          <table:table-cell table:formula="of:=IF([es.A258]=&quot;&quot;;&quot;&quot;;[es.A258])">
            <text:p/>
          </table:table-cell>
          <table:table-cell table:formula="of:=IF([en.B258]=&quot;&quot;;&quot;&quot;;[en.B258])">
            <text:p/>
          </table:table-cell>
        </table:table-row>
        <table:table-row table:style-name="ro1">
          <table:table-cell table:formula="of:=IF([es.A259]=&quot;&quot;;&quot;&quot;;[es.A259])">
            <text:p/>
          </table:table-cell>
          <table:table-cell table:formula="of:=IF([en.B259]=&quot;&quot;;&quot;&quot;;[en.B259])">
            <text:p/>
          </table:table-cell>
        </table:table-row>
        <table:table-row table:style-name="ro1">
          <table:table-cell table:formula="of:=IF([es.A260]=&quot;&quot;;&quot;&quot;;[es.A260])">
            <text:p/>
          </table:table-cell>
          <table:table-cell table:formula="of:=IF([en.B260]=&quot;&quot;;&quot;&quot;;[en.B260])">
            <text:p/>
          </table:table-cell>
        </table:table-row>
        <table:table-row table:style-name="ro1">
          <table:table-cell table:formula="of:=IF([es.A261]=&quot;&quot;;&quot;&quot;;[es.A261])">
            <text:p/>
          </table:table-cell>
          <table:table-cell table:formula="of:=IF([en.B261]=&quot;&quot;;&quot;&quot;;[en.B261])">
            <text:p/>
          </table:table-cell>
        </table:table-row>
        <table:table-row table:style-name="ro1">
          <table:table-cell table:formula="of:=IF([es.A262]=&quot;&quot;;&quot;&quot;;[es.A262])">
            <text:p/>
          </table:table-cell>
          <table:table-cell table:formula="of:=IF([en.B262]=&quot;&quot;;&quot;&quot;;[en.B262])">
            <text:p/>
          </table:table-cell>
        </table:table-row>
        <table:table-row table:style-name="ro1">
          <table:table-cell table:formula="of:=IF([es.A263]=&quot;&quot;;&quot;&quot;;[es.A263])">
            <text:p/>
          </table:table-cell>
          <table:table-cell table:formula="of:=IF([en.B263]=&quot;&quot;;&quot;&quot;;[en.B263])">
            <text:p/>
          </table:table-cell>
        </table:table-row>
        <table:table-row table:style-name="ro1">
          <table:table-cell table:formula="of:=IF([es.A264]=&quot;&quot;;&quot;&quot;;[es.A264])">
            <text:p/>
          </table:table-cell>
          <table:table-cell table:formula="of:=IF([en.B264]=&quot;&quot;;&quot;&quot;;[en.B264])">
            <text:p/>
          </table:table-cell>
        </table:table-row>
        <table:table-row table:style-name="ro1">
          <table:table-cell table:formula="of:=IF([es.A265]=&quot;&quot;;&quot;&quot;;[es.A265])">
            <text:p/>
          </table:table-cell>
          <table:table-cell table:formula="of:=IF([en.B265]=&quot;&quot;;&quot;&quot;;[en.B265])">
            <text:p/>
          </table:table-cell>
        </table:table-row>
        <table:table-row table:style-name="ro1">
          <table:table-cell table:formula="of:=IF([es.A266]=&quot;&quot;;&quot;&quot;;[es.A266])">
            <text:p/>
          </table:table-cell>
          <table:table-cell table:formula="of:=IF([en.B266]=&quot;&quot;;&quot;&quot;;[en.B266])">
            <text:p/>
          </table:table-cell>
        </table:table-row>
        <table:table-row table:style-name="ro1">
          <table:table-cell table:formula="of:=IF([es.A267]=&quot;&quot;;&quot;&quot;;[es.A267])">
            <text:p/>
          </table:table-cell>
          <table:table-cell table:formula="of:=IF([en.B267]=&quot;&quot;;&quot;&quot;;[en.B267])">
            <text:p/>
          </table:table-cell>
        </table:table-row>
        <table:table-row table:style-name="ro1">
          <table:table-cell table:formula="of:=IF([es.A268]=&quot;&quot;;&quot;&quot;;[es.A268])">
            <text:p/>
          </table:table-cell>
          <table:table-cell table:formula="of:=IF([en.B268]=&quot;&quot;;&quot;&quot;;[en.B268])">
            <text:p/>
          </table:table-cell>
        </table:table-row>
        <table:table-row table:style-name="ro1">
          <table:table-cell table:formula="of:=IF([es.A269]=&quot;&quot;;&quot;&quot;;[es.A269])">
            <text:p/>
          </table:table-cell>
          <table:table-cell table:formula="of:=IF([en.B269]=&quot;&quot;;&quot;&quot;;[en.B269])">
            <text:p/>
          </table:table-cell>
        </table:table-row>
        <table:table-row table:style-name="ro1">
          <table:table-cell table:formula="of:=IF([es.A270]=&quot;&quot;;&quot;&quot;;[es.A270])">
            <text:p/>
          </table:table-cell>
          <table:table-cell table:formula="of:=IF([en.B270]=&quot;&quot;;&quot;&quot;;[en.B270])">
            <text:p/>
          </table:table-cell>
        </table:table-row>
        <table:table-row table:style-name="ro1">
          <table:table-cell table:formula="of:=IF([es.A271]=&quot;&quot;;&quot;&quot;;[es.A271])">
            <text:p/>
          </table:table-cell>
          <table:table-cell table:formula="of:=IF([en.B271]=&quot;&quot;;&quot;&quot;;[en.B271])">
            <text:p/>
          </table:table-cell>
        </table:table-row>
        <table:table-row table:style-name="ro1">
          <table:table-cell table:formula="of:=IF([es.A272]=&quot;&quot;;&quot;&quot;;[es.A272])">
            <text:p/>
          </table:table-cell>
          <table:table-cell table:formula="of:=IF([en.B272]=&quot;&quot;;&quot;&quot;;[en.B272])">
            <text:p/>
          </table:table-cell>
        </table:table-row>
        <table:table-row table:style-name="ro1">
          <table:table-cell table:formula="of:=IF([es.A273]=&quot;&quot;;&quot;&quot;;[es.A273])">
            <text:p/>
          </table:table-cell>
          <table:table-cell table:formula="of:=IF([en.B273]=&quot;&quot;;&quot;&quot;;[en.B273])">
            <text:p/>
          </table:table-cell>
        </table:table-row>
        <table:table-row table:style-name="ro1">
          <table:table-cell table:formula="of:=IF([es.A274]=&quot;&quot;;&quot;&quot;;[es.A274])">
            <text:p/>
          </table:table-cell>
          <table:table-cell table:formula="of:=IF([en.B274]=&quot;&quot;;&quot;&quot;;[en.B274])">
            <text:p/>
          </table:table-cell>
        </table:table-row>
        <table:table-row table:style-name="ro1">
          <table:table-cell table:formula="of:=IF([es.A275]=&quot;&quot;;&quot;&quot;;[es.A275])">
            <text:p/>
          </table:table-cell>
          <table:table-cell table:formula="of:=IF([en.B275]=&quot;&quot;;&quot;&quot;;[en.B275])">
            <text:p/>
          </table:table-cell>
        </table:table-row>
        <table:table-row table:style-name="ro1">
          <table:table-cell table:formula="of:=IF([es.A276]=&quot;&quot;;&quot;&quot;;[es.A276])">
            <text:p/>
          </table:table-cell>
          <table:table-cell table:formula="of:=IF([en.B276]=&quot;&quot;;&quot;&quot;;[en.B276])">
            <text:p/>
          </table:table-cell>
        </table:table-row>
        <table:table-row table:style-name="ro1">
          <table:table-cell table:formula="of:=IF([es.A277]=&quot;&quot;;&quot;&quot;;[es.A277])">
            <text:p/>
          </table:table-cell>
          <table:table-cell table:formula="of:=IF([en.B277]=&quot;&quot;;&quot;&quot;;[en.B277])">
            <text:p/>
          </table:table-cell>
        </table:table-row>
        <table:table-row table:style-name="ro1">
          <table:table-cell table:formula="of:=IF([es.A278]=&quot;&quot;;&quot;&quot;;[es.A278])">
            <text:p/>
          </table:table-cell>
          <table:table-cell table:formula="of:=IF([en.B278]=&quot;&quot;;&quot;&quot;;[en.B278])">
            <text:p/>
          </table:table-cell>
        </table:table-row>
        <table:table-row table:style-name="ro1">
          <table:table-cell table:formula="of:=IF([es.A279]=&quot;&quot;;&quot;&quot;;[es.A279])">
            <text:p/>
          </table:table-cell>
          <table:table-cell table:formula="of:=IF([en.B279]=&quot;&quot;;&quot;&quot;;[en.B279])">
            <text:p/>
          </table:table-cell>
        </table:table-row>
        <table:table-row table:style-name="ro1">
          <table:table-cell table:formula="of:=IF([es.A280]=&quot;&quot;;&quot;&quot;;[es.A280])">
            <text:p/>
          </table:table-cell>
          <table:table-cell table:formula="of:=IF([en.B280]=&quot;&quot;;&quot;&quot;;[en.B280])">
            <text:p/>
          </table:table-cell>
        </table:table-row>
        <table:table-row table:style-name="ro1">
          <table:table-cell table:formula="of:=IF([es.A281]=&quot;&quot;;&quot;&quot;;[es.A281])">
            <text:p/>
          </table:table-cell>
          <table:table-cell table:formula="of:=IF([en.B281]=&quot;&quot;;&quot;&quot;;[en.B281])">
            <text:p/>
          </table:table-cell>
        </table:table-row>
        <table:table-row table:style-name="ro1">
          <table:table-cell table:formula="of:=IF([es.A282]=&quot;&quot;;&quot;&quot;;[es.A282])">
            <text:p/>
          </table:table-cell>
          <table:table-cell table:formula="of:=IF([en.B282]=&quot;&quot;;&quot;&quot;;[en.B282])">
            <text:p/>
          </table:table-cell>
        </table:table-row>
        <table:table-row table:style-name="ro1">
          <table:table-cell table:formula="of:=IF([es.A283]=&quot;&quot;;&quot;&quot;;[es.A283])">
            <text:p/>
          </table:table-cell>
          <table:table-cell table:formula="of:=IF([en.B283]=&quot;&quot;;&quot;&quot;;[en.B283])">
            <text:p/>
          </table:table-cell>
        </table:table-row>
        <table:table-row table:style-name="ro1">
          <table:table-cell table:formula="of:=IF([es.A284]=&quot;&quot;;&quot;&quot;;[es.A284])">
            <text:p/>
          </table:table-cell>
          <table:table-cell table:formula="of:=IF([en.B284]=&quot;&quot;;&quot;&quot;;[en.B284])">
            <text:p/>
          </table:table-cell>
        </table:table-row>
        <table:table-row table:style-name="ro1">
          <table:table-cell table:formula="of:=IF([es.A285]=&quot;&quot;;&quot;&quot;;[es.A285])">
            <text:p/>
          </table:table-cell>
          <table:table-cell table:formula="of:=IF([en.B285]=&quot;&quot;;&quot;&quot;;[en.B285])">
            <text:p/>
          </table:table-cell>
        </table:table-row>
        <table:table-row table:style-name="ro1">
          <table:table-cell table:formula="of:=IF([es.A286]=&quot;&quot;;&quot;&quot;;[es.A286])">
            <text:p/>
          </table:table-cell>
          <table:table-cell table:formula="of:=IF([en.B286]=&quot;&quot;;&quot;&quot;;[en.B286])">
            <text:p/>
          </table:table-cell>
        </table:table-row>
        <table:table-row table:style-name="ro1">
          <table:table-cell table:formula="of:=IF([es.A287]=&quot;&quot;;&quot;&quot;;[es.A287])">
            <text:p/>
          </table:table-cell>
          <table:table-cell table:formula="of:=IF([en.B287]=&quot;&quot;;&quot;&quot;;[en.B287])">
            <text:p/>
          </table:table-cell>
        </table:table-row>
        <table:table-row table:style-name="ro1">
          <table:table-cell table:formula="of:=IF([es.A288]=&quot;&quot;;&quot;&quot;;[es.A288])">
            <text:p/>
          </table:table-cell>
          <table:table-cell table:formula="of:=IF([en.B288]=&quot;&quot;;&quot;&quot;;[en.B288])">
            <text:p/>
          </table:table-cell>
        </table:table-row>
        <table:table-row table:style-name="ro1">
          <table:table-cell table:formula="of:=IF([es.A289]=&quot;&quot;;&quot;&quot;;[es.A289])">
            <text:p/>
          </table:table-cell>
          <table:table-cell table:formula="of:=IF([en.B289]=&quot;&quot;;&quot;&quot;;[en.B289])">
            <text:p/>
          </table:table-cell>
        </table:table-row>
        <table:table-row table:style-name="ro1">
          <table:table-cell table:formula="of:=IF([es.A290]=&quot;&quot;;&quot;&quot;;[es.A290])">
            <text:p/>
          </table:table-cell>
          <table:table-cell table:formula="of:=IF([en.B290]=&quot;&quot;;&quot;&quot;;[en.B290])">
            <text:p/>
          </table:table-cell>
        </table:table-row>
        <table:table-row table:style-name="ro1">
          <table:table-cell table:formula="of:=IF([es.A291]=&quot;&quot;;&quot;&quot;;[es.A291])">
            <text:p/>
          </table:table-cell>
          <table:table-cell table:formula="of:=IF([en.B291]=&quot;&quot;;&quot;&quot;;[en.B291])">
            <text:p/>
          </table:table-cell>
        </table:table-row>
        <table:table-row table:style-name="ro1">
          <table:table-cell table:formula="of:=IF([es.A292]=&quot;&quot;;&quot;&quot;;[es.A292])">
            <text:p/>
          </table:table-cell>
          <table:table-cell table:formula="of:=IF([en.B292]=&quot;&quot;;&quot;&quot;;[en.B292])">
            <text:p/>
          </table:table-cell>
        </table:table-row>
        <table:table-row table:style-name="ro1">
          <table:table-cell table:formula="of:=IF([es.A293]=&quot;&quot;;&quot;&quot;;[es.A293])">
            <text:p/>
          </table:table-cell>
          <table:table-cell table:formula="of:=IF([en.B293]=&quot;&quot;;&quot;&quot;;[en.B293])">
            <text:p/>
          </table:table-cell>
        </table:table-row>
        <table:table-row table:style-name="ro1">
          <table:table-cell table:formula="of:=IF([es.A294]=&quot;&quot;;&quot;&quot;;[es.A294])">
            <text:p/>
          </table:table-cell>
          <table:table-cell table:formula="of:=IF([en.B294]=&quot;&quot;;&quot;&quot;;[en.B294])">
            <text:p/>
          </table:table-cell>
        </table:table-row>
        <table:table-row table:style-name="ro1">
          <table:table-cell table:formula="of:=IF([es.A295]=&quot;&quot;;&quot;&quot;;[es.A295])">
            <text:p/>
          </table:table-cell>
          <table:table-cell table:formula="of:=IF([en.B295]=&quot;&quot;;&quot;&quot;;[en.B295])">
            <text:p/>
          </table:table-cell>
        </table:table-row>
        <table:table-row table:style-name="ro1">
          <table:table-cell table:formula="of:=IF([es.A296]=&quot;&quot;;&quot;&quot;;[es.A296])">
            <text:p/>
          </table:table-cell>
          <table:table-cell table:formula="of:=IF([en.B296]=&quot;&quot;;&quot;&quot;;[en.B296])">
            <text:p/>
          </table:table-cell>
        </table:table-row>
        <table:table-row table:style-name="ro1">
          <table:table-cell table:formula="of:=IF([es.A297]=&quot;&quot;;&quot;&quot;;[es.A297])">
            <text:p/>
          </table:table-cell>
          <table:table-cell table:formula="of:=IF([en.B297]=&quot;&quot;;&quot;&quot;;[en.B297])">
            <text:p/>
          </table:table-cell>
        </table:table-row>
        <table:table-row table:style-name="ro1">
          <table:table-cell table:formula="of:=IF([es.A298]=&quot;&quot;;&quot;&quot;;[es.A298])">
            <text:p/>
          </table:table-cell>
          <table:table-cell table:formula="of:=IF([en.B298]=&quot;&quot;;&quot;&quot;;[en.B298])">
            <text:p/>
          </table:table-cell>
        </table:table-row>
        <table:table-row table:style-name="ro1">
          <table:table-cell table:formula="of:=IF([es.A299]=&quot;&quot;;&quot;&quot;;[es.A299])">
            <text:p/>
          </table:table-cell>
          <table:table-cell table:formula="of:=IF([en.B299]=&quot;&quot;;&quot;&quot;;[en.B299])">
            <text:p/>
          </table:table-cell>
        </table:table-row>
        <table:table-row table:style-name="ro1">
          <table:table-cell table:formula="of:=IF([es.A300]=&quot;&quot;;&quot;&quot;;[es.A300])">
            <text:p/>
          </table:table-cell>
          <table:table-cell table:formula="of:=IF([en.B300]=&quot;&quot;;&quot;&quot;;[en.B300])">
            <text:p/>
          </table:table-cell>
        </table:table-row>
        <table:table-row table:style-name="ro1">
          <table:table-cell table:formula="of:=IF([es.A301]=&quot;&quot;;&quot;&quot;;[es.A301])">
            <text:p/>
          </table:table-cell>
          <table:table-cell table:formula="of:=IF([en.B301]=&quot;&quot;;&quot;&quot;;[en.B301])">
            <text:p/>
          </table:table-cell>
        </table:table-row>
        <table:table-row table:style-name="ro1">
          <table:table-cell table:formula="of:=IF([es.A302]=&quot;&quot;;&quot;&quot;;[es.A302])">
            <text:p/>
          </table:table-cell>
          <table:table-cell table:formula="of:=IF([en.B302]=&quot;&quot;;&quot;&quot;;[en.B302])">
            <text:p/>
          </table:table-cell>
        </table:table-row>
        <table:table-row table:style-name="ro1">
          <table:table-cell table:formula="of:=IF([es.A303]=&quot;&quot;;&quot;&quot;;[es.A303])">
            <text:p/>
          </table:table-cell>
          <table:table-cell table:formula="of:=IF([en.B303]=&quot;&quot;;&quot;&quot;;[en.B303])">
            <text:p/>
          </table:table-cell>
        </table:table-row>
        <table:table-row table:style-name="ro1">
          <table:table-cell table:formula="of:=IF([es.A304]=&quot;&quot;;&quot;&quot;;[es.A304])">
            <text:p/>
          </table:table-cell>
          <table:table-cell table:formula="of:=IF([en.B304]=&quot;&quot;;&quot;&quot;;[en.B304])">
            <text:p/>
          </table:table-cell>
        </table:table-row>
        <table:table-row table:style-name="ro1">
          <table:table-cell table:formula="of:=IF([es.A305]=&quot;&quot;;&quot;&quot;;[es.A305])">
            <text:p/>
          </table:table-cell>
          <table:table-cell table:formula="of:=IF([en.B305]=&quot;&quot;;&quot;&quot;;[en.B305])">
            <text:p/>
          </table:table-cell>
        </table:table-row>
        <table:table-row table:style-name="ro1">
          <table:table-cell table:formula="of:=IF([es.A306]=&quot;&quot;;&quot;&quot;;[es.A306])">
            <text:p/>
          </table:table-cell>
          <table:table-cell table:formula="of:=IF([en.B306]=&quot;&quot;;&quot;&quot;;[en.B306])">
            <text:p/>
          </table:table-cell>
        </table:table-row>
        <table:table-row table:style-name="ro1">
          <table:table-cell table:formula="of:=IF([es.A307]=&quot;&quot;;&quot;&quot;;[es.A307])">
            <text:p/>
          </table:table-cell>
          <table:table-cell table:formula="of:=IF([en.B307]=&quot;&quot;;&quot;&quot;;[en.B307])">
            <text:p/>
          </table:table-cell>
        </table:table-row>
        <table:table-row table:style-name="ro1">
          <table:table-cell table:formula="of:=IF([es.A308]=&quot;&quot;;&quot;&quot;;[es.A308])">
            <text:p/>
          </table:table-cell>
          <table:table-cell table:formula="of:=IF([en.B308]=&quot;&quot;;&quot;&quot;;[en.B308])">
            <text:p/>
          </table:table-cell>
        </table:table-row>
        <table:table-row table:style-name="ro1">
          <table:table-cell table:formula="of:=IF([es.A309]=&quot;&quot;;&quot;&quot;;[es.A309])">
            <text:p/>
          </table:table-cell>
          <table:table-cell table:formula="of:=IF([en.B309]=&quot;&quot;;&quot;&quot;;[en.B309])">
            <text:p/>
          </table:table-cell>
        </table:table-row>
        <table:table-row table:style-name="ro1">
          <table:table-cell table:formula="of:=IF([es.A310]=&quot;&quot;;&quot;&quot;;[es.A310])">
            <text:p/>
          </table:table-cell>
          <table:table-cell table:formula="of:=IF([en.B310]=&quot;&quot;;&quot;&quot;;[en.B310])">
            <text:p/>
          </table:table-cell>
        </table:table-row>
        <table:table-row table:style-name="ro1">
          <table:table-cell table:formula="of:=IF([es.A311]=&quot;&quot;;&quot;&quot;;[es.A311])">
            <text:p/>
          </table:table-cell>
          <table:table-cell table:formula="of:=IF([en.B311]=&quot;&quot;;&quot;&quot;;[en.B311])">
            <text:p/>
          </table:table-cell>
        </table:table-row>
        <table:table-row table:style-name="ro1">
          <table:table-cell table:formula="of:=IF([es.A312]=&quot;&quot;;&quot;&quot;;[es.A312])">
            <text:p/>
          </table:table-cell>
          <table:table-cell table:formula="of:=IF([en.B312]=&quot;&quot;;&quot;&quot;;[en.B312])">
            <text:p/>
          </table:table-cell>
        </table:table-row>
        <table:table-row table:style-name="ro1">
          <table:table-cell table:formula="of:=IF([es.A313]=&quot;&quot;;&quot;&quot;;[es.A313])">
            <text:p/>
          </table:table-cell>
          <table:table-cell table:formula="of:=IF([en.B313]=&quot;&quot;;&quot;&quot;;[en.B313])">
            <text:p/>
          </table:table-cell>
        </table:table-row>
        <table:table-row table:style-name="ro1">
          <table:table-cell table:formula="of:=IF([es.A314]=&quot;&quot;;&quot;&quot;;[es.A314])">
            <text:p/>
          </table:table-cell>
          <table:table-cell table:formula="of:=IF([en.B314]=&quot;&quot;;&quot;&quot;;[en.B314])">
            <text:p/>
          </table:table-cell>
        </table:table-row>
        <table:table-row table:style-name="ro1">
          <table:table-cell table:formula="of:=IF([es.A315]=&quot;&quot;;&quot;&quot;;[es.A315])">
            <text:p/>
          </table:table-cell>
          <table:table-cell table:formula="of:=IF([en.B315]=&quot;&quot;;&quot;&quot;;[en.B315])">
            <text:p/>
          </table:table-cell>
        </table:table-row>
        <table:table-row table:style-name="ro1">
          <table:table-cell table:formula="of:=IF([es.A316]=&quot;&quot;;&quot;&quot;;[es.A316])">
            <text:p/>
          </table:table-cell>
          <table:table-cell table:formula="of:=IF([en.B316]=&quot;&quot;;&quot;&quot;;[en.B316])">
            <text:p/>
          </table:table-cell>
        </table:table-row>
        <table:table-row table:style-name="ro1">
          <table:table-cell table:formula="of:=IF([es.A317]=&quot;&quot;;&quot;&quot;;[es.A317])">
            <text:p/>
          </table:table-cell>
          <table:table-cell table:formula="of:=IF([en.B317]=&quot;&quot;;&quot;&quot;;[en.B317])">
            <text:p/>
          </table:table-cell>
        </table:table-row>
        <table:table-row table:style-name="ro1">
          <table:table-cell table:formula="of:=IF([es.A318]=&quot;&quot;;&quot;&quot;;[es.A318])">
            <text:p/>
          </table:table-cell>
          <table:table-cell table:formula="of:=IF([en.B318]=&quot;&quot;;&quot;&quot;;[en.B318])">
            <text:p/>
          </table:table-cell>
        </table:table-row>
        <table:table-row table:style-name="ro1">
          <table:table-cell table:formula="of:=IF([es.A319]=&quot;&quot;;&quot;&quot;;[es.A319])">
            <text:p/>
          </table:table-cell>
          <table:table-cell table:formula="of:=IF([en.B319]=&quot;&quot;;&quot;&quot;;[en.B319])">
            <text:p/>
          </table:table-cell>
        </table:table-row>
        <table:table-row table:style-name="ro1">
          <table:table-cell table:formula="of:=IF([es.A320]=&quot;&quot;;&quot;&quot;;[es.A320])">
            <text:p/>
          </table:table-cell>
          <table:table-cell table:formula="of:=IF([en.B320]=&quot;&quot;;&quot;&quot;;[en.B320])">
            <text:p/>
          </table:table-cell>
        </table:table-row>
        <table:table-row table:style-name="ro1">
          <table:table-cell table:formula="of:=IF([es.A321]=&quot;&quot;;&quot;&quot;;[es.A321])">
            <text:p/>
          </table:table-cell>
          <table:table-cell table:formula="of:=IF([en.B321]=&quot;&quot;;&quot;&quot;;[en.B321])">
            <text:p/>
          </table:table-cell>
        </table:table-row>
        <table:table-row table:style-name="ro1">
          <table:table-cell table:formula="of:=IF([es.A322]=&quot;&quot;;&quot;&quot;;[es.A322])">
            <text:p/>
          </table:table-cell>
          <table:table-cell table:formula="of:=IF([en.B322]=&quot;&quot;;&quot;&quot;;[en.B322])">
            <text:p/>
          </table:table-cell>
        </table:table-row>
        <table:table-row table:style-name="ro1">
          <table:table-cell table:formula="of:=IF([es.A323]=&quot;&quot;;&quot;&quot;;[es.A323])">
            <text:p/>
          </table:table-cell>
          <table:table-cell table:formula="of:=IF([en.B323]=&quot;&quot;;&quot;&quot;;[en.B323])">
            <text:p/>
          </table:table-cell>
        </table:table-row>
        <table:table-row table:style-name="ro1">
          <table:table-cell table:formula="of:=IF([es.A324]=&quot;&quot;;&quot;&quot;;[es.A324])">
            <text:p/>
          </table:table-cell>
          <table:table-cell table:formula="of:=IF([en.B324]=&quot;&quot;;&quot;&quot;;[en.B324])">
            <text:p/>
          </table:table-cell>
        </table:table-row>
        <table:table-row table:style-name="ro1">
          <table:table-cell table:formula="of:=IF([es.A325]=&quot;&quot;;&quot;&quot;;[es.A325])">
            <text:p/>
          </table:table-cell>
          <table:table-cell table:formula="of:=IF([en.B325]=&quot;&quot;;&quot;&quot;;[en.B325])">
            <text:p/>
          </table:table-cell>
        </table:table-row>
        <table:table-row table:style-name="ro1">
          <table:table-cell table:formula="of:=IF([es.A326]=&quot;&quot;;&quot;&quot;;[es.A326])">
            <text:p/>
          </table:table-cell>
          <table:table-cell table:formula="of:=IF([en.B326]=&quot;&quot;;&quot;&quot;;[en.B326])">
            <text:p/>
          </table:table-cell>
        </table:table-row>
        <table:table-row table:style-name="ro1">
          <table:table-cell table:formula="of:=IF([es.A327]=&quot;&quot;;&quot;&quot;;[es.A327])">
            <text:p/>
          </table:table-cell>
          <table:table-cell table:formula="of:=IF([en.B327]=&quot;&quot;;&quot;&quot;;[en.B327])">
            <text:p/>
          </table:table-cell>
        </table:table-row>
        <table:table-row table:style-name="ro1">
          <table:table-cell table:formula="of:=IF([es.A328]=&quot;&quot;;&quot;&quot;;[es.A328])">
            <text:p/>
          </table:table-cell>
          <table:table-cell table:formula="of:=IF([en.B328]=&quot;&quot;;&quot;&quot;;[en.B328])">
            <text:p/>
          </table:table-cell>
        </table:table-row>
        <table:table-row table:style-name="ro1">
          <table:table-cell table:formula="of:=IF([es.A329]=&quot;&quot;;&quot;&quot;;[es.A329])">
            <text:p/>
          </table:table-cell>
          <table:table-cell table:formula="of:=IF([en.B329]=&quot;&quot;;&quot;&quot;;[en.B329])">
            <text:p/>
          </table:table-cell>
        </table:table-row>
        <table:table-row table:style-name="ro1">
          <table:table-cell table:formula="of:=IF([es.A330]=&quot;&quot;;&quot;&quot;;[es.A330])">
            <text:p/>
          </table:table-cell>
          <table:table-cell table:formula="of:=IF([en.B330]=&quot;&quot;;&quot;&quot;;[en.B330])">
            <text:p/>
          </table:table-cell>
        </table:table-row>
        <table:table-row table:style-name="ro1">
          <table:table-cell table:formula="of:=IF([es.A331]=&quot;&quot;;&quot;&quot;;[es.A331])">
            <text:p/>
          </table:table-cell>
          <table:table-cell table:formula="of:=IF([en.B331]=&quot;&quot;;&quot;&quot;;[en.B331])">
            <text:p/>
          </table:table-cell>
        </table:table-row>
        <table:table-row table:style-name="ro1">
          <table:table-cell table:formula="of:=IF([es.A332]=&quot;&quot;;&quot;&quot;;[es.A332])">
            <text:p/>
          </table:table-cell>
          <table:table-cell table:formula="of:=IF([en.B332]=&quot;&quot;;&quot;&quot;;[en.B332])">
            <text:p/>
          </table:table-cell>
        </table:table-row>
        <table:table-row table:style-name="ro1">
          <table:table-cell table:formula="of:=IF([es.A333]=&quot;&quot;;&quot;&quot;;[es.A333])">
            <text:p/>
          </table:table-cell>
          <table:table-cell table:formula="of:=IF([en.B333]=&quot;&quot;;&quot;&quot;;[en.B333])">
            <text:p/>
          </table:table-cell>
        </table:table-row>
        <table:table-row table:style-name="ro1">
          <table:table-cell table:formula="of:=IF([es.A334]=&quot;&quot;;&quot;&quot;;[es.A334])">
            <text:p/>
          </table:table-cell>
          <table:table-cell table:formula="of:=IF([en.B334]=&quot;&quot;;&quot;&quot;;[en.B334])">
            <text:p/>
          </table:table-cell>
        </table:table-row>
        <table:table-row table:style-name="ro1">
          <table:table-cell table:formula="of:=IF([es.A335]=&quot;&quot;;&quot;&quot;;[es.A335])">
            <text:p/>
          </table:table-cell>
          <table:table-cell table:formula="of:=IF([en.B335]=&quot;&quot;;&quot;&quot;;[en.B335])">
            <text:p/>
          </table:table-cell>
        </table:table-row>
        <table:table-row table:style-name="ro1">
          <table:table-cell table:formula="of:=IF([es.A336]=&quot;&quot;;&quot;&quot;;[es.A336])">
            <text:p/>
          </table:table-cell>
          <table:table-cell table:formula="of:=IF([en.B336]=&quot;&quot;;&quot;&quot;;[en.B336])">
            <text:p/>
          </table:table-cell>
        </table:table-row>
        <table:table-row table:style-name="ro1">
          <table:table-cell table:formula="of:=IF([es.A337]=&quot;&quot;;&quot;&quot;;[es.A337])">
            <text:p/>
          </table:table-cell>
          <table:table-cell table:formula="of:=IF([en.B337]=&quot;&quot;;&quot;&quot;;[en.B337])">
            <text:p/>
          </table:table-cell>
        </table:table-row>
        <table:table-row table:style-name="ro1">
          <table:table-cell table:formula="of:=IF([es.A338]=&quot;&quot;;&quot;&quot;;[es.A338])">
            <text:p/>
          </table:table-cell>
          <table:table-cell table:formula="of:=IF([en.B338]=&quot;&quot;;&quot;&quot;;[en.B338])">
            <text:p/>
          </table:table-cell>
        </table:table-row>
        <table:table-row table:style-name="ro1">
          <table:table-cell table:formula="of:=IF([es.A339]=&quot;&quot;;&quot;&quot;;[es.A339])">
            <text:p/>
          </table:table-cell>
          <table:table-cell table:formula="of:=IF([en.B339]=&quot;&quot;;&quot;&quot;;[en.B339])">
            <text:p/>
          </table:table-cell>
        </table:table-row>
        <table:table-row table:style-name="ro1">
          <table:table-cell table:formula="of:=IF([es.A340]=&quot;&quot;;&quot;&quot;;[es.A340])">
            <text:p/>
          </table:table-cell>
          <table:table-cell table:formula="of:=IF([en.B340]=&quot;&quot;;&quot;&quot;;[en.B340])">
            <text:p/>
          </table:table-cell>
        </table:table-row>
        <table:table-row table:style-name="ro1">
          <table:table-cell table:formula="of:=IF([es.A341]=&quot;&quot;;&quot;&quot;;[es.A341])">
            <text:p/>
          </table:table-cell>
          <table:table-cell table:formula="of:=IF([en.B341]=&quot;&quot;;&quot;&quot;;[en.B341])">
            <text:p/>
          </table:table-cell>
        </table:table-row>
        <table:table-row table:style-name="ro1">
          <table:table-cell table:formula="of:=IF([es.A342]=&quot;&quot;;&quot;&quot;;[es.A342])">
            <text:p/>
          </table:table-cell>
          <table:table-cell table:formula="of:=IF([en.B342]=&quot;&quot;;&quot;&quot;;[en.B342])">
            <text:p/>
          </table:table-cell>
        </table:table-row>
        <table:table-row table:style-name="ro1">
          <table:table-cell table:formula="of:=IF([es.A343]=&quot;&quot;;&quot;&quot;;[es.A343])">
            <text:p/>
          </table:table-cell>
          <table:table-cell table:formula="of:=IF([en.B343]=&quot;&quot;;&quot;&quot;;[en.B343])">
            <text:p/>
          </table:table-cell>
        </table:table-row>
        <table:table-row table:style-name="ro1">
          <table:table-cell table:formula="of:=IF([es.A344]=&quot;&quot;;&quot;&quot;;[es.A344])">
            <text:p/>
          </table:table-cell>
          <table:table-cell table:formula="of:=IF([en.B344]=&quot;&quot;;&quot;&quot;;[en.B344])">
            <text:p/>
          </table:table-cell>
        </table:table-row>
        <table:table-row table:style-name="ro1">
          <table:table-cell table:formula="of:=IF([es.A345]=&quot;&quot;;&quot;&quot;;[es.A345])">
            <text:p/>
          </table:table-cell>
          <table:table-cell table:formula="of:=IF([en.B345]=&quot;&quot;;&quot;&quot;;[en.B345])">
            <text:p/>
          </table:table-cell>
        </table:table-row>
        <table:table-row table:style-name="ro1">
          <table:table-cell table:formula="of:=IF([es.A346]=&quot;&quot;;&quot;&quot;;[es.A346])">
            <text:p/>
          </table:table-cell>
          <table:table-cell table:formula="of:=IF([en.B346]=&quot;&quot;;&quot;&quot;;[en.B346])">
            <text:p/>
          </table:table-cell>
        </table:table-row>
        <table:table-row table:style-name="ro1">
          <table:table-cell table:formula="of:=IF([es.A347]=&quot;&quot;;&quot;&quot;;[es.A347])">
            <text:p/>
          </table:table-cell>
          <table:table-cell table:formula="of:=IF([en.B347]=&quot;&quot;;&quot;&quot;;[en.B347])">
            <text:p/>
          </table:table-cell>
        </table:table-row>
        <table:table-row table:style-name="ro1">
          <table:table-cell table:formula="of:=IF([es.A348]=&quot;&quot;;&quot;&quot;;[es.A348])">
            <text:p/>
          </table:table-cell>
          <table:table-cell table:formula="of:=IF([en.B348]=&quot;&quot;;&quot;&quot;;[en.B348])">
            <text:p/>
          </table:table-cell>
        </table:table-row>
        <table:table-row table:style-name="ro1">
          <table:table-cell table:formula="of:=IF([es.A349]=&quot;&quot;;&quot;&quot;;[es.A349])">
            <text:p/>
          </table:table-cell>
          <table:table-cell table:formula="of:=IF([en.B349]=&quot;&quot;;&quot;&quot;;[en.B349])">
            <text:p/>
          </table:table-cell>
        </table:table-row>
        <table:table-row table:style-name="ro1">
          <table:table-cell table:formula="of:=IF([es.A350]=&quot;&quot;;&quot;&quot;;[es.A350])">
            <text:p/>
          </table:table-cell>
          <table:table-cell table:formula="of:=IF([en.B350]=&quot;&quot;;&quot;&quot;;[en.B350])">
            <text:p/>
          </table:table-cell>
        </table:table-row>
        <table:table-row table:style-name="ro1">
          <table:table-cell table:formula="of:=IF([es.A351]=&quot;&quot;;&quot;&quot;;[es.A351])">
            <text:p/>
          </table:table-cell>
          <table:table-cell table:formula="of:=IF([en.B351]=&quot;&quot;;&quot;&quot;;[en.B351])">
            <text:p/>
          </table:table-cell>
        </table:table-row>
        <table:table-row table:style-name="ro1">
          <table:table-cell table:formula="of:=IF([es.A352]=&quot;&quot;;&quot;&quot;;[es.A352])">
            <text:p/>
          </table:table-cell>
          <table:table-cell table:formula="of:=IF([en.B352]=&quot;&quot;;&quot;&quot;;[en.B352])">
            <text:p/>
          </table:table-cell>
        </table:table-row>
        <table:table-row table:style-name="ro1">
          <table:table-cell table:formula="of:=IF([es.A353]=&quot;&quot;;&quot;&quot;;[es.A353])">
            <text:p/>
          </table:table-cell>
          <table:table-cell table:formula="of:=IF([en.B353]=&quot;&quot;;&quot;&quot;;[en.B353])">
            <text:p/>
          </table:table-cell>
        </table:table-row>
        <table:table-row table:style-name="ro1">
          <table:table-cell table:formula="of:=IF([es.A354]=&quot;&quot;;&quot;&quot;;[es.A354])">
            <text:p/>
          </table:table-cell>
          <table:table-cell table:formula="of:=IF([en.B354]=&quot;&quot;;&quot;&quot;;[en.B354])">
            <text:p/>
          </table:table-cell>
        </table:table-row>
        <table:table-row table:style-name="ro1">
          <table:table-cell table:formula="of:=IF([es.A355]=&quot;&quot;;&quot;&quot;;[es.A355])">
            <text:p/>
          </table:table-cell>
          <table:table-cell table:formula="of:=IF([en.B355]=&quot;&quot;;&quot;&quot;;[en.B355])">
            <text:p/>
          </table:table-cell>
        </table:table-row>
        <table:table-row table:style-name="ro1">
          <table:table-cell table:formula="of:=IF([es.A356]=&quot;&quot;;&quot;&quot;;[es.A356])">
            <text:p/>
          </table:table-cell>
          <table:table-cell table:formula="of:=IF([en.B356]=&quot;&quot;;&quot;&quot;;[en.B356])">
            <text:p/>
          </table:table-cell>
        </table:table-row>
        <table:table-row table:style-name="ro1">
          <table:table-cell table:formula="of:=IF([es.A357]=&quot;&quot;;&quot;&quot;;[es.A357])">
            <text:p/>
          </table:table-cell>
          <table:table-cell table:formula="of:=IF([en.B357]=&quot;&quot;;&quot;&quot;;[en.B357])">
            <text:p/>
          </table:table-cell>
        </table:table-row>
        <table:table-row table:style-name="ro1">
          <table:table-cell table:formula="of:=IF([es.A358]=&quot;&quot;;&quot;&quot;;[es.A358])">
            <text:p/>
          </table:table-cell>
          <table:table-cell table:formula="of:=IF([en.B358]=&quot;&quot;;&quot;&quot;;[en.B358])">
            <text:p/>
          </table:table-cell>
        </table:table-row>
        <table:table-row table:style-name="ro1">
          <table:table-cell table:formula="of:=IF([es.A359]=&quot;&quot;;&quot;&quot;;[es.A359])">
            <text:p/>
          </table:table-cell>
          <table:table-cell table:formula="of:=IF([en.B359]=&quot;&quot;;&quot;&quot;;[en.B359])">
            <text:p/>
          </table:table-cell>
        </table:table-row>
        <table:table-row table:style-name="ro1">
          <table:table-cell table:formula="of:=IF([es.A360]=&quot;&quot;;&quot;&quot;;[es.A360])">
            <text:p/>
          </table:table-cell>
          <table:table-cell table:formula="of:=IF([en.B360]=&quot;&quot;;&quot;&quot;;[en.B360])">
            <text:p/>
          </table:table-cell>
        </table:table-row>
        <table:table-row table:style-name="ro1">
          <table:table-cell table:formula="of:=IF([es.A361]=&quot;&quot;;&quot;&quot;;[es.A361])">
            <text:p/>
          </table:table-cell>
          <table:table-cell table:formula="of:=IF([en.B361]=&quot;&quot;;&quot;&quot;;[en.B361])">
            <text:p/>
          </table:table-cell>
        </table:table-row>
        <table:table-row table:style-name="ro1">
          <table:table-cell table:formula="of:=IF([es.A362]=&quot;&quot;;&quot;&quot;;[es.A362])">
            <text:p/>
          </table:table-cell>
          <table:table-cell table:formula="of:=IF([en.B362]=&quot;&quot;;&quot;&quot;;[en.B362])">
            <text:p/>
          </table:table-cell>
        </table:table-row>
        <table:table-row table:style-name="ro1">
          <table:table-cell table:formula="of:=IF([es.A363]=&quot;&quot;;&quot;&quot;;[es.A363])">
            <text:p/>
          </table:table-cell>
          <table:table-cell table:formula="of:=IF([en.B363]=&quot;&quot;;&quot;&quot;;[en.B363])">
            <text:p/>
          </table:table-cell>
        </table:table-row>
        <table:table-row table:style-name="ro1">
          <table:table-cell table:formula="of:=IF([es.A364]=&quot;&quot;;&quot;&quot;;[es.A364])">
            <text:p/>
          </table:table-cell>
          <table:table-cell table:formula="of:=IF([en.B364]=&quot;&quot;;&quot;&quot;;[en.B364])">
            <text:p/>
          </table:table-cell>
        </table:table-row>
        <table:table-row table:style-name="ro1">
          <table:table-cell table:formula="of:=IF([es.A365]=&quot;&quot;;&quot;&quot;;[es.A365])">
            <text:p/>
          </table:table-cell>
          <table:table-cell table:formula="of:=IF([en.B365]=&quot;&quot;;&quot;&quot;;[en.B365])">
            <text:p/>
          </table:table-cell>
        </table:table-row>
        <table:table-row table:style-name="ro1">
          <table:table-cell table:formula="of:=IF([es.A366]=&quot;&quot;;&quot;&quot;;[es.A366])">
            <text:p/>
          </table:table-cell>
          <table:table-cell table:formula="of:=IF([en.B366]=&quot;&quot;;&quot;&quot;;[en.B366])">
            <text:p/>
          </table:table-cell>
        </table:table-row>
        <table:table-row table:style-name="ro1">
          <table:table-cell table:formula="of:=IF([es.A367]=&quot;&quot;;&quot;&quot;;[es.A367])">
            <text:p/>
          </table:table-cell>
          <table:table-cell table:formula="of:=IF([en.B367]=&quot;&quot;;&quot;&quot;;[en.B367])">
            <text:p/>
          </table:table-cell>
        </table:table-row>
        <table:table-row table:style-name="ro1">
          <table:table-cell table:formula="of:=IF([es.A368]=&quot;&quot;;&quot;&quot;;[es.A368])">
            <text:p/>
          </table:table-cell>
          <table:table-cell table:formula="of:=IF([en.B368]=&quot;&quot;;&quot;&quot;;[en.B368])">
            <text:p/>
          </table:table-cell>
        </table:table-row>
        <table:table-row table:style-name="ro1">
          <table:table-cell table:formula="of:=IF([es.A369]=&quot;&quot;;&quot;&quot;;[es.A369])">
            <text:p/>
          </table:table-cell>
          <table:table-cell table:formula="of:=IF([en.B369]=&quot;&quot;;&quot;&quot;;[en.B369])">
            <text:p/>
          </table:table-cell>
        </table:table-row>
        <table:table-row table:style-name="ro1">
          <table:table-cell table:formula="of:=IF([es.A370]=&quot;&quot;;&quot;&quot;;[es.A370])">
            <text:p/>
          </table:table-cell>
          <table:table-cell table:formula="of:=IF([en.B370]=&quot;&quot;;&quot;&quot;;[en.B370])">
            <text:p/>
          </table:table-cell>
        </table:table-row>
        <table:table-row table:style-name="ro1">
          <table:table-cell table:formula="of:=IF([es.A371]=&quot;&quot;;&quot;&quot;;[es.A371])">
            <text:p/>
          </table:table-cell>
          <table:table-cell table:formula="of:=IF([en.B371]=&quot;&quot;;&quot;&quot;;[en.B371])">
            <text:p/>
          </table:table-cell>
        </table:table-row>
        <table:table-row table:style-name="ro1">
          <table:table-cell table:formula="of:=IF([es.A372]=&quot;&quot;;&quot;&quot;;[es.A372])">
            <text:p/>
          </table:table-cell>
          <table:table-cell table:formula="of:=IF([en.B372]=&quot;&quot;;&quot;&quot;;[en.B372])">
            <text:p/>
          </table:table-cell>
        </table:table-row>
        <table:table-row table:style-name="ro1">
          <table:table-cell table:formula="of:=IF([es.A373]=&quot;&quot;;&quot;&quot;;[es.A373])">
            <text:p/>
          </table:table-cell>
          <table:table-cell table:formula="of:=IF([en.B373]=&quot;&quot;;&quot;&quot;;[en.B373])">
            <text:p/>
          </table:table-cell>
        </table:table-row>
        <table:table-row table:style-name="ro1">
          <table:table-cell table:formula="of:=IF([es.A374]=&quot;&quot;;&quot;&quot;;[es.A374])">
            <text:p/>
          </table:table-cell>
          <table:table-cell table:formula="of:=IF([en.B374]=&quot;&quot;;&quot;&quot;;[en.B374])">
            <text:p/>
          </table:table-cell>
        </table:table-row>
        <table:table-row table:style-name="ro1">
          <table:table-cell table:formula="of:=IF([es.A375]=&quot;&quot;;&quot;&quot;;[es.A375])">
            <text:p/>
          </table:table-cell>
          <table:table-cell table:formula="of:=IF([en.B375]=&quot;&quot;;&quot;&quot;;[en.B375])">
            <text:p/>
          </table:table-cell>
        </table:table-row>
        <table:table-row table:style-name="ro1">
          <table:table-cell table:formula="of:=IF([es.A376]=&quot;&quot;;&quot;&quot;;[es.A376])">
            <text:p/>
          </table:table-cell>
          <table:table-cell table:formula="of:=IF([en.B376]=&quot;&quot;;&quot;&quot;;[en.B376])">
            <text:p/>
          </table:table-cell>
        </table:table-row>
        <table:table-row table:style-name="ro1">
          <table:table-cell table:formula="of:=IF([es.A377]=&quot;&quot;;&quot;&quot;;[es.A377])">
            <text:p/>
          </table:table-cell>
          <table:table-cell table:formula="of:=IF([en.B377]=&quot;&quot;;&quot;&quot;;[en.B377])">
            <text:p/>
          </table:table-cell>
        </table:table-row>
        <table:table-row table:style-name="ro1">
          <table:table-cell table:formula="of:=IF([es.A378]=&quot;&quot;;&quot;&quot;;[es.A378])">
            <text:p/>
          </table:table-cell>
          <table:table-cell table:formula="of:=IF([en.B378]=&quot;&quot;;&quot;&quot;;[en.B378])">
            <text:p/>
          </table:table-cell>
        </table:table-row>
        <table:table-row table:style-name="ro1">
          <table:table-cell table:formula="of:=IF([es.A379]=&quot;&quot;;&quot;&quot;;[es.A379])">
            <text:p/>
          </table:table-cell>
          <table:table-cell table:formula="of:=IF([en.B379]=&quot;&quot;;&quot;&quot;;[en.B379])">
            <text:p/>
          </table:table-cell>
        </table:table-row>
        <table:table-row table:style-name="ro1">
          <table:table-cell table:formula="of:=IF([es.A380]=&quot;&quot;;&quot;&quot;;[es.A380])">
            <text:p/>
          </table:table-cell>
          <table:table-cell table:formula="of:=IF([en.B380]=&quot;&quot;;&quot;&quot;;[en.B380])">
            <text:p/>
          </table:table-cell>
        </table:table-row>
        <table:table-row table:style-name="ro1">
          <table:table-cell table:formula="of:=IF([es.A381]=&quot;&quot;;&quot;&quot;;[es.A381])">
            <text:p/>
          </table:table-cell>
          <table:table-cell table:formula="of:=IF([en.B381]=&quot;&quot;;&quot;&quot;;[en.B381])">
            <text:p/>
          </table:table-cell>
        </table:table-row>
        <table:table-row table:style-name="ro1">
          <table:table-cell table:formula="of:=IF([es.A382]=&quot;&quot;;&quot;&quot;;[es.A382])">
            <text:p/>
          </table:table-cell>
          <table:table-cell table:formula="of:=IF([en.B382]=&quot;&quot;;&quot;&quot;;[en.B382])">
            <text:p/>
          </table:table-cell>
        </table:table-row>
        <table:table-row table:style-name="ro1">
          <table:table-cell table:formula="of:=IF([es.A383]=&quot;&quot;;&quot;&quot;;[es.A383])">
            <text:p/>
          </table:table-cell>
          <table:table-cell table:formula="of:=IF([en.B383]=&quot;&quot;;&quot;&quot;;[en.B383])">
            <text:p/>
          </table:table-cell>
        </table:table-row>
        <table:table-row table:style-name="ro1">
          <table:table-cell table:formula="of:=IF([es.A384]=&quot;&quot;;&quot;&quot;;[es.A384])">
            <text:p/>
          </table:table-cell>
          <table:table-cell table:formula="of:=IF([en.B384]=&quot;&quot;;&quot;&quot;;[en.B384])">
            <text:p/>
          </table:table-cell>
        </table:table-row>
        <table:table-row table:style-name="ro1">
          <table:table-cell table:formula="of:=IF([es.A385]=&quot;&quot;;&quot;&quot;;[es.A385])">
            <text:p/>
          </table:table-cell>
          <table:table-cell table:formula="of:=IF([en.B385]=&quot;&quot;;&quot;&quot;;[en.B385])">
            <text:p/>
          </table:table-cell>
        </table:table-row>
        <table:table-row table:style-name="ro1">
          <table:table-cell table:formula="of:=IF([es.A386]=&quot;&quot;;&quot;&quot;;[es.A386])">
            <text:p/>
          </table:table-cell>
          <table:table-cell table:formula="of:=IF([en.B386]=&quot;&quot;;&quot;&quot;;[en.B386])">
            <text:p/>
          </table:table-cell>
        </table:table-row>
        <table:table-row table:style-name="ro1">
          <table:table-cell table:formula="of:=IF([es.A387]=&quot;&quot;;&quot;&quot;;[es.A387])">
            <text:p/>
          </table:table-cell>
          <table:table-cell table:formula="of:=IF([en.B387]=&quot;&quot;;&quot;&quot;;[en.B387])">
            <text:p/>
          </table:table-cell>
        </table:table-row>
        <table:table-row table:style-name="ro1">
          <table:table-cell table:formula="of:=IF([es.A388]=&quot;&quot;;&quot;&quot;;[es.A388])">
            <text:p/>
          </table:table-cell>
          <table:table-cell table:formula="of:=IF([en.B388]=&quot;&quot;;&quot;&quot;;[en.B388])">
            <text:p/>
          </table:table-cell>
        </table:table-row>
        <table:table-row table:style-name="ro1">
          <table:table-cell table:formula="of:=IF([es.A389]=&quot;&quot;;&quot;&quot;;[es.A389])">
            <text:p/>
          </table:table-cell>
          <table:table-cell table:formula="of:=IF([en.B389]=&quot;&quot;;&quot;&quot;;[en.B389])">
            <text:p/>
          </table:table-cell>
        </table:table-row>
        <table:table-row table:style-name="ro1">
          <table:table-cell table:formula="of:=IF([es.A390]=&quot;&quot;;&quot;&quot;;[es.A390])">
            <text:p/>
          </table:table-cell>
          <table:table-cell table:formula="of:=IF([en.B390]=&quot;&quot;;&quot;&quot;;[en.B390])">
            <text:p/>
          </table:table-cell>
        </table:table-row>
        <table:table-row table:style-name="ro1">
          <table:table-cell table:formula="of:=IF([es.A391]=&quot;&quot;;&quot;&quot;;[es.A391])">
            <text:p/>
          </table:table-cell>
          <table:table-cell table:formula="of:=IF([en.B391]=&quot;&quot;;&quot;&quot;;[en.B391])">
            <text:p/>
          </table:table-cell>
        </table:table-row>
        <table:table-row table:style-name="ro1">
          <table:table-cell table:formula="of:=IF([es.A392]=&quot;&quot;;&quot;&quot;;[es.A392])">
            <text:p/>
          </table:table-cell>
          <table:table-cell table:formula="of:=IF([en.B392]=&quot;&quot;;&quot;&quot;;[en.B392])">
            <text:p/>
          </table:table-cell>
        </table:table-row>
        <table:table-row table:style-name="ro1">
          <table:table-cell table:formula="of:=IF([es.A393]=&quot;&quot;;&quot;&quot;;[es.A393])">
            <text:p/>
          </table:table-cell>
          <table:table-cell table:formula="of:=IF([en.B393]=&quot;&quot;;&quot;&quot;;[en.B393])">
            <text:p/>
          </table:table-cell>
        </table:table-row>
        <table:table-row table:style-name="ro1">
          <table:table-cell table:formula="of:=IF([es.A394]=&quot;&quot;;&quot;&quot;;[es.A394])">
            <text:p/>
          </table:table-cell>
          <table:table-cell table:formula="of:=IF([en.B394]=&quot;&quot;;&quot;&quot;;[en.B394])">
            <text:p/>
          </table:table-cell>
        </table:table-row>
        <table:table-row table:style-name="ro1">
          <table:table-cell table:formula="of:=IF([es.A395]=&quot;&quot;;&quot;&quot;;[es.A395])">
            <text:p/>
          </table:table-cell>
          <table:table-cell table:formula="of:=IF([en.B395]=&quot;&quot;;&quot;&quot;;[en.B395])">
            <text:p/>
          </table:table-cell>
        </table:table-row>
        <table:table-row table:style-name="ro1">
          <table:table-cell table:formula="of:=IF([es.A396]=&quot;&quot;;&quot;&quot;;[es.A396])">
            <text:p/>
          </table:table-cell>
          <table:table-cell table:formula="of:=IF([en.B396]=&quot;&quot;;&quot;&quot;;[en.B396])">
            <text:p/>
          </table:table-cell>
        </table:table-row>
        <table:table-row table:style-name="ro1">
          <table:table-cell table:formula="of:=IF([es.A397]=&quot;&quot;;&quot;&quot;;[es.A397])">
            <text:p/>
          </table:table-cell>
          <table:table-cell table:formula="of:=IF([en.B397]=&quot;&quot;;&quot;&quot;;[en.B397])">
            <text:p/>
          </table:table-cell>
        </table:table-row>
        <table:table-row table:style-name="ro1">
          <table:table-cell table:formula="of:=IF([es.A398]=&quot;&quot;;&quot;&quot;;[es.A398])">
            <text:p/>
          </table:table-cell>
          <table:table-cell table:formula="of:=IF([en.B398]=&quot;&quot;;&quot;&quot;;[en.B398])">
            <text:p/>
          </table:table-cell>
        </table:table-row>
        <table:table-row table:style-name="ro1">
          <table:table-cell table:formula="of:=IF([es.A399]=&quot;&quot;;&quot;&quot;;[es.A399])">
            <text:p/>
          </table:table-cell>
          <table:table-cell table:formula="of:=IF([en.B399]=&quot;&quot;;&quot;&quot;;[en.B399])">
            <text:p/>
          </table:table-cell>
        </table:table-row>
        <table:table-row table:style-name="ro1">
          <table:table-cell table:formula="of:=IF([es.A400]=&quot;&quot;;&quot;&quot;;[es.A400])">
            <text:p/>
          </table:table-cell>
          <table:table-cell table:formula="of:=IF([en.B400]=&quot;&quot;;&quot;&quot;;[en.B400])">
            <text:p/>
          </table:table-cell>
        </table:table-row>
        <table:table-row table:style-name="ro1">
          <table:table-cell table:formula="of:=IF([es.A401]=&quot;&quot;;&quot;&quot;;[es.A401])">
            <text:p/>
          </table:table-cell>
          <table:table-cell table:formula="of:=IF([en.B401]=&quot;&quot;;&quot;&quot;;[en.B401])">
            <text:p/>
          </table:table-cell>
        </table:table-row>
        <table:table-row table:style-name="ro1">
          <table:table-cell table:formula="of:=IF([es.A402]=&quot;&quot;;&quot;&quot;;[es.A402])">
            <text:p/>
          </table:table-cell>
          <table:table-cell table:formula="of:=IF([en.B402]=&quot;&quot;;&quot;&quot;;[en.B402])">
            <text:p/>
          </table:table-cell>
        </table:table-row>
        <table:table-row table:style-name="ro1">
          <table:table-cell table:formula="of:=IF([es.A403]=&quot;&quot;;&quot;&quot;;[es.A403])">
            <text:p/>
          </table:table-cell>
          <table:table-cell table:formula="of:=IF([en.B403]=&quot;&quot;;&quot;&quot;;[en.B403])">
            <text:p/>
          </table:table-cell>
        </table:table-row>
        <table:table-row table:style-name="ro1">
          <table:table-cell table:formula="of:=IF([es.A404]=&quot;&quot;;&quot;&quot;;[es.A404])">
            <text:p/>
          </table:table-cell>
          <table:table-cell table:formula="of:=IF([en.B404]=&quot;&quot;;&quot;&quot;;[en.B404])">
            <text:p/>
          </table:table-cell>
        </table:table-row>
        <table:table-row table:style-name="ro1">
          <table:table-cell table:formula="of:=IF([es.A405]=&quot;&quot;;&quot;&quot;;[es.A405])">
            <text:p/>
          </table:table-cell>
          <table:table-cell table:formula="of:=IF([en.B405]=&quot;&quot;;&quot;&quot;;[en.B405])">
            <text:p/>
          </table:table-cell>
        </table:table-row>
        <table:table-row table:style-name="ro1">
          <table:table-cell table:formula="of:=IF([es.A406]=&quot;&quot;;&quot;&quot;;[es.A406])">
            <text:p/>
          </table:table-cell>
          <table:table-cell table:formula="of:=IF([en.B406]=&quot;&quot;;&quot;&quot;;[en.B406])">
            <text:p/>
          </table:table-cell>
        </table:table-row>
        <table:table-row table:style-name="ro1">
          <table:table-cell table:formula="of:=IF([es.A407]=&quot;&quot;;&quot;&quot;;[es.A407])">
            <text:p/>
          </table:table-cell>
          <table:table-cell table:formula="of:=IF([en.B407]=&quot;&quot;;&quot;&quot;;[en.B407])">
            <text:p/>
          </table:table-cell>
        </table:table-row>
        <table:table-row table:style-name="ro1">
          <table:table-cell table:formula="of:=IF([es.A408]=&quot;&quot;;&quot;&quot;;[es.A408])">
            <text:p/>
          </table:table-cell>
          <table:table-cell table:formula="of:=IF([en.B408]=&quot;&quot;;&quot;&quot;;[en.B408])">
            <text:p/>
          </table:table-cell>
        </table:table-row>
        <table:table-row table:style-name="ro1">
          <table:table-cell table:formula="of:=IF([es.A409]=&quot;&quot;;&quot;&quot;;[es.A409])">
            <text:p/>
          </table:table-cell>
          <table:table-cell table:formula="of:=IF([en.B409]=&quot;&quot;;&quot;&quot;;[en.B409])">
            <text:p/>
          </table:table-cell>
        </table:table-row>
        <table:table-row table:style-name="ro1">
          <table:table-cell table:formula="of:=IF([es.A410]=&quot;&quot;;&quot;&quot;;[es.A410])">
            <text:p/>
          </table:table-cell>
          <table:table-cell table:formula="of:=IF([en.B410]=&quot;&quot;;&quot;&quot;;[en.B410])">
            <text:p/>
          </table:table-cell>
        </table:table-row>
        <table:table-row table:style-name="ro1">
          <table:table-cell table:formula="of:=IF([es.A411]=&quot;&quot;;&quot;&quot;;[es.A411])">
            <text:p/>
          </table:table-cell>
          <table:table-cell table:formula="of:=IF([en.B411]=&quot;&quot;;&quot;&quot;;[en.B411])">
            <text:p/>
          </table:table-cell>
        </table:table-row>
        <table:table-row table:style-name="ro1">
          <table:table-cell table:formula="of:=IF([es.A412]=&quot;&quot;;&quot;&quot;;[es.A412])">
            <text:p/>
          </table:table-cell>
          <table:table-cell table:formula="of:=IF([en.B412]=&quot;&quot;;&quot;&quot;;[en.B412])">
            <text:p/>
          </table:table-cell>
        </table:table-row>
        <table:table-row table:style-name="ro1">
          <table:table-cell table:formula="of:=IF([es.A413]=&quot;&quot;;&quot;&quot;;[es.A413])">
            <text:p/>
          </table:table-cell>
          <table:table-cell table:formula="of:=IF([en.B413]=&quot;&quot;;&quot;&quot;;[en.B413])">
            <text:p/>
          </table:table-cell>
        </table:table-row>
        <table:table-row table:style-name="ro1">
          <table:table-cell table:formula="of:=IF([es.A414]=&quot;&quot;;&quot;&quot;;[es.A414])">
            <text:p/>
          </table:table-cell>
          <table:table-cell table:formula="of:=IF([en.B414]=&quot;&quot;;&quot;&quot;;[en.B414])">
            <text:p/>
          </table:table-cell>
        </table:table-row>
        <table:table-row table:style-name="ro1">
          <table:table-cell table:formula="of:=IF([es.A415]=&quot;&quot;;&quot;&quot;;[es.A415])">
            <text:p/>
          </table:table-cell>
          <table:table-cell table:formula="of:=IF([en.B415]=&quot;&quot;;&quot;&quot;;[en.B415])">
            <text:p/>
          </table:table-cell>
        </table:table-row>
        <table:table-row table:style-name="ro1">
          <table:table-cell table:formula="of:=IF([es.A416]=&quot;&quot;;&quot;&quot;;[es.A416])">
            <text:p/>
          </table:table-cell>
          <table:table-cell table:formula="of:=IF([en.B416]=&quot;&quot;;&quot;&quot;;[en.B416])">
            <text:p/>
          </table:table-cell>
        </table:table-row>
        <table:table-row table:style-name="ro1">
          <table:table-cell table:formula="of:=IF([es.A417]=&quot;&quot;;&quot;&quot;;[es.A417])">
            <text:p/>
          </table:table-cell>
          <table:table-cell table:formula="of:=IF([en.B417]=&quot;&quot;;&quot;&quot;;[en.B417])">
            <text:p/>
          </table:table-cell>
        </table:table-row>
        <table:table-row table:style-name="ro1">
          <table:table-cell table:formula="of:=IF([es.A418]=&quot;&quot;;&quot;&quot;;[es.A418])">
            <text:p/>
          </table:table-cell>
          <table:table-cell table:formula="of:=IF([en.B418]=&quot;&quot;;&quot;&quot;;[en.B418])">
            <text:p/>
          </table:table-cell>
        </table:table-row>
        <table:table-row table:style-name="ro1">
          <table:table-cell table:formula="of:=IF([es.A419]=&quot;&quot;;&quot;&quot;;[es.A419])">
            <text:p/>
          </table:table-cell>
          <table:table-cell table:formula="of:=IF([en.B419]=&quot;&quot;;&quot;&quot;;[en.B419])">
            <text:p/>
          </table:table-cell>
        </table:table-row>
        <table:table-row table:style-name="ro1">
          <table:table-cell table:formula="of:=IF([es.A420]=&quot;&quot;;&quot;&quot;;[es.A420])">
            <text:p/>
          </table:table-cell>
          <table:table-cell table:formula="of:=IF([en.B420]=&quot;&quot;;&quot;&quot;;[en.B420])">
            <text:p/>
          </table:table-cell>
        </table:table-row>
        <table:table-row table:style-name="ro1">
          <table:table-cell table:formula="of:=IF([es.A421]=&quot;&quot;;&quot;&quot;;[es.A421])">
            <text:p/>
          </table:table-cell>
          <table:table-cell table:formula="of:=IF([en.B421]=&quot;&quot;;&quot;&quot;;[en.B421])">
            <text:p/>
          </table:table-cell>
        </table:table-row>
        <table:table-row table:style-name="ro1">
          <table:table-cell table:formula="of:=IF([es.A422]=&quot;&quot;;&quot;&quot;;[es.A422])">
            <text:p/>
          </table:table-cell>
          <table:table-cell table:formula="of:=IF([en.B422]=&quot;&quot;;&quot;&quot;;[en.B422])">
            <text:p/>
          </table:table-cell>
        </table:table-row>
        <table:table-row table:style-name="ro1">
          <table:table-cell table:formula="of:=IF([es.A423]=&quot;&quot;;&quot;&quot;;[es.A423])">
            <text:p/>
          </table:table-cell>
          <table:table-cell table:formula="of:=IF([en.B423]=&quot;&quot;;&quot;&quot;;[en.B423])">
            <text:p/>
          </table:table-cell>
        </table:table-row>
        <table:table-row table:style-name="ro1">
          <table:table-cell table:formula="of:=IF([es.A424]=&quot;&quot;;&quot;&quot;;[es.A424])">
            <text:p/>
          </table:table-cell>
          <table:table-cell table:formula="of:=IF([en.B424]=&quot;&quot;;&quot;&quot;;[en.B424])">
            <text:p/>
          </table:table-cell>
        </table:table-row>
        <table:table-row table:style-name="ro1">
          <table:table-cell table:formula="of:=IF([es.A425]=&quot;&quot;;&quot;&quot;;[es.A425])">
            <text:p/>
          </table:table-cell>
          <table:table-cell table:formula="of:=IF([en.B425]=&quot;&quot;;&quot;&quot;;[en.B425])">
            <text:p/>
          </table:table-cell>
        </table:table-row>
        <table:table-row table:style-name="ro1">
          <table:table-cell table:formula="of:=IF([es.A426]=&quot;&quot;;&quot;&quot;;[es.A426])">
            <text:p/>
          </table:table-cell>
          <table:table-cell table:formula="of:=IF([en.B426]=&quot;&quot;;&quot;&quot;;[en.B426])">
            <text:p/>
          </table:table-cell>
        </table:table-row>
        <table:table-row table:style-name="ro1">
          <table:table-cell table:formula="of:=IF([es.A427]=&quot;&quot;;&quot;&quot;;[es.A427])">
            <text:p/>
          </table:table-cell>
          <table:table-cell table:formula="of:=IF([en.B427]=&quot;&quot;;&quot;&quot;;[en.B427])">
            <text:p/>
          </table:table-cell>
        </table:table-row>
        <table:table-row table:style-name="ro1">
          <table:table-cell table:formula="of:=IF([es.A428]=&quot;&quot;;&quot;&quot;;[es.A428])">
            <text:p/>
          </table:table-cell>
          <table:table-cell table:formula="of:=IF([en.B428]=&quot;&quot;;&quot;&quot;;[en.B428])">
            <text:p/>
          </table:table-cell>
        </table:table-row>
        <table:table-row table:style-name="ro1">
          <table:table-cell table:formula="of:=IF([es.A429]=&quot;&quot;;&quot;&quot;;[es.A429])">
            <text:p/>
          </table:table-cell>
          <table:table-cell table:formula="of:=IF([en.B429]=&quot;&quot;;&quot;&quot;;[en.B429])">
            <text:p/>
          </table:table-cell>
        </table:table-row>
        <table:table-row table:style-name="ro1">
          <table:table-cell table:formula="of:=IF([es.A430]=&quot;&quot;;&quot;&quot;;[es.A430])">
            <text:p/>
          </table:table-cell>
          <table:table-cell table:formula="of:=IF([en.B430]=&quot;&quot;;&quot;&quot;;[en.B430])">
            <text:p/>
          </table:table-cell>
        </table:table-row>
        <table:table-row table:style-name="ro1">
          <table:table-cell table:formula="of:=IF([es.A431]=&quot;&quot;;&quot;&quot;;[es.A431])">
            <text:p/>
          </table:table-cell>
          <table:table-cell table:formula="of:=IF([en.B431]=&quot;&quot;;&quot;&quot;;[en.B431])">
            <text:p/>
          </table:table-cell>
        </table:table-row>
        <table:table-row table:style-name="ro1">
          <table:table-cell table:formula="of:=IF([es.A432]=&quot;&quot;;&quot;&quot;;[es.A432])">
            <text:p/>
          </table:table-cell>
          <table:table-cell table:formula="of:=IF([en.B432]=&quot;&quot;;&quot;&quot;;[en.B432])">
            <text:p/>
          </table:table-cell>
        </table:table-row>
        <table:table-row table:style-name="ro1">
          <table:table-cell table:formula="of:=IF([es.A433]=&quot;&quot;;&quot;&quot;;[es.A433])">
            <text:p/>
          </table:table-cell>
          <table:table-cell table:formula="of:=IF([en.B433]=&quot;&quot;;&quot;&quot;;[en.B433])">
            <text:p/>
          </table:table-cell>
        </table:table-row>
        <table:table-row table:style-name="ro1">
          <table:table-cell table:formula="of:=IF([es.A434]=&quot;&quot;;&quot;&quot;;[es.A434])">
            <text:p/>
          </table:table-cell>
          <table:table-cell table:formula="of:=IF([en.B434]=&quot;&quot;;&quot;&quot;;[en.B434])">
            <text:p/>
          </table:table-cell>
        </table:table-row>
        <table:table-row table:style-name="ro1">
          <table:table-cell table:formula="of:=IF([es.A435]=&quot;&quot;;&quot;&quot;;[es.A435])">
            <text:p/>
          </table:table-cell>
          <table:table-cell table:formula="of:=IF([en.B435]=&quot;&quot;;&quot;&quot;;[en.B435])">
            <text:p/>
          </table:table-cell>
        </table:table-row>
        <table:table-row table:style-name="ro1">
          <table:table-cell table:formula="of:=IF([es.A436]=&quot;&quot;;&quot;&quot;;[es.A436])">
            <text:p/>
          </table:table-cell>
          <table:table-cell table:formula="of:=IF([en.B436]=&quot;&quot;;&quot;&quot;;[en.B436])">
            <text:p/>
          </table:table-cell>
        </table:table-row>
        <table:table-row table:style-name="ro1">
          <table:table-cell table:formula="of:=IF([es.A437]=&quot;&quot;;&quot;&quot;;[es.A437])">
            <text:p/>
          </table:table-cell>
          <table:table-cell table:formula="of:=IF([en.B437]=&quot;&quot;;&quot;&quot;;[en.B437])">
            <text:p/>
          </table:table-cell>
        </table:table-row>
        <table:table-row table:style-name="ro1">
          <table:table-cell table:formula="of:=IF([es.A438]=&quot;&quot;;&quot;&quot;;[es.A438])">
            <text:p/>
          </table:table-cell>
          <table:table-cell table:formula="of:=IF([en.B438]=&quot;&quot;;&quot;&quot;;[en.B438])">
            <text:p/>
          </table:table-cell>
        </table:table-row>
        <table:table-row table:style-name="ro1">
          <table:table-cell table:formula="of:=IF([es.A439]=&quot;&quot;;&quot;&quot;;[es.A439])">
            <text:p/>
          </table:table-cell>
          <table:table-cell table:formula="of:=IF([en.B439]=&quot;&quot;;&quot;&quot;;[en.B439])">
            <text:p/>
          </table:table-cell>
        </table:table-row>
        <table:table-row table:style-name="ro1">
          <table:table-cell table:formula="of:=IF([es.A440]=&quot;&quot;;&quot;&quot;;[es.A440])">
            <text:p/>
          </table:table-cell>
          <table:table-cell table:formula="of:=IF([en.B440]=&quot;&quot;;&quot;&quot;;[en.B440])">
            <text:p/>
          </table:table-cell>
        </table:table-row>
        <table:table-row table:style-name="ro1">
          <table:table-cell table:formula="of:=IF([es.A441]=&quot;&quot;;&quot;&quot;;[es.A441])">
            <text:p/>
          </table:table-cell>
          <table:table-cell table:formula="of:=IF([en.B441]=&quot;&quot;;&quot;&quot;;[en.B441])">
            <text:p/>
          </table:table-cell>
        </table:table-row>
        <table:table-row table:style-name="ro1">
          <table:table-cell table:formula="of:=IF([es.A442]=&quot;&quot;;&quot;&quot;;[es.A442])">
            <text:p/>
          </table:table-cell>
          <table:table-cell table:formula="of:=IF([en.B442]=&quot;&quot;;&quot;&quot;;[en.B442])">
            <text:p/>
          </table:table-cell>
        </table:table-row>
        <table:table-row table:style-name="ro1">
          <table:table-cell table:formula="of:=IF([es.A443]=&quot;&quot;;&quot;&quot;;[es.A443])">
            <text:p/>
          </table:table-cell>
          <table:table-cell table:formula="of:=IF([en.B443]=&quot;&quot;;&quot;&quot;;[en.B443])">
            <text:p/>
          </table:table-cell>
        </table:table-row>
        <table:table-row table:style-name="ro1">
          <table:table-cell table:formula="of:=IF([es.A444]=&quot;&quot;;&quot;&quot;;[es.A444])">
            <text:p/>
          </table:table-cell>
          <table:table-cell table:formula="of:=IF([en.B444]=&quot;&quot;;&quot;&quot;;[en.B444])">
            <text:p/>
          </table:table-cell>
        </table:table-row>
        <table:table-row table:style-name="ro1">
          <table:table-cell table:formula="of:=IF([es.A445]=&quot;&quot;;&quot;&quot;;[es.A445])">
            <text:p/>
          </table:table-cell>
          <table:table-cell table:formula="of:=IF([en.B445]=&quot;&quot;;&quot;&quot;;[en.B445])">
            <text:p/>
          </table:table-cell>
        </table:table-row>
        <table:table-row table:style-name="ro1">
          <table:table-cell table:formula="of:=IF([es.A446]=&quot;&quot;;&quot;&quot;;[es.A446])">
            <text:p/>
          </table:table-cell>
          <table:table-cell table:formula="of:=IF([en.B446]=&quot;&quot;;&quot;&quot;;[en.B446])">
            <text:p/>
          </table:table-cell>
        </table:table-row>
        <table:table-row table:style-name="ro1">
          <table:table-cell table:formula="of:=IF([es.A447]=&quot;&quot;;&quot;&quot;;[es.A447])">
            <text:p/>
          </table:table-cell>
          <table:table-cell table:formula="of:=IF([en.B447]=&quot;&quot;;&quot;&quot;;[en.B447])">
            <text:p/>
          </table:table-cell>
        </table:table-row>
        <table:table-row table:style-name="ro1">
          <table:table-cell table:formula="of:=IF([es.A448]=&quot;&quot;;&quot;&quot;;[es.A448])">
            <text:p/>
          </table:table-cell>
          <table:table-cell table:formula="of:=IF([en.B448]=&quot;&quot;;&quot;&quot;;[en.B448])">
            <text:p/>
          </table:table-cell>
        </table:table-row>
        <table:table-row table:style-name="ro1">
          <table:table-cell table:formula="of:=IF([es.A449]=&quot;&quot;;&quot;&quot;;[es.A449])">
            <text:p/>
          </table:table-cell>
          <table:table-cell table:formula="of:=IF([en.B449]=&quot;&quot;;&quot;&quot;;[en.B449])">
            <text:p/>
          </table:table-cell>
        </table:table-row>
        <table:table-row table:style-name="ro1">
          <table:table-cell table:formula="of:=IF([es.A450]=&quot;&quot;;&quot;&quot;;[es.A450])">
            <text:p/>
          </table:table-cell>
          <table:table-cell table:formula="of:=IF([en.B450]=&quot;&quot;;&quot;&quot;;[en.B450])">
            <text:p/>
          </table:table-cell>
        </table:table-row>
        <table:table-row table:style-name="ro1">
          <table:table-cell table:formula="of:=IF([es.A451]=&quot;&quot;;&quot;&quot;;[es.A451])">
            <text:p/>
          </table:table-cell>
          <table:table-cell table:formula="of:=IF([en.B451]=&quot;&quot;;&quot;&quot;;[en.B451])">
            <text:p/>
          </table:table-cell>
        </table:table-row>
        <table:table-row table:style-name="ro1">
          <table:table-cell table:formula="of:=IF([es.A452]=&quot;&quot;;&quot;&quot;;[es.A452])">
            <text:p/>
          </table:table-cell>
          <table:table-cell table:formula="of:=IF([en.B452]=&quot;&quot;;&quot;&quot;;[en.B452])">
            <text:p/>
          </table:table-cell>
        </table:table-row>
        <table:table-row table:style-name="ro1">
          <table:table-cell table:formula="of:=IF([es.A453]=&quot;&quot;;&quot;&quot;;[es.A453])">
            <text:p/>
          </table:table-cell>
          <table:table-cell table:formula="of:=IF([en.B453]=&quot;&quot;;&quot;&quot;;[en.B453])">
            <text:p/>
          </table:table-cell>
        </table:table-row>
        <table:table-row table:style-name="ro1">
          <table:table-cell table:formula="of:=IF([es.A454]=&quot;&quot;;&quot;&quot;;[es.A454])">
            <text:p/>
          </table:table-cell>
          <table:table-cell table:formula="of:=IF([en.B454]=&quot;&quot;;&quot;&quot;;[en.B454])">
            <text:p/>
          </table:table-cell>
        </table:table-row>
        <table:table-row table:style-name="ro1">
          <table:table-cell table:formula="of:=IF([es.A455]=&quot;&quot;;&quot;&quot;;[es.A455])">
            <text:p/>
          </table:table-cell>
          <table:table-cell table:formula="of:=IF([en.B455]=&quot;&quot;;&quot;&quot;;[en.B455])">
            <text:p/>
          </table:table-cell>
        </table:table-row>
        <table:table-row table:style-name="ro1">
          <table:table-cell table:formula="of:=IF([es.A456]=&quot;&quot;;&quot;&quot;;[es.A456])">
            <text:p/>
          </table:table-cell>
          <table:table-cell table:formula="of:=IF([en.B456]=&quot;&quot;;&quot;&quot;;[en.B456])">
            <text:p/>
          </table:table-cell>
        </table:table-row>
        <table:table-row table:style-name="ro1">
          <table:table-cell table:formula="of:=IF([es.A457]=&quot;&quot;;&quot;&quot;;[es.A457])">
            <text:p/>
          </table:table-cell>
          <table:table-cell table:formula="of:=IF([en.B457]=&quot;&quot;;&quot;&quot;;[en.B457])">
            <text:p/>
          </table:table-cell>
        </table:table-row>
        <table:table-row table:style-name="ro1">
          <table:table-cell table:formula="of:=IF([es.A458]=&quot;&quot;;&quot;&quot;;[es.A458])">
            <text:p/>
          </table:table-cell>
          <table:table-cell table:formula="of:=IF([en.B458]=&quot;&quot;;&quot;&quot;;[en.B458])">
            <text:p/>
          </table:table-cell>
        </table:table-row>
        <table:table-row table:style-name="ro1">
          <table:table-cell table:formula="of:=IF([es.A459]=&quot;&quot;;&quot;&quot;;[es.A459])">
            <text:p/>
          </table:table-cell>
          <table:table-cell table:formula="of:=IF([en.B459]=&quot;&quot;;&quot;&quot;;[en.B459])">
            <text:p/>
          </table:table-cell>
        </table:table-row>
        <table:table-row table:style-name="ro1">
          <table:table-cell table:formula="of:=IF([es.A460]=&quot;&quot;;&quot;&quot;;[es.A460])">
            <text:p/>
          </table:table-cell>
          <table:table-cell table:formula="of:=IF([en.B460]=&quot;&quot;;&quot;&quot;;[en.B460])">
            <text:p/>
          </table:table-cell>
        </table:table-row>
        <table:table-row table:style-name="ro1">
          <table:table-cell table:formula="of:=IF([es.A461]=&quot;&quot;;&quot;&quot;;[es.A461])">
            <text:p/>
          </table:table-cell>
          <table:table-cell table:formula="of:=IF([en.B461]=&quot;&quot;;&quot;&quot;;[en.B461])">
            <text:p/>
          </table:table-cell>
        </table:table-row>
        <table:table-row table:style-name="ro1">
          <table:table-cell table:formula="of:=IF([es.A462]=&quot;&quot;;&quot;&quot;;[es.A462])">
            <text:p/>
          </table:table-cell>
          <table:table-cell table:formula="of:=IF([en.B462]=&quot;&quot;;&quot;&quot;;[en.B462])">
            <text:p/>
          </table:table-cell>
        </table:table-row>
        <table:table-row table:style-name="ro1">
          <table:table-cell table:formula="of:=IF([es.A463]=&quot;&quot;;&quot;&quot;;[es.A463])">
            <text:p/>
          </table:table-cell>
          <table:table-cell table:formula="of:=IF([en.B463]=&quot;&quot;;&quot;&quot;;[en.B463])">
            <text:p/>
          </table:table-cell>
        </table:table-row>
        <table:table-row table:style-name="ro1">
          <table:table-cell table:formula="of:=IF([es.A464]=&quot;&quot;;&quot;&quot;;[es.A464])">
            <text:p/>
          </table:table-cell>
          <table:table-cell table:formula="of:=IF([en.B464]=&quot;&quot;;&quot;&quot;;[en.B464])">
            <text:p/>
          </table:table-cell>
        </table:table-row>
        <table:table-row table:style-name="ro1">
          <table:table-cell table:formula="of:=IF([es.A465]=&quot;&quot;;&quot;&quot;;[es.A465])">
            <text:p/>
          </table:table-cell>
          <table:table-cell table:formula="of:=IF([en.B465]=&quot;&quot;;&quot;&quot;;[en.B465])">
            <text:p/>
          </table:table-cell>
        </table:table-row>
        <table:table-row table:style-name="ro1">
          <table:table-cell table:formula="of:=IF([es.A466]=&quot;&quot;;&quot;&quot;;[es.A466])">
            <text:p/>
          </table:table-cell>
          <table:table-cell table:formula="of:=IF([en.B466]=&quot;&quot;;&quot;&quot;;[en.B466])">
            <text:p/>
          </table:table-cell>
        </table:table-row>
        <table:table-row table:style-name="ro1">
          <table:table-cell table:formula="of:=IF([es.A467]=&quot;&quot;;&quot;&quot;;[es.A467])">
            <text:p/>
          </table:table-cell>
          <table:table-cell table:formula="of:=IF([en.B467]=&quot;&quot;;&quot;&quot;;[en.B467])">
            <text:p/>
          </table:table-cell>
        </table:table-row>
        <table:table-row table:style-name="ro1">
          <table:table-cell table:formula="of:=IF([es.A468]=&quot;&quot;;&quot;&quot;;[es.A468])">
            <text:p/>
          </table:table-cell>
          <table:table-cell table:formula="of:=IF([en.B468]=&quot;&quot;;&quot;&quot;;[en.B468])">
            <text:p/>
          </table:table-cell>
        </table:table-row>
        <table:table-row table:style-name="ro1">
          <table:table-cell table:formula="of:=IF([es.A469]=&quot;&quot;;&quot;&quot;;[es.A469])">
            <text:p/>
          </table:table-cell>
          <table:table-cell table:formula="of:=IF([en.B469]=&quot;&quot;;&quot;&quot;;[en.B469])">
            <text:p/>
          </table:table-cell>
        </table:table-row>
        <table:table-row table:style-name="ro1">
          <table:table-cell table:formula="of:=IF([es.A470]=&quot;&quot;;&quot;&quot;;[es.A470])">
            <text:p/>
          </table:table-cell>
          <table:table-cell table:formula="of:=IF([en.B470]=&quot;&quot;;&quot;&quot;;[en.B470])">
            <text:p/>
          </table:table-cell>
        </table:table-row>
        <table:table-row table:style-name="ro1">
          <table:table-cell table:formula="of:=IF([es.A471]=&quot;&quot;;&quot;&quot;;[es.A471])">
            <text:p/>
          </table:table-cell>
          <table:table-cell table:formula="of:=IF([en.B471]=&quot;&quot;;&quot;&quot;;[en.B471])">
            <text:p/>
          </table:table-cell>
        </table:table-row>
        <table:table-row table:style-name="ro1">
          <table:table-cell table:formula="of:=IF([es.A472]=&quot;&quot;;&quot;&quot;;[es.A472])">
            <text:p/>
          </table:table-cell>
          <table:table-cell table:formula="of:=IF([en.B472]=&quot;&quot;;&quot;&quot;;[en.B472])">
            <text:p/>
          </table:table-cell>
        </table:table-row>
        <table:table-row table:style-name="ro1">
          <table:table-cell table:formula="of:=IF([es.A473]=&quot;&quot;;&quot;&quot;;[es.A473])">
            <text:p/>
          </table:table-cell>
          <table:table-cell table:formula="of:=IF([en.B473]=&quot;&quot;;&quot;&quot;;[en.B473])">
            <text:p/>
          </table:table-cell>
        </table:table-row>
        <table:table-row table:style-name="ro1">
          <table:table-cell table:formula="of:=IF([es.A474]=&quot;&quot;;&quot;&quot;;[es.A474])">
            <text:p/>
          </table:table-cell>
          <table:table-cell table:formula="of:=IF([en.B474]=&quot;&quot;;&quot;&quot;;[en.B474])">
            <text:p/>
          </table:table-cell>
        </table:table-row>
        <table:table-row table:style-name="ro1">
          <table:table-cell table:formula="of:=IF([es.A475]=&quot;&quot;;&quot;&quot;;[es.A475])">
            <text:p/>
          </table:table-cell>
          <table:table-cell table:formula="of:=IF([en.B475]=&quot;&quot;;&quot;&quot;;[en.B475])">
            <text:p/>
          </table:table-cell>
        </table:table-row>
        <table:table-row table:style-name="ro1">
          <table:table-cell table:formula="of:=IF([es.A476]=&quot;&quot;;&quot;&quot;;[es.A476])">
            <text:p/>
          </table:table-cell>
          <table:table-cell table:formula="of:=IF([en.B476]=&quot;&quot;;&quot;&quot;;[en.B476])">
            <text:p/>
          </table:table-cell>
        </table:table-row>
        <table:table-row table:style-name="ro1">
          <table:table-cell table:formula="of:=IF([es.A477]=&quot;&quot;;&quot;&quot;;[es.A477])">
            <text:p/>
          </table:table-cell>
          <table:table-cell table:formula="of:=IF([en.B477]=&quot;&quot;;&quot;&quot;;[en.B477])">
            <text:p/>
          </table:table-cell>
        </table:table-row>
        <table:table-row table:style-name="ro1">
          <table:table-cell table:formula="of:=IF([es.A478]=&quot;&quot;;&quot;&quot;;[es.A478])">
            <text:p/>
          </table:table-cell>
          <table:table-cell table:formula="of:=IF([en.B478]=&quot;&quot;;&quot;&quot;;[en.B478])">
            <text:p/>
          </table:table-cell>
        </table:table-row>
        <table:table-row table:style-name="ro1">
          <table:table-cell table:formula="of:=IF([es.A479]=&quot;&quot;;&quot;&quot;;[es.A479])">
            <text:p/>
          </table:table-cell>
          <table:table-cell table:formula="of:=IF([en.B479]=&quot;&quot;;&quot;&quot;;[en.B479])">
            <text:p/>
          </table:table-cell>
        </table:table-row>
        <table:table-row table:style-name="ro1">
          <table:table-cell table:formula="of:=IF([es.A480]=&quot;&quot;;&quot;&quot;;[es.A480])">
            <text:p/>
          </table:table-cell>
          <table:table-cell table:formula="of:=IF([en.B480]=&quot;&quot;;&quot;&quot;;[en.B480])">
            <text:p/>
          </table:table-cell>
        </table:table-row>
        <table:table-row table:style-name="ro1">
          <table:table-cell table:formula="of:=IF([es.A481]=&quot;&quot;;&quot;&quot;;[es.A481])">
            <text:p/>
          </table:table-cell>
          <table:table-cell table:formula="of:=IF([en.B481]=&quot;&quot;;&quot;&quot;;[en.B481])">
            <text:p/>
          </table:table-cell>
        </table:table-row>
        <table:table-row table:style-name="ro1">
          <table:table-cell table:formula="of:=IF([es.A482]=&quot;&quot;;&quot;&quot;;[es.A482])">
            <text:p/>
          </table:table-cell>
          <table:table-cell table:formula="of:=IF([en.B482]=&quot;&quot;;&quot;&quot;;[en.B482])">
            <text:p/>
          </table:table-cell>
        </table:table-row>
        <table:table-row table:style-name="ro1">
          <table:table-cell table:formula="of:=IF([es.A483]=&quot;&quot;;&quot;&quot;;[es.A483])">
            <text:p/>
          </table:table-cell>
          <table:table-cell table:formula="of:=IF([en.B483]=&quot;&quot;;&quot;&quot;;[en.B483])">
            <text:p/>
          </table:table-cell>
        </table:table-row>
        <table:table-row table:style-name="ro1">
          <table:table-cell table:formula="of:=IF([es.A484]=&quot;&quot;;&quot;&quot;;[es.A484])">
            <text:p/>
          </table:table-cell>
          <table:table-cell table:formula="of:=IF([en.B484]=&quot;&quot;;&quot;&quot;;[en.B484])">
            <text:p/>
          </table:table-cell>
        </table:table-row>
        <table:table-row table:style-name="ro1">
          <table:table-cell table:formula="of:=IF([es.A485]=&quot;&quot;;&quot;&quot;;[es.A485])">
            <text:p/>
          </table:table-cell>
          <table:table-cell table:formula="of:=IF([en.B485]=&quot;&quot;;&quot;&quot;;[en.B485])">
            <text:p/>
          </table:table-cell>
        </table:table-row>
        <table:table-row table:style-name="ro1">
          <table:table-cell table:formula="of:=IF([es.A486]=&quot;&quot;;&quot;&quot;;[es.A486])">
            <text:p/>
          </table:table-cell>
          <table:table-cell table:formula="of:=IF([en.B486]=&quot;&quot;;&quot;&quot;;[en.B486])">
            <text:p/>
          </table:table-cell>
        </table:table-row>
        <table:table-row table:style-name="ro1">
          <table:table-cell table:formula="of:=IF([es.A487]=&quot;&quot;;&quot;&quot;;[es.A487])">
            <text:p/>
          </table:table-cell>
          <table:table-cell table:formula="of:=IF([en.B487]=&quot;&quot;;&quot;&quot;;[en.B487])">
            <text:p/>
          </table:table-cell>
        </table:table-row>
        <table:table-row table:style-name="ro1">
          <table:table-cell table:formula="of:=IF([es.A488]=&quot;&quot;;&quot;&quot;;[es.A488])">
            <text:p/>
          </table:table-cell>
          <table:table-cell table:formula="of:=IF([en.B488]=&quot;&quot;;&quot;&quot;;[en.B488])">
            <text:p/>
          </table:table-cell>
        </table:table-row>
        <table:table-row table:style-name="ro1">
          <table:table-cell table:formula="of:=IF([es.A489]=&quot;&quot;;&quot;&quot;;[es.A489])">
            <text:p/>
          </table:table-cell>
          <table:table-cell table:formula="of:=IF([en.B489]=&quot;&quot;;&quot;&quot;;[en.B489])">
            <text:p/>
          </table:table-cell>
        </table:table-row>
        <table:table-row table:style-name="ro1">
          <table:table-cell table:formula="of:=IF([es.A490]=&quot;&quot;;&quot;&quot;;[es.A490])">
            <text:p/>
          </table:table-cell>
          <table:table-cell table:formula="of:=IF([en.B490]=&quot;&quot;;&quot;&quot;;[en.B490])">
            <text:p/>
          </table:table-cell>
        </table:table-row>
        <table:table-row table:style-name="ro1">
          <table:table-cell table:formula="of:=IF([es.A491]=&quot;&quot;;&quot;&quot;;[es.A491])">
            <text:p/>
          </table:table-cell>
          <table:table-cell table:formula="of:=IF([en.B491]=&quot;&quot;;&quot;&quot;;[en.B491])">
            <text:p/>
          </table:table-cell>
        </table:table-row>
        <table:table-row table:style-name="ro1">
          <table:table-cell table:formula="of:=IF([es.A492]=&quot;&quot;;&quot;&quot;;[es.A492])">
            <text:p/>
          </table:table-cell>
          <table:table-cell table:formula="of:=IF([en.B492]=&quot;&quot;;&quot;&quot;;[en.B492])">
            <text:p/>
          </table:table-cell>
        </table:table-row>
        <table:table-row table:style-name="ro1">
          <table:table-cell table:formula="of:=IF([es.A493]=&quot;&quot;;&quot;&quot;;[es.A493])">
            <text:p/>
          </table:table-cell>
          <table:table-cell table:formula="of:=IF([en.B493]=&quot;&quot;;&quot;&quot;;[en.B493])">
            <text:p/>
          </table:table-cell>
        </table:table-row>
        <table:table-row table:style-name="ro1">
          <table:table-cell table:formula="of:=IF([es.A494]=&quot;&quot;;&quot;&quot;;[es.A494])">
            <text:p/>
          </table:table-cell>
          <table:table-cell table:formula="of:=IF([en.B494]=&quot;&quot;;&quot;&quot;;[en.B494])">
            <text:p/>
          </table:table-cell>
        </table:table-row>
        <table:table-row table:style-name="ro1">
          <table:table-cell table:formula="of:=IF([es.A495]=&quot;&quot;;&quot;&quot;;[es.A495])">
            <text:p/>
          </table:table-cell>
          <table:table-cell table:formula="of:=IF([en.B495]=&quot;&quot;;&quot;&quot;;[en.B495])">
            <text:p/>
          </table:table-cell>
        </table:table-row>
        <table:table-row table:style-name="ro1">
          <table:table-cell table:formula="of:=IF([es.A496]=&quot;&quot;;&quot;&quot;;[es.A496])">
            <text:p/>
          </table:table-cell>
          <table:table-cell table:formula="of:=IF([en.B496]=&quot;&quot;;&quot;&quot;;[en.B496])">
            <text:p/>
          </table:table-cell>
        </table:table-row>
        <table:table-row table:style-name="ro1">
          <table:table-cell table:formula="of:=IF([es.A497]=&quot;&quot;;&quot;&quot;;[es.A497])">
            <text:p/>
          </table:table-cell>
          <table:table-cell table:formula="of:=IF([en.B497]=&quot;&quot;;&quot;&quot;;[en.B497])">
            <text:p/>
          </table:table-cell>
        </table:table-row>
        <table:table-row table:style-name="ro1">
          <table:table-cell table:formula="of:=IF([es.A498]=&quot;&quot;;&quot;&quot;;[es.A498])">
            <text:p/>
          </table:table-cell>
          <table:table-cell table:formula="of:=IF([en.B498]=&quot;&quot;;&quot;&quot;;[en.B498])">
            <text:p/>
          </table:table-cell>
        </table:table-row>
        <table:table-row table:style-name="ro1">
          <table:table-cell table:formula="of:=IF([es.A499]=&quot;&quot;;&quot;&quot;;[es.A499])">
            <text:p/>
          </table:table-cell>
          <table:table-cell table:formula="of:=IF([en.B499]=&quot;&quot;;&quot;&quot;;[en.B499])">
            <text:p/>
          </table:table-cell>
        </table:table-row>
        <table:table-row table:style-name="ro1">
          <table:table-cell table:formula="of:=IF([es.A500]=&quot;&quot;;&quot;&quot;;[es.A500])">
            <text:p/>
          </table:table-cell>
          <table:table-cell table:formula="of:=IF([en.B500]=&quot;&quot;;&quot;&quot;;[en.B500])">
            <text:p/>
          </table:table-cell>
        </table:table-row>
        <table:table-row table:style-name="ro1">
          <table:table-cell table:formula="of:=IF([es.A501]=&quot;&quot;;&quot;&quot;;[es.A501])">
            <text:p/>
          </table:table-cell>
          <table:table-cell table:formula="of:=IF([en.B501]=&quot;&quot;;&quot;&quot;;[en.B501])">
            <text:p/>
          </table:table-cell>
        </table:table-row>
        <table:table-row table:style-name="ro1">
          <table:table-cell table:formula="of:=IF([es.A502]=&quot;&quot;;&quot;&quot;;[es.A502])">
            <text:p/>
          </table:table-cell>
          <table:table-cell table:formula="of:=IF([en.B502]=&quot;&quot;;&quot;&quot;;[en.B502])">
            <text:p/>
          </table:table-cell>
        </table:table-row>
        <table:table-row table:style-name="ro1">
          <table:table-cell table:formula="of:=IF([es.A503]=&quot;&quot;;&quot;&quot;;[es.A503])">
            <text:p/>
          </table:table-cell>
          <table:table-cell table:formula="of:=IF([en.B503]=&quot;&quot;;&quot;&quot;;[en.B503])">
            <text:p/>
          </table:table-cell>
        </table:table-row>
        <table:table-row table:style-name="ro1">
          <table:table-cell table:formula="of:=IF([es.A504]=&quot;&quot;;&quot;&quot;;[es.A504])">
            <text:p/>
          </table:table-cell>
          <table:table-cell table:formula="of:=IF([en.B504]=&quot;&quot;;&quot;&quot;;[en.B504])">
            <text:p/>
          </table:table-cell>
        </table:table-row>
        <table:table-row table:style-name="ro1">
          <table:table-cell table:formula="of:=IF([es.A505]=&quot;&quot;;&quot;&quot;;[es.A505])">
            <text:p/>
          </table:table-cell>
          <table:table-cell table:formula="of:=IF([en.B505]=&quot;&quot;;&quot;&quot;;[en.B505])">
            <text:p/>
          </table:table-cell>
        </table:table-row>
        <table:table-row table:style-name="ro1">
          <table:table-cell table:formula="of:=IF([es.A506]=&quot;&quot;;&quot;&quot;;[es.A506])">
            <text:p/>
          </table:table-cell>
          <table:table-cell table:formula="of:=IF([en.B506]=&quot;&quot;;&quot;&quot;;[en.B506])">
            <text:p/>
          </table:table-cell>
        </table:table-row>
        <table:table-row table:style-name="ro1">
          <table:table-cell table:formula="of:=IF([es.A507]=&quot;&quot;;&quot;&quot;;[es.A507])">
            <text:p/>
          </table:table-cell>
          <table:table-cell table:formula="of:=IF([en.B507]=&quot;&quot;;&quot;&quot;;[en.B507])">
            <text:p/>
          </table:table-cell>
        </table:table-row>
        <table:table-row table:style-name="ro1">
          <table:table-cell table:formula="of:=IF([es.A508]=&quot;&quot;;&quot;&quot;;[es.A508])">
            <text:p/>
          </table:table-cell>
          <table:table-cell table:formula="of:=IF([en.B508]=&quot;&quot;;&quot;&quot;;[en.B508])">
            <text:p/>
          </table:table-cell>
        </table:table-row>
        <table:table-row table:style-name="ro1">
          <table:table-cell table:formula="of:=IF([es.A509]=&quot;&quot;;&quot;&quot;;[es.A509])">
            <text:p/>
          </table:table-cell>
          <table:table-cell table:formula="of:=IF([en.B509]=&quot;&quot;;&quot;&quot;;[en.B509])">
            <text:p/>
          </table:table-cell>
        </table:table-row>
        <table:table-row table:style-name="ro1">
          <table:table-cell table:formula="of:=IF([es.A510]=&quot;&quot;;&quot;&quot;;[es.A510])">
            <text:p/>
          </table:table-cell>
          <table:table-cell table:formula="of:=IF([en.B510]=&quot;&quot;;&quot;&quot;;[en.B510])">
            <text:p/>
          </table:table-cell>
        </table:table-row>
        <table:table-row table:style-name="ro1">
          <table:table-cell table:formula="of:=IF([es.A511]=&quot;&quot;;&quot;&quot;;[es.A511])">
            <text:p/>
          </table:table-cell>
          <table:table-cell table:formula="of:=IF([en.B511]=&quot;&quot;;&quot;&quot;;[en.B511])">
            <text:p/>
          </table:table-cell>
        </table:table-row>
        <table:table-row table:style-name="ro1">
          <table:table-cell table:formula="of:=IF([es.A512]=&quot;&quot;;&quot;&quot;;[es.A512])">
            <text:p/>
          </table:table-cell>
          <table:table-cell table:formula="of:=IF([en.B512]=&quot;&quot;;&quot;&quot;;[en.B512])">
            <text:p/>
          </table:table-cell>
        </table:table-row>
        <table:table-row table:style-name="ro1">
          <table:table-cell table:formula="of:=IF([es.A513]=&quot;&quot;;&quot;&quot;;[es.A513])">
            <text:p/>
          </table:table-cell>
          <table:table-cell table:formula="of:=IF([en.B513]=&quot;&quot;;&quot;&quot;;[en.B513])">
            <text:p/>
          </table:table-cell>
        </table:table-row>
        <table:table-row table:style-name="ro1">
          <table:table-cell table:formula="of:=IF([es.A514]=&quot;&quot;;&quot;&quot;;[es.A514])">
            <text:p/>
          </table:table-cell>
          <table:table-cell table:formula="of:=IF([en.B514]=&quot;&quot;;&quot;&quot;;[en.B514])">
            <text:p/>
          </table:table-cell>
        </table:table-row>
        <table:table-row table:style-name="ro1">
          <table:table-cell table:formula="of:=IF([es.A515]=&quot;&quot;;&quot;&quot;;[es.A515])">
            <text:p/>
          </table:table-cell>
          <table:table-cell table:formula="of:=IF([en.B515]=&quot;&quot;;&quot;&quot;;[en.B515])">
            <text:p/>
          </table:table-cell>
        </table:table-row>
        <table:table-row table:style-name="ro1">
          <table:table-cell table:formula="of:=IF([es.A516]=&quot;&quot;;&quot;&quot;;[es.A516])">
            <text:p/>
          </table:table-cell>
          <table:table-cell table:formula="of:=IF([en.B516]=&quot;&quot;;&quot;&quot;;[en.B516])">
            <text:p/>
          </table:table-cell>
        </table:table-row>
        <table:table-row table:style-name="ro1">
          <table:table-cell table:formula="of:=IF([es.A517]=&quot;&quot;;&quot;&quot;;[es.A517])">
            <text:p/>
          </table:table-cell>
          <table:table-cell table:formula="of:=IF([en.B517]=&quot;&quot;;&quot;&quot;;[en.B517])">
            <text:p/>
          </table:table-cell>
        </table:table-row>
        <table:table-row table:style-name="ro1">
          <table:table-cell table:formula="of:=IF([es.A518]=&quot;&quot;;&quot;&quot;;[es.A518])">
            <text:p/>
          </table:table-cell>
          <table:table-cell table:formula="of:=IF([en.B518]=&quot;&quot;;&quot;&quot;;[en.B518])">
            <text:p/>
          </table:table-cell>
        </table:table-row>
        <table:table-row table:style-name="ro1">
          <table:table-cell table:formula="of:=IF([es.A519]=&quot;&quot;;&quot;&quot;;[es.A519])">
            <text:p/>
          </table:table-cell>
          <table:table-cell table:formula="of:=IF([en.B519]=&quot;&quot;;&quot;&quot;;[en.B519])">
            <text:p/>
          </table:table-cell>
        </table:table-row>
        <table:table-row table:style-name="ro1">
          <table:table-cell table:formula="of:=IF([es.A520]=&quot;&quot;;&quot;&quot;;[es.A520])">
            <text:p/>
          </table:table-cell>
          <table:table-cell table:formula="of:=IF([en.B520]=&quot;&quot;;&quot;&quot;;[en.B520])">
            <text:p/>
          </table:table-cell>
        </table:table-row>
        <table:table-row table:style-name="ro1">
          <table:table-cell table:formula="of:=IF([es.A521]=&quot;&quot;;&quot;&quot;;[es.A521])">
            <text:p/>
          </table:table-cell>
          <table:table-cell table:formula="of:=IF([en.B521]=&quot;&quot;;&quot;&quot;;[en.B521])">
            <text:p/>
          </table:table-cell>
        </table:table-row>
        <table:table-row table:style-name="ro1">
          <table:table-cell table:formula="of:=IF([es.A522]=&quot;&quot;;&quot;&quot;;[es.A522])">
            <text:p/>
          </table:table-cell>
          <table:table-cell table:formula="of:=IF([en.B522]=&quot;&quot;;&quot;&quot;;[en.B522])">
            <text:p/>
          </table:table-cell>
        </table:table-row>
        <table:table-row table:style-name="ro1">
          <table:table-cell table:formula="of:=IF([es.A523]=&quot;&quot;;&quot;&quot;;[es.A523])">
            <text:p/>
          </table:table-cell>
          <table:table-cell table:formula="of:=IF([en.B523]=&quot;&quot;;&quot;&quot;;[en.B523])">
            <text:p/>
          </table:table-cell>
        </table:table-row>
        <table:table-row table:style-name="ro1">
          <table:table-cell table:style-name="Default"/>
          <table:table-cell table:formula="of:=IF([en.B524]=&quot;&quot;;&quot;&quot;;[en.B524])">
            <text:p/>
          </table:table-cell>
        </table:table-row>
        <table:table-row table:style-name="ro1">
          <table:table-cell table:style-name="Default"/>
          <table:table-cell table:formula="of:=IF([en.B525]=&quot;&quot;;&quot;&quot;;[en.B525])">
            <text:p/>
          </table:table-cell>
        </table:table-row>
        <table:table-row table:style-name="ro1">
          <table:table-cell table:style-name="Default"/>
          <table:table-cell table:formula="of:=IF([en.B526]=&quot;&quot;;&quot;&quot;;[en.B526])">
            <text:p/>
          </table:table-cell>
        </table:table-row>
        <table:table-row table:style-name="ro1">
          <table:table-cell table:style-name="Default"/>
          <table:table-cell table:formula="of:=IF([en.B527]=&quot;&quot;;&quot;&quot;;[en.B527])">
            <text:p/>
          </table:table-cell>
        </table:table-row>
        <table:table-row table:style-name="ro1">
          <table:table-cell table:style-name="Default"/>
          <table:table-cell table:formula="of:=IF([en.B528]=&quot;&quot;;&quot;&quot;;[en.B528])">
            <text:p/>
          </table:table-cell>
        </table:table-row>
        <table:table-row table:style-name="ro1">
          <table:table-cell table:style-name="Default"/>
          <table:table-cell table:formula="of:=IF([en.B529]=&quot;&quot;;&quot;&quot;;[en.B529])">
            <text:p/>
          </table:table-cell>
        </table:table-row>
        <table:table-row table:style-name="ro1">
          <table:table-cell table:style-name="Default"/>
          <table:table-cell table:formula="of:=IF([en.B530]=&quot;&quot;;&quot;&quot;;[en.B530])">
            <text:p/>
          </table:table-cell>
        </table:table-row>
        <table:table-row table:style-name="ro1">
          <table:table-cell table:style-name="Default"/>
          <table:table-cell table:formula="of:=IF([en.B531]=&quot;&quot;;&quot;&quot;;[en.B531])">
            <text:p/>
          </table:table-cell>
        </table:table-row>
        <table:table-row table:style-name="ro1">
          <table:table-cell table:style-name="Default"/>
          <table:table-cell table:formula="of:=IF([en.B532]=&quot;&quot;;&quot;&quot;;[en.B532])">
            <text:p/>
          </table:table-cell>
        </table:table-row>
        <table:table-row table:style-name="ro1">
          <table:table-cell table:style-name="Default"/>
          <table:table-cell table:formula="of:=IF([en.B533]=&quot;&quot;;&quot;&quot;;[en.B533])">
            <text:p/>
          </table:table-cell>
        </table:table-row>
        <table:table-row table:style-name="ro1">
          <table:table-cell table:style-name="Default"/>
          <table:table-cell table:formula="of:=IF([en.B534]=&quot;&quot;;&quot;&quot;;[en.B534])">
            <text:p/>
          </table:table-cell>
        </table:table-row>
        <table:table-row table:style-name="ro1">
          <table:table-cell table:style-name="Default"/>
          <table:table-cell table:formula="of:=IF([en.B535]=&quot;&quot;;&quot;&quot;;[en.B535])">
            <text:p/>
          </table:table-cell>
        </table:table-row>
        <table:table-row table:style-name="ro1">
          <table:table-cell table:style-name="Default"/>
          <table:table-cell table:formula="of:=IF([en.B536]=&quot;&quot;;&quot;&quot;;[en.B536])">
            <text:p/>
          </table:table-cell>
        </table:table-row>
        <table:table-row table:style-name="ro1">
          <table:table-cell table:style-name="Default"/>
          <table:table-cell table:formula="of:=IF([en.B537]=&quot;&quot;;&quot;&quot;;[en.B537])">
            <text:p/>
          </table:table-cell>
        </table:table-row>
        <table:table-row table:style-name="ro1">
          <table:table-cell table:style-name="Default"/>
          <table:table-cell table:formula="of:=IF([en.B538]=&quot;&quot;;&quot;&quot;;[en.B538])">
            <text:p/>
          </table:table-cell>
        </table:table-row>
        <table:table-row table:style-name="ro1">
          <table:table-cell table:style-name="Default"/>
          <table:table-cell table:formula="of:=IF([en.B539]=&quot;&quot;;&quot;&quot;;[en.B539])">
            <text:p/>
          </table:table-cell>
        </table:table-row>
        <table:table-row table:style-name="ro1">
          <table:table-cell table:style-name="Default"/>
          <table:table-cell table:formula="of:=IF([en.B540]=&quot;&quot;;&quot;&quot;;[en.B540])">
            <text:p/>
          </table:table-cell>
        </table:table-row>
        <table:table-row table:style-name="ro1">
          <table:table-cell table:style-name="Default"/>
          <table:table-cell table:formula="of:=IF([en.B541]=&quot;&quot;;&quot;&quot;;[en.B541])">
            <text:p/>
          </table:table-cell>
        </table:table-row>
        <table:table-row table:style-name="ro1">
          <table:table-cell table:style-name="Default"/>
          <table:table-cell table:formula="of:=IF([en.B542]=&quot;&quot;;&quot;&quot;;[en.B542])">
            <text:p/>
          </table:table-cell>
        </table:table-row>
        <table:table-row table:style-name="ro1">
          <table:table-cell table:style-name="Default"/>
          <table:table-cell table:formula="of:=IF([en.B543]=&quot;&quot;;&quot;&quot;;[en.B543])">
            <text:p/>
          </table:table-cell>
        </table:table-row>
        <table:table-row table:style-name="ro1">
          <table:table-cell table:style-name="Default"/>
          <table:table-cell table:formula="of:=IF([en.B544]=&quot;&quot;;&quot;&quot;;[en.B544])">
            <text:p/>
          </table:table-cell>
        </table:table-row>
        <table:table-row table:style-name="ro1">
          <table:table-cell table:style-name="Default"/>
          <table:table-cell table:formula="of:=IF([en.B545]=&quot;&quot;;&quot;&quot;;[en.B545])">
            <text:p/>
          </table:table-cell>
        </table:table-row>
        <table:table-row table:style-name="ro1">
          <table:table-cell table:style-name="Default"/>
          <table:table-cell table:formula="of:=IF([en.B546]=&quot;&quot;;&quot;&quot;;[en.B546])">
            <text:p/>
          </table:table-cell>
        </table:table-row>
        <table:table-row table:style-name="ro1">
          <table:table-cell table:style-name="Default"/>
          <table:table-cell table:formula="of:=IF([en.B547]=&quot;&quot;;&quot;&quot;;[en.B547])">
            <text:p/>
          </table:table-cell>
        </table:table-row>
        <table:table-row table:style-name="ro1">
          <table:table-cell table:style-name="Default"/>
          <table:table-cell table:formula="of:=IF([en.B548]=&quot;&quot;;&quot;&quot;;[en.B548])">
            <text:p/>
          </table:table-cell>
        </table:table-row>
        <table:table-row table:style-name="ro1">
          <table:table-cell table:style-name="Default"/>
          <table:table-cell table:formula="of:=IF([en.B549]=&quot;&quot;;&quot;&quot;;[en.B549])">
            <text:p/>
          </table:table-cell>
        </table:table-row>
        <table:table-row table:style-name="ro1">
          <table:table-cell table:style-name="Default"/>
          <table:table-cell table:formula="of:=IF([en.B550]=&quot;&quot;;&quot;&quot;;[en.B550])">
            <text:p/>
          </table:table-cell>
        </table:table-row>
        <table:table-row table:style-name="ro1">
          <table:table-cell table:style-name="Default"/>
          <table:table-cell table:formula="of:=IF([en.B551]=&quot;&quot;;&quot;&quot;;[en.B551])">
            <text:p/>
          </table:table-cell>
        </table:table-row>
        <table:table-row table:style-name="ro1">
          <table:table-cell table:style-name="Default"/>
          <table:table-cell table:formula="of:=IF([en.B552]=&quot;&quot;;&quot;&quot;;[en.B552])">
            <text:p/>
          </table:table-cell>
        </table:table-row>
        <table:table-row table:style-name="ro1">
          <table:table-cell table:style-name="Default"/>
          <table:table-cell table:formula="of:=IF([en.B553]=&quot;&quot;;&quot;&quot;;[en.B553])">
            <text:p/>
          </table:table-cell>
        </table:table-row>
        <table:table-row table:style-name="ro1">
          <table:table-cell table:style-name="Default"/>
          <table:table-cell table:formula="of:=IF([en.B554]=&quot;&quot;;&quot;&quot;;[en.B554])">
            <text:p/>
          </table:table-cell>
        </table:table-row>
        <table:table-row table:style-name="ro1">
          <table:table-cell table:style-name="Default"/>
          <table:table-cell table:formula="of:=IF([en.B555]=&quot;&quot;;&quot;&quot;;[en.B555])">
            <text:p/>
          </table:table-cell>
        </table:table-row>
        <table:table-row table:style-name="ro1">
          <table:table-cell table:style-name="Default"/>
          <table:table-cell table:formula="of:=IF([en.B556]=&quot;&quot;;&quot;&quot;;[en.B556])">
            <text:p/>
          </table:table-cell>
        </table:table-row>
        <table:table-row table:style-name="ro1">
          <table:table-cell table:style-name="Default"/>
          <table:table-cell table:formula="of:=IF([en.B557]=&quot;&quot;;&quot;&quot;;[en.B557])">
            <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onsolas" svg:font-family="Consola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20:35:23.31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48.39</meta:creation-date>
    <meta:editing-duration>P1DT4H48M1S</meta:editing-duration>
    <meta:editing-cycles>64</meta:editing-cycles>
    <meta:generator>LibreOffice/6.4.0.3$Windows_X86_64 LibreOffice_project/b0a288ab3d2d4774cb44b62f04d5d28733ac6df8</meta:generator>
    <dc:date>2020-08-05T22:35:26.776000000</dc:date>
    <meta:document-statistic meta:table-count="3" meta:cell-count="2336" meta:object-count="0"/>
    <meta:user-defined meta:name="Info 1"/>
    <meta:user-defined meta:name="Info 2"/>
    <meta:user-defined meta:name="Info 3"/>
    <meta:user-defined meta:name="Info 4"/>
  </office:meta>
</office:document-meta>
</file>